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6.112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5.53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4.763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4.948cm"/>
    </style:style>
    <style:style style:name="co14" style:family="table-column">
      <style:table-column-properties fo:break-before="auto" style:column-width="4.286cm"/>
    </style:style>
    <style:style style:name="co15" style:family="table-column">
      <style:table-column-properties fo:break-before="auto" style:column-width="4.842cm"/>
    </style:style>
    <style:style style:name="co1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2.249cm"/>
    </style:style>
    <style:style style:name="co18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7.22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2a6099"/>
    </style:style>
    <style:style style:name="ce7" style:family="table-cell" style:parent-style-name="Default" style:data-style-name="N2">
      <style:table-cell-properties fo:background-color="#eeeeee"/>
    </style:style>
    <style:style style:name="ce4" style:family="table-cell" style:parent-style-name="Default" style:data-style-name="N0">
      <style:table-cell-properties fo:background-color="#dee6ef"/>
      <style:text-properties fo:color="#2a6099"/>
    </style:style>
    <style:style style:name="ce5" style:family="table-cell" style:parent-style-name="Default" style:data-style-name="N2">
      <style:table-cell-properties fo:background-color="#dee6ef"/>
      <style:text-properties fo:color="#2a6099"/>
    </style:style>
    <style:style style:name="ce9" style:family="table-cell" style:parent-style-name="Default" style:data-style-name="N2">
      <style:table-cell-properties fo:background-color="#ffffd7"/>
    </style:style>
    <style:style style:name="ce8" style:family="table-cell" style:parent-style-name="Default" style:data-style-name="N2"/>
    <style:style style:name="ce21" style:family="table-cell" style:parent-style-name="Default" style:data-style-name="N0">
      <style:text-properties fo:color="#00a933"/>
    </style:style>
    <style:style style:name="ce10" style:family="table-cell" style:parent-style-name="Default" style:data-style-name="N10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AusPost_data" table:style-name="ta1">
        <table:table-column table:style-name="co1" table:number-columns-repeated="64" table:default-cell-style-name="ce13"/>
        <table:table-column table:style-name="co2" table:number-columns-repeated="16320" table:default-cell-style-name="ce13"/>
        <table:table-row table:style-name="ro1">
          <table:table-cell table:style-name="ce2" office:value-type="string" calcext:value-type="string">
            <text:p>Australia Post dat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1638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ones_and_countries" table:style-name="ta2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1" table:number-columns-repeated="59" table:default-cell-style-name="ce13"/>
        <table:table-column table:style-name="co2" table:number-columns-repeated="16319" table:default-cell-style-name="ce13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destination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countryNam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provinceName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16382"/>
        </table:table-row>
        <table:table-row table:style-name="ro2" table:number-rows-repeated="10476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omestic_zones" table:style-name="ta3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default-cell-style-name="ce13"/>
        <table:table-column table:style-name="co2" table:number-columns-repeated="16379" table:default-cell-style-name="ce13"/>
        <table:table-row table:style-name="ro1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postcode_min</text:p>
          </table:table-cell>
          <table:table-cell table:style-name="ce3" office:value-type="string" calcext:value-type="string">
            <text:p>postcode_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1000" calcext:value-type="float">
            <text:p>1000</text:p>
          </table:table-cell>
          <table:table-cell office:value-type="float" office:value="1935" calcext:value-type="float">
            <text:p>1935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float" office:value="2079" calcext:value-type="float">
            <text:p>2079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85" calcext:value-type="float">
            <text:p>2085</text:p>
          </table:table-cell>
          <table:table-cell office:value-type="float" office:value="2107" calcext:value-type="float">
            <text:p>2107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09" calcext:value-type="float">
            <text:p>2109</text:p>
          </table:table-cell>
          <table:table-cell office:value-type="float" office:value="2156" calcext:value-type="float">
            <text:p>2156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8" calcext:value-type="float">
            <text:p>2158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60" calcext:value-type="float">
            <text:p>2160</text:p>
          </table:table-cell>
          <table:table-cell office:value-type="float" office:value="2172" calcext:value-type="float">
            <text:p>2172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74" calcext:value-type="float">
            <text:p>2174</text:p>
          </table:table-cell>
          <table:table-cell office:value-type="float" office:value="2229" calcext:value-type="float">
            <text:p>2229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232" calcext:value-type="float">
            <text:p>2232</text:p>
          </table:table-cell>
          <table:table-cell office:value-type="float" office:value="2249" calcext:value-type="float">
            <text:p>2249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57" calcext:value-type="float">
            <text:p>2557</text:p>
          </table:table-cell>
          <table:table-cell office:value-type="float" office:value="2559" calcext:value-type="float">
            <text:p>2559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64" calcext:value-type="float">
            <text:p>2564</text:p>
          </table:table-cell>
          <table:table-cell office:value-type="float" office:value="2567" calcext:value-type="float">
            <text:p>2567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7" calcext:value-type="float">
            <text:p>2747</text:p>
          </table:table-cell>
          <table:table-cell office:value-type="float" office:value="2751" calcext:value-type="float">
            <text:p>2751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59" calcext:value-type="float">
            <text:p>2759</text:p>
          </table:table-cell>
          <table:table-cell office:value-type="float" office:value="2764" calcext:value-type="float">
            <text:p>2764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890" calcext:value-type="float">
            <text:p>2890</text:p>
          </table:table-cell>
          <table:table-cell office:value-type="float" office:value="2897" calcext:value-type="float">
            <text:p>2897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00" calcext:value-type="float">
            <text:p>4000</text:p>
          </table:table-cell>
          <table:table-cell office:value-type="float" office:value="4018" calcext:value-type="float">
            <text:p>4018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29" calcext:value-type="float">
            <text:p>4029</text:p>
          </table:table-cell>
          <table:table-cell office:value-type="float" office:value="4068" calcext:value-type="float">
            <text:p>4068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72" calcext:value-type="float">
            <text:p>4072</text:p>
          </table:table-cell>
          <table:table-cell office:value-type="float" office:value="4123" calcext:value-type="float">
            <text:p>4123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27" calcext:value-type="float">
            <text:p>4127</text:p>
          </table:table-cell>
          <table:table-cell office:value-type="float" office:value="4129" calcext:value-type="float">
            <text:p>4129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51" calcext:value-type="float">
            <text:p>4151</text:p>
          </table:table-cell>
          <table:table-cell office:value-type="float" office:value="4164" calcext:value-type="float">
            <text:p>4164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69" calcext:value-type="float">
            <text:p>4169</text:p>
          </table:table-cell>
          <table:table-cell office:value-type="float" office:value="4182" calcext:value-type="float">
            <text:p>4182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9000" calcext:value-type="float">
            <text:p>9000</text:p>
          </table:table-cell>
          <table:table-cell office:value-type="float" office:value="9725" calcext:value-type="float">
            <text:p>9725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000" calcext:value-type="float">
            <text:p>5000</text:p>
          </table:table-cell>
          <table:table-cell office:value-type="float" office:value="5113" calcext:value-type="float">
            <text:p>5113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15" calcext:value-type="float">
            <text:p>5115</text:p>
          </table:table-cell>
          <table:table-cell office:value-type="float" office:value="5117" calcext:value-type="float">
            <text:p>5117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25" calcext:value-type="float">
            <text:p>5125</text:p>
          </table:table-cell>
          <table:table-cell office:value-type="float" office:value="5130" calcext:value-type="float">
            <text:p>5130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58" calcext:value-type="float">
            <text:p>5158</text:p>
          </table:table-cell>
          <table:table-cell office:value-type="float" office:value="5169" calcext:value-type="float">
            <text:p>5169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800" calcext:value-type="float">
            <text:p>5800</text:p>
          </table:table-cell>
          <table:table-cell office:value-type="float" office:value="5999" calcext:value-type="float">
            <text:p>5999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00" calcext:value-type="float">
            <text:p>7000</text:p>
          </table:table-cell>
          <table:table-cell office:value-type="float" office:value="7019" calcext:value-type="float">
            <text:p>7019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0" calcext:value-type="float">
            <text:p>7050</text:p>
          </table:table-cell>
          <table:table-cell office:value-type="float" office:value="7053" calcext:value-type="float">
            <text:p>7053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5" calcext:value-type="float">
            <text:p>7055</text:p>
          </table:table-cell>
          <table:table-cell office:value-type="float" office:value="7108" calcext:value-type="float">
            <text:p>7108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7172" calcext:value-type="float">
            <text:p>7172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48" calcext:value-type="float">
            <text:p>7248</text:p>
          </table:table-cell>
          <table:table-cell office:value-type="float" office:value="7254" calcext:value-type="float">
            <text:p>7254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58" calcext:value-type="float">
            <text:p>7258</text:p>
          </table:table-cell>
          <table:table-cell office:value-type="float" office:value="7329" calcext:value-type="float">
            <text:p>7329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800" calcext:value-type="float">
            <text:p>7800</text:p>
          </table:table-cell>
          <table:table-cell office:value-type="float" office:value="7999" calcext:value-type="float">
            <text:p>7999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float" office:value="3062" calcext:value-type="float">
            <text:p>3062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64" calcext:value-type="float">
            <text:p>3064</text:p>
          </table:table-cell>
          <table:table-cell office:value-type="float" office:value="3098" calcext:value-type="float">
            <text:p>3098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40" calcext:value-type="float">
            <text:p>3140</text:p>
          </table:table-cell>
          <table:table-cell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00" calcext:value-type="float">
            <text:p>6000</text:p>
          </table:table-cell>
          <table:table-cell office:value-type="float" office:value="6030" calcext:value-type="float">
            <text:p>6030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36" calcext:value-type="float">
            <text:p>6036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50" calcext:value-type="float">
            <text:p>6050</text:p>
          </table:table-cell>
          <table:table-cell office:value-type="float" office:value="6066" calcext:value-type="float">
            <text:p>6066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69" calcext:value-type="float">
            <text:p>6069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76" calcext:value-type="float">
            <text:p>6076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12" calcext:value-type="float">
            <text:p>6112</text:p>
          </table:table-cell>
          <table:table-cell office:value-type="float" office:value="6120" calcext:value-type="float">
            <text:p>6120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62" calcext:value-type="float">
            <text:p>6162</text:p>
          </table:table-cell>
          <table:table-cell office:value-type="float" office:value="6175" calcext:value-type="float">
            <text:p>6175</text:p>
          </table:table-cell>
          <table:table-cell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80" calcext:value-type="float">
            <text:p>6180</text:p>
          </table:table-cell>
          <table:table-cell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82" calcext:value-type="float">
            <text:p>6182</text:p>
          </table:table-cell>
          <table:table-cell office:value-type="float" office:value="6206" calcext:value-type="float">
            <text:p>6206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210" calcext:value-type="float">
            <text:p>6210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800" calcext:value-type="float">
            <text:p>6800</text:p>
          </table:table-cell>
          <table:table-cell office:value-type="float" office:value="6990" calcext:value-type="float">
            <text:p>6990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sford</text:p>
          </table:table-cell>
          <table:table-cell office:value-type="float" office:value="2250" calcext:value-type="float">
            <text:p>2250</text:p>
          </table:table-cell>
          <table:table-cell office:value-type="float" office:value="2263" calcext:value-type="float">
            <text:p>2263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15" calcext:value-type="float">
            <text:p>2515</text:p>
          </table:table-cell>
          <table:table-cell office:value-type="float" office:value="2532" calcext:value-type="float">
            <text:p>2532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Newcastle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  <table:table-cell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600" calcext:value-type="float">
            <text:p>2600</text:p>
          </table:table-cell>
          <table:table-cell office:value-type="float" office:value="2620" calcext:value-type="float">
            <text:p>2620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900" calcext:value-type="float">
            <text:p>2900</text:p>
          </table:table-cell>
          <table:table-cell office:value-type="float" office:value="2920" calcext:value-type="float">
            <text:p>2920</text:p>
          </table:table-cell>
          <table:table-cell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  <table:table-cell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Tweed Heads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eelong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table:number-columns-repeated="2" office:value-type="float" office:value="3350" calcext:value-type="float">
            <text:p>3350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office:value-type="float" office:value="3353" calcext:value-type="float">
            <text:p>3353</text:p>
          </table:table-cell>
          <table:table-cell office:value-type="float" office:value="3356" calcext:value-type="float">
            <text:p>3356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donga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26" calcext:value-type="float">
            <text:p>4226</text:p>
          </table:table-cell>
          <table:table-cell office:value-type="float" office:value="4269" calcext:value-type="float">
            <text:p>4269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9726" calcext:value-type="float">
            <text:p>9726</text:p>
          </table:table-cell>
          <table:table-cell office:value-type="float" office:value="9919" calcext:value-type="float">
            <text:p>9919</text:p>
          </table:table-cell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Sunshine Coast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Ipswich</text:p>
          </table:table-cell>
          <table:table-cell office:value-type="float" office:value="4300" calcext:value-type="float">
            <text:p>4300</text:p>
          </table:table-cell>
          <table:table-cell office:value-type="float" office:value="4308" calcext:value-type="float">
            <text:p>4308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oolangatta</text:p>
          </table:table-cell>
          <table:table-cell table:number-columns-repeated="2" office:value-type="float" office:value="4225" calcext:value-type="float">
            <text:p>4225</text:p>
          </table:table-cell>
          <table:table-cell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08" calcext:value-type="float">
            <text:p>2108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7" calcext:value-type="float">
            <text:p>2157</text:p>
          </table:table-cell>
          <table:table-cell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9" calcext:value-type="float">
            <text:p>2159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73" calcext:value-type="float">
            <text:p>2173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08" calcext:value-type="float">
            <text:p>2508</text:p>
          </table:table-cell>
          <table:table-cell office:value-type="float" office:value="2514" calcext:value-type="float">
            <text:p>2514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8" calcext:value-type="float">
            <text:p>2568</text:p>
          </table:table-cell>
          <table:table-cell office:value-type="float" office:value="2574" calcext:value-type="float">
            <text:p>2574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52" calcext:value-type="float">
            <text:p>2752</text:p>
          </table:table-cell>
          <table:table-cell office:value-type="float" office:value="2758" calcext:value-type="float">
            <text:p>2758</text:p>
          </table:table-cell>
          <table:table-cell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65" calcext:value-type="float">
            <text:p>2765</text:p>
          </table:table-cell>
          <table:table-cell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75" calcext:value-type="float">
            <text:p>2775</text:p>
          </table:table-cell>
          <table:table-cell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78" calcext:value-type="float">
            <text:p>2778</text:p>
          </table:table-cell>
          <table:table-cell office:value-type="float" office:value="2786" calcext:value-type="float">
            <text:p>2786</text:p>
          </table:table-cell>
          <table:table-cell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063" calcext:value-type="float">
            <text:p>3063</text:p>
          </table:table-cell>
          <table:table-cell table:number-columns-repeated="1637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139" calcext:value-type="float">
            <text:p>3139</text:p>
          </table:table-cell>
          <table:table-cell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335" calcext:value-type="float">
            <text:p>3335</text:p>
          </table:table-cell>
          <table:table-cell office:value-type="float" office:value="3341" calcext:value-type="float">
            <text:p>3341</text:p>
          </table:table-cell>
          <table:table-cell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427" calcext:value-type="float">
            <text:p>3427</text:p>
          </table:table-cell>
          <table:table-cell office:value-type="float" office:value="3443" calcext:value-type="float">
            <text:p>3443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  <table:table-cell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26" calcext:value-type="float">
            <text:p>3926</text:p>
          </table:table-cell>
          <table:table-cell office:value-type="float" office:value="3944" calcext:value-type="float">
            <text:p>3944</text:p>
          </table:table-cell>
          <table:table-cell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75" calcext:value-type="float">
            <text:p>3975</text:p>
          </table:table-cell>
          <table:table-cell office:value-type="float" office:value="3978" calcext:value-type="float">
            <text:p>3978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80" calcext:value-type="float">
            <text:p>3980</text:p>
          </table:table-cell>
          <table:table-cell office:value-type="float" office:value="3983" calcext:value-type="float">
            <text:p>3983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19" calcext:value-type="float">
            <text:p>4019</text:p>
          </table:table-cell>
          <table:table-cell office:value-type="float" office:value="4028" calcext:value-type="float">
            <text:p>4028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24" calcext:value-type="float">
            <text:p>4124</text:p>
          </table:table-cell>
          <table:table-cell office:value-type="float" office:value="4126" calcext:value-type="float">
            <text:p>4126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table:number-columns-repeated="2" office:value-type="float" office:value="4130" calcext:value-type="float">
            <text:p>4130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33" calcext:value-type="float">
            <text:p>4133</text:p>
          </table:table-cell>
          <table:table-cell office:value-type="float" office:value="4150" calcext:value-type="float">
            <text:p>4150</text:p>
          </table:table-cell>
          <table:table-cell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65" calcext:value-type="float">
            <text:p>4165</text:p>
          </table:table-cell>
          <table:table-cell office:value-type="float" office:value="4168" calcext:value-type="float">
            <text:p>4168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83" calcext:value-type="float">
            <text:p>4183</text:p>
          </table:table-cell>
          <table:table-cell office:value-type="float" office:value="4204" calcext:value-type="float">
            <text:p>4204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07" calcext:value-type="float">
            <text:p>4207</text:p>
          </table:table-cell>
          <table:table-cell office:value-type="float" office:value="4209" calcext:value-type="float">
            <text:p>4209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70" calcext:value-type="float">
            <text:p>4270</text:p>
          </table:table-cell>
          <table:table-cell office:value-type="float" office:value="4299" calcext:value-type="float">
            <text:p>4299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500" calcext:value-type="float">
            <text:p>4500</text:p>
          </table:table-cell>
          <table:table-cell office:value-type="float" office:value="4549" calcext:value-type="float">
            <text:p>4549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table:number-columns-repeated="2" office:value-type="float" office:value="5114" calcext:value-type="float">
            <text:p>5114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18" calcext:value-type="float">
            <text:p>5118</text:p>
          </table:table-cell>
          <table:table-cell office:value-type="float" office:value="5124" calcext:value-type="float">
            <text:p>5124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31" calcext:value-type="float">
            <text:p>5131</text:p>
          </table:table-cell>
          <table:table-cell office:value-type="float" office:value="5157" calcext:value-type="float">
            <text:p>5157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70" calcext:value-type="float">
            <text:p>5170</text:p>
          </table:table-cell>
          <table:table-cell office:value-type="float" office:value="5200" calcext:value-type="float">
            <text:p>5200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1" calcext:value-type="float">
            <text:p>6031</text:p>
          </table:table-cell>
          <table:table-cell office:value-type="float" office:value="6035" calcext:value-type="float">
            <text:p>6035</text:p>
          </table:table-cell>
          <table:table-cell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7" calcext:value-type="float">
            <text:p>6037</text:p>
          </table:table-cell>
          <table:table-cell office:value-type="float" office:value="6049" calcext:value-type="float">
            <text:p>6049</text:p>
          </table:table-cell>
          <table:table-cell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0" calcext:value-type="float">
            <text:p>6070</text:p>
          </table:table-cell>
          <table:table-cell office:value-type="float" office:value="6075" calcext:value-type="float">
            <text:p>6075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7" calcext:value-type="float">
            <text:p>6077</text:p>
          </table:table-cell>
          <table:table-cell office:value-type="float" office:value="6089" calcext:value-type="float">
            <text:p>6089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11" calcext:value-type="float">
            <text:p>6111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21" calcext:value-type="float">
            <text:p>6121</text:p>
          </table:table-cell>
          <table:table-cell office:value-type="float" office:value="6146" calcext:value-type="float">
            <text:p>6146</text:p>
          </table:table-cell>
          <table:table-cell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61" calcext:value-type="float">
            <text:p>6161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  <table:table-cell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81" calcext:value-type="float">
            <text:p>6181</text:p>
          </table:table-cell>
          <table:table-cell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07" calcext:value-type="float">
            <text:p>6207</text:p>
          </table:table-cell>
          <table:table-cell office:value-type="float" office:value="6209" calcext:value-type="float">
            <text:p>6209</text:p>
          </table:table-cell>
          <table:table-cell table:number-columns-repeated="1637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11" calcext:value-type="float">
            <text:p>6211</text:p>
          </table:table-cell>
          <table:table-cell office:value-type="float" office:value="6214" calcext:value-type="float">
            <text:p>6214</text:p>
          </table:table-cell>
          <table:table-cell table:number-columns-repeated="1637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991" calcext:value-type="float">
            <text:p>6991</text:p>
          </table:table-cell>
          <table:table-cell table:number-columns-repeated="1637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997" calcext:value-type="float">
            <text:p>6997</text:p>
          </table:table-cell>
          <table:table-cell office:value-type="float" office:value="6999" calcext:value-type="float">
            <text:p>6999</text:p>
          </table:table-cell>
          <table:table-cell table:number-columns-repeated="1637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020" calcext:value-type="float">
            <text:p>7020</text:p>
          </table:table-cell>
          <table:table-cell office:value-type="float" office:value="7049" calcext:value-type="float">
            <text:p>7049</text:p>
          </table:table-cell>
          <table:table-cell table:number-columns-repeated="1637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table:number-columns-repeated="2" office:value-type="float" office:value="7054" calcext:value-type="float">
            <text:p>7054</text:p>
          </table:table-cell>
          <table:table-cell table:number-columns-repeated="1637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09" calcext:value-type="float">
            <text:p>7109</text:p>
          </table:table-cell>
          <table:table-cell office:value-type="float" office:value="7150" calcext:value-type="float">
            <text:p>7150</text:p>
          </table:table-cell>
          <table:table-cell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55" calcext:value-type="float">
            <text:p>7155</text:p>
          </table:table-cell>
          <table:table-cell office:value-type="float" office:value="7171" calcext:value-type="float">
            <text:p>7171</text:p>
          </table:table-cell>
          <table:table-cell table:number-columns-repeated="1637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73" calcext:value-type="float">
            <text:p>7173</text:p>
          </table:table-cell>
          <table:table-cell office:value-type="float" office:value="7247" calcext:value-type="float">
            <text:p>7247</text:p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255" calcext:value-type="float">
            <text:p>7255</text:p>
          </table:table-cell>
          <table:table-cell office:value-type="float" office:value="7257" calcext:value-type="float">
            <text:p>7257</text:p>
          </table:table-cell>
          <table:table-cell table:number-columns-repeated="1637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330" calcext:value-type="float">
            <text:p>7330</text:p>
          </table:table-cell>
          <table:table-cell office:value-type="float" office:value="7799" calcext:value-type="float">
            <text:p>7799</text:p>
          </table:table-cell>
          <table:table-cell table:number-columns-repeated="1637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264" calcext:value-type="float">
            <text:p>2264</text:p>
          </table:table-cell>
          <table:table-cell office:value-type="float" office:value="2281" calcext:value-type="float">
            <text:p>2281</text:p>
          </table:table-cell>
          <table:table-cell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311" calcext:value-type="float">
            <text:p>2311</text:p>
          </table:table-cell>
          <table:table-cell office:value-type="float" office:value="2484" calcext:value-type="float">
            <text:p>2484</text:p>
          </table:table-cell>
          <table:table-cell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487" calcext:value-type="float">
            <text:p>2487</text:p>
          </table:table-cell>
          <table:table-cell office:value-type="float" office:value="2499" calcext:value-type="float">
            <text:p>2499</text:p>
          </table:table-cell>
          <table:table-cell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33" calcext:value-type="float">
            <text:p>2533</text:p>
          </table:table-cell>
          <table:table-cell office:value-type="float" office:value="2554" calcext:value-type="float">
            <text:p>2554</text:p>
          </table:table-cell>
          <table:table-cell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  <table:table-cell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  <table:table-cell table:number-columns-repeated="1637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2" calcext:value-type="float">
            <text:p>2642</text:p>
          </table:table-cell>
          <table:table-cell office:value-type="float" office:value="2647" calcext:value-type="float">
            <text:p>2647</text:p>
          </table:table-cell>
          <table:table-cell table:number-columns-repeated="1637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9" calcext:value-type="float">
            <text:p>2649</text:p>
          </table:table-cell>
          <table:table-cell office:value-type="float" office:value="2707" calcext:value-type="float">
            <text:p>2707</text:p>
          </table:table-cell>
          <table:table-cell table:number-columns-repeated="1637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10" calcext:value-type="float">
            <text:p>2710</text:p>
          </table:table-cell>
          <table:table-cell office:value-type="float" office:value="2714" calcext:value-type="float">
            <text:p>2714</text:p>
          </table:table-cell>
          <table:table-cell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table:number-columns-repeated="2" office:value-type="float" office:value="2716" calcext:value-type="float">
            <text:p>2716</text:p>
          </table:table-cell>
          <table:table-cell table:number-columns-repeated="1637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  <table:table-cell table:number-columns-repeated="1637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87" calcext:value-type="float">
            <text:p>2787</text:p>
          </table:table-cell>
          <table:table-cell office:value-type="float" office:value="2879" calcext:value-type="float">
            <text:p>2879</text:p>
          </table:table-cell>
          <table:table-cell table:number-columns-repeated="1637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648" calcext:value-type="float">
            <text:p>2648</text:p>
          </table:table-cell>
          <table:table-cell table:number-columns-repeated="1637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715" calcext:value-type="float">
            <text:p>2715</text:p>
          </table:table-cell>
          <table:table-cell table:number-columns-repeated="1637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17" calcext:value-type="float">
            <text:p>2717</text:p>
          </table:table-cell>
          <table:table-cell office:value-type="float" office:value="2719" calcext:value-type="float">
            <text:p>2719</text:p>
          </table:table-cell>
          <table:table-cell table:number-columns-repeated="1637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  <table:table-cell table:number-columns-repeated="1637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221" calcext:value-type="float">
            <text:p>3221</text:p>
          </table:table-cell>
          <table:table-cell office:value-type="float" office:value="3334" calcext:value-type="float">
            <text:p>3334</text:p>
          </table:table-cell>
          <table:table-cell table:number-columns-repeated="1637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42" calcext:value-type="float">
            <text:p>3342</text:p>
          </table:table-cell>
          <table:table-cell office:value-type="float" office:value="3349" calcext:value-type="float">
            <text:p>3349</text:p>
          </table:table-cell>
          <table:table-cell table:number-columns-repeated="1637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7" calcext:value-type="float">
            <text:p>3357</text:p>
          </table:table-cell>
          <table:table-cell office:value-type="float" office:value="3426" calcext:value-type="float">
            <text:p>3426</text:p>
          </table:table-cell>
          <table:table-cell table:number-columns-repeated="1637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444" calcext:value-type="float">
            <text:p>3444</text:p>
          </table:table-cell>
          <table:table-cell office:value-type="float" office:value="3688" calcext:value-type="float">
            <text:p>3688</text:p>
          </table:table-cell>
          <table:table-cell table:number-columns-repeated="1637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691" calcext:value-type="float">
            <text:p>3691</text:p>
          </table:table-cell>
          <table:table-cell office:value-type="float" office:value="3749" calcext:value-type="float">
            <text:p>3749</text:p>
          </table:table-cell>
          <table:table-cell table:number-columns-repeated="1637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812" calcext:value-type="float">
            <text:p>3812</text:p>
          </table:table-cell>
          <table:table-cell office:value-type="float" office:value="3909" calcext:value-type="float">
            <text:p>3909</text:p>
          </table:table-cell>
          <table:table-cell table:number-columns-repeated="1637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21" calcext:value-type="float">
            <text:p>3921</text:p>
          </table:table-cell>
          <table:table-cell office:value-type="float" office:value="3925" calcext:value-type="float">
            <text:p>3925</text:p>
          </table:table-cell>
          <table:table-cell table:number-columns-repeated="1637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45" calcext:value-type="float">
            <text:p>3945</text:p>
          </table:table-cell>
          <table:table-cell office:value-type="float" office:value="3974" calcext:value-type="float">
            <text:p>3974</text:p>
          </table:table-cell>
          <table:table-cell table:number-columns-repeated="1637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3979" calcext:value-type="float">
            <text:p>3979</text:p>
          </table:table-cell>
          <table:table-cell table:number-columns-repeated="1637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84" calcext:value-type="float">
            <text:p>3984</text:p>
          </table:table-cell>
          <table:table-cell office:value-type="float" office:value="3999" calcext:value-type="float">
            <text:p>3999</text:p>
          </table:table-cell>
          <table:table-cell table:number-columns-repeated="1637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309" calcext:value-type="float">
            <text:p>4309</text:p>
          </table:table-cell>
          <table:table-cell office:value-type="float" office:value="4453" calcext:value-type="float">
            <text:p>4453</text:p>
          </table:table-cell>
          <table:table-cell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580" calcext:value-type="float">
            <text:p>4580</text:p>
          </table:table-cell>
          <table:table-cell office:value-type="float" office:value="4693" calcext:value-type="float">
            <text:p>4693</text:p>
          </table:table-cell>
          <table:table-cell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454" calcext:value-type="float">
            <text:p>4454</text:p>
          </table:table-cell>
          <table:table-cell office:value-type="float" office:value="4499" calcext:value-type="float">
            <text:p>4499</text:p>
          </table:table-cell>
          <table:table-cell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694" calcext:value-type="float">
            <text:p>4694</text:p>
          </table:table-cell>
          <table:table-cell office:value-type="float" office:value="4802" calcext:value-type="float">
            <text:p>4802</text:p>
          </table:table-cell>
          <table:table-cell table:number-columns-repeated="1637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  <table:table-cell table:number-columns-repeated="1637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20" calcext:value-type="float">
            <text:p>9920</text:p>
          </table:table-cell>
          <table:table-cell office:value-type="float" office:value="9960" calcext:value-type="float">
            <text:p>9960</text:p>
          </table:table-cell>
          <table:table-cell table:number-columns-repeated="1637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table:number-columns-repeated="2" office:value-type="float" office:value="4803" calcext:value-type="float">
            <text:p>4803</text:p>
          </table:table-cell>
          <table:table-cell table:number-columns-repeated="1637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6" calcext:value-type="float">
            <text:p>4806</text:p>
          </table:table-cell>
          <table:table-cell office:value-type="float" office:value="4999" calcext:value-type="float">
            <text:p>4999</text:p>
          </table:table-cell>
          <table:table-cell table:number-columns-repeated="1637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61" calcext:value-type="float">
            <text:p>9961</text:p>
          </table:table-cell>
          <table:table-cell office:value-type="float" office:value="9998" calcext:value-type="float">
            <text:p>9998</text:p>
          </table:table-cell>
          <table:table-cell table:number-columns-repeated="1637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2880" calcext:value-type="float">
            <text:p>2880</text:p>
          </table:table-cell>
          <table:table-cell office:value-type="float" office:value="2889" calcext:value-type="float">
            <text:p>2889</text:p>
          </table:table-cell>
          <table:table-cell table:number-columns-repeated="1637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5201" calcext:value-type="float">
            <text:p>5201</text:p>
          </table:table-cell>
          <table:table-cell office:value-type="float" office:value="5749" calcext:value-type="float">
            <text:p>5749</text:p>
          </table:table-cell>
          <table:table-cell table:number-columns-repeated="1637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215" calcext:value-type="float">
            <text:p>6215</text:p>
          </table:table-cell>
          <table:table-cell office:value-type="float" office:value="6700" calcext:value-type="float">
            <text:p>6700</text:p>
          </table:table-cell>
          <table:table-cell table:number-columns-repeated="1637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701" calcext:value-type="float">
            <text:p>6701</text:p>
          </table:table-cell>
          <table:table-cell office:value-type="float" office:value="6797" calcext:value-type="float">
            <text:p>6797</text:p>
          </table:table-cell>
          <table:table-cell table:number-columns-repeated="1637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 table:number-columns-repeated="1637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  <table:table-cell table:number-columns-repeated="1637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 table:number-columns-repeated="1637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3" calcext:value-type="float">
            <text:p>853</text:p>
          </table:table-cell>
          <table:table-cell table:number-columns-repeated="1637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table:number-columns-repeated="1637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3" calcext:value-type="float">
            <text:p>873</text:p>
          </table:table-cell>
          <table:table-cell office:value-type="float" office:value="879" calcext:value-type="float">
            <text:p>879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906" calcext:value-type="float">
            <text:p>906</text:p>
          </table:table-cell>
          <table:table-cell office:value-type="float" office:value="999" calcext:value-type="float">
            <text:p>999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03" calcext:value-type="float">
            <text:p>803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2" calcext:value-type="float">
            <text:p>852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54" calcext:value-type="float">
            <text:p>854</text:p>
          </table:table-cell>
          <table:table-cell office:value-type="float" office:value="859" calcext:value-type="float">
            <text:p>859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2" calcext:value-type="float">
            <text:p>862</text:p>
          </table:table-cell>
          <table:table-cell office:value-type="float" office:value="869" calcext:value-type="float">
            <text:p>869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72" calcext:value-type="float">
            <text:p>872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80" calcext:value-type="float">
            <text:p>880</text:p>
          </table:table-cell>
          <table:table-cell office:value-type="float" office:value="905" calcext:value-type="float">
            <text:p>905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  <table:table-cell table:number-columns-repeated="1637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  <table:table-cell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7151" calcext:value-type="float">
            <text:p>7151</text:p>
          </table:table-cell>
          <table:table-cell office:value-type="float" office:value="7154" calcext:value-type="float">
            <text:p>7154</text:p>
          </table:table-cell>
          <table:table-cell table:number-columns-repeated="16379"/>
        </table:table-row>
        <table:table-row table:style-name="ro1" table:number-rows-repeated="10483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te_data" table:style-name="ta2">
        <table:table-column table:style-name="co1" table:number-columns-repeated="64" table:default-cell-style-name="ce13"/>
        <table:table-column table:style-name="co2" table:number-columns-repeated="16320" table:default-cell-style-name="ce13"/>
        <table:table-row table:style-name="ro1">
          <table:table-cell table:style-name="ce2" office:value-type="string" calcext:value-type="string">
            <text:p>Product detail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tage costs are based on weight while insurance is based on valu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opify shipping costs are based on either weight or valu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ship by weight need to estimate insurance value based to add an insurance valu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4" table:formula="of:=1/0.035*14" office:value-type="float" office:value="400" calcext:value-type="float">
            <text:p>4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ternatively, could ship by sale value, but would then need to calculate insurance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only replacement value can be insured) and estimate weight.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Insur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5" office:value-type="float" office:value="2.5" calcext:value-type="float">
            <text:p>2.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5" office:value-type="float" office:value="4" calcext:value-type="float">
            <text:p>4.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office:value-type="string" calcext:value-type="string">
            <text:p>Extra per 0.5:</text:p>
          </table:table-cell>
          <table:table-cell table:style-name="ce6" office:value-type="float" office:value="4.6" calcext:value-type="float">
            <text:p>4.60</text:p>
          </table:table-cell>
          <table:table-cell table:style-name="ce6" office:value-type="float" office:value="6.55" calcext:value-type="float">
            <text:p>6.55</text:p>
          </table:table-cell>
          <table:table-cell table:style-name="ce6" office:value-type="float" office:value="7.75" calcext:value-type="float">
            <text:p>7.75</text:p>
          </table:table-cell>
          <table:table-cell table:style-name="ce6" office:value-type="float" office:value="8.65" calcext:value-type="float">
            <text:p>8.65</text:p>
          </table:table-cell>
          <table:table-cell table:style-name="ce6" office:value-type="float" office:value="11.65" calcext:value-type="float">
            <text:p>11.65</text:p>
          </table:table-cell>
          <table:table-cell table:number-columns-repeated="16377"/>
        </table:table-row>
        <table:table-row table:style-name="ro1">
          <table:table-cell table:number-columns-repeated="8"/>
          <table:table-cell office:value-type="string" calcext:value-type="string">
            <text:p>Zone diff</text:p>
          </table:table-cell>
          <table:table-cell table:number-columns-repeated="5"/>
          <table:table-cell office:value-type="string" calcext:value-type="string">
            <text:p>Weight dif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x (kg)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e 5</text:p>
          </table:table-cell>
          <table:table-cell/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e 5</text:p>
          </table:table-cell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e 5</text:p>
          </table:table-cell>
          <table:table-cell table:number-columns-repeated="1636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6" office:value-type="float" office:value="9.7" calcext:value-type="float">
            <text:p>9.70</text:p>
          </table:table-cell>
          <table:table-cell table:style-name="ce6" office:value-type="float" office:value="16.3" calcext:value-type="float">
            <text:p>16.30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office:value-type="float" office:value="22.3" calcext:value-type="float">
            <text:p>22.30</text:p>
          </table:table-cell>
          <table:table-cell table:style-name="ce6" office:value-type="float" office:value="27.5" calcext:value-type="float">
            <text:p>27.50</text:p>
          </table:table-cell>
          <table:table-cell table:style-name="ce6" office:value-type="float" office:value="33.35" calcext:value-type="float">
            <text:p>33.35</text:p>
          </table:table-cell>
          <table:table-cell table:style-name="ce8"/>
          <table:table-cell table:style-name="ce8" table:formula="of:=[.C24]-[.B24]" office:value-type="float" office:value="6.6" calcext:value-type="float">
            <text:p>6.60</text:p>
          </table:table-cell>
          <table:table-cell table:style-name="ce8" table:formula="of:=[.D24]-[.C24]" office:value-type="float" office:value="3.65" calcext:value-type="float">
            <text:p>3.65</text:p>
          </table:table-cell>
          <table:table-cell table:style-name="ce8" table:formula="of:=[.E24]-[.D24]" office:value-type="float" office:value="2.35" calcext:value-type="float">
            <text:p>2.35</text:p>
          </table:table-cell>
          <table:table-cell table:style-name="ce8" table:formula="of:=[.F24]-[.E24]" office:value-type="float" office:value="5.2" calcext:value-type="float">
            <text:p>5.20</text:p>
          </table:table-cell>
          <table:table-cell table:style-name="ce8" table:formula="of:=[.G24]-[.F24]" office:value-type="float" office:value="5.85" calcext:value-type="float">
            <text:p>5.85</text:p>
          </table:table-cell>
          <table:table-cell table:number-columns-repeated="1637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11.15" calcext:value-type="float">
            <text:p>11.15</text:p>
          </table:table-cell>
          <table:table-cell table:style-name="ce6" office:value-type="float" office:value="19.65" calcext:value-type="float">
            <text:p>19.65</text:p>
          </table:table-cell>
          <table:table-cell table:style-name="ce6" office:value-type="float" office:value="26" calcext:value-type="float">
            <text:p>2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4.4" calcext:value-type="float">
            <text:p>34.40</text:p>
          </table:table-cell>
          <table:table-cell table:style-name="ce6" office:value-type="float" office:value="42.4" calcext:value-type="float">
            <text:p>42.40</text:p>
          </table:table-cell>
          <table:table-cell table:style-name="ce8"/>
          <table:table-cell table:style-name="ce8" table:formula="of:=[.C25]-[.B25]" office:value-type="float" office:value="8.5" calcext:value-type="float">
            <text:p>8.50</text:p>
          </table:table-cell>
          <table:table-cell table:style-name="ce8" table:formula="of:=[.D25]-[.C25]" office:value-type="float" office:value="6.35" calcext:value-type="float">
            <text:p>6.35</text:p>
          </table:table-cell>
          <table:table-cell table:style-name="ce8" table:formula="of:=[.E25]-[.D25]" office:value-type="float" office:value="3" calcext:value-type="float">
            <text:p>3.00</text:p>
          </table:table-cell>
          <table:table-cell table:style-name="ce8" table:formula="of:=[.F25]-[.E25]" office:value-type="float" office:value="5.4" calcext:value-type="float">
            <text:p>5.40</text:p>
          </table:table-cell>
          <table:table-cell table:style-name="ce8" table:formula="of:=[.G25]-[.F25]" office:value-type="float" office:value="8" calcext:value-type="float">
            <text:p>8.00</text:p>
          </table:table-cell>
          <table:table-cell/>
          <table:table-cell table:formula="of:=[.B25]-[.B24]" office:value-type="float" office:value="1.45" calcext:value-type="float">
            <text:p>1.45</text:p>
          </table:table-cell>
          <table:table-cell table:formula="of:=[.C25]-[.C24]" office:value-type="float" office:value="3.35" calcext:value-type="float">
            <text:p>3.35</text:p>
          </table:table-cell>
          <table:table-cell table:formula="of:=[.D25]-[.D24]" office:value-type="float" office:value="6.05" calcext:value-type="float">
            <text:p>6.05</text:p>
          </table:table-cell>
          <table:table-cell table:formula="of:=[.E25]-[.E24]" office:value-type="float" office:value="6.7" calcext:value-type="float">
            <text:p>6.7</text:p>
          </table:table-cell>
          <table:table-cell table:formula="of:=[.F25]-[.F24]" office:value-type="float" office:value="6.9" calcext:value-type="float">
            <text:p>6.9</text:p>
          </table:table-cell>
          <table:table-cell table:formula="of:=[.G25]-[.G24]" office:value-type="float" office:value="9.05" calcext:value-type="float">
            <text:p>9.05</text:p>
          </table:table-cell>
          <table:table-cell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5.25" calcext:value-type="float">
            <text:p>15.25</text:p>
          </table:table-cell>
          <table:table-cell table:style-name="ce6" office:value-type="float" office:value="26.4" calcext:value-type="float">
            <text:p>26.40</text:p>
          </table:table-cell>
          <table:table-cell table:style-name="ce6" office:value-type="float" office:value="38.15" calcext:value-type="float">
            <text:p>38.15</text:p>
          </table:table-cell>
          <table:table-cell table:style-name="ce6" office:value-type="float" office:value="42.2" calcext:value-type="float">
            <text:p>42.20</text:p>
          </table:table-cell>
          <table:table-cell table:style-name="ce6" office:value-type="float" office:value="48.3" calcext:value-type="float">
            <text:p>48.30</text:p>
          </table:table-cell>
          <table:table-cell table:style-name="ce6" office:value-type="float" office:value="60.5" calcext:value-type="float">
            <text:p>60.50</text:p>
          </table:table-cell>
          <table:table-cell table:style-name="ce8"/>
          <table:table-cell table:style-name="ce8" table:formula="of:=[.C26]-[.B26]" office:value-type="float" office:value="11.15" calcext:value-type="float">
            <text:p>11.15</text:p>
          </table:table-cell>
          <table:table-cell table:style-name="ce8" table:formula="of:=[.D26]-[.C26]" office:value-type="float" office:value="11.75" calcext:value-type="float">
            <text:p>11.75</text:p>
          </table:table-cell>
          <table:table-cell table:style-name="ce8" table:formula="of:=[.E26]-[.D26]" office:value-type="float" office:value="4.05" calcext:value-type="float">
            <text:p>4.05</text:p>
          </table:table-cell>
          <table:table-cell table:style-name="ce8" table:formula="of:=[.F26]-[.E26]" office:value-type="float" office:value="6.09999999999999" calcext:value-type="float">
            <text:p>6.10</text:p>
          </table:table-cell>
          <table:table-cell table:style-name="ce8" table:formula="of:=[.G26]-[.F26]" office:value-type="float" office:value="12.2" calcext:value-type="float">
            <text:p>12.20</text:p>
          </table:table-cell>
          <table:table-cell/>
          <table:table-cell table:formula="of:=[.B26]-[.B25]" office:value-type="float" office:value="4.1" calcext:value-type="float">
            <text:p>4.1</text:p>
          </table:table-cell>
          <table:table-cell table:formula="of:=[.C26]-[.C25]" office:value-type="float" office:value="6.75" calcext:value-type="float">
            <text:p>6.75</text:p>
          </table:table-cell>
          <table:table-cell table:formula="of:=[.D26]-[.D25]" office:value-type="float" office:value="12.15" calcext:value-type="float">
            <text:p>12.15</text:p>
          </table:table-cell>
          <table:table-cell table:formula="of:=[.E26]-[.E25]" office:value-type="float" office:value="13.2" calcext:value-type="float">
            <text:p>13.2</text:p>
          </table:table-cell>
          <table:table-cell table:formula="of:=[.F26]-[.F25]" office:value-type="float" office:value="13.9" calcext:value-type="float">
            <text:p>13.9</text:p>
          </table:table-cell>
          <table:table-cell table:formula="of:=[.G26]-[.G25]" office:value-type="float" office:value="18.1" calcext:value-type="float">
            <text:p>18.1</text:p>
          </table:table-cell>
          <table:table-cell table:number-columns-repeated="1636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7" table:formula="of:=[.B28]" office:value-type="float" office:value="19.3" calcext:value-type="float">
            <text:p>19.30</text:p>
          </table:table-cell>
          <table:table-cell table:style-name="ce6" office:value-type="float" office:value="33.15" calcext:value-type="float">
            <text:p>33.15</text:p>
          </table:table-cell>
          <table:table-cell table:style-name="ce6" office:value-type="float" office:value="50.3" calcext:value-type="float">
            <text:p>50.30</text:p>
          </table:table-cell>
          <table:table-cell table:style-name="ce6" office:value-type="float" office:value="55.55" calcext:value-type="float">
            <text:p>55.55</text:p>
          </table:table-cell>
          <table:table-cell table:style-name="ce6" office:value-type="float" office:value="62.15" calcext:value-type="float">
            <text:p>62.15</text:p>
          </table:table-cell>
          <table:table-cell table:style-name="ce6" office:value-type="float" office:value="78.55" calcext:value-type="float">
            <text:p>78.55</text:p>
          </table:table-cell>
          <table:table-cell table:style-name="ce8"/>
          <table:table-cell table:style-name="ce8" table:formula="of:=[.C27]-[.B27]" office:value-type="float" office:value="13.85" calcext:value-type="float">
            <text:p>13.85</text:p>
          </table:table-cell>
          <table:table-cell table:style-name="ce8" table:formula="of:=[.D27]-[.C27]" office:value-type="float" office:value="17.15" calcext:value-type="float">
            <text:p>17.15</text:p>
          </table:table-cell>
          <table:table-cell table:style-name="ce8" table:formula="of:=[.E27]-[.D27]" office:value-type="float" office:value="5.25" calcext:value-type="float">
            <text:p>5.25</text:p>
          </table:table-cell>
          <table:table-cell table:style-name="ce8" table:formula="of:=[.F27]-[.E27]" office:value-type="float" office:value="6.6" calcext:value-type="float">
            <text:p>6.60</text:p>
          </table:table-cell>
          <table:table-cell table:style-name="ce8" table:formula="of:=[.G27]-[.F27]" office:value-type="float" office:value="16.4" calcext:value-type="float">
            <text:p>16.40</text:p>
          </table:table-cell>
          <table:table-cell/>
          <table:table-cell table:formula="of:=[.B27]-[.B26]" office:value-type="float" office:value="4.05" calcext:value-type="float">
            <text:p>4.05</text:p>
          </table:table-cell>
          <table:table-cell table:formula="of:=[.C27]-[.C26]" office:value-type="float" office:value="6.75" calcext:value-type="float">
            <text:p>6.75</text:p>
          </table:table-cell>
          <table:table-cell table:formula="of:=[.D27]-[.D26]" office:value-type="float" office:value="12.15" calcext:value-type="float">
            <text:p>12.15</text:p>
          </table:table-cell>
          <table:table-cell table:formula="of:=[.E27]-[.E26]" office:value-type="float" office:value="13.35" calcext:value-type="float">
            <text:p>13.35</text:p>
          </table:table-cell>
          <table:table-cell table:formula="of:=[.F27]-[.F26]" office:value-type="float" office:value="13.85" calcext:value-type="float">
            <text:p>13.85</text:p>
          </table:table-cell>
          <table:table-cell table:formula="of:=[.G27]-[.G26]" office:value-type="float" office:value="18.05" calcext:value-type="float">
            <text:p>18.05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29]" office:value-type="float" office:value="19.3" calcext:value-type="float">
            <text:p>19.30</text:p>
          </table:table-cell>
          <table:table-cell table:style-name="ce6" office:value-type="float" office:value="39.9" calcext:value-type="float">
            <text:p>39.90</text:p>
          </table:table-cell>
          <table:table-cell table:style-name="ce6" office:value-type="float" office:value="62.45" calcext:value-type="float">
            <text:p>62.45</text:p>
          </table:table-cell>
          <table:table-cell table:style-name="ce6" office:value-type="float" office:value="68.85" calcext:value-type="float">
            <text:p>68.85</text:p>
          </table:table-cell>
          <table:table-cell table:style-name="ce6" office:value-type="float" office:value="76" calcext:value-type="float">
            <text:p>76.00</text:p>
          </table:table-cell>
          <table:table-cell table:style-name="ce6" office:value-type="float" office:value="96.65" calcext:value-type="float">
            <text:p>96.65</text:p>
          </table:table-cell>
          <table:table-cell table:style-name="ce8"/>
          <table:table-cell table:style-name="ce8" table:formula="of:=[.C28]-[.B28]" office:value-type="float" office:value="20.6" calcext:value-type="float">
            <text:p>20.60</text:p>
          </table:table-cell>
          <table:table-cell table:style-name="ce8" table:formula="of:=[.D28]-[.C28]" office:value-type="float" office:value="22.55" calcext:value-type="float">
            <text:p>22.55</text:p>
          </table:table-cell>
          <table:table-cell table:style-name="ce8" table:formula="of:=[.E28]-[.D28]" office:value-type="float" office:value="6.39999999999999" calcext:value-type="float">
            <text:p>6.40</text:p>
          </table:table-cell>
          <table:table-cell table:style-name="ce8" table:formula="of:=[.F28]-[.E28]" office:value-type="float" office:value="7.15000000000001" calcext:value-type="float">
            <text:p>7.15</text:p>
          </table:table-cell>
          <table:table-cell table:style-name="ce8" table:formula="of:=[.G28]-[.F28]" office:value-type="float" office:value="20.65" calcext:value-type="float">
            <text:p>20.65</text:p>
          </table:table-cell>
          <table:table-cell/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6.75" calcext:value-type="float">
            <text:p>6.75</text:p>
          </table:table-cell>
          <table:table-cell table:formula="of:=[.D28]-[.D27]" office:value-type="float" office:value="12.15" calcext:value-type="float">
            <text:p>12.15</text:p>
          </table:table-cell>
          <table:table-cell table:formula="of:=[.E28]-[.E27]" office:value-type="float" office:value="13.3" calcext:value-type="float">
            <text:p>13.3</text:p>
          </table:table-cell>
          <table:table-cell table:formula="of:=[.F28]-[.F27]" office:value-type="float" office:value="13.85" calcext:value-type="float">
            <text:p>13.85</text:p>
          </table:table-cell>
          <table:table-cell table:formula="of:=[.G28]-[.G27]" office:value-type="float" office:value="18.1" calcext:value-type="float">
            <text:p>18.1</text:p>
          </table:table-cell>
          <table:table-cell table:number-columns-repeated="1636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7" table:formula="of:=[.B30]" office:value-type="float" office:value="19.3" calcext:value-type="float">
            <text:p>19.30</text:p>
          </table:table-cell>
          <table:table-cell table:style-name="ce9" table:formula="of:=[.C28]+[.C$21]" office:value-type="float" office:value="44.5" calcext:value-type="float">
            <text:p>44.50</text:p>
          </table:table-cell>
          <table:table-cell table:style-name="ce9" table:formula="of:=[.D28]+[.D$21]" office:value-type="float" office:value="69" calcext:value-type="float">
            <text:p>69.00</text:p>
          </table:table-cell>
          <table:table-cell table:style-name="ce9" table:formula="of:=[.E28]+[.E$21]" office:value-type="float" office:value="76.6" calcext:value-type="float">
            <text:p>76.60</text:p>
          </table:table-cell>
          <table:table-cell table:style-name="ce9" table:formula="of:=[.F28]+[.F$21]" office:value-type="float" office:value="84.65" calcext:value-type="float">
            <text:p>84.65</text:p>
          </table:table-cell>
          <table:table-cell table:style-name="ce9" table:formula="of:=[.G28]+[.G$21]" office:value-type="float" office:value="108.3" calcext:value-type="float">
            <text:p>108.30</text:p>
          </table:table-cell>
          <table:table-cell table:style-name="ce8"/>
          <table:table-cell table:style-name="ce8" table:formula="of:=[.C29]-[.B29]" office:value-type="float" office:value="25.2" calcext:value-type="float">
            <text:p>25.20</text:p>
          </table:table-cell>
          <table:table-cell table:style-name="ce8" table:formula="of:=[.D29]-[.C29]" office:value-type="float" office:value="24.5" calcext:value-type="float">
            <text:p>24.50</text:p>
          </table:table-cell>
          <table:table-cell table:style-name="ce8" table:formula="of:=[.E29]-[.D29]" office:value-type="float" office:value="7.59999999999999" calcext:value-type="float">
            <text:p>7.60</text:p>
          </table:table-cell>
          <table:table-cell table:style-name="ce8" table:formula="of:=[.F29]-[.E29]" office:value-type="float" office:value="8.05000000000001" calcext:value-type="float">
            <text:p>8.05</text:p>
          </table:table-cell>
          <table:table-cell table:style-name="ce8" table:formula="of:=[.G29]-[.F29]" office:value-type="float" office:value="23.65" calcext:value-type="float">
            <text:p>23.65</text:p>
          </table:table-cell>
          <table:table-cell/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4.6" calcext:value-type="float">
            <text:p>4.6</text:p>
          </table:table-cell>
          <table:table-cell table:formula="of:=[.D29]-[.D28]" office:value-type="float" office:value="6.55" calcext:value-type="float">
            <text:p>6.55</text:p>
          </table:table-cell>
          <table:table-cell table:formula="of:=[.E29]-[.E28]" office:value-type="float" office:value="7.75" calcext:value-type="float">
            <text:p>7.75</text:p>
          </table:table-cell>
          <table:table-cell table:formula="of:=[.F29]-[.F28]" office:value-type="float" office:value="8.65000000000001" calcext:value-type="float">
            <text:p>8.65000000000001</text:p>
          </table:table-cell>
          <table:table-cell table:formula="of:=[.G29]-[.G28]" office:value-type="float" office:value="11.65" calcext:value-type="float">
            <text:p>11.65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9.3" calcext:value-type="float">
            <text:p>19.30</text:p>
          </table:table-cell>
          <table:table-cell table:style-name="ce9" table:formula="of:=[.C29]+[.C$21]" office:value-type="float" office:value="49.1" calcext:value-type="float">
            <text:p>49.10</text:p>
          </table:table-cell>
          <table:table-cell table:style-name="ce9" table:formula="of:=[.D29]+[.D$21]" office:value-type="float" office:value="75.55" calcext:value-type="float">
            <text:p>75.55</text:p>
          </table:table-cell>
          <table:table-cell table:style-name="ce9" table:formula="of:=[.E29]+[.E$21]" office:value-type="float" office:value="84.35" calcext:value-type="float">
            <text:p>84.35</text:p>
          </table:table-cell>
          <table:table-cell table:style-name="ce9" table:formula="of:=[.F29]+[.F$21]" office:value-type="float" office:value="93.3" calcext:value-type="float">
            <text:p>93.30</text:p>
          </table:table-cell>
          <table:table-cell table:style-name="ce9" table:formula="of:=[.G29]+[.G$21]" office:value-type="float" office:value="119.95" calcext:value-type="float">
            <text:p>119.95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7" table:formula="of:=[.B32]" office:value-type="float" office:value="23.3" calcext:value-type="float">
            <text:p>23.30</text:p>
          </table:table-cell>
          <table:table-cell table:style-name="ce9" table:formula="of:=[.C30]+[.C$21]" office:value-type="float" office:value="53.7" calcext:value-type="float">
            <text:p>53.70</text:p>
          </table:table-cell>
          <table:table-cell table:style-name="ce9" table:formula="of:=[.D30]+[.D$21]" office:value-type="float" office:value="82.1" calcext:value-type="float">
            <text:p>82.10</text:p>
          </table:table-cell>
          <table:table-cell table:style-name="ce9" table:formula="of:=[.E30]+[.E$21]" office:value-type="float" office:value="92.1" calcext:value-type="float">
            <text:p>92.10</text:p>
          </table:table-cell>
          <table:table-cell table:style-name="ce9" table:formula="of:=[.F30]+[.F$21]" office:value-type="float" office:value="101.95" calcext:value-type="float">
            <text:p>101.95</text:p>
          </table:table-cell>
          <table:table-cell table:style-name="ce9" table:formula="of:=[.G30]+[.G$21]" office:value-type="float" office:value="131.6" calcext:value-type="float">
            <text:p>131.60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[.B33]" office:value-type="float" office:value="23.3" calcext:value-type="float">
            <text:p>23.30</text:p>
          </table:table-cell>
          <table:table-cell table:style-name="ce9" table:formula="of:=[.C31]+[.C$21]" office:value-type="float" office:value="58.3" calcext:value-type="float">
            <text:p>58.30</text:p>
          </table:table-cell>
          <table:table-cell table:style-name="ce9" table:formula="of:=[.D31]+[.D$21]" office:value-type="float" office:value="88.65" calcext:value-type="float">
            <text:p>88.65</text:p>
          </table:table-cell>
          <table:table-cell table:style-name="ce9" table:formula="of:=[.E31]+[.E$21]" office:value-type="float" office:value="99.85" calcext:value-type="float">
            <text:p>99.85</text:p>
          </table:table-cell>
          <table:table-cell table:style-name="ce9" table:formula="of:=[.F31]+[.F$21]" office:value-type="float" office:value="110.6" calcext:value-type="float">
            <text:p>110.60</text:p>
          </table:table-cell>
          <table:table-cell table:style-name="ce9" table:formula="of:=[.G31]+[.G$21]" office:value-type="float" office:value="143.25" calcext:value-type="float">
            <text:p>143.25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7" table:formula="of:=[.B34]" office:value-type="float" office:value="23.3" calcext:value-type="float">
            <text:p>23.30</text:p>
          </table:table-cell>
          <table:table-cell table:style-name="ce9" table:formula="of:=[.C32]+[.C$21]" office:value-type="float" office:value="62.9" calcext:value-type="float">
            <text:p>62.90</text:p>
          </table:table-cell>
          <table:table-cell table:style-name="ce9" table:formula="of:=[.D32]+[.D$21]" office:value-type="float" office:value="95.2" calcext:value-type="float">
            <text:p>95.20</text:p>
          </table:table-cell>
          <table:table-cell table:style-name="ce9" table:formula="of:=[.E32]+[.E$21]" office:value-type="float" office:value="107.6" calcext:value-type="float">
            <text:p>107.60</text:p>
          </table:table-cell>
          <table:table-cell table:style-name="ce9" table:formula="of:=[.F32]+[.F$21]" office:value-type="float" office:value="119.25" calcext:value-type="float">
            <text:p>119.25</text:p>
          </table:table-cell>
          <table:table-cell table:style-name="ce9" table:formula="of:=[.G32]+[.G$21]" office:value-type="float" office:value="154.9" calcext:value-type="float">
            <text:p>154.90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23.3" calcext:value-type="float">
            <text:p>23.30</text:p>
          </table:table-cell>
          <table:table-cell table:style-name="ce9" table:formula="of:=[.C33]+[.C$21]" office:value-type="float" office:value="67.5" calcext:value-type="float">
            <text:p>67.50</text:p>
          </table:table-cell>
          <table:table-cell table:style-name="ce9" table:formula="of:=[.D33]+[.D$21]" office:value-type="float" office:value="101.75" calcext:value-type="float">
            <text:p>101.75</text:p>
          </table:table-cell>
          <table:table-cell table:style-name="ce9" table:formula="of:=[.E33]+[.E$21]" office:value-type="float" office:value="115.35" calcext:value-type="float">
            <text:p>115.35</text:p>
          </table:table-cell>
          <table:table-cell table:style-name="ce9" table:formula="of:=[.F33]+[.F$21]" office:value-type="float" office:value="127.9" calcext:value-type="float">
            <text:p>127.90</text:p>
          </table:table-cell>
          <table:table-cell table:style-name="ce9" table:formula="of:=[.G33]+[.G$21]" office:value-type="float" office:value="166.55" calcext:value-type="float">
            <text:p>166.55</text:p>
          </table:table-cell>
          <table:table-cell table:style-name="ce8" table:number-columns-repeated="4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6" office:value-type="float" office:value="17" calcext:value-type="float">
            <text:p>17.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x (kg)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e 5</text:p>
          </table:table-cell>
          <table:table-cell table:number-columns-repeated="16377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6" table:formula="of:=[.B24]+3.5" office:value-type="float" office:value="13.2" calcext:value-type="float">
            <text:p>13.20</text:p>
          </table:table-cell>
          <table:table-cell table:style-name="ce9" table:formula="of:=[.C24]+[.$C$37]" office:value-type="float" office:value="33.3" calcext:value-type="float">
            <text:p>33.30</text:p>
          </table:table-cell>
          <table:table-cell table:style-name="ce9" table:formula="of:=[.D24]+[.$C$37]" office:value-type="float" office:value="36.95" calcext:value-type="float">
            <text:p>36.95</text:p>
          </table:table-cell>
          <table:table-cell table:style-name="ce9" table:formula="of:=[.E24]+[.$C$37]" office:value-type="float" office:value="39.3" calcext:value-type="float">
            <text:p>39.30</text:p>
          </table:table-cell>
          <table:table-cell table:style-name="ce9" table:formula="of:=[.F24]+[.$C$37]" office:value-type="float" office:value="44.5" calcext:value-type="float">
            <text:p>44.50</text:p>
          </table:table-cell>
          <table:table-cell table:style-name="ce9" table:formula="of:=[.G24]+[.$C$37]" office:value-type="float" office:value="50.35" calcext:value-type="float">
            <text:p>50.35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table:formula="of:=[.B25]+3.5" office:value-type="float" office:value="14.65" calcext:value-type="float">
            <text:p>14.65</text:p>
          </table:table-cell>
          <table:table-cell table:style-name="ce9" table:formula="of:=[.C25]+[.$C$37]" office:value-type="float" office:value="36.65" calcext:value-type="float">
            <text:p>36.65</text:p>
          </table:table-cell>
          <table:table-cell table:style-name="ce9" table:formula="of:=[.D25]+[.$C$37]" office:value-type="float" office:value="43" calcext:value-type="float">
            <text:p>43.00</text:p>
          </table:table-cell>
          <table:table-cell table:style-name="ce9" table:formula="of:=[.E25]+[.$C$37]" office:value-type="float" office:value="46" calcext:value-type="float">
            <text:p>46.00</text:p>
          </table:table-cell>
          <table:table-cell table:style-name="ce9" table:formula="of:=[.F25]+[.$C$37]" office:value-type="float" office:value="51.4" calcext:value-type="float">
            <text:p>51.40</text:p>
          </table:table-cell>
          <table:table-cell table:style-name="ce9" table:formula="of:=[.G25]+[.$C$37]" office:value-type="float" office:value="59.4" calcext:value-type="float">
            <text:p>59.40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formula="of:=[.B26]+4" office:value-type="float" office:value="19.25" calcext:value-type="float">
            <text:p>19.25</text:p>
          </table:table-cell>
          <table:table-cell table:style-name="ce9" table:formula="of:=[.C26]+[.$C$37]" office:value-type="float" office:value="43.4" calcext:value-type="float">
            <text:p>43.40</text:p>
          </table:table-cell>
          <table:table-cell table:style-name="ce9" table:formula="of:=[.D26]+[.$C$37]" office:value-type="float" office:value="55.15" calcext:value-type="float">
            <text:p>55.15</text:p>
          </table:table-cell>
          <table:table-cell table:style-name="ce9" table:formula="of:=[.E26]+[.$C$37]" office:value-type="float" office:value="59.2" calcext:value-type="float">
            <text:p>59.20</text:p>
          </table:table-cell>
          <table:table-cell table:style-name="ce9" table:formula="of:=[.F26]+[.$C$37]" office:value-type="float" office:value="65.3" calcext:value-type="float">
            <text:p>65.30</text:p>
          </table:table-cell>
          <table:table-cell table:style-name="ce9" table:formula="of:=[.G26]+[.$C$37]" office:value-type="float" office:value="77.5" calcext:value-type="float">
            <text:p>77.50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7" table:formula="of:=[.B44]" office:value-type="float" office:value="23.8" calcext:value-type="float">
            <text:p>23.80</text:p>
          </table:table-cell>
          <table:table-cell table:style-name="ce9" table:formula="of:=[.C27]+[.$C$37]" office:value-type="float" office:value="50.15" calcext:value-type="float">
            <text:p>50.15</text:p>
          </table:table-cell>
          <table:table-cell table:style-name="ce9" table:formula="of:=[.D27]+[.$C$37]" office:value-type="float" office:value="67.3" calcext:value-type="float">
            <text:p>67.30</text:p>
          </table:table-cell>
          <table:table-cell table:style-name="ce9" table:formula="of:=[.E27]+[.$C$37]" office:value-type="float" office:value="72.55" calcext:value-type="float">
            <text:p>72.55</text:p>
          </table:table-cell>
          <table:table-cell table:style-name="ce9" table:formula="of:=[.F27]+[.$C$37]" office:value-type="float" office:value="79.15" calcext:value-type="float">
            <text:p>79.15</text:p>
          </table:table-cell>
          <table:table-cell table:style-name="ce9" table:formula="of:=[.G27]+[.$C$37]" office:value-type="float" office:value="95.55" calcext:value-type="float">
            <text:p>95.55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45]" office:value-type="float" office:value="23.8" calcext:value-type="float">
            <text:p>23.80</text:p>
          </table:table-cell>
          <table:table-cell table:style-name="ce9" table:formula="of:=[.C28]+[.$C$37]" office:value-type="float" office:value="56.9" calcext:value-type="float">
            <text:p>56.90</text:p>
          </table:table-cell>
          <table:table-cell table:style-name="ce9" table:formula="of:=[.D28]+[.$C$37]" office:value-type="float" office:value="79.45" calcext:value-type="float">
            <text:p>79.45</text:p>
          </table:table-cell>
          <table:table-cell table:style-name="ce9" table:formula="of:=[.E28]+[.$C$37]" office:value-type="float" office:value="85.85" calcext:value-type="float">
            <text:p>85.85</text:p>
          </table:table-cell>
          <table:table-cell table:style-name="ce9" table:formula="of:=[.F28]+[.$C$37]" office:value-type="float" office:value="93" calcext:value-type="float">
            <text:p>93.00</text:p>
          </table:table-cell>
          <table:table-cell table:style-name="ce9" table:formula="of:=[.G28]+[.$C$37]" office:value-type="float" office:value="113.65" calcext:value-type="float">
            <text:p>113.65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7" table:formula="of:=[.B46]" office:value-type="float" office:value="23.8" calcext:value-type="float">
            <text:p>23.80</text:p>
          </table:table-cell>
          <table:table-cell table:style-name="ce9" table:formula="of:=[.C29]+[.$C$37]" office:value-type="float" office:value="61.5" calcext:value-type="float">
            <text:p>61.50</text:p>
          </table:table-cell>
          <table:table-cell table:style-name="ce9" table:formula="of:=[.D29]+[.$C$37]" office:value-type="float" office:value="86" calcext:value-type="float">
            <text:p>86.00</text:p>
          </table:table-cell>
          <table:table-cell table:style-name="ce9" table:formula="of:=[.E29]+[.$C$37]" office:value-type="float" office:value="93.6" calcext:value-type="float">
            <text:p>93.60</text:p>
          </table:table-cell>
          <table:table-cell table:style-name="ce9" table:formula="of:=[.F29]+[.$C$37]" office:value-type="float" office:value="101.65" calcext:value-type="float">
            <text:p>101.65</text:p>
          </table:table-cell>
          <table:table-cell table:style-name="ce9" table:formula="of:=[.G29]+[.$C$37]" office:value-type="float" office:value="125.3" calcext:value-type="float">
            <text:p>125.30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30]+4.5" office:value-type="float" office:value="23.8" calcext:value-type="float">
            <text:p>23.80</text:p>
          </table:table-cell>
          <table:table-cell table:style-name="ce9" table:formula="of:=[.C30]+[.$C$37]" office:value-type="float" office:value="66.1" calcext:value-type="float">
            <text:p>66.10</text:p>
          </table:table-cell>
          <table:table-cell table:style-name="ce9" table:formula="of:=[.D30]+[.$C$37]" office:value-type="float" office:value="92.55" calcext:value-type="float">
            <text:p>92.55</text:p>
          </table:table-cell>
          <table:table-cell table:style-name="ce9" table:formula="of:=[.E30]+[.$C$37]" office:value-type="float" office:value="101.35" calcext:value-type="float">
            <text:p>101.35</text:p>
          </table:table-cell>
          <table:table-cell table:style-name="ce9" table:formula="of:=[.F30]+[.$C$37]" office:value-type="float" office:value="110.3" calcext:value-type="float">
            <text:p>110.30</text:p>
          </table:table-cell>
          <table:table-cell table:style-name="ce9" table:formula="of:=[.G30]+[.$C$37]" office:value-type="float" office:value="136.95" calcext:value-type="float">
            <text:p>136.95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7" table:formula="of:=[.B48]" office:value-type="float" office:value="31.8" calcext:value-type="float">
            <text:p>31.80</text:p>
          </table:table-cell>
          <table:table-cell table:style-name="ce9" table:formula="of:=[.C31]+[.$C$37]" office:value-type="float" office:value="70.7" calcext:value-type="float">
            <text:p>70.70</text:p>
          </table:table-cell>
          <table:table-cell table:style-name="ce9" table:formula="of:=[.D31]+[.$C$37]" office:value-type="float" office:value="99.1" calcext:value-type="float">
            <text:p>99.10</text:p>
          </table:table-cell>
          <table:table-cell table:style-name="ce9" table:formula="of:=[.E31]+[.$C$37]" office:value-type="float" office:value="109.1" calcext:value-type="float">
            <text:p>109.10</text:p>
          </table:table-cell>
          <table:table-cell table:style-name="ce9" table:formula="of:=[.F31]+[.$C$37]" office:value-type="float" office:value="118.95" calcext:value-type="float">
            <text:p>118.95</text:p>
          </table:table-cell>
          <table:table-cell table:style-name="ce9" table:formula="of:=[.G31]+[.$C$37]" office:value-type="float" office:value="148.6" calcext:value-type="float">
            <text:p>148.60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[.B49]" office:value-type="float" office:value="31.8" calcext:value-type="float">
            <text:p>31.80</text:p>
          </table:table-cell>
          <table:table-cell table:style-name="ce9" table:formula="of:=[.C32]+[.$C$37]" office:value-type="float" office:value="75.3" calcext:value-type="float">
            <text:p>75.30</text:p>
          </table:table-cell>
          <table:table-cell table:style-name="ce9" table:formula="of:=[.D32]+[.$C$37]" office:value-type="float" office:value="105.65" calcext:value-type="float">
            <text:p>105.65</text:p>
          </table:table-cell>
          <table:table-cell table:style-name="ce9" table:formula="of:=[.E32]+[.$C$37]" office:value-type="float" office:value="116.85" calcext:value-type="float">
            <text:p>116.85</text:p>
          </table:table-cell>
          <table:table-cell table:style-name="ce9" table:formula="of:=[.F32]+[.$C$37]" office:value-type="float" office:value="127.6" calcext:value-type="float">
            <text:p>127.60</text:p>
          </table:table-cell>
          <table:table-cell table:style-name="ce9" table:formula="of:=[.G32]+[.$C$37]" office:value-type="float" office:value="160.25" calcext:value-type="float">
            <text:p>160.25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7" table:formula="of:=[.B50]" office:value-type="float" office:value="31.8" calcext:value-type="float">
            <text:p>31.80</text:p>
          </table:table-cell>
          <table:table-cell table:style-name="ce9" table:formula="of:=[.C33]+[.$C$37]" office:value-type="float" office:value="79.9" calcext:value-type="float">
            <text:p>79.90</text:p>
          </table:table-cell>
          <table:table-cell table:style-name="ce9" table:formula="of:=[.D33]+[.$C$37]" office:value-type="float" office:value="112.2" calcext:value-type="float">
            <text:p>112.20</text:p>
          </table:table-cell>
          <table:table-cell table:style-name="ce9" table:formula="of:=[.E33]+[.$C$37]" office:value-type="float" office:value="124.6" calcext:value-type="float">
            <text:p>124.60</text:p>
          </table:table-cell>
          <table:table-cell table:style-name="ce9" table:formula="of:=[.F33]+[.$C$37]" office:value-type="float" office:value="136.25" calcext:value-type="float">
            <text:p>136.25</text:p>
          </table:table-cell>
          <table:table-cell table:style-name="ce9" table:formula="of:=[.G33]+[.$C$37]" office:value-type="float" office:value="171.9" calcext:value-type="float">
            <text:p>171.90</text:p>
          </table:table-cell>
          <table:table-cell table:style-name="ce8" table:number-columns-repeated="4"/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31.8" calcext:value-type="float">
            <text:p>31.80</text:p>
          </table:table-cell>
          <table:table-cell table:style-name="ce9" table:formula="of:=[.C34]+[.$C$37]" office:value-type="float" office:value="84.5" calcext:value-type="float">
            <text:p>84.50</text:p>
          </table:table-cell>
          <table:table-cell table:style-name="ce9" table:formula="of:=[.D34]+[.$C$37]" office:value-type="float" office:value="118.75" calcext:value-type="float">
            <text:p>118.75</text:p>
          </table:table-cell>
          <table:table-cell table:style-name="ce9" table:formula="of:=[.E34]+[.$C$37]" office:value-type="float" office:value="132.35" calcext:value-type="float">
            <text:p>132.35</text:p>
          </table:table-cell>
          <table:table-cell table:style-name="ce9" table:formula="of:=[.F34]+[.$C$37]" office:value-type="float" office:value="144.9" calcext:value-type="float">
            <text:p>144.90</text:p>
          </table:table-cell>
          <table:table-cell table:style-name="ce9" table:formula="of:=[.G34]+[.$C$37]" office:value-type="float" office:value="183.55" calcext:value-type="float">
            <text:p>183.55</text:p>
          </table:table-cell>
          <table:table-cell table:style-name="ce8" table:number-columns-repeated="4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16383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one_lookup" table:style-name="ta2">
        <table:table-column table:style-name="co1" table:number-columns-repeated="64" table:default-cell-style-name="ce13"/>
        <table:table-column table:style-name="co2" table:number-columns-repeated="16320" table:default-cell-style-name="ce13"/>
        <table:table-row table:style-name="ro1">
          <table:table-cell table:style-name="ce2" office:value-type="string" calcext:value-type="string">
            <text:p>Zon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US &amp; Cana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te_definitions_1" table:style-name="ta2">
        <table:table-column table:style-name="co1" table:number-columns-repeated="5" table:default-cell-style-name="ce13"/>
        <table:table-column table:style-name="co2" table:default-cell-style-name="ce13"/>
        <table:table-column table:style-name="co13" table:default-cell-style-name="ce13"/>
        <table:table-column table:style-name="co1" table:number-columns-repeated="57" table:default-cell-style-name="ce13"/>
        <table:table-column table:style-name="co2" table:number-columns-repeated="16320" table:default-cell-style-name="ce13"/>
        <table:table-row table:style-name="ro1">
          <table:table-cell table:style-name="ce2" office:value-type="string" calcext:value-type="string">
            <text:p>Example 1: Standard and Express, up to 1 kg, no insurance, no discount</text:p>
          </table:table-cell>
          <table:table-cell table:style-name="ce3" table:number-columns-repeated="11"/>
          <table:table-cell table:number-columns-repeated="16372"/>
        </table:table-row>
        <table:table-row table:style-name="ro1">
          <table:table-cell/>
          <table:table-cell table:style-name="ce3" table:number-columns-repeated="11"/>
          <table:table-cell table:number-columns-repeated="1637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formula="of:=MATCH([.D4];[Rate_data.$A$24:.$A$34];0)+IF([.B4]=&quot;Express&quot;;16;0)" office:value-type="float" office:value="1" calcext:value-type="float">
            <text:p>1</text:p>
          </table:table-cell>
          <table:table-cell table:formula="of:=MATCH([.A4];[Rate_data.$B$23:.$K$23];0)" office:value-type="float" office:value="1" calcext:value-type="float">
            <text:p>1</text:p>
          </table:table-cell>
          <table:table-cell table:style-name="ce8" table:formula="of:=IF([.E4]=&quot;Yes&quot;;([.D4]*[Rate_data.$C$8]-100)/100*IF([.A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];[.I4])" office:value-type="float" office:value="9.7" calcext:value-type="float">
            <text:p>9.70</text:p>
          </table:table-cell>
          <table:table-cell table:style-name="ce8" table:formula="of:=ROUND(([.J4]+[.K4])*(1-[.F4]);2)" office:value-type="float" office:value="9.7" calcext:value-type="float">
            <text:p>9.7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4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500g)</text:p>
          </table:table-cell>
          <table:table-cell table:formula="of:=MATCH([.D5];[Rate_data.$A$24:.$A$34];0)+IF([.B5]=&quot;Express&quot;;16;0)" office:value-type="float" office:value="2" calcext:value-type="float">
            <text:p>2</text:p>
          </table:table-cell>
          <table:table-cell table:formula="of:=MATCH([.A5];[Rate_data.$B$23:.$K$23];0)" office:value-type="float" office:value="1" calcext:value-type="float">
            <text:p>1</text:p>
          </table:table-cell>
          <table:table-cell table:style-name="ce8" table:formula="of:=IF([.E5]=&quot;Yes&quot;;([.D5]*[Rate_data.$C$8]-100)/100*IF([.A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];[.I5])" office:value-type="float" office:value="11.15" calcext:value-type="float">
            <text:p>11.15</text:p>
          </table:table-cell>
          <table:table-cell table:style-name="ce8" table:formula="of:=ROUND(([.J5]+[.K5])*(1-[.F5]);2)" office:value-type="float" office:value="11.15" calcext:value-type="float">
            <text:p>11.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formula="of:=MATCH([.D6];[Rate_data.$A$24:.$A$34];0)+IF([.B6]=&quot;Express&quot;;16;0)" office:value-type="float" office:value="3" calcext:value-type="float">
            <text:p>3</text:p>
          </table:table-cell>
          <table:table-cell table:formula="of:=MATCH([.A6];[Rate_data.$B$23:.$K$23];0)" office:value-type="float" office:value="1" calcext:value-type="float">
            <text:p>1</text:p>
          </table:table-cell>
          <table:table-cell table:style-name="ce8" table:formula="of:=IF([.E6]=&quot;Yes&quot;;([.D6]*[Rate_data.$C$8]-100)/100*IF([.A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];[.I6])" office:value-type="float" office:value="15.25" calcext:value-type="float">
            <text:p>15.25</text:p>
          </table:table-cell>
          <table:table-cell table:style-name="ce8" table:formula="of:=ROUND(([.J6]+[.K6])*(1-[.F6]);2)" office:value-type="float" office:value="15.25" calcext:value-type="float">
            <text:p>15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3kg)</text:p>
          </table:table-cell>
          <table:table-cell table:formula="of:=MATCH([.D7];[Rate_data.$A$24:.$A$34];0)+IF([.B7]=&quot;Express&quot;;16;0)" office:value-type="float" office:value="7" calcext:value-type="float">
            <text:p>7</text:p>
          </table:table-cell>
          <table:table-cell table:formula="of:=MATCH([.A7];[Rate_data.$B$23:.$K$23];0)" office:value-type="float" office:value="1" calcext:value-type="float">
            <text:p>1</text:p>
          </table:table-cell>
          <table:table-cell table:style-name="ce8" table:formula="of:=IF([.E7]=&quot;Yes&quot;;([.D7]*[Rate_data.$C$8]-100)/100*IF([.A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];[.I7])" office:value-type="float" office:value="19.3" calcext:value-type="float">
            <text:p>19.30</text:p>
          </table:table-cell>
          <table:table-cell table:style-name="ce8" table:formula="of:=ROUND(([.J7]+[.K7])*(1-[.F7]);2)" office:value-type="float" office:value="19.3" calcext:value-type="float">
            <text:p>19.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5kg)</text:p>
          </table:table-cell>
          <table:table-cell table:formula="of:=MATCH([.D8];[Rate_data.$A$24:.$A$34];0)+IF([.B8]=&quot;Express&quot;;16;0)" office:value-type="float" office:value="11" calcext:value-type="float">
            <text:p>11</text:p>
          </table:table-cell>
          <table:table-cell table:formula="of:=MATCH([.A8];[Rate_data.$B$23:.$K$23];0)" office:value-type="float" office:value="1" calcext:value-type="float">
            <text:p>1</text:p>
          </table:table-cell>
          <table:table-cell table:style-name="ce8" table:formula="of:=IF([.E8]=&quot;Yes&quot;;([.D8]*[Rate_data.$C$8]-100)/100*IF([.A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];[.I8])" office:value-type="float" office:value="23.3" calcext:value-type="float">
            <text:p>23.30</text:p>
          </table:table-cell>
          <table:table-cell table:style-name="ce8" table:formula="of:=ROUND(([.J8]+[.K8])*(1-[.F8]);2)" office:value-type="float" office:value="23.3" calcext:value-type="float">
            <text:p>23.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formula="of:=MATCH([.D9];[Rate_data.$A$24:.$A$34];0)+IF([.B9]=&quot;Express&quot;;16;0)" office:value-type="float" office:value="17" calcext:value-type="float">
            <text:p>17</text:p>
          </table:table-cell>
          <table:table-cell table:formula="of:=MATCH([.A9];[Rate_data.$B$23:.$K$23];0)" office:value-type="float" office:value="1" calcext:value-type="float">
            <text:p>1</text:p>
          </table:table-cell>
          <table:table-cell table:style-name="ce8" table:formula="of:=IF([.E9]=&quot;Yes&quot;;([.D9]*[Rate_data.$C$8]-100)/100*IF([.A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];[.I9])" office:value-type="float" office:value="13.2" calcext:value-type="float">
            <text:p>13.20</text:p>
          </table:table-cell>
          <table:table-cell table:style-name="ce8" table:formula="of:=ROUND(([.J9]+[.K9])*(1-[.F9]);2)" office:value-type="float" office:value="13.2" calcext:value-type="float">
            <text:p>13.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9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500g)</text:p>
          </table:table-cell>
          <table:table-cell table:formula="of:=MATCH([.D10];[Rate_data.$A$24:.$A$34];0)+IF([.B10]=&quot;Express&quot;;16;0)" office:value-type="float" office:value="18" calcext:value-type="float">
            <text:p>18</text:p>
          </table:table-cell>
          <table:table-cell table:formula="of:=MATCH([.A10];[Rate_data.$B$23:.$K$23];0)" office:value-type="float" office:value="1" calcext:value-type="float">
            <text:p>1</text:p>
          </table:table-cell>
          <table:table-cell table:style-name="ce8" table:formula="of:=IF([.E10]=&quot;Yes&quot;;([.D10]*[Rate_data.$C$8]-100)/100*IF([.A1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];[.I10])" office:value-type="float" office:value="14.65" calcext:value-type="float">
            <text:p>14.65</text:p>
          </table:table-cell>
          <table:table-cell table:style-name="ce8" table:formula="of:=ROUND(([.J10]+[.K10])*(1-[.F10]);2)" office:value-type="float" office:value="14.65" calcext:value-type="float">
            <text:p>14.6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formula="of:=MATCH([.D11];[Rate_data.$A$24:.$A$34];0)+IF([.B11]=&quot;Express&quot;;16;0)" office:value-type="float" office:value="19" calcext:value-type="float">
            <text:p>19</text:p>
          </table:table-cell>
          <table:table-cell table:formula="of:=MATCH([.A11];[Rate_data.$B$23:.$K$23];0)" office:value-type="float" office:value="1" calcext:value-type="float">
            <text:p>1</text:p>
          </table:table-cell>
          <table:table-cell table:style-name="ce8" table:formula="of:=IF([.E11]=&quot;Yes&quot;;([.D11]*[Rate_data.$C$8]-100)/100*IF([.A1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];[.I11])" office:value-type="float" office:value="19.25" calcext:value-type="float">
            <text:p>19.25</text:p>
          </table:table-cell>
          <table:table-cell table:style-name="ce8" table:formula="of:=ROUND(([.J11]+[.K11])*(1-[.F11]);2)" office:value-type="float" office:value="19.25" calcext:value-type="float">
            <text:p>19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3kg)</text:p>
          </table:table-cell>
          <table:table-cell table:formula="of:=MATCH([.D12];[Rate_data.$A$24:.$A$34];0)+IF([.B12]=&quot;Express&quot;;16;0)" office:value-type="float" office:value="23" calcext:value-type="float">
            <text:p>23</text:p>
          </table:table-cell>
          <table:table-cell table:formula="of:=MATCH([.A12];[Rate_data.$B$23:.$K$23];0)" office:value-type="float" office:value="1" calcext:value-type="float">
            <text:p>1</text:p>
          </table:table-cell>
          <table:table-cell table:style-name="ce8" table:formula="of:=IF([.E12]=&quot;Yes&quot;;([.D12]*[Rate_data.$C$8]-100)/100*IF([.A1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];[.I12])" office:value-type="float" office:value="23.8" calcext:value-type="float">
            <text:p>23.80</text:p>
          </table:table-cell>
          <table:table-cell table:style-name="ce8" table:formula="of:=ROUND(([.J12]+[.K12])*(1-[.F12]);2)" office:value-type="float" office:value="23.8" calcext:value-type="float">
            <text:p>23.8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5kg)</text:p>
          </table:table-cell>
          <table:table-cell table:formula="of:=MATCH([.D13];[Rate_data.$A$24:.$A$34];0)+IF([.B13]=&quot;Express&quot;;16;0)" office:value-type="float" office:value="27" calcext:value-type="float">
            <text:p>27</text:p>
          </table:table-cell>
          <table:table-cell table:formula="of:=MATCH([.A13];[Rate_data.$B$23:.$K$23];0)" office:value-type="float" office:value="1" calcext:value-type="float">
            <text:p>1</text:p>
          </table:table-cell>
          <table:table-cell table:style-name="ce8" table:formula="of:=IF([.E13]=&quot;Yes&quot;;([.D13]*[Rate_data.$C$8]-100)/100*IF([.A1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];[.I13])" office:value-type="float" office:value="31.8" calcext:value-type="float">
            <text:p>31.80</text:p>
          </table:table-cell>
          <table:table-cell table:style-name="ce8" table:formula="of:=ROUND(([.J13]+[.K13])*(1-[.F13]);2)" office:value-type="float" office:value="31.8" calcext:value-type="float">
            <text:p>31.8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14];[Rate_data.$A$24:.$A$34];0)+IF([.B14]=&quot;Express&quot;;16;0)" office:value-type="float" office:value="1" calcext:value-type="float">
            <text:p>1</text:p>
          </table:table-cell>
          <table:table-cell table:formula="of:=MATCH([.A14];[Rate_data.$B$23:.$K$23];0)" office:value-type="float" office:value="2" calcext:value-type="float">
            <text:p>2</text:p>
          </table:table-cell>
          <table:table-cell table:style-name="ce8" table:formula="of:=IF([.E14]=&quot;Yes&quot;;([.D14]*[Rate_data.$C$8]-100)/100*IF([.A1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];[.I14])" office:value-type="float" office:value="16.3" calcext:value-type="float">
            <text:p>16.30</text:p>
          </table:table-cell>
          <table:table-cell table:style-name="ce8" table:formula="of:=ROUND(([.J14]+[.K14])*(1-[.F14]);2)" office:value-type="float" office:value="16.3" calcext:value-type="float">
            <text:p>16.30</text:p>
          </table:table-cell>
          <table:table-cell table:number-columns-repeated="16372"/>
        </table:table-row>
        <table:table-row table:style-name="ro1">
          <table:table-cell table:formula="of:=[.A14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4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15];[Rate_data.$A$24:.$A$34];0)+IF([.B15]=&quot;Express&quot;;16;0)" office:value-type="float" office:value="2" calcext:value-type="float">
            <text:p>2</text:p>
          </table:table-cell>
          <table:table-cell table:formula="of:=MATCH([.A15];[Rate_data.$B$23:.$K$23];0)" office:value-type="float" office:value="2" calcext:value-type="float">
            <text:p>2</text:p>
          </table:table-cell>
          <table:table-cell table:style-name="ce8" table:formula="of:=IF([.E15]=&quot;Yes&quot;;([.D15]*[Rate_data.$C$8]-100)/100*IF([.A1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5];[.I15])" office:value-type="float" office:value="19.65" calcext:value-type="float">
            <text:p>19.65</text:p>
          </table:table-cell>
          <table:table-cell table:style-name="ce8" table:formula="of:=ROUND(([.J15]+[.K15])*(1-[.F15]);2)" office:value-type="float" office:value="19.65" calcext:value-type="float">
            <text:p>19.65</text:p>
          </table:table-cell>
          <table:table-cell table:number-columns-repeated="16372"/>
        </table:table-row>
        <table:table-row table:style-name="ro1">
          <table:table-cell table:formula="of:=[.A15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16];[Rate_data.$A$24:.$A$34];0)+IF([.B16]=&quot;Express&quot;;16;0)" office:value-type="float" office:value="3" calcext:value-type="float">
            <text:p>3</text:p>
          </table:table-cell>
          <table:table-cell table:formula="of:=MATCH([.A16];[Rate_data.$B$23:.$K$23];0)" office:value-type="float" office:value="2" calcext:value-type="float">
            <text:p>2</text:p>
          </table:table-cell>
          <table:table-cell table:style-name="ce8" table:formula="of:=IF([.E16]=&quot;Yes&quot;;([.D16]*[Rate_data.$C$8]-100)/100*IF([.A1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6];[.I16])" office:value-type="float" office:value="26.4" calcext:value-type="float">
            <text:p>26.40</text:p>
          </table:table-cell>
          <table:table-cell table:style-name="ce8" table:formula="of:=ROUND(([.J16]+[.K16])*(1-[.F16]);2)" office:value-type="float" office:value="26.4" calcext:value-type="float">
            <text:p>26.40</text:p>
          </table:table-cell>
          <table:table-cell table:number-columns-repeated="16372"/>
        </table:table-row>
        <table:table-row table:style-name="ro1">
          <table:table-cell table:formula="of:=[.A16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6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17];[Rate_data.$A$24:.$A$34];0)+IF([.B17]=&quot;Express&quot;;16;0)" office:value-type="float" office:value="4" calcext:value-type="float">
            <text:p>4</text:p>
          </table:table-cell>
          <table:table-cell table:formula="of:=MATCH([.A17];[Rate_data.$B$23:.$K$23];0)" office:value-type="float" office:value="2" calcext:value-type="float">
            <text:p>2</text:p>
          </table:table-cell>
          <table:table-cell table:style-name="ce8" table:formula="of:=IF([.E17]=&quot;Yes&quot;;([.D17]*[Rate_data.$C$8]-100)/100*IF([.A1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7];[.I17])" office:value-type="float" office:value="33.15" calcext:value-type="float">
            <text:p>33.15</text:p>
          </table:table-cell>
          <table:table-cell table:style-name="ce8" table:formula="of:=ROUND(([.J17]+[.K17])*(1-[.F17]);2)" office:value-type="float" office:value="33.15" calcext:value-type="float">
            <text:p>33.15</text:p>
          </table:table-cell>
          <table:table-cell table:number-columns-repeated="16372"/>
        </table:table-row>
        <table:table-row table:style-name="ro1">
          <table:table-cell table:formula="of:=[.A17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7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8]&amp;&quot;kg)&quot;" office:value-type="string" office:string-value="International Standard (2kg)" calcext:value-type="string">
            <text:p>International Standard (2kg)</text:p>
          </table:table-cell>
          <table:table-cell table:formula="of:=MATCH([.D18];[Rate_data.$A$24:.$A$34];0)+IF([.B18]=&quot;Express&quot;;16;0)" office:value-type="float" office:value="5" calcext:value-type="float">
            <text:p>5</text:p>
          </table:table-cell>
          <table:table-cell table:formula="of:=MATCH([.A18];[Rate_data.$B$23:.$K$23];0)" office:value-type="float" office:value="2" calcext:value-type="float">
            <text:p>2</text:p>
          </table:table-cell>
          <table:table-cell table:style-name="ce8" table:formula="of:=IF([.E18]=&quot;Yes&quot;;([.D18]*[Rate_data.$C$8]-100)/100*IF([.A1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8];[.I18])" office:value-type="float" office:value="39.9" calcext:value-type="float">
            <text:p>39.90</text:p>
          </table:table-cell>
          <table:table-cell table:style-name="ce8" table:formula="of:=ROUND(([.J18]+[.K18])*(1-[.F18]);2)" office:value-type="float" office:value="39.9" calcext:value-type="float">
            <text:p>39.90</text:p>
          </table:table-cell>
          <table:table-cell table:number-columns-repeated="16372"/>
        </table:table-row>
        <table:table-row table:style-name="ro1">
          <table:table-cell table:formula="of:=[.A18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8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9]&amp;&quot;kg)&quot;" office:value-type="string" office:string-value="International Standard (2.5kg)" calcext:value-type="string">
            <text:p>International Standard (2.5kg)</text:p>
          </table:table-cell>
          <table:table-cell table:formula="of:=MATCH([.D19];[Rate_data.$A$24:.$A$34];0)+IF([.B19]=&quot;Express&quot;;16;0)" office:value-type="float" office:value="6" calcext:value-type="float">
            <text:p>6</text:p>
          </table:table-cell>
          <table:table-cell table:formula="of:=MATCH([.A19];[Rate_data.$B$23:.$K$23];0)" office:value-type="float" office:value="2" calcext:value-type="float">
            <text:p>2</text:p>
          </table:table-cell>
          <table:table-cell table:style-name="ce8" table:formula="of:=IF([.E19]=&quot;Yes&quot;;([.D19]*[Rate_data.$C$8]-100)/100*IF([.A1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9];[.I19])" office:value-type="float" office:value="44.5" calcext:value-type="float">
            <text:p>44.50</text:p>
          </table:table-cell>
          <table:table-cell table:style-name="ce8" table:formula="of:=ROUND(([.J19]+[.K19])*(1-[.F19]);2)" office:value-type="float" office:value="44.5" calcext:value-type="float">
            <text:p>44.50</text:p>
          </table:table-cell>
          <table:table-cell table:number-columns-repeated="16372"/>
        </table:table-row>
        <table:table-row table:style-name="ro1">
          <table:table-cell table:formula="of:=[.A19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9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0]&amp;&quot;kg)&quot;" office:value-type="string" office:string-value="International Standard (3kg)" calcext:value-type="string">
            <text:p>International Standard (3kg)</text:p>
          </table:table-cell>
          <table:table-cell table:formula="of:=MATCH([.D20];[Rate_data.$A$24:.$A$34];0)+IF([.B20]=&quot;Express&quot;;16;0)" office:value-type="float" office:value="7" calcext:value-type="float">
            <text:p>7</text:p>
          </table:table-cell>
          <table:table-cell table:formula="of:=MATCH([.A20];[Rate_data.$B$23:.$K$23];0)" office:value-type="float" office:value="2" calcext:value-type="float">
            <text:p>2</text:p>
          </table:table-cell>
          <table:table-cell table:style-name="ce8" table:formula="of:=IF([.E20]=&quot;Yes&quot;;([.D20]*[Rate_data.$C$8]-100)/100*IF([.A2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0];[.I20])" office:value-type="float" office:value="49.1" calcext:value-type="float">
            <text:p>49.10</text:p>
          </table:table-cell>
          <table:table-cell table:style-name="ce8" table:formula="of:=ROUND(([.J20]+[.K20])*(1-[.F20]);2)" office:value-type="float" office:value="49.1" calcext:value-type="float">
            <text:p>49.10</text:p>
          </table:table-cell>
          <table:table-cell table:number-columns-repeated="16372"/>
        </table:table-row>
        <table:table-row table:style-name="ro1">
          <table:table-cell table:formula="of:=[.A20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0]" office:value-type="float" office:value="3" calcext:value-type="float">
            <text:p>3</text:p>
          </table:table-cell>
          <table:table-cell table:formula="of:=[.D20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1]&amp;&quot;kg)&quot;" office:value-type="string" office:string-value="International Standard (3.5kg)" calcext:value-type="string">
            <text:p>International Standard (3.5kg)</text:p>
          </table:table-cell>
          <table:table-cell table:formula="of:=MATCH([.D21];[Rate_data.$A$24:.$A$34];0)+IF([.B21]=&quot;Express&quot;;16;0)" office:value-type="float" office:value="8" calcext:value-type="float">
            <text:p>8</text:p>
          </table:table-cell>
          <table:table-cell table:formula="of:=MATCH([.A21];[Rate_data.$B$23:.$K$23];0)" office:value-type="float" office:value="2" calcext:value-type="float">
            <text:p>2</text:p>
          </table:table-cell>
          <table:table-cell table:style-name="ce8" table:formula="of:=IF([.E21]=&quot;Yes&quot;;([.D21]*[Rate_data.$C$8]-100)/100*IF([.A2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1];[.I21])" office:value-type="float" office:value="53.7" calcext:value-type="float">
            <text:p>53.70</text:p>
          </table:table-cell>
          <table:table-cell table:style-name="ce8" table:formula="of:=ROUND(([.J21]+[.K21])*(1-[.F21]);2)" office:value-type="float" office:value="53.7" calcext:value-type="float">
            <text:p>53.70</text:p>
          </table:table-cell>
          <table:table-cell table:number-columns-repeated="16372"/>
        </table:table-row>
        <table:table-row table:style-name="ro1">
          <table:table-cell table:formula="of:=[.A21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1]" office:value-type="float" office:value="3.5" calcext:value-type="float">
            <text:p>3.5</text:p>
          </table:table-cell>
          <table:table-cell table:formula="of:=[.D21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2]&amp;&quot;kg)&quot;" office:value-type="string" office:string-value="International Standard (4kg)" calcext:value-type="string">
            <text:p>International Standard (4kg)</text:p>
          </table:table-cell>
          <table:table-cell table:formula="of:=MATCH([.D22];[Rate_data.$A$24:.$A$34];0)+IF([.B22]=&quot;Express&quot;;16;0)" office:value-type="float" office:value="9" calcext:value-type="float">
            <text:p>9</text:p>
          </table:table-cell>
          <table:table-cell table:formula="of:=MATCH([.A22];[Rate_data.$B$23:.$K$23];0)" office:value-type="float" office:value="2" calcext:value-type="float">
            <text:p>2</text:p>
          </table:table-cell>
          <table:table-cell table:style-name="ce8" table:formula="of:=IF([.E22]=&quot;Yes&quot;;([.D22]*[Rate_data.$C$8]-100)/100*IF([.A2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2];[.I22])" office:value-type="float" office:value="58.3" calcext:value-type="float">
            <text:p>58.30</text:p>
          </table:table-cell>
          <table:table-cell table:style-name="ce8" table:formula="of:=ROUND(([.J22]+[.K22])*(1-[.F22]);2)" office:value-type="float" office:value="58.3" calcext:value-type="float">
            <text:p>58.30</text:p>
          </table:table-cell>
          <table:table-cell table:number-columns-repeated="16372"/>
        </table:table-row>
        <table:table-row table:style-name="ro1">
          <table:table-cell table:formula="of:=[.A22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2]" office:value-type="float" office:value="4" calcext:value-type="float">
            <text:p>4</text:p>
          </table:table-cell>
          <table:table-cell table:formula="of:=[.D22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3]&amp;&quot;kg)&quot;" office:value-type="string" office:string-value="International Standard (4.5kg)" calcext:value-type="string">
            <text:p>International Standard (4.5kg)</text:p>
          </table:table-cell>
          <table:table-cell table:formula="of:=MATCH([.D23];[Rate_data.$A$24:.$A$34];0)+IF([.B23]=&quot;Express&quot;;16;0)" office:value-type="float" office:value="10" calcext:value-type="float">
            <text:p>10</text:p>
          </table:table-cell>
          <table:table-cell table:formula="of:=MATCH([.A23];[Rate_data.$B$23:.$K$23];0)" office:value-type="float" office:value="2" calcext:value-type="float">
            <text:p>2</text:p>
          </table:table-cell>
          <table:table-cell table:style-name="ce8" table:formula="of:=IF([.E23]=&quot;Yes&quot;;([.D23]*[Rate_data.$C$8]-100)/100*IF([.A2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3];[.I23])" office:value-type="float" office:value="62.9" calcext:value-type="float">
            <text:p>62.90</text:p>
          </table:table-cell>
          <table:table-cell table:style-name="ce8" table:formula="of:=ROUND(([.J23]+[.K23])*(1-[.F23]);2)" office:value-type="float" office:value="62.9" calcext:value-type="float">
            <text:p>62.90</text:p>
          </table:table-cell>
          <table:table-cell table:number-columns-repeated="16372"/>
        </table:table-row>
        <table:table-row table:style-name="ro1">
          <table:table-cell table:formula="of:=[.A23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3]" office:value-type="float" office:value="4.5" calcext:value-type="float">
            <text:p>4.5</text:p>
          </table:table-cell>
          <table:table-cell table:formula="of:=[.D23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4]&amp;&quot;kg)&quot;" office:value-type="string" office:string-value="International Standard (5kg)" calcext:value-type="string">
            <text:p>International Standard (5kg)</text:p>
          </table:table-cell>
          <table:table-cell table:formula="of:=MATCH([.D24];[Rate_data.$A$24:.$A$34];0)+IF([.B24]=&quot;Express&quot;;16;0)" office:value-type="float" office:value="11" calcext:value-type="float">
            <text:p>11</text:p>
          </table:table-cell>
          <table:table-cell table:formula="of:=MATCH([.A24];[Rate_data.$B$23:.$K$23];0)" office:value-type="float" office:value="2" calcext:value-type="float">
            <text:p>2</text:p>
          </table:table-cell>
          <table:table-cell table:style-name="ce8" table:formula="of:=IF([.E24]=&quot;Yes&quot;;([.D24]*[Rate_data.$C$8]-100)/100*IF([.A2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4];[.I24])" office:value-type="float" office:value="67.5" calcext:value-type="float">
            <text:p>67.50</text:p>
          </table:table-cell>
          <table:table-cell table:style-name="ce8" table:formula="of:=ROUND(([.J24]+[.K24])*(1-[.F24]);2)" office:value-type="float" office:value="67.5" calcext:value-type="float">
            <text:p>67.50</text:p>
          </table:table-cell>
          <table:table-cell table:number-columns-repeated="16372"/>
        </table:table-row>
        <table:table-row table:style-name="ro1">
          <table:table-cell table:formula="of:=[.A16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25];[Rate_data.$A$24:.$A$34];0)+IF([.B25]=&quot;Express&quot;;16;0)" office:value-type="float" office:value="17" calcext:value-type="float">
            <text:p>17</text:p>
          </table:table-cell>
          <table:table-cell table:formula="of:=MATCH([.A25];[Rate_data.$B$23:.$K$23];0)" office:value-type="float" office:value="2" calcext:value-type="float">
            <text:p>2</text:p>
          </table:table-cell>
          <table:table-cell table:style-name="ce8" table:formula="of:=IF([.E25]=&quot;Yes&quot;;([.D25]*[Rate_data.$C$8]-100)/100*IF([.A2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5];[.I25])" office:value-type="float" office:value="33.3" calcext:value-type="float">
            <text:p>33.30</text:p>
          </table:table-cell>
          <table:table-cell table:style-name="ce8" table:formula="of:=ROUND(([.J25]+[.K25])*(1-[.F25]);2)" office:value-type="float" office:value="33.3" calcext:value-type="float">
            <text:p>33.30</text:p>
          </table:table-cell>
          <table:table-cell table:number-columns-repeated="16372"/>
        </table:table-row>
        <table:table-row table:style-name="ro1">
          <table:table-cell table:formula="of:=[.A25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5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26];[Rate_data.$A$24:.$A$34];0)+IF([.B26]=&quot;Express&quot;;16;0)" office:value-type="float" office:value="18" calcext:value-type="float">
            <text:p>18</text:p>
          </table:table-cell>
          <table:table-cell table:formula="of:=MATCH([.A26];[Rate_data.$B$23:.$K$23];0)" office:value-type="float" office:value="2" calcext:value-type="float">
            <text:p>2</text:p>
          </table:table-cell>
          <table:table-cell table:style-name="ce8" table:formula="of:=IF([.E26]=&quot;Yes&quot;;([.D26]*[Rate_data.$C$8]-100)/100*IF([.A2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6];[.I26])" office:value-type="float" office:value="36.65" calcext:value-type="float">
            <text:p>36.65</text:p>
          </table:table-cell>
          <table:table-cell table:style-name="ce8" table:formula="of:=ROUND(([.J26]+[.K26])*(1-[.F26]);2)" office:value-type="float" office:value="36.65" calcext:value-type="float">
            <text:p>36.65</text:p>
          </table:table-cell>
          <table:table-cell table:number-columns-repeated="16372"/>
        </table:table-row>
        <table:table-row table:style-name="ro1">
          <table:table-cell table:formula="of:=[.A26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6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27];[Rate_data.$A$24:.$A$34];0)+IF([.B27]=&quot;Express&quot;;16;0)" office:value-type="float" office:value="19" calcext:value-type="float">
            <text:p>19</text:p>
          </table:table-cell>
          <table:table-cell table:formula="of:=MATCH([.A27];[Rate_data.$B$23:.$K$23];0)" office:value-type="float" office:value="2" calcext:value-type="float">
            <text:p>2</text:p>
          </table:table-cell>
          <table:table-cell table:style-name="ce8" table:formula="of:=IF([.E27]=&quot;Yes&quot;;([.D27]*[Rate_data.$C$8]-100)/100*IF([.A2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7];[.I27])" office:value-type="float" office:value="43.4" calcext:value-type="float">
            <text:p>43.40</text:p>
          </table:table-cell>
          <table:table-cell table:style-name="ce8" table:formula="of:=ROUND(([.J27]+[.K27])*(1-[.F27]);2)" office:value-type="float" office:value="43.4" calcext:value-type="float">
            <text:p>43.40</text:p>
          </table:table-cell>
          <table:table-cell table:number-columns-repeated="16372"/>
        </table:table-row>
        <table:table-row table:style-name="ro1">
          <table:table-cell table:formula="of:=[.A27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7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28];[Rate_data.$A$24:.$A$34];0)+IF([.B28]=&quot;Express&quot;;16;0)" office:value-type="float" office:value="20" calcext:value-type="float">
            <text:p>20</text:p>
          </table:table-cell>
          <table:table-cell table:formula="of:=MATCH([.A28];[Rate_data.$B$23:.$K$23];0)" office:value-type="float" office:value="2" calcext:value-type="float">
            <text:p>2</text:p>
          </table:table-cell>
          <table:table-cell table:style-name="ce8" table:formula="of:=IF([.E28]=&quot;Yes&quot;;([.D28]*[Rate_data.$C$8]-100)/100*IF([.A2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8];[.I28])" office:value-type="float" office:value="50.15" calcext:value-type="float">
            <text:p>50.15</text:p>
          </table:table-cell>
          <table:table-cell table:style-name="ce8" table:formula="of:=ROUND(([.J28]+[.K28])*(1-[.F28]);2)" office:value-type="float" office:value="50.15" calcext:value-type="float">
            <text:p>50.15</text:p>
          </table:table-cell>
          <table:table-cell table:number-columns-repeated="16372"/>
        </table:table-row>
        <table:table-row table:style-name="ro1">
          <table:table-cell table:formula="of:=[.A28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8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29]&amp;&quot;kg)&quot;" office:value-type="string" office:string-value="International Express (2kg)" calcext:value-type="string">
            <text:p>International Express (2kg)</text:p>
          </table:table-cell>
          <table:table-cell table:formula="of:=MATCH([.D29];[Rate_data.$A$24:.$A$34];0)+IF([.B29]=&quot;Express&quot;;16;0)" office:value-type="float" office:value="21" calcext:value-type="float">
            <text:p>21</text:p>
          </table:table-cell>
          <table:table-cell table:formula="of:=MATCH([.A29];[Rate_data.$B$23:.$K$23];0)" office:value-type="float" office:value="2" calcext:value-type="float">
            <text:p>2</text:p>
          </table:table-cell>
          <table:table-cell table:style-name="ce8" table:formula="of:=IF([.E29]=&quot;Yes&quot;;([.D29]*[Rate_data.$C$8]-100)/100*IF([.A2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9];[.I29])" office:value-type="float" office:value="56.9" calcext:value-type="float">
            <text:p>56.90</text:p>
          </table:table-cell>
          <table:table-cell table:style-name="ce8" table:formula="of:=ROUND(([.J29]+[.K29])*(1-[.F29]);2)" office:value-type="float" office:value="56.9" calcext:value-type="float">
            <text:p>56.90</text:p>
          </table:table-cell>
          <table:table-cell table:number-columns-repeated="16372"/>
        </table:table-row>
        <table:table-row table:style-name="ro1">
          <table:table-cell table:formula="of:=[.A29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9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0]&amp;&quot;kg)&quot;" office:value-type="string" office:string-value="International Express (2.5kg)" calcext:value-type="string">
            <text:p>International Express (2.5kg)</text:p>
          </table:table-cell>
          <table:table-cell table:formula="of:=MATCH([.D30];[Rate_data.$A$24:.$A$34];0)+IF([.B30]=&quot;Express&quot;;16;0)" office:value-type="float" office:value="22" calcext:value-type="float">
            <text:p>22</text:p>
          </table:table-cell>
          <table:table-cell table:formula="of:=MATCH([.A30];[Rate_data.$B$23:.$K$23];0)" office:value-type="float" office:value="2" calcext:value-type="float">
            <text:p>2</text:p>
          </table:table-cell>
          <table:table-cell table:style-name="ce8" table:formula="of:=IF([.E30]=&quot;Yes&quot;;([.D30]*[Rate_data.$C$8]-100)/100*IF([.A3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0];[.I30])" office:value-type="float" office:value="61.5" calcext:value-type="float">
            <text:p>61.50</text:p>
          </table:table-cell>
          <table:table-cell table:style-name="ce8" table:formula="of:=ROUND(([.J30]+[.K30])*(1-[.F30]);2)" office:value-type="float" office:value="61.5" calcext:value-type="float">
            <text:p>61.50</text:p>
          </table:table-cell>
          <table:table-cell table:number-columns-repeated="16372"/>
        </table:table-row>
        <table:table-row table:style-name="ro1">
          <table:table-cell table:formula="of:=[.A30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0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1]&amp;&quot;kg)&quot;" office:value-type="string" office:string-value="International Express (3kg)" calcext:value-type="string">
            <text:p>International Express (3kg)</text:p>
          </table:table-cell>
          <table:table-cell table:formula="of:=MATCH([.D31];[Rate_data.$A$24:.$A$34];0)+IF([.B31]=&quot;Express&quot;;16;0)" office:value-type="float" office:value="23" calcext:value-type="float">
            <text:p>23</text:p>
          </table:table-cell>
          <table:table-cell table:formula="of:=MATCH([.A31];[Rate_data.$B$23:.$K$23];0)" office:value-type="float" office:value="2" calcext:value-type="float">
            <text:p>2</text:p>
          </table:table-cell>
          <table:table-cell table:style-name="ce8" table:formula="of:=IF([.E31]=&quot;Yes&quot;;([.D31]*[Rate_data.$C$8]-100)/100*IF([.A3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1];[.I31])" office:value-type="float" office:value="66.1" calcext:value-type="float">
            <text:p>66.10</text:p>
          </table:table-cell>
          <table:table-cell table:style-name="ce8" table:formula="of:=ROUND(([.J31]+[.K31])*(1-[.F31]);2)" office:value-type="float" office:value="66.1" calcext:value-type="float">
            <text:p>66.10</text:p>
          </table:table-cell>
          <table:table-cell table:number-columns-repeated="16372"/>
        </table:table-row>
        <table:table-row table:style-name="ro1">
          <table:table-cell table:formula="of:=[.A31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1]" office:value-type="float" office:value="3" calcext:value-type="float">
            <text:p>3</text:p>
          </table:table-cell>
          <table:table-cell table:formula="of:=[.D31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2]&amp;&quot;kg)&quot;" office:value-type="string" office:string-value="International Express (3.5kg)" calcext:value-type="string">
            <text:p>International Express (3.5kg)</text:p>
          </table:table-cell>
          <table:table-cell table:formula="of:=MATCH([.D32];[Rate_data.$A$24:.$A$34];0)+IF([.B32]=&quot;Express&quot;;16;0)" office:value-type="float" office:value="24" calcext:value-type="float">
            <text:p>24</text:p>
          </table:table-cell>
          <table:table-cell table:formula="of:=MATCH([.A32];[Rate_data.$B$23:.$K$23];0)" office:value-type="float" office:value="2" calcext:value-type="float">
            <text:p>2</text:p>
          </table:table-cell>
          <table:table-cell table:style-name="ce8" table:formula="of:=IF([.E32]=&quot;Yes&quot;;([.D32]*[Rate_data.$C$8]-100)/100*IF([.A3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2];[.I32])" office:value-type="float" office:value="70.7" calcext:value-type="float">
            <text:p>70.70</text:p>
          </table:table-cell>
          <table:table-cell table:style-name="ce8" table:formula="of:=ROUND(([.J32]+[.K32])*(1-[.F32]);2)" office:value-type="float" office:value="70.7" calcext:value-type="float">
            <text:p>70.70</text:p>
          </table:table-cell>
          <table:table-cell table:number-columns-repeated="16372"/>
        </table:table-row>
        <table:table-row table:style-name="ro1">
          <table:table-cell table:formula="of:=[.A32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2]" office:value-type="float" office:value="3.5" calcext:value-type="float">
            <text:p>3.5</text:p>
          </table:table-cell>
          <table:table-cell table:formula="of:=[.D32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3]&amp;&quot;kg)&quot;" office:value-type="string" office:string-value="International Express (4kg)" calcext:value-type="string">
            <text:p>International Express (4kg)</text:p>
          </table:table-cell>
          <table:table-cell table:formula="of:=MATCH([.D33];[Rate_data.$A$24:.$A$34];0)+IF([.B33]=&quot;Express&quot;;16;0)" office:value-type="float" office:value="25" calcext:value-type="float">
            <text:p>25</text:p>
          </table:table-cell>
          <table:table-cell table:formula="of:=MATCH([.A33];[Rate_data.$B$23:.$K$23];0)" office:value-type="float" office:value="2" calcext:value-type="float">
            <text:p>2</text:p>
          </table:table-cell>
          <table:table-cell table:style-name="ce8" table:formula="of:=IF([.E33]=&quot;Yes&quot;;([.D33]*[Rate_data.$C$8]-100)/100*IF([.A3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3];[.I33])" office:value-type="float" office:value="75.3" calcext:value-type="float">
            <text:p>75.30</text:p>
          </table:table-cell>
          <table:table-cell table:style-name="ce8" table:formula="of:=ROUND(([.J33]+[.K33])*(1-[.F33]);2)" office:value-type="float" office:value="75.3" calcext:value-type="float">
            <text:p>75.30</text:p>
          </table:table-cell>
          <table:table-cell table:number-columns-repeated="16372"/>
        </table:table-row>
        <table:table-row table:style-name="ro1">
          <table:table-cell table:formula="of:=[.A33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3]" office:value-type="float" office:value="4" calcext:value-type="float">
            <text:p>4</text:p>
          </table:table-cell>
          <table:table-cell table:formula="of:=[.D33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4]&amp;&quot;kg)&quot;" office:value-type="string" office:string-value="International Express (4.5kg)" calcext:value-type="string">
            <text:p>International Express (4.5kg)</text:p>
          </table:table-cell>
          <table:table-cell table:formula="of:=MATCH([.D34];[Rate_data.$A$24:.$A$34];0)+IF([.B34]=&quot;Express&quot;;16;0)" office:value-type="float" office:value="26" calcext:value-type="float">
            <text:p>26</text:p>
          </table:table-cell>
          <table:table-cell table:formula="of:=MATCH([.A34];[Rate_data.$B$23:.$K$23];0)" office:value-type="float" office:value="2" calcext:value-type="float">
            <text:p>2</text:p>
          </table:table-cell>
          <table:table-cell table:style-name="ce8" table:formula="of:=IF([.E34]=&quot;Yes&quot;;([.D34]*[Rate_data.$C$8]-100)/100*IF([.A3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4];[.I34])" office:value-type="float" office:value="79.9" calcext:value-type="float">
            <text:p>79.90</text:p>
          </table:table-cell>
          <table:table-cell table:style-name="ce8" table:formula="of:=ROUND(([.J34]+[.K34])*(1-[.F34]);2)" office:value-type="float" office:value="79.9" calcext:value-type="float">
            <text:p>79.90</text:p>
          </table:table-cell>
          <table:table-cell table:number-columns-repeated="16372"/>
        </table:table-row>
        <table:table-row table:style-name="ro1">
          <table:table-cell table:formula="of:=[.A34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4]" office:value-type="float" office:value="4.5" calcext:value-type="float">
            <text:p>4.5</text:p>
          </table:table-cell>
          <table:table-cell table:formula="of:=[.D34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35]&amp;&quot; (&quot;&amp;[.D35]&amp;&quot;kg)&quot;" office:value-type="string" office:string-value="International Express (5kg)" calcext:value-type="string">
            <text:p>International Express (5kg)</text:p>
          </table:table-cell>
          <table:table-cell table:formula="of:=MATCH([.D35];[Rate_data.$A$24:.$A$34];0)+IF([.B35]=&quot;Express&quot;;16;0)" office:value-type="float" office:value="27" calcext:value-type="float">
            <text:p>27</text:p>
          </table:table-cell>
          <table:table-cell table:formula="of:=MATCH([.A35];[Rate_data.$B$23:.$K$23];0)" office:value-type="float" office:value="2" calcext:value-type="float">
            <text:p>2</text:p>
          </table:table-cell>
          <table:table-cell table:style-name="ce8" table:formula="of:=IF([.E35]=&quot;Yes&quot;;([.D35]*[Rate_data.$C$8]-100)/100*IF([.A3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5];[.I35])" office:value-type="float" office:value="84.5" calcext:value-type="float">
            <text:p>84.50</text:p>
          </table:table-cell>
          <table:table-cell table:style-name="ce8" table:formula="of:=ROUND(([.J35]+[.K35])*(1-[.F35]);2)" office:value-type="float" office:value="84.5" calcext:value-type="float">
            <text:p>84.5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36];[Rate_data.$A$24:.$A$34];0)+IF([.B36]=&quot;Express&quot;;16;0)" office:value-type="float" office:value="1" calcext:value-type="float">
            <text:p>1</text:p>
          </table:table-cell>
          <table:table-cell table:formula="of:=MATCH([.A36];[Rate_data.$B$23:.$K$23];0)" office:value-type="float" office:value="3" calcext:value-type="float">
            <text:p>3</text:p>
          </table:table-cell>
          <table:table-cell table:style-name="ce8" table:formula="of:=IF([.E36]=&quot;Yes&quot;;([.D36]*[Rate_data.$C$8]-100)/100*IF([.A3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6];[.I36])" office:value-type="float" office:value="19.95" calcext:value-type="float">
            <text:p>19.95</text:p>
          </table:table-cell>
          <table:table-cell table:style-name="ce8" table:formula="of:=ROUND(([.J36]+[.K36])*(1-[.F36]);2)" office:value-type="float" office:value="19.95" calcext:value-type="float">
            <text:p>19.95</text:p>
          </table:table-cell>
          <table:table-cell table:number-columns-repeated="16372"/>
        </table:table-row>
        <table:table-row table:style-name="ro1">
          <table:table-cell table:formula="of:=[.A36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37];[Rate_data.$A$24:.$A$34];0)+IF([.B37]=&quot;Express&quot;;16;0)" office:value-type="float" office:value="2" calcext:value-type="float">
            <text:p>2</text:p>
          </table:table-cell>
          <table:table-cell table:formula="of:=MATCH([.A37];[Rate_data.$B$23:.$K$23];0)" office:value-type="float" office:value="3" calcext:value-type="float">
            <text:p>3</text:p>
          </table:table-cell>
          <table:table-cell table:style-name="ce8" table:formula="of:=IF([.E37]=&quot;Yes&quot;;([.D37]*[Rate_data.$C$8]-100)/100*IF([.A3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7];[.I37])" office:value-type="float" office:value="26" calcext:value-type="float">
            <text:p>26.00</text:p>
          </table:table-cell>
          <table:table-cell table:style-name="ce8" table:formula="of:=ROUND(([.J37]+[.K37])*(1-[.F37]);2)" office:value-type="float" office:value="26" calcext:value-type="float">
            <text:p>26.00</text:p>
          </table:table-cell>
          <table:table-cell table:number-columns-repeated="16372"/>
        </table:table-row>
        <table:table-row table:style-name="ro1">
          <table:table-cell table:formula="of:=[.A37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38];[Rate_data.$A$24:.$A$34];0)+IF([.B38]=&quot;Express&quot;;16;0)" office:value-type="float" office:value="3" calcext:value-type="float">
            <text:p>3</text:p>
          </table:table-cell>
          <table:table-cell table:formula="of:=MATCH([.A38];[Rate_data.$B$23:.$K$23];0)" office:value-type="float" office:value="3" calcext:value-type="float">
            <text:p>3</text:p>
          </table:table-cell>
          <table:table-cell table:style-name="ce8" table:formula="of:=IF([.E38]=&quot;Yes&quot;;([.D38]*[Rate_data.$C$8]-100)/100*IF([.A3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8];[.I38])" office:value-type="float" office:value="38.15" calcext:value-type="float">
            <text:p>38.15</text:p>
          </table:table-cell>
          <table:table-cell table:style-name="ce8" table:formula="of:=ROUND(([.J38]+[.K38])*(1-[.F38]);2)" office:value-type="float" office:value="38.15" calcext:value-type="float">
            <text:p>38.15</text:p>
          </table:table-cell>
          <table:table-cell table:number-columns-repeated="16372"/>
        </table:table-row>
        <table:table-row table:style-name="ro1">
          <table:table-cell table:formula="of:=[.A38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8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39];[Rate_data.$A$24:.$A$34];0)+IF([.B39]=&quot;Express&quot;;16;0)" office:value-type="float" office:value="4" calcext:value-type="float">
            <text:p>4</text:p>
          </table:table-cell>
          <table:table-cell table:formula="of:=MATCH([.A39];[Rate_data.$B$23:.$K$23];0)" office:value-type="float" office:value="3" calcext:value-type="float">
            <text:p>3</text:p>
          </table:table-cell>
          <table:table-cell table:style-name="ce8" table:formula="of:=IF([.E39]=&quot;Yes&quot;;([.D39]*[Rate_data.$C$8]-100)/100*IF([.A3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9];[.I39])" office:value-type="float" office:value="50.3" calcext:value-type="float">
            <text:p>50.30</text:p>
          </table:table-cell>
          <table:table-cell table:style-name="ce8" table:formula="of:=ROUND(([.J39]+[.K39])*(1-[.F39]);2)" office:value-type="float" office:value="50.3" calcext:value-type="float">
            <text:p>50.30</text:p>
          </table:table-cell>
          <table:table-cell table:number-columns-repeated="16372"/>
        </table:table-row>
        <table:table-row table:style-name="ro1">
          <table:table-cell table:formula="of:=[.A39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9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40]&amp;&quot;kg)&quot;" office:value-type="string" office:string-value="International Standard (2kg)" calcext:value-type="string">
            <text:p>International Standard (2kg)</text:p>
          </table:table-cell>
          <table:table-cell table:formula="of:=MATCH([.D40];[Rate_data.$A$24:.$A$34];0)+IF([.B40]=&quot;Express&quot;;16;0)" office:value-type="float" office:value="5" calcext:value-type="float">
            <text:p>5</text:p>
          </table:table-cell>
          <table:table-cell table:formula="of:=MATCH([.A40];[Rate_data.$B$23:.$K$23];0)" office:value-type="float" office:value="3" calcext:value-type="float">
            <text:p>3</text:p>
          </table:table-cell>
          <table:table-cell table:style-name="ce8" table:formula="of:=IF([.E40]=&quot;Yes&quot;;([.D40]*[Rate_data.$C$8]-100)/100*IF([.A4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0];[.I40])" office:value-type="float" office:value="62.45" calcext:value-type="float">
            <text:p>62.45</text:p>
          </table:table-cell>
          <table:table-cell table:style-name="ce8" table:formula="of:=ROUND(([.J40]+[.K40])*(1-[.F40]);2)" office:value-type="float" office:value="62.45" calcext:value-type="float">
            <text:p>62.45</text:p>
          </table:table-cell>
          <table:table-cell table:number-columns-repeated="16372"/>
        </table:table-row>
        <table:table-row table:style-name="ro1">
          <table:table-cell table:formula="of:=[.A40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40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41]&amp;&quot;kg)&quot;" office:value-type="string" office:string-value="International Standard (2.5kg)" calcext:value-type="string">
            <text:p>International Standard (2.5kg)</text:p>
          </table:table-cell>
          <table:table-cell table:formula="of:=MATCH([.D41];[Rate_data.$A$24:.$A$34];0)+IF([.B41]=&quot;Express&quot;;16;0)" office:value-type="float" office:value="6" calcext:value-type="float">
            <text:p>6</text:p>
          </table:table-cell>
          <table:table-cell table:formula="of:=MATCH([.A41];[Rate_data.$B$23:.$K$23];0)" office:value-type="float" office:value="3" calcext:value-type="float">
            <text:p>3</text:p>
          </table:table-cell>
          <table:table-cell table:style-name="ce8" table:formula="of:=IF([.E41]=&quot;Yes&quot;;([.D41]*[Rate_data.$C$8]-100)/100*IF([.A4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1];[.I41])" office:value-type="float" office:value="69" calcext:value-type="float">
            <text:p>69.00</text:p>
          </table:table-cell>
          <table:table-cell table:style-name="ce8" table:formula="of:=ROUND(([.J41]+[.K41])*(1-[.F41]);2)" office:value-type="float" office:value="69" calcext:value-type="float">
            <text:p>69.00</text:p>
          </table:table-cell>
          <table:table-cell table:number-columns-repeated="16372"/>
        </table:table-row>
        <table:table-row table:style-name="ro1">
          <table:table-cell table:formula="of:=[.A41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41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42]&amp;&quot;kg)&quot;" office:value-type="string" office:string-value="International Standard (3kg)" calcext:value-type="string">
            <text:p>International Standard (3kg)</text:p>
          </table:table-cell>
          <table:table-cell table:formula="of:=MATCH([.D42];[Rate_data.$A$24:.$A$34];0)+IF([.B42]=&quot;Express&quot;;16;0)" office:value-type="float" office:value="7" calcext:value-type="float">
            <text:p>7</text:p>
          </table:table-cell>
          <table:table-cell table:formula="of:=MATCH([.A42];[Rate_data.$B$23:.$K$23];0)" office:value-type="float" office:value="3" calcext:value-type="float">
            <text:p>3</text:p>
          </table:table-cell>
          <table:table-cell table:style-name="ce8" table:formula="of:=IF([.E42]=&quot;Yes&quot;;([.D42]*[Rate_data.$C$8]-100)/100*IF([.A4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2];[.I42])" office:value-type="float" office:value="75.55" calcext:value-type="float">
            <text:p>75.55</text:p>
          </table:table-cell>
          <table:table-cell table:style-name="ce8" table:formula="of:=ROUND(([.J42]+[.K42])*(1-[.F42]);2)" office:value-type="float" office:value="75.55" calcext:value-type="float">
            <text:p>75.55</text:p>
          </table:table-cell>
          <table:table-cell table:number-columns-repeated="16372"/>
        </table:table-row>
        <table:table-row table:style-name="ro1">
          <table:table-cell table:formula="of:=[.A42]" office:value-type="string" office:string-value="Zone 2" calcext:value-type="string">
            <text:p>Zone 2</text:p>
          </table:table-cell>
          <table:table-cell table:formula="of:=[.B42]" office:value-type="string" office:string-value="Standard" calcext:value-type="string">
            <text:p>Standard</text:p>
          </table:table-cell>
          <table:table-cell table:formula="of:=[.D42]" office:value-type="float" office:value="3" calcext:value-type="float">
            <text:p>3</text:p>
          </table:table-cell>
          <table:table-cell table:formula="of:=[.D42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3]&amp;&quot; (&quot;&amp;[.D43]&amp;&quot;kg)&quot;" office:value-type="string" office:string-value="International Standard (3.5kg)" calcext:value-type="string">
            <text:p>International Standard (3.5kg)</text:p>
          </table:table-cell>
          <table:table-cell table:formula="of:=MATCH([.D43];[Rate_data.$A$24:.$A$34];0)+IF([.B43]=&quot;Express&quot;;16;0)" office:value-type="float" office:value="8" calcext:value-type="float">
            <text:p>8</text:p>
          </table:table-cell>
          <table:table-cell table:formula="of:=MATCH([.A43];[Rate_data.$B$23:.$K$23];0)" office:value-type="float" office:value="3" calcext:value-type="float">
            <text:p>3</text:p>
          </table:table-cell>
          <table:table-cell table:style-name="ce8" table:formula="of:=IF([.E43]=&quot;Yes&quot;;([.D43]*[Rate_data.$C$8]-100)/100*IF([.A4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3];[.I43])" office:value-type="float" office:value="82.1" calcext:value-type="float">
            <text:p>82.10</text:p>
          </table:table-cell>
          <table:table-cell table:style-name="ce8" table:formula="of:=ROUND(([.J43]+[.K43])*(1-[.F43]);2)" office:value-type="float" office:value="82.1" calcext:value-type="float">
            <text:p>82.10</text:p>
          </table:table-cell>
          <table:table-cell table:number-columns-repeated="16372"/>
        </table:table-row>
        <table:table-row table:style-name="ro1">
          <table:table-cell table:formula="of:=[.A43]" office:value-type="string" office:string-value="Zone 2" calcext:value-type="string">
            <text:p>Zone 2</text:p>
          </table:table-cell>
          <table:table-cell table:formula="of:=[.B43]" office:value-type="string" office:string-value="Standard" calcext:value-type="string">
            <text:p>Standard</text:p>
          </table:table-cell>
          <table:table-cell table:formula="of:=[.D43]" office:value-type="float" office:value="3.5" calcext:value-type="float">
            <text:p>3.5</text:p>
          </table:table-cell>
          <table:table-cell table:formula="of:=[.D43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4]&amp;&quot; (&quot;&amp;[.D44]&amp;&quot;kg)&quot;" office:value-type="string" office:string-value="International Standard (4kg)" calcext:value-type="string">
            <text:p>International Standard (4kg)</text:p>
          </table:table-cell>
          <table:table-cell table:formula="of:=MATCH([.D44];[Rate_data.$A$24:.$A$34];0)+IF([.B44]=&quot;Express&quot;;16;0)" office:value-type="float" office:value="9" calcext:value-type="float">
            <text:p>9</text:p>
          </table:table-cell>
          <table:table-cell table:formula="of:=MATCH([.A44];[Rate_data.$B$23:.$K$23];0)" office:value-type="float" office:value="3" calcext:value-type="float">
            <text:p>3</text:p>
          </table:table-cell>
          <table:table-cell table:style-name="ce8" table:formula="of:=IF([.E44]=&quot;Yes&quot;;([.D44]*[Rate_data.$C$8]-100)/100*IF([.A4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4];[.I44])" office:value-type="float" office:value="88.65" calcext:value-type="float">
            <text:p>88.65</text:p>
          </table:table-cell>
          <table:table-cell table:style-name="ce8" table:formula="of:=ROUND(([.J44]+[.K44])*(1-[.F44]);2)" office:value-type="float" office:value="88.65" calcext:value-type="float">
            <text:p>88.65</text:p>
          </table:table-cell>
          <table:table-cell table:number-columns-repeated="16372"/>
        </table:table-row>
        <table:table-row table:style-name="ro1">
          <table:table-cell table:formula="of:=[.A44]" office:value-type="string" office:string-value="Zone 2" calcext:value-type="string">
            <text:p>Zone 2</text:p>
          </table:table-cell>
          <table:table-cell table:formula="of:=[.B44]" office:value-type="string" office:string-value="Standard" calcext:value-type="string">
            <text:p>Standard</text:p>
          </table:table-cell>
          <table:table-cell table:formula="of:=[.D44]" office:value-type="float" office:value="4" calcext:value-type="float">
            <text:p>4</text:p>
          </table:table-cell>
          <table:table-cell table:formula="of:=[.D44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5]&amp;&quot; (&quot;&amp;[.D45]&amp;&quot;kg)&quot;" office:value-type="string" office:string-value="International Standard (4.5kg)" calcext:value-type="string">
            <text:p>International Standard (4.5kg)</text:p>
          </table:table-cell>
          <table:table-cell table:formula="of:=MATCH([.D45];[Rate_data.$A$24:.$A$34];0)+IF([.B45]=&quot;Express&quot;;16;0)" office:value-type="float" office:value="10" calcext:value-type="float">
            <text:p>10</text:p>
          </table:table-cell>
          <table:table-cell table:formula="of:=MATCH([.A45];[Rate_data.$B$23:.$K$23];0)" office:value-type="float" office:value="3" calcext:value-type="float">
            <text:p>3</text:p>
          </table:table-cell>
          <table:table-cell table:style-name="ce8" table:formula="of:=IF([.E45]=&quot;Yes&quot;;([.D45]*[Rate_data.$C$8]-100)/100*IF([.A4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5];[.I45])" office:value-type="float" office:value="95.2" calcext:value-type="float">
            <text:p>95.20</text:p>
          </table:table-cell>
          <table:table-cell table:style-name="ce8" table:formula="of:=ROUND(([.J45]+[.K45])*(1-[.F45]);2)" office:value-type="float" office:value="95.2" calcext:value-type="float">
            <text:p>95.20</text:p>
          </table:table-cell>
          <table:table-cell table:number-columns-repeated="16372"/>
        </table:table-row>
        <table:table-row table:style-name="ro1">
          <table:table-cell table:formula="of:=[.A45]" office:value-type="string" office:string-value="Zone 2" calcext:value-type="string">
            <text:p>Zone 2</text:p>
          </table:table-cell>
          <table:table-cell table:formula="of:=[.B45]" office:value-type="string" office:string-value="Standard" calcext:value-type="string">
            <text:p>Standard</text:p>
          </table:table-cell>
          <table:table-cell table:formula="of:=[.D45]" office:value-type="float" office:value="4.5" calcext:value-type="float">
            <text:p>4.5</text:p>
          </table:table-cell>
          <table:table-cell table:formula="of:=[.D45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6]&amp;&quot; (&quot;&amp;[.D46]&amp;&quot;kg)&quot;" office:value-type="string" office:string-value="International Standard (5kg)" calcext:value-type="string">
            <text:p>International Standard (5kg)</text:p>
          </table:table-cell>
          <table:table-cell table:formula="of:=MATCH([.D46];[Rate_data.$A$24:.$A$34];0)+IF([.B46]=&quot;Express&quot;;16;0)" office:value-type="float" office:value="11" calcext:value-type="float">
            <text:p>11</text:p>
          </table:table-cell>
          <table:table-cell table:formula="of:=MATCH([.A46];[Rate_data.$B$23:.$K$23];0)" office:value-type="float" office:value="3" calcext:value-type="float">
            <text:p>3</text:p>
          </table:table-cell>
          <table:table-cell table:style-name="ce8" table:formula="of:=IF([.E46]=&quot;Yes&quot;;([.D46]*[Rate_data.$C$8]-100)/100*IF([.A4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6];[.I46])" office:value-type="float" office:value="101.75" calcext:value-type="float">
            <text:p>101.75</text:p>
          </table:table-cell>
          <table:table-cell table:style-name="ce8" table:formula="of:=ROUND(([.J46]+[.K46])*(1-[.F46]);2)" office:value-type="float" office:value="101.75" calcext:value-type="float">
            <text:p>101.75</text:p>
          </table:table-cell>
          <table:table-cell table:number-columns-repeated="16372"/>
        </table:table-row>
        <table:table-row table:style-name="ro1">
          <table:table-cell table:formula="of:=[.A42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47];[Rate_data.$A$24:.$A$34];0)+IF([.B47]=&quot;Express&quot;;16;0)" office:value-type="float" office:value="17" calcext:value-type="float">
            <text:p>17</text:p>
          </table:table-cell>
          <table:table-cell table:formula="of:=MATCH([.A47];[Rate_data.$B$23:.$K$23];0)" office:value-type="float" office:value="3" calcext:value-type="float">
            <text:p>3</text:p>
          </table:table-cell>
          <table:table-cell table:style-name="ce8" table:formula="of:=IF([.E47]=&quot;Yes&quot;;([.D47]*[Rate_data.$C$8]-100)/100*IF([.A4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7];[.I47])" office:value-type="float" office:value="36.95" calcext:value-type="float">
            <text:p>36.95</text:p>
          </table:table-cell>
          <table:table-cell table:style-name="ce8" table:formula="of:=ROUND(([.J47]+[.K47])*(1-[.F47]);2)" office:value-type="float" office:value="36.95" calcext:value-type="float">
            <text:p>36.95</text:p>
          </table:table-cell>
          <table:table-cell table:number-columns-repeated="16372"/>
        </table:table-row>
        <table:table-row table:style-name="ro1">
          <table:table-cell table:formula="of:=[.A47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47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48];[Rate_data.$A$24:.$A$34];0)+IF([.B48]=&quot;Express&quot;;16;0)" office:value-type="float" office:value="18" calcext:value-type="float">
            <text:p>18</text:p>
          </table:table-cell>
          <table:table-cell table:formula="of:=MATCH([.A48];[Rate_data.$B$23:.$K$23];0)" office:value-type="float" office:value="3" calcext:value-type="float">
            <text:p>3</text:p>
          </table:table-cell>
          <table:table-cell table:style-name="ce8" table:formula="of:=IF([.E48]=&quot;Yes&quot;;([.D48]*[Rate_data.$C$8]-100)/100*IF([.A4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8];[.I48])" office:value-type="float" office:value="43" calcext:value-type="float">
            <text:p>43.00</text:p>
          </table:table-cell>
          <table:table-cell table:style-name="ce8" table:formula="of:=ROUND(([.J48]+[.K48])*(1-[.F48]);2)" office:value-type="float" office:value="43" calcext:value-type="float">
            <text:p>43.00</text:p>
          </table:table-cell>
          <table:table-cell table:number-columns-repeated="16372"/>
        </table:table-row>
        <table:table-row table:style-name="ro1">
          <table:table-cell table:formula="of:=[.A48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48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49];[Rate_data.$A$24:.$A$34];0)+IF([.B49]=&quot;Express&quot;;16;0)" office:value-type="float" office:value="19" calcext:value-type="float">
            <text:p>19</text:p>
          </table:table-cell>
          <table:table-cell table:formula="of:=MATCH([.A49];[Rate_data.$B$23:.$K$23];0)" office:value-type="float" office:value="3" calcext:value-type="float">
            <text:p>3</text:p>
          </table:table-cell>
          <table:table-cell table:style-name="ce8" table:formula="of:=IF([.E49]=&quot;Yes&quot;;([.D49]*[Rate_data.$C$8]-100)/100*IF([.A4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9];[.I49])" office:value-type="float" office:value="55.15" calcext:value-type="float">
            <text:p>55.15</text:p>
          </table:table-cell>
          <table:table-cell table:style-name="ce8" table:formula="of:=ROUND(([.J49]+[.K49])*(1-[.F49]);2)" office:value-type="float" office:value="55.15" calcext:value-type="float">
            <text:p>55.15</text:p>
          </table:table-cell>
          <table:table-cell table:number-columns-repeated="16372"/>
        </table:table-row>
        <table:table-row table:style-name="ro1">
          <table:table-cell table:formula="of:=[.A49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49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50];[Rate_data.$A$24:.$A$34];0)+IF([.B50]=&quot;Express&quot;;16;0)" office:value-type="float" office:value="20" calcext:value-type="float">
            <text:p>20</text:p>
          </table:table-cell>
          <table:table-cell table:formula="of:=MATCH([.A50];[Rate_data.$B$23:.$K$23];0)" office:value-type="float" office:value="3" calcext:value-type="float">
            <text:p>3</text:p>
          </table:table-cell>
          <table:table-cell table:style-name="ce8" table:formula="of:=IF([.E50]=&quot;Yes&quot;;([.D50]*[Rate_data.$C$8]-100)/100*IF([.A5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0];[.I50])" office:value-type="float" office:value="67.3" calcext:value-type="float">
            <text:p>67.30</text:p>
          </table:table-cell>
          <table:table-cell table:style-name="ce8" table:formula="of:=ROUND(([.J50]+[.K50])*(1-[.F50]);2)" office:value-type="float" office:value="67.3" calcext:value-type="float">
            <text:p>67.30</text:p>
          </table:table-cell>
          <table:table-cell table:number-columns-repeated="16372"/>
        </table:table-row>
        <table:table-row table:style-name="ro1">
          <table:table-cell table:formula="of:=[.A50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50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51]&amp;&quot;kg)&quot;" office:value-type="string" office:string-value="International Express (2kg)" calcext:value-type="string">
            <text:p>International Express (2kg)</text:p>
          </table:table-cell>
          <table:table-cell table:formula="of:=MATCH([.D51];[Rate_data.$A$24:.$A$34];0)+IF([.B51]=&quot;Express&quot;;16;0)" office:value-type="float" office:value="21" calcext:value-type="float">
            <text:p>21</text:p>
          </table:table-cell>
          <table:table-cell table:formula="of:=MATCH([.A51];[Rate_data.$B$23:.$K$23];0)" office:value-type="float" office:value="3" calcext:value-type="float">
            <text:p>3</text:p>
          </table:table-cell>
          <table:table-cell table:style-name="ce8" table:formula="of:=IF([.E51]=&quot;Yes&quot;;([.D51]*[Rate_data.$C$8]-100)/100*IF([.A5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1];[.I51])" office:value-type="float" office:value="79.45" calcext:value-type="float">
            <text:p>79.45</text:p>
          </table:table-cell>
          <table:table-cell table:style-name="ce8" table:formula="of:=ROUND(([.J51]+[.K51])*(1-[.F51]);2)" office:value-type="float" office:value="79.45" calcext:value-type="float">
            <text:p>79.45</text:p>
          </table:table-cell>
          <table:table-cell table:number-columns-repeated="16372"/>
        </table:table-row>
        <table:table-row table:style-name="ro1">
          <table:table-cell table:formula="of:=[.A51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51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52]&amp;&quot;kg)&quot;" office:value-type="string" office:string-value="International Express (2.5kg)" calcext:value-type="string">
            <text:p>International Express (2.5kg)</text:p>
          </table:table-cell>
          <table:table-cell table:formula="of:=MATCH([.D52];[Rate_data.$A$24:.$A$34];0)+IF([.B52]=&quot;Express&quot;;16;0)" office:value-type="float" office:value="22" calcext:value-type="float">
            <text:p>22</text:p>
          </table:table-cell>
          <table:table-cell table:formula="of:=MATCH([.A52];[Rate_data.$B$23:.$K$23];0)" office:value-type="float" office:value="3" calcext:value-type="float">
            <text:p>3</text:p>
          </table:table-cell>
          <table:table-cell table:style-name="ce8" table:formula="of:=IF([.E52]=&quot;Yes&quot;;([.D52]*[Rate_data.$C$8]-100)/100*IF([.A5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2];[.I52])" office:value-type="float" office:value="86" calcext:value-type="float">
            <text:p>86.00</text:p>
          </table:table-cell>
          <table:table-cell table:style-name="ce8" table:formula="of:=ROUND(([.J52]+[.K52])*(1-[.F52]);2)" office:value-type="float" office:value="86" calcext:value-type="float">
            <text:p>86.00</text:p>
          </table:table-cell>
          <table:table-cell table:number-columns-repeated="16372"/>
        </table:table-row>
        <table:table-row table:style-name="ro1">
          <table:table-cell table:formula="of:=[.A52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52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53]&amp;&quot;kg)&quot;" office:value-type="string" office:string-value="International Express (3kg)" calcext:value-type="string">
            <text:p>International Express (3kg)</text:p>
          </table:table-cell>
          <table:table-cell table:formula="of:=MATCH([.D53];[Rate_data.$A$24:.$A$34];0)+IF([.B53]=&quot;Express&quot;;16;0)" office:value-type="float" office:value="23" calcext:value-type="float">
            <text:p>23</text:p>
          </table:table-cell>
          <table:table-cell table:formula="of:=MATCH([.A53];[Rate_data.$B$23:.$K$23];0)" office:value-type="float" office:value="3" calcext:value-type="float">
            <text:p>3</text:p>
          </table:table-cell>
          <table:table-cell table:style-name="ce8" table:formula="of:=IF([.E53]=&quot;Yes&quot;;([.D53]*[Rate_data.$C$8]-100)/100*IF([.A5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3];[.I53])" office:value-type="float" office:value="92.55" calcext:value-type="float">
            <text:p>92.55</text:p>
          </table:table-cell>
          <table:table-cell table:style-name="ce8" table:formula="of:=ROUND(([.J53]+[.K53])*(1-[.F53]);2)" office:value-type="float" office:value="92.55" calcext:value-type="float">
            <text:p>92.55</text:p>
          </table:table-cell>
          <table:table-cell table:number-columns-repeated="16372"/>
        </table:table-row>
        <table:table-row table:style-name="ro1">
          <table:table-cell table:formula="of:=[.A53]" office:value-type="string" office:string-value="Zone 2" calcext:value-type="string">
            <text:p>Zone 2</text:p>
          </table:table-cell>
          <table:table-cell table:formula="of:=[.B53]" office:value-type="string" office:string-value="Express" calcext:value-type="string">
            <text:p>Express</text:p>
          </table:table-cell>
          <table:table-cell table:formula="of:=[.D53]" office:value-type="float" office:value="3" calcext:value-type="float">
            <text:p>3</text:p>
          </table:table-cell>
          <table:table-cell table:formula="of:=[.D53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4]&amp;&quot; (&quot;&amp;[.D54]&amp;&quot;kg)&quot;" office:value-type="string" office:string-value="International Express (3.5kg)" calcext:value-type="string">
            <text:p>International Express (3.5kg)</text:p>
          </table:table-cell>
          <table:table-cell table:formula="of:=MATCH([.D54];[Rate_data.$A$24:.$A$34];0)+IF([.B54]=&quot;Express&quot;;16;0)" office:value-type="float" office:value="24" calcext:value-type="float">
            <text:p>24</text:p>
          </table:table-cell>
          <table:table-cell table:formula="of:=MATCH([.A54];[Rate_data.$B$23:.$K$23];0)" office:value-type="float" office:value="3" calcext:value-type="float">
            <text:p>3</text:p>
          </table:table-cell>
          <table:table-cell table:style-name="ce8" table:formula="of:=IF([.E54]=&quot;Yes&quot;;([.D54]*[Rate_data.$C$8]-100)/100*IF([.A5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4];[.I54])" office:value-type="float" office:value="99.1" calcext:value-type="float">
            <text:p>99.10</text:p>
          </table:table-cell>
          <table:table-cell table:style-name="ce8" table:formula="of:=ROUND(([.J54]+[.K54])*(1-[.F54]);2)" office:value-type="float" office:value="99.1" calcext:value-type="float">
            <text:p>99.10</text:p>
          </table:table-cell>
          <table:table-cell table:number-columns-repeated="16372"/>
        </table:table-row>
        <table:table-row table:style-name="ro1">
          <table:table-cell table:formula="of:=[.A54]" office:value-type="string" office:string-value="Zone 2" calcext:value-type="string">
            <text:p>Zone 2</text:p>
          </table:table-cell>
          <table:table-cell table:formula="of:=[.B54]" office:value-type="string" office:string-value="Express" calcext:value-type="string">
            <text:p>Express</text:p>
          </table:table-cell>
          <table:table-cell table:formula="of:=[.D54]" office:value-type="float" office:value="3.5" calcext:value-type="float">
            <text:p>3.5</text:p>
          </table:table-cell>
          <table:table-cell table:formula="of:=[.D54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5]&amp;&quot; (&quot;&amp;[.D55]&amp;&quot;kg)&quot;" office:value-type="string" office:string-value="International Express (4kg)" calcext:value-type="string">
            <text:p>International Express (4kg)</text:p>
          </table:table-cell>
          <table:table-cell table:formula="of:=MATCH([.D55];[Rate_data.$A$24:.$A$34];0)+IF([.B55]=&quot;Express&quot;;16;0)" office:value-type="float" office:value="25" calcext:value-type="float">
            <text:p>25</text:p>
          </table:table-cell>
          <table:table-cell table:formula="of:=MATCH([.A55];[Rate_data.$B$23:.$K$23];0)" office:value-type="float" office:value="3" calcext:value-type="float">
            <text:p>3</text:p>
          </table:table-cell>
          <table:table-cell table:style-name="ce8" table:formula="of:=IF([.E55]=&quot;Yes&quot;;([.D55]*[Rate_data.$C$8]-100)/100*IF([.A5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5];[.I55])" office:value-type="float" office:value="105.65" calcext:value-type="float">
            <text:p>105.65</text:p>
          </table:table-cell>
          <table:table-cell table:style-name="ce8" table:formula="of:=ROUND(([.J55]+[.K55])*(1-[.F55]);2)" office:value-type="float" office:value="105.65" calcext:value-type="float">
            <text:p>105.65</text:p>
          </table:table-cell>
          <table:table-cell table:number-columns-repeated="16372"/>
        </table:table-row>
        <table:table-row table:style-name="ro1">
          <table:table-cell table:formula="of:=[.A55]" office:value-type="string" office:string-value="Zone 2" calcext:value-type="string">
            <text:p>Zone 2</text:p>
          </table:table-cell>
          <table:table-cell table:formula="of:=[.B55]" office:value-type="string" office:string-value="Express" calcext:value-type="string">
            <text:p>Express</text:p>
          </table:table-cell>
          <table:table-cell table:formula="of:=[.D55]" office:value-type="float" office:value="4" calcext:value-type="float">
            <text:p>4</text:p>
          </table:table-cell>
          <table:table-cell table:formula="of:=[.D55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6]&amp;&quot; (&quot;&amp;[.D56]&amp;&quot;kg)&quot;" office:value-type="string" office:string-value="International Express (4.5kg)" calcext:value-type="string">
            <text:p>International Express (4.5kg)</text:p>
          </table:table-cell>
          <table:table-cell table:formula="of:=MATCH([.D56];[Rate_data.$A$24:.$A$34];0)+IF([.B56]=&quot;Express&quot;;16;0)" office:value-type="float" office:value="26" calcext:value-type="float">
            <text:p>26</text:p>
          </table:table-cell>
          <table:table-cell table:formula="of:=MATCH([.A56];[Rate_data.$B$23:.$K$23];0)" office:value-type="float" office:value="3" calcext:value-type="float">
            <text:p>3</text:p>
          </table:table-cell>
          <table:table-cell table:style-name="ce8" table:formula="of:=IF([.E56]=&quot;Yes&quot;;([.D56]*[Rate_data.$C$8]-100)/100*IF([.A5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6];[.I56])" office:value-type="float" office:value="112.2" calcext:value-type="float">
            <text:p>112.20</text:p>
          </table:table-cell>
          <table:table-cell table:style-name="ce8" table:formula="of:=ROUND(([.J56]+[.K56])*(1-[.F56]);2)" office:value-type="float" office:value="112.2" calcext:value-type="float">
            <text:p>112.20</text:p>
          </table:table-cell>
          <table:table-cell table:number-columns-repeated="16372"/>
        </table:table-row>
        <table:table-row table:style-name="ro1">
          <table:table-cell table:formula="of:=[.A56]" office:value-type="string" office:string-value="Zone 2" calcext:value-type="string">
            <text:p>Zone 2</text:p>
          </table:table-cell>
          <table:table-cell table:formula="of:=[.B56]" office:value-type="string" office:string-value="Express" calcext:value-type="string">
            <text:p>Express</text:p>
          </table:table-cell>
          <table:table-cell table:formula="of:=[.D56]" office:value-type="float" office:value="4.5" calcext:value-type="float">
            <text:p>4.5</text:p>
          </table:table-cell>
          <table:table-cell table:formula="of:=[.D56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7]&amp;&quot; (&quot;&amp;[.D57]&amp;&quot;kg)&quot;" office:value-type="string" office:string-value="International Express (5kg)" calcext:value-type="string">
            <text:p>International Express (5kg)</text:p>
          </table:table-cell>
          <table:table-cell table:formula="of:=MATCH([.D57];[Rate_data.$A$24:.$A$34];0)+IF([.B57]=&quot;Express&quot;;16;0)" office:value-type="float" office:value="27" calcext:value-type="float">
            <text:p>27</text:p>
          </table:table-cell>
          <table:table-cell table:formula="of:=MATCH([.A57];[Rate_data.$B$23:.$K$23];0)" office:value-type="float" office:value="3" calcext:value-type="float">
            <text:p>3</text:p>
          </table:table-cell>
          <table:table-cell table:style-name="ce8" table:formula="of:=IF([.E57]=&quot;Yes&quot;;([.D57]*[Rate_data.$C$8]-100)/100*IF([.A5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7];[.I57])" office:value-type="float" office:value="118.75" calcext:value-type="float">
            <text:p>118.75</text:p>
          </table:table-cell>
          <table:table-cell table:style-name="ce8" table:formula="of:=ROUND(([.J57]+[.K57])*(1-[.F57]);2)" office:value-type="float" office:value="118.75" calcext:value-type="float">
            <text:p>118.7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58];[Rate_data.$A$24:.$A$34];0)+IF([.B58]=&quot;Express&quot;;16;0)" office:value-type="float" office:value="1" calcext:value-type="float">
            <text:p>1</text:p>
          </table:table-cell>
          <table:table-cell table:formula="of:=MATCH([.A58];[Rate_data.$B$23:.$K$23];0)" office:value-type="float" office:value="4" calcext:value-type="float">
            <text:p>4</text:p>
          </table:table-cell>
          <table:table-cell table:style-name="ce8" table:formula="of:=IF([.E58]=&quot;Yes&quot;;([.D58]*[Rate_data.$C$8]-100)/100*IF([.A5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8];[.I58])" office:value-type="float" office:value="22.3" calcext:value-type="float">
            <text:p>22.30</text:p>
          </table:table-cell>
          <table:table-cell table:style-name="ce8" table:formula="of:=ROUND(([.J58]+[.K58])*(1-[.F58]);2)" office:value-type="float" office:value="22.3" calcext:value-type="float">
            <text:p>22.30</text:p>
          </table:table-cell>
          <table:table-cell table:number-columns-repeated="16372"/>
        </table:table-row>
        <table:table-row table:style-name="ro1">
          <table:table-cell table:formula="of:=[.A58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58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59];[Rate_data.$A$24:.$A$34];0)+IF([.B59]=&quot;Express&quot;;16;0)" office:value-type="float" office:value="2" calcext:value-type="float">
            <text:p>2</text:p>
          </table:table-cell>
          <table:table-cell table:formula="of:=MATCH([.A59];[Rate_data.$B$23:.$K$23];0)" office:value-type="float" office:value="4" calcext:value-type="float">
            <text:p>4</text:p>
          </table:table-cell>
          <table:table-cell table:style-name="ce8" table:formula="of:=IF([.E59]=&quot;Yes&quot;;([.D59]*[Rate_data.$C$8]-100)/100*IF([.A5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9];[.I59])" office:value-type="float" office:value="29" calcext:value-type="float">
            <text:p>29.00</text:p>
          </table:table-cell>
          <table:table-cell table:style-name="ce8" table:formula="of:=ROUND(([.J59]+[.K59])*(1-[.F59]);2)" office:value-type="float" office:value="29" calcext:value-type="float">
            <text:p>29.00</text:p>
          </table:table-cell>
          <table:table-cell table:number-columns-repeated="16372"/>
        </table:table-row>
        <table:table-row table:style-name="ro1">
          <table:table-cell table:formula="of:=[.A59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59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60];[Rate_data.$A$24:.$A$34];0)+IF([.B60]=&quot;Express&quot;;16;0)" office:value-type="float" office:value="3" calcext:value-type="float">
            <text:p>3</text:p>
          </table:table-cell>
          <table:table-cell table:formula="of:=MATCH([.A60];[Rate_data.$B$23:.$K$23];0)" office:value-type="float" office:value="4" calcext:value-type="float">
            <text:p>4</text:p>
          </table:table-cell>
          <table:table-cell table:style-name="ce8" table:formula="of:=IF([.E60]=&quot;Yes&quot;;([.D60]*[Rate_data.$C$8]-100)/100*IF([.A6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0];[.I60])" office:value-type="float" office:value="42.2" calcext:value-type="float">
            <text:p>42.20</text:p>
          </table:table-cell>
          <table:table-cell table:style-name="ce8" table:formula="of:=ROUND(([.J60]+[.K60])*(1-[.F60]);2)" office:value-type="float" office:value="42.2" calcext:value-type="float">
            <text:p>42.20</text:p>
          </table:table-cell>
          <table:table-cell table:number-columns-repeated="16372"/>
        </table:table-row>
        <table:table-row table:style-name="ro1">
          <table:table-cell table:formula="of:=[.A60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0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61];[Rate_data.$A$24:.$A$34];0)+IF([.B61]=&quot;Express&quot;;16;0)" office:value-type="float" office:value="4" calcext:value-type="float">
            <text:p>4</text:p>
          </table:table-cell>
          <table:table-cell table:formula="of:=MATCH([.A61];[Rate_data.$B$23:.$K$23];0)" office:value-type="float" office:value="4" calcext:value-type="float">
            <text:p>4</text:p>
          </table:table-cell>
          <table:table-cell table:style-name="ce8" table:formula="of:=IF([.E61]=&quot;Yes&quot;;([.D61]*[Rate_data.$C$8]-100)/100*IF([.A6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1];[.I61])" office:value-type="float" office:value="55.55" calcext:value-type="float">
            <text:p>55.55</text:p>
          </table:table-cell>
          <table:table-cell table:style-name="ce8" table:formula="of:=ROUND(([.J61]+[.K61])*(1-[.F61]);2)" office:value-type="float" office:value="55.55" calcext:value-type="float">
            <text:p>55.55</text:p>
          </table:table-cell>
          <table:table-cell table:number-columns-repeated="16372"/>
        </table:table-row>
        <table:table-row table:style-name="ro1">
          <table:table-cell table:formula="of:=[.A61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1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62]&amp;&quot;kg)&quot;" office:value-type="string" office:string-value="International Standard (2kg)" calcext:value-type="string">
            <text:p>International Standard (2kg)</text:p>
          </table:table-cell>
          <table:table-cell table:formula="of:=MATCH([.D62];[Rate_data.$A$24:.$A$34];0)+IF([.B62]=&quot;Express&quot;;16;0)" office:value-type="float" office:value="5" calcext:value-type="float">
            <text:p>5</text:p>
          </table:table-cell>
          <table:table-cell table:formula="of:=MATCH([.A62];[Rate_data.$B$23:.$K$23];0)" office:value-type="float" office:value="4" calcext:value-type="float">
            <text:p>4</text:p>
          </table:table-cell>
          <table:table-cell table:style-name="ce8" table:formula="of:=IF([.E62]=&quot;Yes&quot;;([.D62]*[Rate_data.$C$8]-100)/100*IF([.A6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2];[.I62])" office:value-type="float" office:value="68.85" calcext:value-type="float">
            <text:p>68.85</text:p>
          </table:table-cell>
          <table:table-cell table:style-name="ce8" table:formula="of:=ROUND(([.J62]+[.K62])*(1-[.F62]);2)" office:value-type="float" office:value="68.85" calcext:value-type="float">
            <text:p>68.85</text:p>
          </table:table-cell>
          <table:table-cell table:number-columns-repeated="16372"/>
        </table:table-row>
        <table:table-row table:style-name="ro1">
          <table:table-cell table:formula="of:=[.A62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2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63]&amp;&quot;kg)&quot;" office:value-type="string" office:string-value="International Standard (2.5kg)" calcext:value-type="string">
            <text:p>International Standard (2.5kg)</text:p>
          </table:table-cell>
          <table:table-cell table:formula="of:=MATCH([.D63];[Rate_data.$A$24:.$A$34];0)+IF([.B63]=&quot;Express&quot;;16;0)" office:value-type="float" office:value="6" calcext:value-type="float">
            <text:p>6</text:p>
          </table:table-cell>
          <table:table-cell table:formula="of:=MATCH([.A63];[Rate_data.$B$23:.$K$23];0)" office:value-type="float" office:value="4" calcext:value-type="float">
            <text:p>4</text:p>
          </table:table-cell>
          <table:table-cell table:style-name="ce8" table:formula="of:=IF([.E63]=&quot;Yes&quot;;([.D63]*[Rate_data.$C$8]-100)/100*IF([.A6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3];[.I63])" office:value-type="float" office:value="76.6" calcext:value-type="float">
            <text:p>76.60</text:p>
          </table:table-cell>
          <table:table-cell table:style-name="ce8" table:formula="of:=ROUND(([.J63]+[.K63])*(1-[.F63]);2)" office:value-type="float" office:value="76.6" calcext:value-type="float">
            <text:p>76.60</text:p>
          </table:table-cell>
          <table:table-cell table:number-columns-repeated="16372"/>
        </table:table-row>
        <table:table-row table:style-name="ro1">
          <table:table-cell table:formula="of:=[.A63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3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64]&amp;&quot;kg)&quot;" office:value-type="string" office:string-value="International Standard (3kg)" calcext:value-type="string">
            <text:p>International Standard (3kg)</text:p>
          </table:table-cell>
          <table:table-cell table:formula="of:=MATCH([.D64];[Rate_data.$A$24:.$A$34];0)+IF([.B64]=&quot;Express&quot;;16;0)" office:value-type="float" office:value="7" calcext:value-type="float">
            <text:p>7</text:p>
          </table:table-cell>
          <table:table-cell table:formula="of:=MATCH([.A64];[Rate_data.$B$23:.$K$23];0)" office:value-type="float" office:value="4" calcext:value-type="float">
            <text:p>4</text:p>
          </table:table-cell>
          <table:table-cell table:style-name="ce8" table:formula="of:=IF([.E64]=&quot;Yes&quot;;([.D64]*[Rate_data.$C$8]-100)/100*IF([.A6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4];[.I64])" office:value-type="float" office:value="84.35" calcext:value-type="float">
            <text:p>84.35</text:p>
          </table:table-cell>
          <table:table-cell table:style-name="ce8" table:formula="of:=ROUND(([.J64]+[.K64])*(1-[.F64]);2)" office:value-type="float" office:value="84.35" calcext:value-type="float">
            <text:p>84.35</text:p>
          </table:table-cell>
          <table:table-cell table:number-columns-repeated="16372"/>
        </table:table-row>
        <table:table-row table:style-name="ro1">
          <table:table-cell table:formula="of:=[.A64]" office:value-type="string" office:string-value="Zone 3" calcext:value-type="string">
            <text:p>Zone 3</text:p>
          </table:table-cell>
          <table:table-cell table:formula="of:=[.B64]" office:value-type="string" office:string-value="Standard" calcext:value-type="string">
            <text:p>Standard</text:p>
          </table:table-cell>
          <table:table-cell table:formula="of:=[.D64]" office:value-type="float" office:value="3" calcext:value-type="float">
            <text:p>3</text:p>
          </table:table-cell>
          <table:table-cell table:formula="of:=[.D64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5]&amp;&quot; (&quot;&amp;[.D65]&amp;&quot;kg)&quot;" office:value-type="string" office:string-value="International Standard (3.5kg)" calcext:value-type="string">
            <text:p>International Standard (3.5kg)</text:p>
          </table:table-cell>
          <table:table-cell table:formula="of:=MATCH([.D65];[Rate_data.$A$24:.$A$34];0)+IF([.B65]=&quot;Express&quot;;16;0)" office:value-type="float" office:value="8" calcext:value-type="float">
            <text:p>8</text:p>
          </table:table-cell>
          <table:table-cell table:formula="of:=MATCH([.A65];[Rate_data.$B$23:.$K$23];0)" office:value-type="float" office:value="4" calcext:value-type="float">
            <text:p>4</text:p>
          </table:table-cell>
          <table:table-cell table:style-name="ce8" table:formula="of:=IF([.E65]=&quot;Yes&quot;;([.D65]*[Rate_data.$C$8]-100)/100*IF([.A6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5];[.I65])" office:value-type="float" office:value="92.1" calcext:value-type="float">
            <text:p>92.10</text:p>
          </table:table-cell>
          <table:table-cell table:style-name="ce8" table:formula="of:=ROUND(([.J65]+[.K65])*(1-[.F65]);2)" office:value-type="float" office:value="92.1" calcext:value-type="float">
            <text:p>92.10</text:p>
          </table:table-cell>
          <table:table-cell table:number-columns-repeated="16372"/>
        </table:table-row>
        <table:table-row table:style-name="ro1">
          <table:table-cell table:formula="of:=[.A65]" office:value-type="string" office:string-value="Zone 3" calcext:value-type="string">
            <text:p>Zone 3</text:p>
          </table:table-cell>
          <table:table-cell table:formula="of:=[.B65]" office:value-type="string" office:string-value="Standard" calcext:value-type="string">
            <text:p>Standard</text:p>
          </table:table-cell>
          <table:table-cell table:formula="of:=[.D65]" office:value-type="float" office:value="3.5" calcext:value-type="float">
            <text:p>3.5</text:p>
          </table:table-cell>
          <table:table-cell table:formula="of:=[.D65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6]&amp;&quot; (&quot;&amp;[.D66]&amp;&quot;kg)&quot;" office:value-type="string" office:string-value="International Standard (4kg)" calcext:value-type="string">
            <text:p>International Standard (4kg)</text:p>
          </table:table-cell>
          <table:table-cell table:formula="of:=MATCH([.D66];[Rate_data.$A$24:.$A$34];0)+IF([.B66]=&quot;Express&quot;;16;0)" office:value-type="float" office:value="9" calcext:value-type="float">
            <text:p>9</text:p>
          </table:table-cell>
          <table:table-cell table:formula="of:=MATCH([.A66];[Rate_data.$B$23:.$K$23];0)" office:value-type="float" office:value="4" calcext:value-type="float">
            <text:p>4</text:p>
          </table:table-cell>
          <table:table-cell table:style-name="ce8" table:formula="of:=IF([.E66]=&quot;Yes&quot;;([.D66]*[Rate_data.$C$8]-100)/100*IF([.A6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6];[.I66])" office:value-type="float" office:value="99.85" calcext:value-type="float">
            <text:p>99.85</text:p>
          </table:table-cell>
          <table:table-cell table:style-name="ce8" table:formula="of:=ROUND(([.J66]+[.K66])*(1-[.F66]);2)" office:value-type="float" office:value="99.85" calcext:value-type="float">
            <text:p>99.85</text:p>
          </table:table-cell>
          <table:table-cell table:number-columns-repeated="16372"/>
        </table:table-row>
        <table:table-row table:style-name="ro1">
          <table:table-cell table:formula="of:=[.A66]" office:value-type="string" office:string-value="Zone 3" calcext:value-type="string">
            <text:p>Zone 3</text:p>
          </table:table-cell>
          <table:table-cell table:formula="of:=[.B66]" office:value-type="string" office:string-value="Standard" calcext:value-type="string">
            <text:p>Standard</text:p>
          </table:table-cell>
          <table:table-cell table:formula="of:=[.D66]" office:value-type="float" office:value="4" calcext:value-type="float">
            <text:p>4</text:p>
          </table:table-cell>
          <table:table-cell table:formula="of:=[.D66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7]&amp;&quot; (&quot;&amp;[.D67]&amp;&quot;kg)&quot;" office:value-type="string" office:string-value="International Standard (4.5kg)" calcext:value-type="string">
            <text:p>International Standard (4.5kg)</text:p>
          </table:table-cell>
          <table:table-cell table:formula="of:=MATCH([.D67];[Rate_data.$A$24:.$A$34];0)+IF([.B67]=&quot;Express&quot;;16;0)" office:value-type="float" office:value="10" calcext:value-type="float">
            <text:p>10</text:p>
          </table:table-cell>
          <table:table-cell table:formula="of:=MATCH([.A67];[Rate_data.$B$23:.$K$23];0)" office:value-type="float" office:value="4" calcext:value-type="float">
            <text:p>4</text:p>
          </table:table-cell>
          <table:table-cell table:style-name="ce8" table:formula="of:=IF([.E67]=&quot;Yes&quot;;([.D67]*[Rate_data.$C$8]-100)/100*IF([.A6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7];[.I67])" office:value-type="float" office:value="107.6" calcext:value-type="float">
            <text:p>107.60</text:p>
          </table:table-cell>
          <table:table-cell table:style-name="ce8" table:formula="of:=ROUND(([.J67]+[.K67])*(1-[.F67]);2)" office:value-type="float" office:value="107.6" calcext:value-type="float">
            <text:p>107.60</text:p>
          </table:table-cell>
          <table:table-cell table:number-columns-repeated="16372"/>
        </table:table-row>
        <table:table-row table:style-name="ro1">
          <table:table-cell table:formula="of:=[.A67]" office:value-type="string" office:string-value="Zone 3" calcext:value-type="string">
            <text:p>Zone 3</text:p>
          </table:table-cell>
          <table:table-cell table:formula="of:=[.B67]" office:value-type="string" office:string-value="Standard" calcext:value-type="string">
            <text:p>Standard</text:p>
          </table:table-cell>
          <table:table-cell table:formula="of:=[.D67]" office:value-type="float" office:value="4.5" calcext:value-type="float">
            <text:p>4.5</text:p>
          </table:table-cell>
          <table:table-cell table:formula="of:=[.D67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8]&amp;&quot; (&quot;&amp;[.D68]&amp;&quot;kg)&quot;" office:value-type="string" office:string-value="International Standard (5kg)" calcext:value-type="string">
            <text:p>International Standard (5kg)</text:p>
          </table:table-cell>
          <table:table-cell table:formula="of:=MATCH([.D68];[Rate_data.$A$24:.$A$34];0)+IF([.B68]=&quot;Express&quot;;16;0)" office:value-type="float" office:value="11" calcext:value-type="float">
            <text:p>11</text:p>
          </table:table-cell>
          <table:table-cell table:formula="of:=MATCH([.A68];[Rate_data.$B$23:.$K$23];0)" office:value-type="float" office:value="4" calcext:value-type="float">
            <text:p>4</text:p>
          </table:table-cell>
          <table:table-cell table:style-name="ce8" table:formula="of:=IF([.E68]=&quot;Yes&quot;;([.D68]*[Rate_data.$C$8]-100)/100*IF([.A6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8];[.I68])" office:value-type="float" office:value="115.35" calcext:value-type="float">
            <text:p>115.35</text:p>
          </table:table-cell>
          <table:table-cell table:style-name="ce8" table:formula="of:=ROUND(([.J68]+[.K68])*(1-[.F68]);2)" office:value-type="float" office:value="115.35" calcext:value-type="float">
            <text:p>115.35</text:p>
          </table:table-cell>
          <table:table-cell table:number-columns-repeated="16372"/>
        </table:table-row>
        <table:table-row table:style-name="ro1">
          <table:table-cell table:formula="of:=[.A64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69];[Rate_data.$A$24:.$A$34];0)+IF([.B69]=&quot;Express&quot;;16;0)" office:value-type="float" office:value="17" calcext:value-type="float">
            <text:p>17</text:p>
          </table:table-cell>
          <table:table-cell table:formula="of:=MATCH([.A69];[Rate_data.$B$23:.$K$23];0)" office:value-type="float" office:value="4" calcext:value-type="float">
            <text:p>4</text:p>
          </table:table-cell>
          <table:table-cell table:style-name="ce8" table:formula="of:=IF([.E69]=&quot;Yes&quot;;([.D69]*[Rate_data.$C$8]-100)/100*IF([.A6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9];[.I69])" office:value-type="float" office:value="39.3" calcext:value-type="float">
            <text:p>39.30</text:p>
          </table:table-cell>
          <table:table-cell table:style-name="ce8" table:formula="of:=ROUND(([.J69]+[.K69])*(1-[.F69]);2)" office:value-type="float" office:value="39.3" calcext:value-type="float">
            <text:p>39.30</text:p>
          </table:table-cell>
          <table:table-cell table:number-columns-repeated="16372"/>
        </table:table-row>
        <table:table-row table:style-name="ro1">
          <table:table-cell table:formula="of:=[.A69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69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70];[Rate_data.$A$24:.$A$34];0)+IF([.B70]=&quot;Express&quot;;16;0)" office:value-type="float" office:value="18" calcext:value-type="float">
            <text:p>18</text:p>
          </table:table-cell>
          <table:table-cell table:formula="of:=MATCH([.A70];[Rate_data.$B$23:.$K$23];0)" office:value-type="float" office:value="4" calcext:value-type="float">
            <text:p>4</text:p>
          </table:table-cell>
          <table:table-cell table:style-name="ce8" table:formula="of:=IF([.E70]=&quot;Yes&quot;;([.D70]*[Rate_data.$C$8]-100)/100*IF([.A7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0];[.I70])" office:value-type="float" office:value="46" calcext:value-type="float">
            <text:p>46.00</text:p>
          </table:table-cell>
          <table:table-cell table:style-name="ce8" table:formula="of:=ROUND(([.J70]+[.K70])*(1-[.F70]);2)" office:value-type="float" office:value="46" calcext:value-type="float">
            <text:p>46.00</text:p>
          </table:table-cell>
          <table:table-cell table:number-columns-repeated="16372"/>
        </table:table-row>
        <table:table-row table:style-name="ro1">
          <table:table-cell table:formula="of:=[.A70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71];[Rate_data.$A$24:.$A$34];0)+IF([.B71]=&quot;Express&quot;;16;0)" office:value-type="float" office:value="19" calcext:value-type="float">
            <text:p>19</text:p>
          </table:table-cell>
          <table:table-cell table:formula="of:=MATCH([.A71];[Rate_data.$B$23:.$K$23];0)" office:value-type="float" office:value="4" calcext:value-type="float">
            <text:p>4</text:p>
          </table:table-cell>
          <table:table-cell table:style-name="ce8" table:formula="of:=IF([.E71]=&quot;Yes&quot;;([.D71]*[Rate_data.$C$8]-100)/100*IF([.A7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1];[.I71])" office:value-type="float" office:value="59.2" calcext:value-type="float">
            <text:p>59.20</text:p>
          </table:table-cell>
          <table:table-cell table:style-name="ce8" table:formula="of:=ROUND(([.J71]+[.K71])*(1-[.F71]);2)" office:value-type="float" office:value="59.2" calcext:value-type="float">
            <text:p>59.20</text:p>
          </table:table-cell>
          <table:table-cell table:number-columns-repeated="16372"/>
        </table:table-row>
        <table:table-row table:style-name="ro1">
          <table:table-cell table:formula="of:=[.A71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1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72];[Rate_data.$A$24:.$A$34];0)+IF([.B72]=&quot;Express&quot;;16;0)" office:value-type="float" office:value="20" calcext:value-type="float">
            <text:p>20</text:p>
          </table:table-cell>
          <table:table-cell table:formula="of:=MATCH([.A72];[Rate_data.$B$23:.$K$23];0)" office:value-type="float" office:value="4" calcext:value-type="float">
            <text:p>4</text:p>
          </table:table-cell>
          <table:table-cell table:style-name="ce8" table:formula="of:=IF([.E72]=&quot;Yes&quot;;([.D72]*[Rate_data.$C$8]-100)/100*IF([.A7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2];[.I72])" office:value-type="float" office:value="72.55" calcext:value-type="float">
            <text:p>72.55</text:p>
          </table:table-cell>
          <table:table-cell table:style-name="ce8" table:formula="of:=ROUND(([.J72]+[.K72])*(1-[.F72]);2)" office:value-type="float" office:value="72.55" calcext:value-type="float">
            <text:p>72.55</text:p>
          </table:table-cell>
          <table:table-cell table:number-columns-repeated="16372"/>
        </table:table-row>
        <table:table-row table:style-name="ro1">
          <table:table-cell table:formula="of:=[.A72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2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73]&amp;&quot;kg)&quot;" office:value-type="string" office:string-value="International Express (2kg)" calcext:value-type="string">
            <text:p>International Express (2kg)</text:p>
          </table:table-cell>
          <table:table-cell table:formula="of:=MATCH([.D73];[Rate_data.$A$24:.$A$34];0)+IF([.B73]=&quot;Express&quot;;16;0)" office:value-type="float" office:value="21" calcext:value-type="float">
            <text:p>21</text:p>
          </table:table-cell>
          <table:table-cell table:formula="of:=MATCH([.A73];[Rate_data.$B$23:.$K$23];0)" office:value-type="float" office:value="4" calcext:value-type="float">
            <text:p>4</text:p>
          </table:table-cell>
          <table:table-cell table:style-name="ce8" table:formula="of:=IF([.E73]=&quot;Yes&quot;;([.D73]*[Rate_data.$C$8]-100)/100*IF([.A7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3];[.I73])" office:value-type="float" office:value="85.85" calcext:value-type="float">
            <text:p>85.85</text:p>
          </table:table-cell>
          <table:table-cell table:style-name="ce8" table:formula="of:=ROUND(([.J73]+[.K73])*(1-[.F73]);2)" office:value-type="float" office:value="85.85" calcext:value-type="float">
            <text:p>85.85</text:p>
          </table:table-cell>
          <table:table-cell table:number-columns-repeated="16372"/>
        </table:table-row>
        <table:table-row table:style-name="ro1">
          <table:table-cell table:formula="of:=[.A73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3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74]&amp;&quot;kg)&quot;" office:value-type="string" office:string-value="International Express (2.5kg)" calcext:value-type="string">
            <text:p>International Express (2.5kg)</text:p>
          </table:table-cell>
          <table:table-cell table:formula="of:=MATCH([.D74];[Rate_data.$A$24:.$A$34];0)+IF([.B74]=&quot;Express&quot;;16;0)" office:value-type="float" office:value="22" calcext:value-type="float">
            <text:p>22</text:p>
          </table:table-cell>
          <table:table-cell table:formula="of:=MATCH([.A74];[Rate_data.$B$23:.$K$23];0)" office:value-type="float" office:value="4" calcext:value-type="float">
            <text:p>4</text:p>
          </table:table-cell>
          <table:table-cell table:style-name="ce8" table:formula="of:=IF([.E74]=&quot;Yes&quot;;([.D74]*[Rate_data.$C$8]-100)/100*IF([.A7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4];[.I74])" office:value-type="float" office:value="93.6" calcext:value-type="float">
            <text:p>93.60</text:p>
          </table:table-cell>
          <table:table-cell table:style-name="ce8" table:formula="of:=ROUND(([.J74]+[.K74])*(1-[.F74]);2)" office:value-type="float" office:value="93.6" calcext:value-type="float">
            <text:p>93.60</text:p>
          </table:table-cell>
          <table:table-cell table:number-columns-repeated="16372"/>
        </table:table-row>
        <table:table-row table:style-name="ro1">
          <table:table-cell table:formula="of:=[.A74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4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75]&amp;&quot;kg)&quot;" office:value-type="string" office:string-value="International Express (3kg)" calcext:value-type="string">
            <text:p>International Express (3kg)</text:p>
          </table:table-cell>
          <table:table-cell table:formula="of:=MATCH([.D75];[Rate_data.$A$24:.$A$34];0)+IF([.B75]=&quot;Express&quot;;16;0)" office:value-type="float" office:value="23" calcext:value-type="float">
            <text:p>23</text:p>
          </table:table-cell>
          <table:table-cell table:formula="of:=MATCH([.A75];[Rate_data.$B$23:.$K$23];0)" office:value-type="float" office:value="4" calcext:value-type="float">
            <text:p>4</text:p>
          </table:table-cell>
          <table:table-cell table:style-name="ce8" table:formula="of:=IF([.E75]=&quot;Yes&quot;;([.D75]*[Rate_data.$C$8]-100)/100*IF([.A7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5];[.I75])" office:value-type="float" office:value="101.35" calcext:value-type="float">
            <text:p>101.35</text:p>
          </table:table-cell>
          <table:table-cell table:style-name="ce8" table:formula="of:=ROUND(([.J75]+[.K75])*(1-[.F75]);2)" office:value-type="float" office:value="101.35" calcext:value-type="float">
            <text:p>101.35</text:p>
          </table:table-cell>
          <table:table-cell table:number-columns-repeated="16372"/>
        </table:table-row>
        <table:table-row table:style-name="ro1">
          <table:table-cell table:formula="of:=[.A75]" office:value-type="string" office:string-value="Zone 3" calcext:value-type="string">
            <text:p>Zone 3</text:p>
          </table:table-cell>
          <table:table-cell table:formula="of:=[.B75]" office:value-type="string" office:string-value="Express" calcext:value-type="string">
            <text:p>Express</text:p>
          </table:table-cell>
          <table:table-cell table:formula="of:=[.D75]" office:value-type="float" office:value="3" calcext:value-type="float">
            <text:p>3</text:p>
          </table:table-cell>
          <table:table-cell table:formula="of:=[.D75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6]&amp;&quot; (&quot;&amp;[.D76]&amp;&quot;kg)&quot;" office:value-type="string" office:string-value="International Express (3.5kg)" calcext:value-type="string">
            <text:p>International Express (3.5kg)</text:p>
          </table:table-cell>
          <table:table-cell table:formula="of:=MATCH([.D76];[Rate_data.$A$24:.$A$34];0)+IF([.B76]=&quot;Express&quot;;16;0)" office:value-type="float" office:value="24" calcext:value-type="float">
            <text:p>24</text:p>
          </table:table-cell>
          <table:table-cell table:formula="of:=MATCH([.A76];[Rate_data.$B$23:.$K$23];0)" office:value-type="float" office:value="4" calcext:value-type="float">
            <text:p>4</text:p>
          </table:table-cell>
          <table:table-cell table:style-name="ce8" table:formula="of:=IF([.E76]=&quot;Yes&quot;;([.D76]*[Rate_data.$C$8]-100)/100*IF([.A7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6];[.I76])" office:value-type="float" office:value="109.1" calcext:value-type="float">
            <text:p>109.10</text:p>
          </table:table-cell>
          <table:table-cell table:style-name="ce8" table:formula="of:=ROUND(([.J76]+[.K76])*(1-[.F76]);2)" office:value-type="float" office:value="109.1" calcext:value-type="float">
            <text:p>109.10</text:p>
          </table:table-cell>
          <table:table-cell table:number-columns-repeated="16372"/>
        </table:table-row>
        <table:table-row table:style-name="ro1">
          <table:table-cell table:formula="of:=[.A76]" office:value-type="string" office:string-value="Zone 3" calcext:value-type="string">
            <text:p>Zone 3</text:p>
          </table:table-cell>
          <table:table-cell table:formula="of:=[.B76]" office:value-type="string" office:string-value="Express" calcext:value-type="string">
            <text:p>Express</text:p>
          </table:table-cell>
          <table:table-cell table:formula="of:=[.D76]" office:value-type="float" office:value="3.5" calcext:value-type="float">
            <text:p>3.5</text:p>
          </table:table-cell>
          <table:table-cell table:formula="of:=[.D76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7]&amp;&quot; (&quot;&amp;[.D77]&amp;&quot;kg)&quot;" office:value-type="string" office:string-value="International Express (4kg)" calcext:value-type="string">
            <text:p>International Express (4kg)</text:p>
          </table:table-cell>
          <table:table-cell table:formula="of:=MATCH([.D77];[Rate_data.$A$24:.$A$34];0)+IF([.B77]=&quot;Express&quot;;16;0)" office:value-type="float" office:value="25" calcext:value-type="float">
            <text:p>25</text:p>
          </table:table-cell>
          <table:table-cell table:formula="of:=MATCH([.A77];[Rate_data.$B$23:.$K$23];0)" office:value-type="float" office:value="4" calcext:value-type="float">
            <text:p>4</text:p>
          </table:table-cell>
          <table:table-cell table:style-name="ce8" table:formula="of:=IF([.E77]=&quot;Yes&quot;;([.D77]*[Rate_data.$C$8]-100)/100*IF([.A7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7];[.I77])" office:value-type="float" office:value="116.85" calcext:value-type="float">
            <text:p>116.85</text:p>
          </table:table-cell>
          <table:table-cell table:style-name="ce8" table:formula="of:=ROUND(([.J77]+[.K77])*(1-[.F77]);2)" office:value-type="float" office:value="116.85" calcext:value-type="float">
            <text:p>116.85</text:p>
          </table:table-cell>
          <table:table-cell table:number-columns-repeated="16372"/>
        </table:table-row>
        <table:table-row table:style-name="ro1">
          <table:table-cell table:formula="of:=[.A77]" office:value-type="string" office:string-value="Zone 3" calcext:value-type="string">
            <text:p>Zone 3</text:p>
          </table:table-cell>
          <table:table-cell table:formula="of:=[.B77]" office:value-type="string" office:string-value="Express" calcext:value-type="string">
            <text:p>Express</text:p>
          </table:table-cell>
          <table:table-cell table:formula="of:=[.D77]" office:value-type="float" office:value="4" calcext:value-type="float">
            <text:p>4</text:p>
          </table:table-cell>
          <table:table-cell table:formula="of:=[.D77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8]&amp;&quot; (&quot;&amp;[.D78]&amp;&quot;kg)&quot;" office:value-type="string" office:string-value="International Express (4.5kg)" calcext:value-type="string">
            <text:p>International Express (4.5kg)</text:p>
          </table:table-cell>
          <table:table-cell table:formula="of:=MATCH([.D78];[Rate_data.$A$24:.$A$34];0)+IF([.B78]=&quot;Express&quot;;16;0)" office:value-type="float" office:value="26" calcext:value-type="float">
            <text:p>26</text:p>
          </table:table-cell>
          <table:table-cell table:formula="of:=MATCH([.A78];[Rate_data.$B$23:.$K$23];0)" office:value-type="float" office:value="4" calcext:value-type="float">
            <text:p>4</text:p>
          </table:table-cell>
          <table:table-cell table:style-name="ce8" table:formula="of:=IF([.E78]=&quot;Yes&quot;;([.D78]*[Rate_data.$C$8]-100)/100*IF([.A7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8];[.I78])" office:value-type="float" office:value="124.6" calcext:value-type="float">
            <text:p>124.60</text:p>
          </table:table-cell>
          <table:table-cell table:style-name="ce8" table:formula="of:=ROUND(([.J78]+[.K78])*(1-[.F78]);2)" office:value-type="float" office:value="124.6" calcext:value-type="float">
            <text:p>124.60</text:p>
          </table:table-cell>
          <table:table-cell table:number-columns-repeated="16372"/>
        </table:table-row>
        <table:table-row table:style-name="ro1">
          <table:table-cell table:formula="of:=[.A78]" office:value-type="string" office:string-value="Zone 3" calcext:value-type="string">
            <text:p>Zone 3</text:p>
          </table:table-cell>
          <table:table-cell table:formula="of:=[.B78]" office:value-type="string" office:string-value="Express" calcext:value-type="string">
            <text:p>Express</text:p>
          </table:table-cell>
          <table:table-cell table:formula="of:=[.D78]" office:value-type="float" office:value="4.5" calcext:value-type="float">
            <text:p>4.5</text:p>
          </table:table-cell>
          <table:table-cell table:formula="of:=[.D78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9]&amp;&quot; (&quot;&amp;[.D79]&amp;&quot;kg)&quot;" office:value-type="string" office:string-value="International Express (5kg)" calcext:value-type="string">
            <text:p>International Express (5kg)</text:p>
          </table:table-cell>
          <table:table-cell table:formula="of:=MATCH([.D79];[Rate_data.$A$24:.$A$34];0)+IF([.B79]=&quot;Express&quot;;16;0)" office:value-type="float" office:value="27" calcext:value-type="float">
            <text:p>27</text:p>
          </table:table-cell>
          <table:table-cell table:formula="of:=MATCH([.A79];[Rate_data.$B$23:.$K$23];0)" office:value-type="float" office:value="4" calcext:value-type="float">
            <text:p>4</text:p>
          </table:table-cell>
          <table:table-cell table:style-name="ce8" table:formula="of:=IF([.E79]=&quot;Yes&quot;;([.D79]*[Rate_data.$C$8]-100)/100*IF([.A7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9];[.I79])" office:value-type="float" office:value="132.35" calcext:value-type="float">
            <text:p>132.35</text:p>
          </table:table-cell>
          <table:table-cell table:style-name="ce8" table:formula="of:=ROUND(([.J79]+[.K79])*(1-[.F79]);2)" office:value-type="float" office:value="132.35" calcext:value-type="float">
            <text:p>132.3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80];[Rate_data.$A$24:.$A$34];0)+IF([.B80]=&quot;Express&quot;;16;0)" office:value-type="float" office:value="1" calcext:value-type="float">
            <text:p>1</text:p>
          </table:table-cell>
          <table:table-cell table:formula="of:=MATCH([.A80];[Rate_data.$B$23:.$K$23];0)" office:value-type="float" office:value="5" calcext:value-type="float">
            <text:p>5</text:p>
          </table:table-cell>
          <table:table-cell table:style-name="ce8" table:formula="of:=IF([.E80]=&quot;Yes&quot;;([.D80]*[Rate_data.$C$8]-100)/100*IF([.A8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0];[.I80])" office:value-type="float" office:value="27.5" calcext:value-type="float">
            <text:p>27.50</text:p>
          </table:table-cell>
          <table:table-cell table:style-name="ce8" table:formula="of:=ROUND(([.J80]+[.K80])*(1-[.F80]);2)" office:value-type="float" office:value="27.5" calcext:value-type="float">
            <text:p>27.50</text:p>
          </table:table-cell>
          <table:table-cell table:number-columns-repeated="16372"/>
        </table:table-row>
        <table:table-row table:style-name="ro1">
          <table:table-cell table:formula="of:=[.A80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80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81];[Rate_data.$A$24:.$A$34];0)+IF([.B81]=&quot;Express&quot;;16;0)" office:value-type="float" office:value="2" calcext:value-type="float">
            <text:p>2</text:p>
          </table:table-cell>
          <table:table-cell table:formula="of:=MATCH([.A81];[Rate_data.$B$23:.$K$23];0)" office:value-type="float" office:value="5" calcext:value-type="float">
            <text:p>5</text:p>
          </table:table-cell>
          <table:table-cell table:style-name="ce8" table:formula="of:=IF([.E81]=&quot;Yes&quot;;([.D81]*[Rate_data.$C$8]-100)/100*IF([.A8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1];[.I81])" office:value-type="float" office:value="34.4" calcext:value-type="float">
            <text:p>34.40</text:p>
          </table:table-cell>
          <table:table-cell table:style-name="ce8" table:formula="of:=ROUND(([.J81]+[.K81])*(1-[.F81]);2)" office:value-type="float" office:value="34.4" calcext:value-type="float">
            <text:p>34.40</text:p>
          </table:table-cell>
          <table:table-cell table:number-columns-repeated="16372"/>
        </table:table-row>
        <table:table-row table:style-name="ro1">
          <table:table-cell table:formula="of:=[.A81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8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82];[Rate_data.$A$24:.$A$34];0)+IF([.B82]=&quot;Express&quot;;16;0)" office:value-type="float" office:value="3" calcext:value-type="float">
            <text:p>3</text:p>
          </table:table-cell>
          <table:table-cell table:formula="of:=MATCH([.A82];[Rate_data.$B$23:.$K$23];0)" office:value-type="float" office:value="5" calcext:value-type="float">
            <text:p>5</text:p>
          </table:table-cell>
          <table:table-cell table:style-name="ce8" table:formula="of:=IF([.E82]=&quot;Yes&quot;;([.D82]*[Rate_data.$C$8]-100)/100*IF([.A8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2];[.I82])" office:value-type="float" office:value="48.3" calcext:value-type="float">
            <text:p>48.30</text:p>
          </table:table-cell>
          <table:table-cell table:style-name="ce8" table:formula="of:=ROUND(([.J82]+[.K82])*(1-[.F82]);2)" office:value-type="float" office:value="48.3" calcext:value-type="float">
            <text:p>48.30</text:p>
          </table:table-cell>
          <table:table-cell table:number-columns-repeated="16372"/>
        </table:table-row>
        <table:table-row table:style-name="ro1">
          <table:table-cell table:formula="of:=[.A82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82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83];[Rate_data.$A$24:.$A$34];0)+IF([.B83]=&quot;Express&quot;;16;0)" office:value-type="float" office:value="4" calcext:value-type="float">
            <text:p>4</text:p>
          </table:table-cell>
          <table:table-cell table:formula="of:=MATCH([.A83];[Rate_data.$B$23:.$K$23];0)" office:value-type="float" office:value="5" calcext:value-type="float">
            <text:p>5</text:p>
          </table:table-cell>
          <table:table-cell table:style-name="ce8" table:formula="of:=IF([.E83]=&quot;Yes&quot;;([.D83]*[Rate_data.$C$8]-100)/100*IF([.A8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3];[.I83])" office:value-type="float" office:value="62.15" calcext:value-type="float">
            <text:p>62.15</text:p>
          </table:table-cell>
          <table:table-cell table:style-name="ce8" table:formula="of:=ROUND(([.J83]+[.K83])*(1-[.F83]);2)" office:value-type="float" office:value="62.15" calcext:value-type="float">
            <text:p>62.15</text:p>
          </table:table-cell>
          <table:table-cell table:number-columns-repeated="16372"/>
        </table:table-row>
        <table:table-row table:style-name="ro1">
          <table:table-cell table:formula="of:=[.A83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83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84]&amp;&quot;kg)&quot;" office:value-type="string" office:string-value="International Standard (2kg)" calcext:value-type="string">
            <text:p>International Standard (2kg)</text:p>
          </table:table-cell>
          <table:table-cell table:formula="of:=MATCH([.D84];[Rate_data.$A$24:.$A$34];0)+IF([.B84]=&quot;Express&quot;;16;0)" office:value-type="float" office:value="5" calcext:value-type="float">
            <text:p>5</text:p>
          </table:table-cell>
          <table:table-cell table:formula="of:=MATCH([.A84];[Rate_data.$B$23:.$K$23];0)" office:value-type="float" office:value="5" calcext:value-type="float">
            <text:p>5</text:p>
          </table:table-cell>
          <table:table-cell table:style-name="ce8" table:formula="of:=IF([.E84]=&quot;Yes&quot;;([.D84]*[Rate_data.$C$8]-100)/100*IF([.A8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4];[.I84])" office:value-type="float" office:value="76" calcext:value-type="float">
            <text:p>76.00</text:p>
          </table:table-cell>
          <table:table-cell table:style-name="ce8" table:formula="of:=ROUND(([.J84]+[.K84])*(1-[.F84]);2)" office:value-type="float" office:value="76" calcext:value-type="float">
            <text:p>76.00</text:p>
          </table:table-cell>
          <table:table-cell table:number-columns-repeated="16372"/>
        </table:table-row>
        <table:table-row table:style-name="ro1">
          <table:table-cell table:formula="of:=[.A84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84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85]&amp;&quot;kg)&quot;" office:value-type="string" office:string-value="International Standard (2.5kg)" calcext:value-type="string">
            <text:p>International Standard (2.5kg)</text:p>
          </table:table-cell>
          <table:table-cell table:formula="of:=MATCH([.D85];[Rate_data.$A$24:.$A$34];0)+IF([.B85]=&quot;Express&quot;;16;0)" office:value-type="float" office:value="6" calcext:value-type="float">
            <text:p>6</text:p>
          </table:table-cell>
          <table:table-cell table:formula="of:=MATCH([.A85];[Rate_data.$B$23:.$K$23];0)" office:value-type="float" office:value="5" calcext:value-type="float">
            <text:p>5</text:p>
          </table:table-cell>
          <table:table-cell table:style-name="ce8" table:formula="of:=IF([.E85]=&quot;Yes&quot;;([.D85]*[Rate_data.$C$8]-100)/100*IF([.A8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5];[.I85])" office:value-type="float" office:value="84.65" calcext:value-type="float">
            <text:p>84.65</text:p>
          </table:table-cell>
          <table:table-cell table:style-name="ce8" table:formula="of:=ROUND(([.J85]+[.K85])*(1-[.F85]);2)" office:value-type="float" office:value="84.65" calcext:value-type="float">
            <text:p>84.65</text:p>
          </table:table-cell>
          <table:table-cell table:number-columns-repeated="16372"/>
        </table:table-row>
        <table:table-row table:style-name="ro1">
          <table:table-cell table:formula="of:=[.A85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85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86]&amp;&quot;kg)&quot;" office:value-type="string" office:string-value="International Standard (3kg)" calcext:value-type="string">
            <text:p>International Standard (3kg)</text:p>
          </table:table-cell>
          <table:table-cell table:formula="of:=MATCH([.D86];[Rate_data.$A$24:.$A$34];0)+IF([.B86]=&quot;Express&quot;;16;0)" office:value-type="float" office:value="7" calcext:value-type="float">
            <text:p>7</text:p>
          </table:table-cell>
          <table:table-cell table:formula="of:=MATCH([.A86];[Rate_data.$B$23:.$K$23];0)" office:value-type="float" office:value="5" calcext:value-type="float">
            <text:p>5</text:p>
          </table:table-cell>
          <table:table-cell table:style-name="ce8" table:formula="of:=IF([.E86]=&quot;Yes&quot;;([.D86]*[Rate_data.$C$8]-100)/100*IF([.A8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6];[.I86])" office:value-type="float" office:value="93.3" calcext:value-type="float">
            <text:p>93.30</text:p>
          </table:table-cell>
          <table:table-cell table:style-name="ce8" table:formula="of:=ROUND(([.J86]+[.K86])*(1-[.F86]);2)" office:value-type="float" office:value="93.3" calcext:value-type="float">
            <text:p>93.30</text:p>
          </table:table-cell>
          <table:table-cell table:number-columns-repeated="16372"/>
        </table:table-row>
        <table:table-row table:style-name="ro1">
          <table:table-cell table:formula="of:=[.A86]" office:value-type="string" office:string-value="Zone 4" calcext:value-type="string">
            <text:p>Zone 4</text:p>
          </table:table-cell>
          <table:table-cell table:formula="of:=[.B86]" office:value-type="string" office:string-value="Standard" calcext:value-type="string">
            <text:p>Standard</text:p>
          </table:table-cell>
          <table:table-cell table:formula="of:=[.D86]" office:value-type="float" office:value="3" calcext:value-type="float">
            <text:p>3</text:p>
          </table:table-cell>
          <table:table-cell table:formula="of:=[.D86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87]&amp;&quot; (&quot;&amp;[.D87]&amp;&quot;kg)&quot;" office:value-type="string" office:string-value="International Standard (3.5kg)" calcext:value-type="string">
            <text:p>International Standard (3.5kg)</text:p>
          </table:table-cell>
          <table:table-cell table:formula="of:=MATCH([.D87];[Rate_data.$A$24:.$A$34];0)+IF([.B87]=&quot;Express&quot;;16;0)" office:value-type="float" office:value="8" calcext:value-type="float">
            <text:p>8</text:p>
          </table:table-cell>
          <table:table-cell table:formula="of:=MATCH([.A87];[Rate_data.$B$23:.$K$23];0)" office:value-type="float" office:value="5" calcext:value-type="float">
            <text:p>5</text:p>
          </table:table-cell>
          <table:table-cell table:style-name="ce8" table:formula="of:=IF([.E87]=&quot;Yes&quot;;([.D87]*[Rate_data.$C$8]-100)/100*IF([.A8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7];[.I87])" office:value-type="float" office:value="101.95" calcext:value-type="float">
            <text:p>101.95</text:p>
          </table:table-cell>
          <table:table-cell table:style-name="ce8" table:formula="of:=ROUND(([.J87]+[.K87])*(1-[.F87]);2)" office:value-type="float" office:value="101.95" calcext:value-type="float">
            <text:p>101.95</text:p>
          </table:table-cell>
          <table:table-cell table:number-columns-repeated="16372"/>
        </table:table-row>
        <table:table-row table:style-name="ro1">
          <table:table-cell table:formula="of:=[.A87]" office:value-type="string" office:string-value="Zone 4" calcext:value-type="string">
            <text:p>Zone 4</text:p>
          </table:table-cell>
          <table:table-cell table:formula="of:=[.B87]" office:value-type="string" office:string-value="Standard" calcext:value-type="string">
            <text:p>Standard</text:p>
          </table:table-cell>
          <table:table-cell table:formula="of:=[.D87]" office:value-type="float" office:value="3.5" calcext:value-type="float">
            <text:p>3.5</text:p>
          </table:table-cell>
          <table:table-cell table:formula="of:=[.D87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88]&amp;&quot; (&quot;&amp;[.D88]&amp;&quot;kg)&quot;" office:value-type="string" office:string-value="International Standard (4kg)" calcext:value-type="string">
            <text:p>International Standard (4kg)</text:p>
          </table:table-cell>
          <table:table-cell table:formula="of:=MATCH([.D88];[Rate_data.$A$24:.$A$34];0)+IF([.B88]=&quot;Express&quot;;16;0)" office:value-type="float" office:value="9" calcext:value-type="float">
            <text:p>9</text:p>
          </table:table-cell>
          <table:table-cell table:formula="of:=MATCH([.A88];[Rate_data.$B$23:.$K$23];0)" office:value-type="float" office:value="5" calcext:value-type="float">
            <text:p>5</text:p>
          </table:table-cell>
          <table:table-cell table:style-name="ce8" table:formula="of:=IF([.E88]=&quot;Yes&quot;;([.D88]*[Rate_data.$C$8]-100)/100*IF([.A8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8];[.I88])" office:value-type="float" office:value="110.6" calcext:value-type="float">
            <text:p>110.60</text:p>
          </table:table-cell>
          <table:table-cell table:style-name="ce8" table:formula="of:=ROUND(([.J88]+[.K88])*(1-[.F88]);2)" office:value-type="float" office:value="110.6" calcext:value-type="float">
            <text:p>110.60</text:p>
          </table:table-cell>
          <table:table-cell table:number-columns-repeated="16372"/>
        </table:table-row>
        <table:table-row table:style-name="ro1">
          <table:table-cell table:formula="of:=[.A88]" office:value-type="string" office:string-value="Zone 4" calcext:value-type="string">
            <text:p>Zone 4</text:p>
          </table:table-cell>
          <table:table-cell table:formula="of:=[.B88]" office:value-type="string" office:string-value="Standard" calcext:value-type="string">
            <text:p>Standard</text:p>
          </table:table-cell>
          <table:table-cell table:formula="of:=[.D88]" office:value-type="float" office:value="4" calcext:value-type="float">
            <text:p>4</text:p>
          </table:table-cell>
          <table:table-cell table:formula="of:=[.D88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89]&amp;&quot; (&quot;&amp;[.D89]&amp;&quot;kg)&quot;" office:value-type="string" office:string-value="International Standard (4.5kg)" calcext:value-type="string">
            <text:p>International Standard (4.5kg)</text:p>
          </table:table-cell>
          <table:table-cell table:formula="of:=MATCH([.D89];[Rate_data.$A$24:.$A$34];0)+IF([.B89]=&quot;Express&quot;;16;0)" office:value-type="float" office:value="10" calcext:value-type="float">
            <text:p>10</text:p>
          </table:table-cell>
          <table:table-cell table:formula="of:=MATCH([.A89];[Rate_data.$B$23:.$K$23];0)" office:value-type="float" office:value="5" calcext:value-type="float">
            <text:p>5</text:p>
          </table:table-cell>
          <table:table-cell table:style-name="ce8" table:formula="of:=IF([.E89]=&quot;Yes&quot;;([.D89]*[Rate_data.$C$8]-100)/100*IF([.A8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9];[.I89])" office:value-type="float" office:value="119.25" calcext:value-type="float">
            <text:p>119.25</text:p>
          </table:table-cell>
          <table:table-cell table:style-name="ce8" table:formula="of:=ROUND(([.J89]+[.K89])*(1-[.F89]);2)" office:value-type="float" office:value="119.25" calcext:value-type="float">
            <text:p>119.25</text:p>
          </table:table-cell>
          <table:table-cell table:number-columns-repeated="16372"/>
        </table:table-row>
        <table:table-row table:style-name="ro1">
          <table:table-cell table:formula="of:=[.A89]" office:value-type="string" office:string-value="Zone 4" calcext:value-type="string">
            <text:p>Zone 4</text:p>
          </table:table-cell>
          <table:table-cell table:formula="of:=[.B89]" office:value-type="string" office:string-value="Standard" calcext:value-type="string">
            <text:p>Standard</text:p>
          </table:table-cell>
          <table:table-cell table:formula="of:=[.D89]" office:value-type="float" office:value="4.5" calcext:value-type="float">
            <text:p>4.5</text:p>
          </table:table-cell>
          <table:table-cell table:formula="of:=[.D89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90]&amp;&quot; (&quot;&amp;[.D90]&amp;&quot;kg)&quot;" office:value-type="string" office:string-value="International Standard (5kg)" calcext:value-type="string">
            <text:p>International Standard (5kg)</text:p>
          </table:table-cell>
          <table:table-cell table:formula="of:=MATCH([.D90];[Rate_data.$A$24:.$A$34];0)+IF([.B90]=&quot;Express&quot;;16;0)" office:value-type="float" office:value="11" calcext:value-type="float">
            <text:p>11</text:p>
          </table:table-cell>
          <table:table-cell table:formula="of:=MATCH([.A90];[Rate_data.$B$23:.$K$23];0)" office:value-type="float" office:value="5" calcext:value-type="float">
            <text:p>5</text:p>
          </table:table-cell>
          <table:table-cell table:style-name="ce8" table:formula="of:=IF([.E90]=&quot;Yes&quot;;([.D90]*[Rate_data.$C$8]-100)/100*IF([.A9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0];[.I90])" office:value-type="float" office:value="127.9" calcext:value-type="float">
            <text:p>127.90</text:p>
          </table:table-cell>
          <table:table-cell table:style-name="ce8" table:formula="of:=ROUND(([.J90]+[.K90])*(1-[.F90]);2)" office:value-type="float" office:value="127.9" calcext:value-type="float">
            <text:p>127.90</text:p>
          </table:table-cell>
          <table:table-cell table:number-columns-repeated="16372"/>
        </table:table-row>
        <table:table-row table:style-name="ro1">
          <table:table-cell table:formula="of:=[.A86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91];[Rate_data.$A$24:.$A$34];0)+IF([.B91]=&quot;Express&quot;;16;0)" office:value-type="float" office:value="17" calcext:value-type="float">
            <text:p>17</text:p>
          </table:table-cell>
          <table:table-cell table:formula="of:=MATCH([.A91];[Rate_data.$B$23:.$K$23];0)" office:value-type="float" office:value="5" calcext:value-type="float">
            <text:p>5</text:p>
          </table:table-cell>
          <table:table-cell table:style-name="ce8" table:formula="of:=IF([.E91]=&quot;Yes&quot;;([.D91]*[Rate_data.$C$8]-100)/100*IF([.A9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1];[.I91])" office:value-type="float" office:value="44.5" calcext:value-type="float">
            <text:p>44.50</text:p>
          </table:table-cell>
          <table:table-cell table:style-name="ce8" table:formula="of:=ROUND(([.J91]+[.K91])*(1-[.F91]);2)" office:value-type="float" office:value="44.5" calcext:value-type="float">
            <text:p>44.50</text:p>
          </table:table-cell>
          <table:table-cell table:number-columns-repeated="16372"/>
        </table:table-row>
        <table:table-row table:style-name="ro1">
          <table:table-cell table:formula="of:=[.A91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91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92];[Rate_data.$A$24:.$A$34];0)+IF([.B92]=&quot;Express&quot;;16;0)" office:value-type="float" office:value="18" calcext:value-type="float">
            <text:p>18</text:p>
          </table:table-cell>
          <table:table-cell table:formula="of:=MATCH([.A92];[Rate_data.$B$23:.$K$23];0)" office:value-type="float" office:value="5" calcext:value-type="float">
            <text:p>5</text:p>
          </table:table-cell>
          <table:table-cell table:style-name="ce8" table:formula="of:=IF([.E92]=&quot;Yes&quot;;([.D92]*[Rate_data.$C$8]-100)/100*IF([.A9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2];[.I92])" office:value-type="float" office:value="51.4" calcext:value-type="float">
            <text:p>51.40</text:p>
          </table:table-cell>
          <table:table-cell table:style-name="ce8" table:formula="of:=ROUND(([.J92]+[.K92])*(1-[.F92]);2)" office:value-type="float" office:value="51.4" calcext:value-type="float">
            <text:p>51.40</text:p>
          </table:table-cell>
          <table:table-cell table:number-columns-repeated="16372"/>
        </table:table-row>
        <table:table-row table:style-name="ro1">
          <table:table-cell table:formula="of:=[.A92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92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93];[Rate_data.$A$24:.$A$34];0)+IF([.B93]=&quot;Express&quot;;16;0)" office:value-type="float" office:value="19" calcext:value-type="float">
            <text:p>19</text:p>
          </table:table-cell>
          <table:table-cell table:formula="of:=MATCH([.A93];[Rate_data.$B$23:.$K$23];0)" office:value-type="float" office:value="5" calcext:value-type="float">
            <text:p>5</text:p>
          </table:table-cell>
          <table:table-cell table:style-name="ce8" table:formula="of:=IF([.E93]=&quot;Yes&quot;;([.D93]*[Rate_data.$C$8]-100)/100*IF([.A9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3];[.I93])" office:value-type="float" office:value="65.3" calcext:value-type="float">
            <text:p>65.30</text:p>
          </table:table-cell>
          <table:table-cell table:style-name="ce8" table:formula="of:=ROUND(([.J93]+[.K93])*(1-[.F93]);2)" office:value-type="float" office:value="65.3" calcext:value-type="float">
            <text:p>65.30</text:p>
          </table:table-cell>
          <table:table-cell table:number-columns-repeated="16372"/>
        </table:table-row>
        <table:table-row table:style-name="ro1">
          <table:table-cell table:formula="of:=[.A93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93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94];[Rate_data.$A$24:.$A$34];0)+IF([.B94]=&quot;Express&quot;;16;0)" office:value-type="float" office:value="20" calcext:value-type="float">
            <text:p>20</text:p>
          </table:table-cell>
          <table:table-cell table:formula="of:=MATCH([.A94];[Rate_data.$B$23:.$K$23];0)" office:value-type="float" office:value="5" calcext:value-type="float">
            <text:p>5</text:p>
          </table:table-cell>
          <table:table-cell table:style-name="ce8" table:formula="of:=IF([.E94]=&quot;Yes&quot;;([.D94]*[Rate_data.$C$8]-100)/100*IF([.A9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4];[.I94])" office:value-type="float" office:value="79.15" calcext:value-type="float">
            <text:p>79.15</text:p>
          </table:table-cell>
          <table:table-cell table:style-name="ce8" table:formula="of:=ROUND(([.J94]+[.K94])*(1-[.F94]);2)" office:value-type="float" office:value="79.15" calcext:value-type="float">
            <text:p>79.15</text:p>
          </table:table-cell>
          <table:table-cell table:number-columns-repeated="16372"/>
        </table:table-row>
        <table:table-row table:style-name="ro1">
          <table:table-cell table:formula="of:=[.A94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94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95]&amp;&quot;kg)&quot;" office:value-type="string" office:string-value="International Express (2kg)" calcext:value-type="string">
            <text:p>International Express (2kg)</text:p>
          </table:table-cell>
          <table:table-cell table:formula="of:=MATCH([.D95];[Rate_data.$A$24:.$A$34];0)+IF([.B95]=&quot;Express&quot;;16;0)" office:value-type="float" office:value="21" calcext:value-type="float">
            <text:p>21</text:p>
          </table:table-cell>
          <table:table-cell table:formula="of:=MATCH([.A95];[Rate_data.$B$23:.$K$23];0)" office:value-type="float" office:value="5" calcext:value-type="float">
            <text:p>5</text:p>
          </table:table-cell>
          <table:table-cell table:style-name="ce8" table:formula="of:=IF([.E95]=&quot;Yes&quot;;([.D95]*[Rate_data.$C$8]-100)/100*IF([.A9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5];[.I95])" office:value-type="float" office:value="93" calcext:value-type="float">
            <text:p>93.00</text:p>
          </table:table-cell>
          <table:table-cell table:style-name="ce8" table:formula="of:=ROUND(([.J95]+[.K95])*(1-[.F95]);2)" office:value-type="float" office:value="93" calcext:value-type="float">
            <text:p>93.00</text:p>
          </table:table-cell>
          <table:table-cell table:number-columns-repeated="16372"/>
        </table:table-row>
        <table:table-row table:style-name="ro1">
          <table:table-cell table:formula="of:=[.A95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95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96]&amp;&quot;kg)&quot;" office:value-type="string" office:string-value="International Express (2.5kg)" calcext:value-type="string">
            <text:p>International Express (2.5kg)</text:p>
          </table:table-cell>
          <table:table-cell table:formula="of:=MATCH([.D96];[Rate_data.$A$24:.$A$34];0)+IF([.B96]=&quot;Express&quot;;16;0)" office:value-type="float" office:value="22" calcext:value-type="float">
            <text:p>22</text:p>
          </table:table-cell>
          <table:table-cell table:formula="of:=MATCH([.A96];[Rate_data.$B$23:.$K$23];0)" office:value-type="float" office:value="5" calcext:value-type="float">
            <text:p>5</text:p>
          </table:table-cell>
          <table:table-cell table:style-name="ce8" table:formula="of:=IF([.E96]=&quot;Yes&quot;;([.D96]*[Rate_data.$C$8]-100)/100*IF([.A9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6];[.I96])" office:value-type="float" office:value="101.65" calcext:value-type="float">
            <text:p>101.65</text:p>
          </table:table-cell>
          <table:table-cell table:style-name="ce8" table:formula="of:=ROUND(([.J96]+[.K96])*(1-[.F96]);2)" office:value-type="float" office:value="101.65" calcext:value-type="float">
            <text:p>101.65</text:p>
          </table:table-cell>
          <table:table-cell table:number-columns-repeated="16372"/>
        </table:table-row>
        <table:table-row table:style-name="ro1">
          <table:table-cell table:formula="of:=[.A96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96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97]&amp;&quot;kg)&quot;" office:value-type="string" office:string-value="International Express (3kg)" calcext:value-type="string">
            <text:p>International Express (3kg)</text:p>
          </table:table-cell>
          <table:table-cell table:formula="of:=MATCH([.D97];[Rate_data.$A$24:.$A$34];0)+IF([.B97]=&quot;Express&quot;;16;0)" office:value-type="float" office:value="23" calcext:value-type="float">
            <text:p>23</text:p>
          </table:table-cell>
          <table:table-cell table:formula="of:=MATCH([.A97];[Rate_data.$B$23:.$K$23];0)" office:value-type="float" office:value="5" calcext:value-type="float">
            <text:p>5</text:p>
          </table:table-cell>
          <table:table-cell table:style-name="ce8" table:formula="of:=IF([.E97]=&quot;Yes&quot;;([.D97]*[Rate_data.$C$8]-100)/100*IF([.A9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7];[.I97])" office:value-type="float" office:value="110.3" calcext:value-type="float">
            <text:p>110.30</text:p>
          </table:table-cell>
          <table:table-cell table:style-name="ce8" table:formula="of:=ROUND(([.J97]+[.K97])*(1-[.F97]);2)" office:value-type="float" office:value="110.3" calcext:value-type="float">
            <text:p>110.30</text:p>
          </table:table-cell>
          <table:table-cell table:number-columns-repeated="16372"/>
        </table:table-row>
        <table:table-row table:style-name="ro1">
          <table:table-cell table:formula="of:=[.A97]" office:value-type="string" office:string-value="Zone 4" calcext:value-type="string">
            <text:p>Zone 4</text:p>
          </table:table-cell>
          <table:table-cell table:formula="of:=[.B97]" office:value-type="string" office:string-value="Express" calcext:value-type="string">
            <text:p>Express</text:p>
          </table:table-cell>
          <table:table-cell table:formula="of:=[.D97]" office:value-type="float" office:value="3" calcext:value-type="float">
            <text:p>3</text:p>
          </table:table-cell>
          <table:table-cell table:formula="of:=[.D97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98]&amp;&quot; (&quot;&amp;[.D98]&amp;&quot;kg)&quot;" office:value-type="string" office:string-value="International Express (3.5kg)" calcext:value-type="string">
            <text:p>International Express (3.5kg)</text:p>
          </table:table-cell>
          <table:table-cell table:formula="of:=MATCH([.D98];[Rate_data.$A$24:.$A$34];0)+IF([.B98]=&quot;Express&quot;;16;0)" office:value-type="float" office:value="24" calcext:value-type="float">
            <text:p>24</text:p>
          </table:table-cell>
          <table:table-cell table:formula="of:=MATCH([.A98];[Rate_data.$B$23:.$K$23];0)" office:value-type="float" office:value="5" calcext:value-type="float">
            <text:p>5</text:p>
          </table:table-cell>
          <table:table-cell table:style-name="ce8" table:formula="of:=IF([.E98]=&quot;Yes&quot;;([.D98]*[Rate_data.$C$8]-100)/100*IF([.A9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8];[.I98])" office:value-type="float" office:value="118.95" calcext:value-type="float">
            <text:p>118.95</text:p>
          </table:table-cell>
          <table:table-cell table:style-name="ce8" table:formula="of:=ROUND(([.J98]+[.K98])*(1-[.F98]);2)" office:value-type="float" office:value="118.95" calcext:value-type="float">
            <text:p>118.95</text:p>
          </table:table-cell>
          <table:table-cell table:number-columns-repeated="16372"/>
        </table:table-row>
        <table:table-row table:style-name="ro1">
          <table:table-cell table:formula="of:=[.A98]" office:value-type="string" office:string-value="Zone 4" calcext:value-type="string">
            <text:p>Zone 4</text:p>
          </table:table-cell>
          <table:table-cell table:formula="of:=[.B98]" office:value-type="string" office:string-value="Express" calcext:value-type="string">
            <text:p>Express</text:p>
          </table:table-cell>
          <table:table-cell table:formula="of:=[.D98]" office:value-type="float" office:value="3.5" calcext:value-type="float">
            <text:p>3.5</text:p>
          </table:table-cell>
          <table:table-cell table:formula="of:=[.D98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99]&amp;&quot; (&quot;&amp;[.D99]&amp;&quot;kg)&quot;" office:value-type="string" office:string-value="International Express (4kg)" calcext:value-type="string">
            <text:p>International Express (4kg)</text:p>
          </table:table-cell>
          <table:table-cell table:formula="of:=MATCH([.D99];[Rate_data.$A$24:.$A$34];0)+IF([.B99]=&quot;Express&quot;;16;0)" office:value-type="float" office:value="25" calcext:value-type="float">
            <text:p>25</text:p>
          </table:table-cell>
          <table:table-cell table:formula="of:=MATCH([.A99];[Rate_data.$B$23:.$K$23];0)" office:value-type="float" office:value="5" calcext:value-type="float">
            <text:p>5</text:p>
          </table:table-cell>
          <table:table-cell table:style-name="ce8" table:formula="of:=IF([.E99]=&quot;Yes&quot;;([.D99]*[Rate_data.$C$8]-100)/100*IF([.A9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9];[.I99])" office:value-type="float" office:value="127.6" calcext:value-type="float">
            <text:p>127.60</text:p>
          </table:table-cell>
          <table:table-cell table:style-name="ce8" table:formula="of:=ROUND(([.J99]+[.K99])*(1-[.F99]);2)" office:value-type="float" office:value="127.6" calcext:value-type="float">
            <text:p>127.60</text:p>
          </table:table-cell>
          <table:table-cell table:number-columns-repeated="16372"/>
        </table:table-row>
        <table:table-row table:style-name="ro1">
          <table:table-cell table:formula="of:=[.A99]" office:value-type="string" office:string-value="Zone 4" calcext:value-type="string">
            <text:p>Zone 4</text:p>
          </table:table-cell>
          <table:table-cell table:formula="of:=[.B99]" office:value-type="string" office:string-value="Express" calcext:value-type="string">
            <text:p>Express</text:p>
          </table:table-cell>
          <table:table-cell table:formula="of:=[.D99]" office:value-type="float" office:value="4" calcext:value-type="float">
            <text:p>4</text:p>
          </table:table-cell>
          <table:table-cell table:formula="of:=[.D99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00]&amp;&quot; (&quot;&amp;[.D100]&amp;&quot;kg)&quot;" office:value-type="string" office:string-value="International Express (4.5kg)" calcext:value-type="string">
            <text:p>International Express (4.5kg)</text:p>
          </table:table-cell>
          <table:table-cell table:formula="of:=MATCH([.D100];[Rate_data.$A$24:.$A$34];0)+IF([.B100]=&quot;Express&quot;;16;0)" office:value-type="float" office:value="26" calcext:value-type="float">
            <text:p>26</text:p>
          </table:table-cell>
          <table:table-cell table:formula="of:=MATCH([.A100];[Rate_data.$B$23:.$K$23];0)" office:value-type="float" office:value="5" calcext:value-type="float">
            <text:p>5</text:p>
          </table:table-cell>
          <table:table-cell table:style-name="ce8" table:formula="of:=IF([.E100]=&quot;Yes&quot;;([.D100]*[Rate_data.$C$8]-100)/100*IF([.A10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0];[.I100])" office:value-type="float" office:value="136.25" calcext:value-type="float">
            <text:p>136.25</text:p>
          </table:table-cell>
          <table:table-cell table:style-name="ce8" table:formula="of:=ROUND(([.J100]+[.K100])*(1-[.F100]);2)" office:value-type="float" office:value="136.25" calcext:value-type="float">
            <text:p>136.25</text:p>
          </table:table-cell>
          <table:table-cell table:number-columns-repeated="16372"/>
        </table:table-row>
        <table:table-row table:style-name="ro1">
          <table:table-cell table:formula="of:=[.A100]" office:value-type="string" office:string-value="Zone 4" calcext:value-type="string">
            <text:p>Zone 4</text:p>
          </table:table-cell>
          <table:table-cell table:formula="of:=[.B100]" office:value-type="string" office:string-value="Express" calcext:value-type="string">
            <text:p>Express</text:p>
          </table:table-cell>
          <table:table-cell table:formula="of:=[.D100]" office:value-type="float" office:value="4.5" calcext:value-type="float">
            <text:p>4.5</text:p>
          </table:table-cell>
          <table:table-cell table:formula="of:=[.D100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01]&amp;&quot; (&quot;&amp;[.D101]&amp;&quot;kg)&quot;" office:value-type="string" office:string-value="International Express (5kg)" calcext:value-type="string">
            <text:p>International Express (5kg)</text:p>
          </table:table-cell>
          <table:table-cell table:formula="of:=MATCH([.D101];[Rate_data.$A$24:.$A$34];0)+IF([.B101]=&quot;Express&quot;;16;0)" office:value-type="float" office:value="27" calcext:value-type="float">
            <text:p>27</text:p>
          </table:table-cell>
          <table:table-cell table:formula="of:=MATCH([.A101];[Rate_data.$B$23:.$K$23];0)" office:value-type="float" office:value="5" calcext:value-type="float">
            <text:p>5</text:p>
          </table:table-cell>
          <table:table-cell table:style-name="ce8" table:formula="of:=IF([.E101]=&quot;Yes&quot;;([.D101]*[Rate_data.$C$8]-100)/100*IF([.A10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1];[.I101])" office:value-type="float" office:value="144.9" calcext:value-type="float">
            <text:p>144.90</text:p>
          </table:table-cell>
          <table:table-cell table:style-name="ce8" table:formula="of:=ROUND(([.J101]+[.K101])*(1-[.F101]);2)" office:value-type="float" office:value="144.9" calcext:value-type="float">
            <text:p>144.9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102];[Rate_data.$A$24:.$A$34];0)+IF([.B102]=&quot;Express&quot;;16;0)" office:value-type="float" office:value="1" calcext:value-type="float">
            <text:p>1</text:p>
          </table:table-cell>
          <table:table-cell table:formula="of:=MATCH([.A102];[Rate_data.$B$23:.$K$23];0)" office:value-type="float" office:value="6" calcext:value-type="float">
            <text:p>6</text:p>
          </table:table-cell>
          <table:table-cell table:style-name="ce8" table:formula="of:=IF([.E102]=&quot;Yes&quot;;([.D102]*[Rate_data.$C$8]-100)/100*IF([.A10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2];[.I102])" office:value-type="float" office:value="33.35" calcext:value-type="float">
            <text:p>33.35</text:p>
          </table:table-cell>
          <table:table-cell table:style-name="ce8" table:formula="of:=ROUND(([.J102]+[.K102])*(1-[.F102]);2)" office:value-type="float" office:value="33.35" calcext:value-type="float">
            <text:p>33.35</text:p>
          </table:table-cell>
          <table:table-cell table:number-columns-repeated="16372"/>
        </table:table-row>
        <table:table-row table:style-name="ro1">
          <table:table-cell table:formula="of:=[.A102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02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103];[Rate_data.$A$24:.$A$34];0)+IF([.B103]=&quot;Express&quot;;16;0)" office:value-type="float" office:value="2" calcext:value-type="float">
            <text:p>2</text:p>
          </table:table-cell>
          <table:table-cell table:formula="of:=MATCH([.A103];[Rate_data.$B$23:.$K$23];0)" office:value-type="float" office:value="6" calcext:value-type="float">
            <text:p>6</text:p>
          </table:table-cell>
          <table:table-cell table:style-name="ce8" table:formula="of:=IF([.E103]=&quot;Yes&quot;;([.D103]*[Rate_data.$C$8]-100)/100*IF([.A10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3];[.I103])" office:value-type="float" office:value="42.4" calcext:value-type="float">
            <text:p>42.40</text:p>
          </table:table-cell>
          <table:table-cell table:style-name="ce8" table:formula="of:=ROUND(([.J103]+[.K103])*(1-[.F103]);2)" office:value-type="float" office:value="42.4" calcext:value-type="float">
            <text:p>42.40</text:p>
          </table:table-cell>
          <table:table-cell table:number-columns-repeated="16372"/>
        </table:table-row>
        <table:table-row table:style-name="ro1">
          <table:table-cell table:formula="of:=[.A103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03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104];[Rate_data.$A$24:.$A$34];0)+IF([.B104]=&quot;Express&quot;;16;0)" office:value-type="float" office:value="3" calcext:value-type="float">
            <text:p>3</text:p>
          </table:table-cell>
          <table:table-cell table:formula="of:=MATCH([.A104];[Rate_data.$B$23:.$K$23];0)" office:value-type="float" office:value="6" calcext:value-type="float">
            <text:p>6</text:p>
          </table:table-cell>
          <table:table-cell table:style-name="ce8" table:formula="of:=IF([.E104]=&quot;Yes&quot;;([.D104]*[Rate_data.$C$8]-100)/100*IF([.A10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4];[.I104])" office:value-type="float" office:value="60.5" calcext:value-type="float">
            <text:p>60.50</text:p>
          </table:table-cell>
          <table:table-cell table:style-name="ce8" table:formula="of:=ROUND(([.J104]+[.K104])*(1-[.F104]);2)" office:value-type="float" office:value="60.5" calcext:value-type="float">
            <text:p>60.50</text:p>
          </table:table-cell>
          <table:table-cell table:number-columns-repeated="16372"/>
        </table:table-row>
        <table:table-row table:style-name="ro1">
          <table:table-cell table:formula="of:=[.A104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04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105];[Rate_data.$A$24:.$A$34];0)+IF([.B105]=&quot;Express&quot;;16;0)" office:value-type="float" office:value="4" calcext:value-type="float">
            <text:p>4</text:p>
          </table:table-cell>
          <table:table-cell table:formula="of:=MATCH([.A105];[Rate_data.$B$23:.$K$23];0)" office:value-type="float" office:value="6" calcext:value-type="float">
            <text:p>6</text:p>
          </table:table-cell>
          <table:table-cell table:style-name="ce8" table:formula="of:=IF([.E105]=&quot;Yes&quot;;([.D105]*[Rate_data.$C$8]-100)/100*IF([.A10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5];[.I105])" office:value-type="float" office:value="78.55" calcext:value-type="float">
            <text:p>78.55</text:p>
          </table:table-cell>
          <table:table-cell table:style-name="ce8" table:formula="of:=ROUND(([.J105]+[.K105])*(1-[.F105]);2)" office:value-type="float" office:value="78.55" calcext:value-type="float">
            <text:p>78.55</text:p>
          </table:table-cell>
          <table:table-cell table:number-columns-repeated="16372"/>
        </table:table-row>
        <table:table-row table:style-name="ro1">
          <table:table-cell table:formula="of:=[.A105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05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06]&amp;&quot;kg)&quot;" office:value-type="string" office:string-value="International Standard (2kg)" calcext:value-type="string">
            <text:p>International Standard (2kg)</text:p>
          </table:table-cell>
          <table:table-cell table:formula="of:=MATCH([.D106];[Rate_data.$A$24:.$A$34];0)+IF([.B106]=&quot;Express&quot;;16;0)" office:value-type="float" office:value="5" calcext:value-type="float">
            <text:p>5</text:p>
          </table:table-cell>
          <table:table-cell table:formula="of:=MATCH([.A106];[Rate_data.$B$23:.$K$23];0)" office:value-type="float" office:value="6" calcext:value-type="float">
            <text:p>6</text:p>
          </table:table-cell>
          <table:table-cell table:style-name="ce8" table:formula="of:=IF([.E106]=&quot;Yes&quot;;([.D106]*[Rate_data.$C$8]-100)/100*IF([.A10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6];[.I106])" office:value-type="float" office:value="96.65" calcext:value-type="float">
            <text:p>96.65</text:p>
          </table:table-cell>
          <table:table-cell table:style-name="ce8" table:formula="of:=ROUND(([.J106]+[.K106])*(1-[.F106]);2)" office:value-type="float" office:value="96.65" calcext:value-type="float">
            <text:p>96.65</text:p>
          </table:table-cell>
          <table:table-cell table:number-columns-repeated="16372"/>
        </table:table-row>
        <table:table-row table:style-name="ro1">
          <table:table-cell table:formula="of:=[.A106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06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07]&amp;&quot;kg)&quot;" office:value-type="string" office:string-value="International Standard (2.5kg)" calcext:value-type="string">
            <text:p>International Standard (2.5kg)</text:p>
          </table:table-cell>
          <table:table-cell table:formula="of:=MATCH([.D107];[Rate_data.$A$24:.$A$34];0)+IF([.B107]=&quot;Express&quot;;16;0)" office:value-type="float" office:value="6" calcext:value-type="float">
            <text:p>6</text:p>
          </table:table-cell>
          <table:table-cell table:formula="of:=MATCH([.A107];[Rate_data.$B$23:.$K$23];0)" office:value-type="float" office:value="6" calcext:value-type="float">
            <text:p>6</text:p>
          </table:table-cell>
          <table:table-cell table:style-name="ce8" table:formula="of:=IF([.E107]=&quot;Yes&quot;;([.D107]*[Rate_data.$C$8]-100)/100*IF([.A10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7];[.I107])" office:value-type="float" office:value="108.3" calcext:value-type="float">
            <text:p>108.30</text:p>
          </table:table-cell>
          <table:table-cell table:style-name="ce8" table:formula="of:=ROUND(([.J107]+[.K107])*(1-[.F107]);2)" office:value-type="float" office:value="108.3" calcext:value-type="float">
            <text:p>108.30</text:p>
          </table:table-cell>
          <table:table-cell table:number-columns-repeated="16372"/>
        </table:table-row>
        <table:table-row table:style-name="ro1">
          <table:table-cell table:formula="of:=[.A107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07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08]&amp;&quot;kg)&quot;" office:value-type="string" office:string-value="International Standard (3kg)" calcext:value-type="string">
            <text:p>International Standard (3kg)</text:p>
          </table:table-cell>
          <table:table-cell table:formula="of:=MATCH([.D108];[Rate_data.$A$24:.$A$34];0)+IF([.B108]=&quot;Express&quot;;16;0)" office:value-type="float" office:value="7" calcext:value-type="float">
            <text:p>7</text:p>
          </table:table-cell>
          <table:table-cell table:formula="of:=MATCH([.A108];[Rate_data.$B$23:.$K$23];0)" office:value-type="float" office:value="6" calcext:value-type="float">
            <text:p>6</text:p>
          </table:table-cell>
          <table:table-cell table:style-name="ce8" table:formula="of:=IF([.E108]=&quot;Yes&quot;;([.D108]*[Rate_data.$C$8]-100)/100*IF([.A10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8];[.I108])" office:value-type="float" office:value="119.95" calcext:value-type="float">
            <text:p>119.95</text:p>
          </table:table-cell>
          <table:table-cell table:style-name="ce8" table:formula="of:=ROUND(([.J108]+[.K108])*(1-[.F108]);2)" office:value-type="float" office:value="119.95" calcext:value-type="float">
            <text:p>119.95</text:p>
          </table:table-cell>
          <table:table-cell table:number-columns-repeated="16372"/>
        </table:table-row>
        <table:table-row table:style-name="ro1">
          <table:table-cell table:formula="of:=[.A108]" office:value-type="string" office:string-value="Zone 5" calcext:value-type="string">
            <text:p>Zone 5</text:p>
          </table:table-cell>
          <table:table-cell table:formula="of:=[.B108]" office:value-type="string" office:string-value="Standard" calcext:value-type="string">
            <text:p>Standard</text:p>
          </table:table-cell>
          <table:table-cell table:formula="of:=[.D108]" office:value-type="float" office:value="3" calcext:value-type="float">
            <text:p>3</text:p>
          </table:table-cell>
          <table:table-cell table:formula="of:=[.D108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09]&amp;&quot; (&quot;&amp;[.D109]&amp;&quot;kg)&quot;" office:value-type="string" office:string-value="International Standard (3.5kg)" calcext:value-type="string">
            <text:p>International Standard (3.5kg)</text:p>
          </table:table-cell>
          <table:table-cell table:formula="of:=MATCH([.D109];[Rate_data.$A$24:.$A$34];0)+IF([.B109]=&quot;Express&quot;;16;0)" office:value-type="float" office:value="8" calcext:value-type="float">
            <text:p>8</text:p>
          </table:table-cell>
          <table:table-cell table:formula="of:=MATCH([.A109];[Rate_data.$B$23:.$K$23];0)" office:value-type="float" office:value="6" calcext:value-type="float">
            <text:p>6</text:p>
          </table:table-cell>
          <table:table-cell table:style-name="ce8" table:formula="of:=IF([.E109]=&quot;Yes&quot;;([.D109]*[Rate_data.$C$8]-100)/100*IF([.A10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9];[.I109])" office:value-type="float" office:value="131.6" calcext:value-type="float">
            <text:p>131.60</text:p>
          </table:table-cell>
          <table:table-cell table:style-name="ce8" table:formula="of:=ROUND(([.J109]+[.K109])*(1-[.F109]);2)" office:value-type="float" office:value="131.6" calcext:value-type="float">
            <text:p>131.60</text:p>
          </table:table-cell>
          <table:table-cell table:number-columns-repeated="16372"/>
        </table:table-row>
        <table:table-row table:style-name="ro1">
          <table:table-cell table:formula="of:=[.A109]" office:value-type="string" office:string-value="Zone 5" calcext:value-type="string">
            <text:p>Zone 5</text:p>
          </table:table-cell>
          <table:table-cell table:formula="of:=[.B109]" office:value-type="string" office:string-value="Standard" calcext:value-type="string">
            <text:p>Standard</text:p>
          </table:table-cell>
          <table:table-cell table:formula="of:=[.D109]" office:value-type="float" office:value="3.5" calcext:value-type="float">
            <text:p>3.5</text:p>
          </table:table-cell>
          <table:table-cell table:formula="of:=[.D109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10]&amp;&quot; (&quot;&amp;[.D110]&amp;&quot;kg)&quot;" office:value-type="string" office:string-value="International Standard (4kg)" calcext:value-type="string">
            <text:p>International Standard (4kg)</text:p>
          </table:table-cell>
          <table:table-cell table:formula="of:=MATCH([.D110];[Rate_data.$A$24:.$A$34];0)+IF([.B110]=&quot;Express&quot;;16;0)" office:value-type="float" office:value="9" calcext:value-type="float">
            <text:p>9</text:p>
          </table:table-cell>
          <table:table-cell table:formula="of:=MATCH([.A110];[Rate_data.$B$23:.$K$23];0)" office:value-type="float" office:value="6" calcext:value-type="float">
            <text:p>6</text:p>
          </table:table-cell>
          <table:table-cell table:style-name="ce8" table:formula="of:=IF([.E110]=&quot;Yes&quot;;([.D110]*[Rate_data.$C$8]-100)/100*IF([.A11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0];[.I110])" office:value-type="float" office:value="143.25" calcext:value-type="float">
            <text:p>143.25</text:p>
          </table:table-cell>
          <table:table-cell table:style-name="ce8" table:formula="of:=ROUND(([.J110]+[.K110])*(1-[.F110]);2)" office:value-type="float" office:value="143.25" calcext:value-type="float">
            <text:p>143.25</text:p>
          </table:table-cell>
          <table:table-cell table:number-columns-repeated="16372"/>
        </table:table-row>
        <table:table-row table:style-name="ro1">
          <table:table-cell table:formula="of:=[.A110]" office:value-type="string" office:string-value="Zone 5" calcext:value-type="string">
            <text:p>Zone 5</text:p>
          </table:table-cell>
          <table:table-cell table:formula="of:=[.B110]" office:value-type="string" office:string-value="Standard" calcext:value-type="string">
            <text:p>Standard</text:p>
          </table:table-cell>
          <table:table-cell table:formula="of:=[.D110]" office:value-type="float" office:value="4" calcext:value-type="float">
            <text:p>4</text:p>
          </table:table-cell>
          <table:table-cell table:formula="of:=[.D110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11]&amp;&quot; (&quot;&amp;[.D111]&amp;&quot;kg)&quot;" office:value-type="string" office:string-value="International Standard (4.5kg)" calcext:value-type="string">
            <text:p>International Standard (4.5kg)</text:p>
          </table:table-cell>
          <table:table-cell table:formula="of:=MATCH([.D111];[Rate_data.$A$24:.$A$34];0)+IF([.B111]=&quot;Express&quot;;16;0)" office:value-type="float" office:value="10" calcext:value-type="float">
            <text:p>10</text:p>
          </table:table-cell>
          <table:table-cell table:formula="of:=MATCH([.A111];[Rate_data.$B$23:.$K$23];0)" office:value-type="float" office:value="6" calcext:value-type="float">
            <text:p>6</text:p>
          </table:table-cell>
          <table:table-cell table:style-name="ce8" table:formula="of:=IF([.E111]=&quot;Yes&quot;;([.D111]*[Rate_data.$C$8]-100)/100*IF([.A11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1];[.I111])" office:value-type="float" office:value="154.9" calcext:value-type="float">
            <text:p>154.90</text:p>
          </table:table-cell>
          <table:table-cell table:style-name="ce8" table:formula="of:=ROUND(([.J111]+[.K111])*(1-[.F111]);2)" office:value-type="float" office:value="154.9" calcext:value-type="float">
            <text:p>154.90</text:p>
          </table:table-cell>
          <table:table-cell table:number-columns-repeated="16372"/>
        </table:table-row>
        <table:table-row table:style-name="ro1">
          <table:table-cell table:formula="of:=[.A111]" office:value-type="string" office:string-value="Zone 5" calcext:value-type="string">
            <text:p>Zone 5</text:p>
          </table:table-cell>
          <table:table-cell table:formula="of:=[.B111]" office:value-type="string" office:string-value="Standard" calcext:value-type="string">
            <text:p>Standard</text:p>
          </table:table-cell>
          <table:table-cell table:formula="of:=[.D111]" office:value-type="float" office:value="4.5" calcext:value-type="float">
            <text:p>4.5</text:p>
          </table:table-cell>
          <table:table-cell table:formula="of:=[.D111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12]&amp;&quot; (&quot;&amp;[.D112]&amp;&quot;kg)&quot;" office:value-type="string" office:string-value="International Standard (5kg)" calcext:value-type="string">
            <text:p>International Standard (5kg)</text:p>
          </table:table-cell>
          <table:table-cell table:formula="of:=MATCH([.D112];[Rate_data.$A$24:.$A$34];0)+IF([.B112]=&quot;Express&quot;;16;0)" office:value-type="float" office:value="11" calcext:value-type="float">
            <text:p>11</text:p>
          </table:table-cell>
          <table:table-cell table:formula="of:=MATCH([.A112];[Rate_data.$B$23:.$K$23];0)" office:value-type="float" office:value="6" calcext:value-type="float">
            <text:p>6</text:p>
          </table:table-cell>
          <table:table-cell table:style-name="ce8" table:formula="of:=IF([.E112]=&quot;Yes&quot;;([.D112]*[Rate_data.$C$8]-100)/100*IF([.A11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2];[.I112])" office:value-type="float" office:value="166.55" calcext:value-type="float">
            <text:p>166.55</text:p>
          </table:table-cell>
          <table:table-cell table:style-name="ce8" table:formula="of:=ROUND(([.J112]+[.K112])*(1-[.F112]);2)" office:value-type="float" office:value="166.55" calcext:value-type="float">
            <text:p>166.55</text:p>
          </table:table-cell>
          <table:table-cell table:number-columns-repeated="16372"/>
        </table:table-row>
        <table:table-row table:style-name="ro1">
          <table:table-cell table:formula="of:=[.A108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113];[Rate_data.$A$24:.$A$34];0)+IF([.B113]=&quot;Express&quot;;16;0)" office:value-type="float" office:value="17" calcext:value-type="float">
            <text:p>17</text:p>
          </table:table-cell>
          <table:table-cell table:formula="of:=MATCH([.A113];[Rate_data.$B$23:.$K$23];0)" office:value-type="float" office:value="6" calcext:value-type="float">
            <text:p>6</text:p>
          </table:table-cell>
          <table:table-cell table:style-name="ce8" table:formula="of:=IF([.E113]=&quot;Yes&quot;;([.D113]*[Rate_data.$C$8]-100)/100*IF([.A11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3];[.I113])" office:value-type="float" office:value="50.35" calcext:value-type="float">
            <text:p>50.35</text:p>
          </table:table-cell>
          <table:table-cell table:style-name="ce8" table:formula="of:=ROUND(([.J113]+[.K113])*(1-[.F113]);2)" office:value-type="float" office:value="50.35" calcext:value-type="float">
            <text:p>50.35</text:p>
          </table:table-cell>
          <table:table-cell table:number-columns-repeated="16372"/>
        </table:table-row>
        <table:table-row table:style-name="ro1">
          <table:table-cell table:formula="of:=[.A113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13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114];[Rate_data.$A$24:.$A$34];0)+IF([.B114]=&quot;Express&quot;;16;0)" office:value-type="float" office:value="18" calcext:value-type="float">
            <text:p>18</text:p>
          </table:table-cell>
          <table:table-cell table:formula="of:=MATCH([.A114];[Rate_data.$B$23:.$K$23];0)" office:value-type="float" office:value="6" calcext:value-type="float">
            <text:p>6</text:p>
          </table:table-cell>
          <table:table-cell table:style-name="ce8" table:formula="of:=IF([.E114]=&quot;Yes&quot;;([.D114]*[Rate_data.$C$8]-100)/100*IF([.A11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4];[.I114])" office:value-type="float" office:value="59.4" calcext:value-type="float">
            <text:p>59.40</text:p>
          </table:table-cell>
          <table:table-cell table:style-name="ce8" table:formula="of:=ROUND(([.J114]+[.K114])*(1-[.F114]);2)" office:value-type="float" office:value="59.4" calcext:value-type="float">
            <text:p>59.40</text:p>
          </table:table-cell>
          <table:table-cell table:number-columns-repeated="16372"/>
        </table:table-row>
        <table:table-row table:style-name="ro1">
          <table:table-cell table:formula="of:=[.A114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14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115];[Rate_data.$A$24:.$A$34];0)+IF([.B115]=&quot;Express&quot;;16;0)" office:value-type="float" office:value="19" calcext:value-type="float">
            <text:p>19</text:p>
          </table:table-cell>
          <table:table-cell table:formula="of:=MATCH([.A115];[Rate_data.$B$23:.$K$23];0)" office:value-type="float" office:value="6" calcext:value-type="float">
            <text:p>6</text:p>
          </table:table-cell>
          <table:table-cell table:style-name="ce8" table:formula="of:=IF([.E115]=&quot;Yes&quot;;([.D115]*[Rate_data.$C$8]-100)/100*IF([.A11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5];[.I115])" office:value-type="float" office:value="77.5" calcext:value-type="float">
            <text:p>77.50</text:p>
          </table:table-cell>
          <table:table-cell table:style-name="ce8" table:formula="of:=ROUND(([.J115]+[.K115])*(1-[.F115]);2)" office:value-type="float" office:value="77.5" calcext:value-type="float">
            <text:p>77.50</text:p>
          </table:table-cell>
          <table:table-cell table:number-columns-repeated="16372"/>
        </table:table-row>
        <table:table-row table:style-name="ro1">
          <table:table-cell table:formula="of:=[.A115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15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116];[Rate_data.$A$24:.$A$34];0)+IF([.B116]=&quot;Express&quot;;16;0)" office:value-type="float" office:value="20" calcext:value-type="float">
            <text:p>20</text:p>
          </table:table-cell>
          <table:table-cell table:formula="of:=MATCH([.A116];[Rate_data.$B$23:.$K$23];0)" office:value-type="float" office:value="6" calcext:value-type="float">
            <text:p>6</text:p>
          </table:table-cell>
          <table:table-cell table:style-name="ce8" table:formula="of:=IF([.E116]=&quot;Yes&quot;;([.D116]*[Rate_data.$C$8]-100)/100*IF([.A11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6];[.I116])" office:value-type="float" office:value="95.55" calcext:value-type="float">
            <text:p>95.55</text:p>
          </table:table-cell>
          <table:table-cell table:style-name="ce8" table:formula="of:=ROUND(([.J116]+[.K116])*(1-[.F116]);2)" office:value-type="float" office:value="95.55" calcext:value-type="float">
            <text:p>95.55</text:p>
          </table:table-cell>
          <table:table-cell table:number-columns-repeated="16372"/>
        </table:table-row>
        <table:table-row table:style-name="ro1">
          <table:table-cell table:formula="of:=[.A116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16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17]&amp;&quot;kg)&quot;" office:value-type="string" office:string-value="International Express (2kg)" calcext:value-type="string">
            <text:p>International Express (2kg)</text:p>
          </table:table-cell>
          <table:table-cell table:formula="of:=MATCH([.D117];[Rate_data.$A$24:.$A$34];0)+IF([.B117]=&quot;Express&quot;;16;0)" office:value-type="float" office:value="21" calcext:value-type="float">
            <text:p>21</text:p>
          </table:table-cell>
          <table:table-cell table:formula="of:=MATCH([.A117];[Rate_data.$B$23:.$K$23];0)" office:value-type="float" office:value="6" calcext:value-type="float">
            <text:p>6</text:p>
          </table:table-cell>
          <table:table-cell table:style-name="ce8" table:formula="of:=IF([.E117]=&quot;Yes&quot;;([.D117]*[Rate_data.$C$8]-100)/100*IF([.A11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7];[.I117])" office:value-type="float" office:value="113.65" calcext:value-type="float">
            <text:p>113.65</text:p>
          </table:table-cell>
          <table:table-cell table:style-name="ce8" table:formula="of:=ROUND(([.J117]+[.K117])*(1-[.F117]);2)" office:value-type="float" office:value="113.65" calcext:value-type="float">
            <text:p>113.65</text:p>
          </table:table-cell>
          <table:table-cell table:number-columns-repeated="16372"/>
        </table:table-row>
        <table:table-row table:style-name="ro1">
          <table:table-cell table:formula="of:=[.A117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17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18]&amp;&quot;kg)&quot;" office:value-type="string" office:string-value="International Express (2.5kg)" calcext:value-type="string">
            <text:p>International Express (2.5kg)</text:p>
          </table:table-cell>
          <table:table-cell table:formula="of:=MATCH([.D118];[Rate_data.$A$24:.$A$34];0)+IF([.B118]=&quot;Express&quot;;16;0)" office:value-type="float" office:value="22" calcext:value-type="float">
            <text:p>22</text:p>
          </table:table-cell>
          <table:table-cell table:formula="of:=MATCH([.A118];[Rate_data.$B$23:.$K$23];0)" office:value-type="float" office:value="6" calcext:value-type="float">
            <text:p>6</text:p>
          </table:table-cell>
          <table:table-cell table:style-name="ce8" table:formula="of:=IF([.E118]=&quot;Yes&quot;;([.D118]*[Rate_data.$C$8]-100)/100*IF([.A11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8];[.I118])" office:value-type="float" office:value="125.3" calcext:value-type="float">
            <text:p>125.30</text:p>
          </table:table-cell>
          <table:table-cell table:style-name="ce8" table:formula="of:=ROUND(([.J118]+[.K118])*(1-[.F118]);2)" office:value-type="float" office:value="125.3" calcext:value-type="float">
            <text:p>125.30</text:p>
          </table:table-cell>
          <table:table-cell table:number-columns-repeated="16372"/>
        </table:table-row>
        <table:table-row table:style-name="ro1">
          <table:table-cell table:formula="of:=[.A118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18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19]&amp;&quot;kg)&quot;" office:value-type="string" office:string-value="International Express (3kg)" calcext:value-type="string">
            <text:p>International Express (3kg)</text:p>
          </table:table-cell>
          <table:table-cell table:formula="of:=MATCH([.D119];[Rate_data.$A$24:.$A$34];0)+IF([.B119]=&quot;Express&quot;;16;0)" office:value-type="float" office:value="23" calcext:value-type="float">
            <text:p>23</text:p>
          </table:table-cell>
          <table:table-cell table:formula="of:=MATCH([.A119];[Rate_data.$B$23:.$K$23];0)" office:value-type="float" office:value="6" calcext:value-type="float">
            <text:p>6</text:p>
          </table:table-cell>
          <table:table-cell table:style-name="ce8" table:formula="of:=IF([.E119]=&quot;Yes&quot;;([.D119]*[Rate_data.$C$8]-100)/100*IF([.A11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9];[.I119])" office:value-type="float" office:value="136.95" calcext:value-type="float">
            <text:p>136.95</text:p>
          </table:table-cell>
          <table:table-cell table:style-name="ce8" table:formula="of:=ROUND(([.J119]+[.K119])*(1-[.F119]);2)" office:value-type="float" office:value="136.95" calcext:value-type="float">
            <text:p>136.95</text:p>
          </table:table-cell>
          <table:table-cell table:number-columns-repeated="16372"/>
        </table:table-row>
        <table:table-row table:style-name="ro1">
          <table:table-cell table:formula="of:=[.A119]" office:value-type="string" office:string-value="Zone 5" calcext:value-type="string">
            <text:p>Zone 5</text:p>
          </table:table-cell>
          <table:table-cell table:formula="of:=[.B119]" office:value-type="string" office:string-value="Express" calcext:value-type="string">
            <text:p>Express</text:p>
          </table:table-cell>
          <table:table-cell table:formula="of:=[.D119]" office:value-type="float" office:value="3" calcext:value-type="float">
            <text:p>3</text:p>
          </table:table-cell>
          <table:table-cell table:formula="of:=[.D119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0]&amp;&quot; (&quot;&amp;[.D120]&amp;&quot;kg)&quot;" office:value-type="string" office:string-value="International Express (3.5kg)" calcext:value-type="string">
            <text:p>International Express (3.5kg)</text:p>
          </table:table-cell>
          <table:table-cell table:formula="of:=MATCH([.D120];[Rate_data.$A$24:.$A$34];0)+IF([.B120]=&quot;Express&quot;;16;0)" office:value-type="float" office:value="24" calcext:value-type="float">
            <text:p>24</text:p>
          </table:table-cell>
          <table:table-cell table:formula="of:=MATCH([.A120];[Rate_data.$B$23:.$K$23];0)" office:value-type="float" office:value="6" calcext:value-type="float">
            <text:p>6</text:p>
          </table:table-cell>
          <table:table-cell table:style-name="ce8" table:formula="of:=IF([.E120]=&quot;Yes&quot;;([.D120]*[Rate_data.$C$8]-100)/100*IF([.A12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0];[.I120])" office:value-type="float" office:value="148.6" calcext:value-type="float">
            <text:p>148.60</text:p>
          </table:table-cell>
          <table:table-cell table:style-name="ce8" table:formula="of:=ROUND(([.J120]+[.K120])*(1-[.F120]);2)" office:value-type="float" office:value="148.6" calcext:value-type="float">
            <text:p>148.60</text:p>
          </table:table-cell>
          <table:table-cell table:number-columns-repeated="16372"/>
        </table:table-row>
        <table:table-row table:style-name="ro1">
          <table:table-cell table:formula="of:=[.A120]" office:value-type="string" office:string-value="Zone 5" calcext:value-type="string">
            <text:p>Zone 5</text:p>
          </table:table-cell>
          <table:table-cell table:formula="of:=[.B120]" office:value-type="string" office:string-value="Express" calcext:value-type="string">
            <text:p>Express</text:p>
          </table:table-cell>
          <table:table-cell table:formula="of:=[.D120]" office:value-type="float" office:value="3.5" calcext:value-type="float">
            <text:p>3.5</text:p>
          </table:table-cell>
          <table:table-cell table:formula="of:=[.D120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1]&amp;&quot; (&quot;&amp;[.D121]&amp;&quot;kg)&quot;" office:value-type="string" office:string-value="International Express (4kg)" calcext:value-type="string">
            <text:p>International Express (4kg)</text:p>
          </table:table-cell>
          <table:table-cell table:formula="of:=MATCH([.D121];[Rate_data.$A$24:.$A$34];0)+IF([.B121]=&quot;Express&quot;;16;0)" office:value-type="float" office:value="25" calcext:value-type="float">
            <text:p>25</text:p>
          </table:table-cell>
          <table:table-cell table:formula="of:=MATCH([.A121];[Rate_data.$B$23:.$K$23];0)" office:value-type="float" office:value="6" calcext:value-type="float">
            <text:p>6</text:p>
          </table:table-cell>
          <table:table-cell table:style-name="ce8" table:formula="of:=IF([.E121]=&quot;Yes&quot;;([.D121]*[Rate_data.$C$8]-100)/100*IF([.A12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1];[.I121])" office:value-type="float" office:value="160.25" calcext:value-type="float">
            <text:p>160.25</text:p>
          </table:table-cell>
          <table:table-cell table:style-name="ce8" table:formula="of:=ROUND(([.J121]+[.K121])*(1-[.F121]);2)" office:value-type="float" office:value="160.25" calcext:value-type="float">
            <text:p>160.25</text:p>
          </table:table-cell>
          <table:table-cell table:number-columns-repeated="16372"/>
        </table:table-row>
        <table:table-row table:style-name="ro1">
          <table:table-cell table:formula="of:=[.A121]" office:value-type="string" office:string-value="Zone 5" calcext:value-type="string">
            <text:p>Zone 5</text:p>
          </table:table-cell>
          <table:table-cell table:formula="of:=[.B121]" office:value-type="string" office:string-value="Express" calcext:value-type="string">
            <text:p>Express</text:p>
          </table:table-cell>
          <table:table-cell table:formula="of:=[.D121]" office:value-type="float" office:value="4" calcext:value-type="float">
            <text:p>4</text:p>
          </table:table-cell>
          <table:table-cell table:formula="of:=[.D121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2]&amp;&quot; (&quot;&amp;[.D122]&amp;&quot;kg)&quot;" office:value-type="string" office:string-value="International Express (4.5kg)" calcext:value-type="string">
            <text:p>International Express (4.5kg)</text:p>
          </table:table-cell>
          <table:table-cell table:formula="of:=MATCH([.D122];[Rate_data.$A$24:.$A$34];0)+IF([.B122]=&quot;Express&quot;;16;0)" office:value-type="float" office:value="26" calcext:value-type="float">
            <text:p>26</text:p>
          </table:table-cell>
          <table:table-cell table:formula="of:=MATCH([.A122];[Rate_data.$B$23:.$K$23];0)" office:value-type="float" office:value="6" calcext:value-type="float">
            <text:p>6</text:p>
          </table:table-cell>
          <table:table-cell table:style-name="ce8" table:formula="of:=IF([.E122]=&quot;Yes&quot;;([.D122]*[Rate_data.$C$8]-100)/100*IF([.A12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2];[.I122])" office:value-type="float" office:value="171.9" calcext:value-type="float">
            <text:p>171.90</text:p>
          </table:table-cell>
          <table:table-cell table:style-name="ce8" table:formula="of:=ROUND(([.J122]+[.K122])*(1-[.F122]);2)" office:value-type="float" office:value="171.9" calcext:value-type="float">
            <text:p>171.90</text:p>
          </table:table-cell>
          <table:table-cell table:number-columns-repeated="16372"/>
        </table:table-row>
        <table:table-row table:style-name="ro1">
          <table:table-cell table:formula="of:=[.A122]" office:value-type="string" office:string-value="Zone 5" calcext:value-type="string">
            <text:p>Zone 5</text:p>
          </table:table-cell>
          <table:table-cell table:formula="of:=[.B122]" office:value-type="string" office:string-value="Express" calcext:value-type="string">
            <text:p>Express</text:p>
          </table:table-cell>
          <table:table-cell table:formula="of:=[.D122]" office:value-type="float" office:value="4.5" calcext:value-type="float">
            <text:p>4.5</text:p>
          </table:table-cell>
          <table:table-cell table:formula="of:=[.D122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3]&amp;&quot; (&quot;&amp;[.D123]&amp;&quot;kg)&quot;" office:value-type="string" office:string-value="International Express (5kg)" calcext:value-type="string">
            <text:p>International Express (5kg)</text:p>
          </table:table-cell>
          <table:table-cell table:formula="of:=MATCH([.D123];[Rate_data.$A$24:.$A$34];0)+IF([.B123]=&quot;Express&quot;;16;0)" office:value-type="float" office:value="27" calcext:value-type="float">
            <text:p>27</text:p>
          </table:table-cell>
          <table:table-cell table:formula="of:=MATCH([.A123];[Rate_data.$B$23:.$K$23];0)" office:value-type="float" office:value="6" calcext:value-type="float">
            <text:p>6</text:p>
          </table:table-cell>
          <table:table-cell table:style-name="ce8" table:formula="of:=IF([.E123]=&quot;Yes&quot;;([.D123]*[Rate_data.$C$8]-100)/100*IF([.A12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3];[.I123])" office:value-type="float" office:value="183.55" calcext:value-type="float">
            <text:p>183.55</text:p>
          </table:table-cell>
          <table:table-cell table:style-name="ce8" table:formula="of:=ROUND(([.J123]+[.K123])*(1-[.F123]);2)" office:value-type="float" office:value="183.55" calcext:value-type="float">
            <text:p>183.55</text:p>
          </table:table-cell>
          <table:table-cell table:number-columns-repeated="16372"/>
        </table:table-row>
        <table:table-row table:style-name="ro1" table:number-rows-repeated="16">
          <table:table-cell table:number-columns-repeated="5"/>
          <table:table-cell table:style-name="ce10"/>
          <table:table-cell table:number-columns-repeated="3"/>
          <table:table-cell table:style-name="ce8" table:number-columns-repeated="3"/>
          <table:table-cell table:number-columns-repeated="16372"/>
        </table:table-row>
        <table:table-row table:style-name="ro2" table:number-rows-repeated="10484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one_rates_1" table:style-name="ta2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" table:default-cell-style-name="ce13"/>
        <table:table-column table:style-name="co17" table:default-cell-style-name="ce12"/>
        <table:table-column table:style-name="co1" table:number-columns-repeated="59" table:default-cell-style-name="ce13"/>
        <table:table-column table:style-name="co2" table:number-columns-repeated="16320" table:default-cell-style-name="ce13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1" office:value-type="string" calcext:value-type="string">
            <text:p>rateAud</text:p>
          </table:table-cell>
          <table:table-cell table:number-columns-repeated="16379"/>
        </table:table-row>
        <table:table-row table:style-name="ro1">
          <table:table-cell table:formula="of:=VLOOKUP([Rate_definitions_1.A4];[Zone_lookup.$A$3:.$B$12];2;FALSE())" office:value-type="string" office:string-value="Domestic" calcext:value-type="string">
            <text:p>Domestic</text:p>
          </table:table-cell>
          <table:table-cell table:formula="of:=[Rate_definitions_1.G4]" office:value-type="string" office:string-value="Parcel Post" calcext:value-type="string">
            <text:p>Parcel Post</text:p>
          </table:table-cell>
          <table:table-cell table:formula="of:=IF([Rate_definitions_1.C4]=0;0;[Rate_definitions_1.C4]+0.001)" office:value-type="float" office:value="0" calcext:value-type="float">
            <text:p>0</text:p>
          </table:table-cell>
          <table:table-cell table:formula="of:=[Rate_definitions_1.D4]+0.001" office:value-type="float" office:value="0.251" calcext:value-type="float">
            <text:p>0.251</text:p>
          </table:table-cell>
          <table:table-cell table:formula="of:=[Rate_definitions_1.L4]" office:value-type="float" office:value="9.7" calcext:value-type="float">
            <text:p>9.70</text:p>
          </table:table-cell>
          <table:table-cell table:number-columns-repeated="16379"/>
        </table:table-row>
        <table:table-row table:style-name="ro1">
          <table:table-cell table:formula="of:=VLOOKUP([Rate_definitions_1.A5];[Zone_lookup.$A$3:.$B$12];2;FALSE())" office:value-type="string" office:string-value="Domestic" calcext:value-type="string">
            <text:p>Domestic</text:p>
          </table:table-cell>
          <table:table-cell table:formula="of:=[Rate_definitions_1.G5]" office:value-type="string" office:string-value="Parcel Post (500g)" calcext:value-type="string">
            <text:p>Parcel Post (500g)</text:p>
          </table:table-cell>
          <table:table-cell table:formula="of:=IF([Rate_definitions_1.C5]=0;0;[Rate_definitions_1.C5]+0.001)" office:value-type="float" office:value="0.251" calcext:value-type="float">
            <text:p>0.251</text:p>
          </table:table-cell>
          <table:table-cell table:formula="of:=[Rate_definitions_1.D5]+0.001" office:value-type="float" office:value="0.501" calcext:value-type="float">
            <text:p>0.501</text:p>
          </table:table-cell>
          <table:table-cell table:formula="of:=[Rate_definitions_1.L5]" office:value-type="float" office:value="11.15" calcext:value-type="float">
            <text:p>11.15</text:p>
          </table:table-cell>
          <table:table-cell table:number-columns-repeated="16379"/>
        </table:table-row>
        <table:table-row table:style-name="ro1">
          <table:table-cell table:formula="of:=VLOOKUP([Rate_definitions_1.A6];[Zone_lookup.$A$3:.$B$12];2;FALSE())" office:value-type="string" office:string-value="Domestic" calcext:value-type="string">
            <text:p>Domestic</text:p>
          </table:table-cell>
          <table:table-cell table:formula="of:=[Rate_definitions_1.G6]" office:value-type="string" office:string-value="Parcel Post (1kg)" calcext:value-type="string">
            <text:p>Parcel Post (1kg)</text:p>
          </table:table-cell>
          <table:table-cell table:formula="of:=IF([Rate_definitions_1.C6]=0;0;[Rate_definitions_1.C6]+0.001)" office:value-type="float" office:value="0.501" calcext:value-type="float">
            <text:p>0.501</text:p>
          </table:table-cell>
          <table:table-cell table:formula="of:=[Rate_definitions_1.D6]+0.001" office:value-type="float" office:value="1.001" calcext:value-type="float">
            <text:p>1.001</text:p>
          </table:table-cell>
          <table:table-cell table:formula="of:=[Rate_definitions_1.L6]" office:value-type="float" office:value="15.25" calcext:value-type="float">
            <text:p>15.25</text:p>
          </table:table-cell>
          <table:table-cell table:number-columns-repeated="16379"/>
        </table:table-row>
        <table:table-row table:style-name="ro1">
          <table:table-cell table:formula="of:=VLOOKUP([Rate_definitions_1.A7];[Zone_lookup.$A$3:.$B$12];2;FALSE())" office:value-type="string" office:string-value="Domestic" calcext:value-type="string">
            <text:p>Domestic</text:p>
          </table:table-cell>
          <table:table-cell table:formula="of:=[Rate_definitions_1.G7]" office:value-type="string" office:string-value="Parcel Post (3kg)" calcext:value-type="string">
            <text:p>Parcel Post (3kg)</text:p>
          </table:table-cell>
          <table:table-cell table:formula="of:=IF([Rate_definitions_1.C7]=0;0;[Rate_definitions_1.C7]+0.001)" office:value-type="float" office:value="1.001" calcext:value-type="float">
            <text:p>1.001</text:p>
          </table:table-cell>
          <table:table-cell table:formula="of:=[Rate_definitions_1.D7]+0.001" office:value-type="float" office:value="3.001" calcext:value-type="float">
            <text:p>3.001</text:p>
          </table:table-cell>
          <table:table-cell table:formula="of:=[Rate_definitions_1.L7]" office:value-type="float" office:value="19.3" calcext:value-type="float">
            <text:p>19.30</text:p>
          </table:table-cell>
          <table:table-cell table:number-columns-repeated="16379"/>
        </table:table-row>
        <table:table-row table:style-name="ro1">
          <table:table-cell table:formula="of:=VLOOKUP([Rate_definitions_1.A8];[Zone_lookup.$A$3:.$B$12];2;FALSE())" office:value-type="string" office:string-value="Domestic" calcext:value-type="string">
            <text:p>Domestic</text:p>
          </table:table-cell>
          <table:table-cell table:formula="of:=[Rate_definitions_1.G8]" office:value-type="string" office:string-value="Parcel Post (5kg)" calcext:value-type="string">
            <text:p>Parcel Post (5kg)</text:p>
          </table:table-cell>
          <table:table-cell table:formula="of:=IF([Rate_definitions_1.C8]=0;0;[Rate_definitions_1.C8]+0.001)" office:value-type="float" office:value="3.001" calcext:value-type="float">
            <text:p>3.001</text:p>
          </table:table-cell>
          <table:table-cell table:formula="of:=[Rate_definitions_1.D8]+0.001" office:value-type="float" office:value="5.001" calcext:value-type="float">
            <text:p>5.001</text:p>
          </table:table-cell>
          <table:table-cell table:formula="of:=[Rate_definitions_1.L8]"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1">
          <table:table-cell table:formula="of:=VLOOKUP([Rate_definitions_1.A9];[Zone_lookup.$A$3:.$B$12];2;FALSE())" office:value-type="string" office:string-value="Domestic" calcext:value-type="string">
            <text:p>Domestic</text:p>
          </table:table-cell>
          <table:table-cell table:formula="of:=[Rate_definitions_1.G9]" office:value-type="string" office:string-value="Express Post" calcext:value-type="string">
            <text:p>Express Post</text:p>
          </table:table-cell>
          <table:table-cell table:formula="of:=IF([Rate_definitions_1.C9]=0;0;[Rate_definitions_1.C9]+0.001)" office:value-type="float" office:value="0" calcext:value-type="float">
            <text:p>0</text:p>
          </table:table-cell>
          <table:table-cell table:formula="of:=[Rate_definitions_1.D9]+0.001" office:value-type="float" office:value="0.251" calcext:value-type="float">
            <text:p>0.251</text:p>
          </table:table-cell>
          <table:table-cell table:formula="of:=[Rate_definitions_1.L9]" office:value-type="float" office:value="13.2" calcext:value-type="float">
            <text:p>13.20</text:p>
          </table:table-cell>
          <table:table-cell table:number-columns-repeated="16379"/>
        </table:table-row>
        <table:table-row table:style-name="ro1">
          <table:table-cell table:formula="of:=VLOOKUP([Rate_definitions_1.A10];[Zone_lookup.$A$3:.$B$12];2;FALSE())" office:value-type="string" office:string-value="Domestic" calcext:value-type="string">
            <text:p>Domestic</text:p>
          </table:table-cell>
          <table:table-cell table:formula="of:=[Rate_definitions_1.G10]" office:value-type="string" office:string-value="Express Post (500g)" calcext:value-type="string">
            <text:p>Express Post (500g)</text:p>
          </table:table-cell>
          <table:table-cell table:formula="of:=IF([Rate_definitions_1.C10]=0;0;[Rate_definitions_1.C10]+0.001)" office:value-type="float" office:value="0.251" calcext:value-type="float">
            <text:p>0.251</text:p>
          </table:table-cell>
          <table:table-cell table:formula="of:=[Rate_definitions_1.D10]+0.001" office:value-type="float" office:value="0.501" calcext:value-type="float">
            <text:p>0.501</text:p>
          </table:table-cell>
          <table:table-cell table:formula="of:=[Rate_definitions_1.L10]" office:value-type="float" office:value="14.65" calcext:value-type="float">
            <text:p>14.65</text:p>
          </table:table-cell>
          <table:table-cell table:number-columns-repeated="16379"/>
        </table:table-row>
        <table:table-row table:style-name="ro1">
          <table:table-cell table:formula="of:=VLOOKUP([Rate_definitions_1.A11];[Zone_lookup.$A$3:.$B$12];2;FALSE())" office:value-type="string" office:string-value="Domestic" calcext:value-type="string">
            <text:p>Domestic</text:p>
          </table:table-cell>
          <table:table-cell table:formula="of:=[Rate_definitions_1.G11]" office:value-type="string" office:string-value="Express Post (1kg)" calcext:value-type="string">
            <text:p>Express Post (1kg)</text:p>
          </table:table-cell>
          <table:table-cell table:formula="of:=IF([Rate_definitions_1.C11]=0;0;[Rate_definitions_1.C11]+0.001)" office:value-type="float" office:value="0.501" calcext:value-type="float">
            <text:p>0.501</text:p>
          </table:table-cell>
          <table:table-cell table:formula="of:=[Rate_definitions_1.D11]+0.001" office:value-type="float" office:value="1.001" calcext:value-type="float">
            <text:p>1.001</text:p>
          </table:table-cell>
          <table:table-cell table:formula="of:=[Rate_definitions_1.L11]" office:value-type="float" office:value="19.25" calcext:value-type="float">
            <text:p>19.25</text:p>
          </table:table-cell>
          <table:table-cell table:number-columns-repeated="16379"/>
        </table:table-row>
        <table:table-row table:style-name="ro1">
          <table:table-cell table:formula="of:=VLOOKUP([Rate_definitions_1.A12];[Zone_lookup.$A$3:.$B$12];2;FALSE())" office:value-type="string" office:string-value="Domestic" calcext:value-type="string">
            <text:p>Domestic</text:p>
          </table:table-cell>
          <table:table-cell table:formula="of:=[Rate_definitions_1.G12]" office:value-type="string" office:string-value="Express Post (3kg)" calcext:value-type="string">
            <text:p>Express Post (3kg)</text:p>
          </table:table-cell>
          <table:table-cell table:formula="of:=IF([Rate_definitions_1.C12]=0;0;[Rate_definitions_1.C12]+0.001)" office:value-type="float" office:value="1.001" calcext:value-type="float">
            <text:p>1.001</text:p>
          </table:table-cell>
          <table:table-cell table:formula="of:=[Rate_definitions_1.D12]+0.001" office:value-type="float" office:value="3.001" calcext:value-type="float">
            <text:p>3.001</text:p>
          </table:table-cell>
          <table:table-cell table:formula="of:=[Rate_definitions_1.L12]"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1">
          <table:table-cell table:formula="of:=VLOOKUP([Rate_definitions_1.A13];[Zone_lookup.$A$3:.$B$12];2;FALSE())" office:value-type="string" office:string-value="Domestic" calcext:value-type="string">
            <text:p>Domestic</text:p>
          </table:table-cell>
          <table:table-cell table:formula="of:=[Rate_definitions_1.G13]" office:value-type="string" office:string-value="Express Post (5kg)" calcext:value-type="string">
            <text:p>Express Post (5kg)</text:p>
          </table:table-cell>
          <table:table-cell table:formula="of:=IF([Rate_definitions_1.C13]=0;0;[Rate_definitions_1.C13]+0.001)" office:value-type="float" office:value="3.001" calcext:value-type="float">
            <text:p>3.001</text:p>
          </table:table-cell>
          <table:table-cell table:formula="of:=[Rate_definitions_1.D13]+0.001" office:value-type="float" office:value="5.001" calcext:value-type="float">
            <text:p>5.001</text:p>
          </table:table-cell>
          <table:table-cell table:formula="of:=[Rate_definitions_1.L13]" office:value-type="float" office:value="31.8" calcext:value-type="float">
            <text:p>31.80</text:p>
          </table:table-cell>
          <table:table-cell table:number-columns-repeated="16379"/>
        </table:table-row>
        <table:table-row table:style-name="ro1">
          <table:table-cell table:formula="of:=VLOOKUP([Rate_definitions_1.A14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14]" office:value-type="string" office:string-value="International Standard" calcext:value-type="string">
            <text:p>International Standard</text:p>
          </table:table-cell>
          <table:table-cell table:formula="of:=IF([Rate_definitions_1.C14]=0;0;[Rate_definitions_1.C14]+0.001)" office:value-type="float" office:value="0" calcext:value-type="float">
            <text:p>0</text:p>
          </table:table-cell>
          <table:table-cell table:formula="of:=[Rate_definitions_1.D14]+0.001" office:value-type="float" office:value="0.251" calcext:value-type="float">
            <text:p>0.251</text:p>
          </table:table-cell>
          <table:table-cell table:formula="of:=[Rate_definitions_1.L14]" office:value-type="float" office:value="16.3" calcext:value-type="float">
            <text:p>16.30</text:p>
          </table:table-cell>
          <table:table-cell table:number-columns-repeated="16379"/>
        </table:table-row>
        <table:table-row table:style-name="ro1">
          <table:table-cell table:formula="of:=VLOOKUP([Rate_definitions_1.A15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15]" office:value-type="string" office:string-value="International Standard (500g)" calcext:value-type="string">
            <text:p>International Standard (500g)</text:p>
          </table:table-cell>
          <table:table-cell table:formula="of:=IF([Rate_definitions_1.C15]=0;0;[Rate_definitions_1.C15]+0.001)" office:value-type="float" office:value="0.251" calcext:value-type="float">
            <text:p>0.251</text:p>
          </table:table-cell>
          <table:table-cell table:formula="of:=[Rate_definitions_1.D15]+0.001" office:value-type="float" office:value="0.501" calcext:value-type="float">
            <text:p>0.501</text:p>
          </table:table-cell>
          <table:table-cell table:formula="of:=[Rate_definitions_1.L15]" office:value-type="float" office:value="19.65" calcext:value-type="float">
            <text:p>19.65</text:p>
          </table:table-cell>
          <table:table-cell table:number-columns-repeated="16379"/>
        </table:table-row>
        <table:table-row table:style-name="ro1">
          <table:table-cell table:formula="of:=VLOOKUP([Rate_definitions_1.A16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16]" office:value-type="string" office:string-value="International Standard (1kg)" calcext:value-type="string">
            <text:p>International Standard (1kg)</text:p>
          </table:table-cell>
          <table:table-cell table:formula="of:=IF([Rate_definitions_1.C16]=0;0;[Rate_definitions_1.C16]+0.001)" office:value-type="float" office:value="0.501" calcext:value-type="float">
            <text:p>0.501</text:p>
          </table:table-cell>
          <table:table-cell table:formula="of:=[Rate_definitions_1.D16]+0.001" office:value-type="float" office:value="1.001" calcext:value-type="float">
            <text:p>1.001</text:p>
          </table:table-cell>
          <table:table-cell table:formula="of:=[Rate_definitions_1.L16]" office:value-type="float" office:value="26.4" calcext:value-type="float">
            <text:p>26.40</text:p>
          </table:table-cell>
          <table:table-cell table:number-columns-repeated="16379"/>
        </table:table-row>
        <table:table-row table:style-name="ro1">
          <table:table-cell table:formula="of:=VLOOKUP([Rate_definitions_1.A17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17]" office:value-type="string" office:string-value="International Standard (1.5kg)" calcext:value-type="string">
            <text:p>International Standard (1.5kg)</text:p>
          </table:table-cell>
          <table:table-cell table:formula="of:=IF([Rate_definitions_1.C17]=0;0;[Rate_definitions_1.C17]+0.001)" office:value-type="float" office:value="1.001" calcext:value-type="float">
            <text:p>1.001</text:p>
          </table:table-cell>
          <table:table-cell table:formula="of:=[Rate_definitions_1.D17]+0.001" office:value-type="float" office:value="1.501" calcext:value-type="float">
            <text:p>1.501</text:p>
          </table:table-cell>
          <table:table-cell table:formula="of:=[Rate_definitions_1.L17]" office:value-type="float" office:value="33.15" calcext:value-type="float">
            <text:p>33.15</text:p>
          </table:table-cell>
          <table:table-cell table:number-columns-repeated="16379"/>
        </table:table-row>
        <table:table-row table:style-name="ro1">
          <table:table-cell table:formula="of:=VLOOKUP([Rate_definitions_1.A18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18]" office:value-type="string" office:string-value="International Standard (2kg)" calcext:value-type="string">
            <text:p>International Standard (2kg)</text:p>
          </table:table-cell>
          <table:table-cell table:formula="of:=IF([Rate_definitions_1.C18]=0;0;[Rate_definitions_1.C18]+0.001)" office:value-type="float" office:value="1.501" calcext:value-type="float">
            <text:p>1.501</text:p>
          </table:table-cell>
          <table:table-cell table:formula="of:=[Rate_definitions_1.D18]+0.001" office:value-type="float" office:value="2.001" calcext:value-type="float">
            <text:p>2.001</text:p>
          </table:table-cell>
          <table:table-cell table:formula="of:=[Rate_definitions_1.L18]" office:value-type="float" office:value="39.9" calcext:value-type="float">
            <text:p>39.90</text:p>
          </table:table-cell>
          <table:table-cell table:number-columns-repeated="16379"/>
        </table:table-row>
        <table:table-row table:style-name="ro1">
          <table:table-cell table:formula="of:=VLOOKUP([Rate_definitions_1.A19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19]" office:value-type="string" office:string-value="International Standard (2.5kg)" calcext:value-type="string">
            <text:p>International Standard (2.5kg)</text:p>
          </table:table-cell>
          <table:table-cell table:formula="of:=IF([Rate_definitions_1.C19]=0;0;[Rate_definitions_1.C19]+0.001)" office:value-type="float" office:value="2.001" calcext:value-type="float">
            <text:p>2.001</text:p>
          </table:table-cell>
          <table:table-cell table:formula="of:=[Rate_definitions_1.D19]+0.001" office:value-type="float" office:value="2.501" calcext:value-type="float">
            <text:p>2.501</text:p>
          </table:table-cell>
          <table:table-cell table:formula="of:=[Rate_definitions_1.L19]" office:value-type="float" office:value="44.5" calcext:value-type="float">
            <text:p>44.50</text:p>
          </table:table-cell>
          <table:table-cell table:number-columns-repeated="16379"/>
        </table:table-row>
        <table:table-row table:style-name="ro1">
          <table:table-cell table:formula="of:=VLOOKUP([Rate_definitions_1.A20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0]" office:value-type="string" office:string-value="International Standard (3kg)" calcext:value-type="string">
            <text:p>International Standard (3kg)</text:p>
          </table:table-cell>
          <table:table-cell table:formula="of:=IF([Rate_definitions_1.C20]=0;0;[Rate_definitions_1.C20]+0.001)" office:value-type="float" office:value="2.501" calcext:value-type="float">
            <text:p>2.501</text:p>
          </table:table-cell>
          <table:table-cell table:formula="of:=[Rate_definitions_1.D20]+0.001" office:value-type="float" office:value="3.001" calcext:value-type="float">
            <text:p>3.001</text:p>
          </table:table-cell>
          <table:table-cell table:formula="of:=[Rate_definitions_1.L20]" office:value-type="float" office:value="49.1" calcext:value-type="float">
            <text:p>49.10</text:p>
          </table:table-cell>
          <table:table-cell table:number-columns-repeated="16379"/>
        </table:table-row>
        <table:table-row table:style-name="ro1">
          <table:table-cell table:formula="of:=VLOOKUP([Rate_definitions_1.A21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1]" office:value-type="string" office:string-value="International Standard (3.5kg)" calcext:value-type="string">
            <text:p>International Standard (3.5kg)</text:p>
          </table:table-cell>
          <table:table-cell table:formula="of:=IF([Rate_definitions_1.C21]=0;0;[Rate_definitions_1.C21]+0.001)" office:value-type="float" office:value="3.001" calcext:value-type="float">
            <text:p>3.001</text:p>
          </table:table-cell>
          <table:table-cell table:formula="of:=[Rate_definitions_1.D21]+0.001" office:value-type="float" office:value="3.501" calcext:value-type="float">
            <text:p>3.501</text:p>
          </table:table-cell>
          <table:table-cell table:formula="of:=[Rate_definitions_1.L21]" office:value-type="float" office:value="53.7" calcext:value-type="float">
            <text:p>53.70</text:p>
          </table:table-cell>
          <table:table-cell table:number-columns-repeated="16379"/>
        </table:table-row>
        <table:table-row table:style-name="ro1">
          <table:table-cell table:formula="of:=VLOOKUP([Rate_definitions_1.A22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2]" office:value-type="string" office:string-value="International Standard (4kg)" calcext:value-type="string">
            <text:p>International Standard (4kg)</text:p>
          </table:table-cell>
          <table:table-cell table:formula="of:=IF([Rate_definitions_1.C22]=0;0;[Rate_definitions_1.C22]+0.001)" office:value-type="float" office:value="3.501" calcext:value-type="float">
            <text:p>3.501</text:p>
          </table:table-cell>
          <table:table-cell table:formula="of:=[Rate_definitions_1.D22]+0.001" office:value-type="float" office:value="4.001" calcext:value-type="float">
            <text:p>4.001</text:p>
          </table:table-cell>
          <table:table-cell table:formula="of:=[Rate_definitions_1.L22]" office:value-type="float" office:value="58.3" calcext:value-type="float">
            <text:p>58.30</text:p>
          </table:table-cell>
          <table:table-cell table:number-columns-repeated="16379"/>
        </table:table-row>
        <table:table-row table:style-name="ro1">
          <table:table-cell table:formula="of:=VLOOKUP([Rate_definitions_1.A23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3]" office:value-type="string" office:string-value="International Standard (4.5kg)" calcext:value-type="string">
            <text:p>International Standard (4.5kg)</text:p>
          </table:table-cell>
          <table:table-cell table:formula="of:=IF([Rate_definitions_1.C23]=0;0;[Rate_definitions_1.C23]+0.001)" office:value-type="float" office:value="4.001" calcext:value-type="float">
            <text:p>4.001</text:p>
          </table:table-cell>
          <table:table-cell table:formula="of:=[Rate_definitions_1.D23]+0.001" office:value-type="float" office:value="4.501" calcext:value-type="float">
            <text:p>4.501</text:p>
          </table:table-cell>
          <table:table-cell table:formula="of:=[Rate_definitions_1.L23]" office:value-type="float" office:value="62.9" calcext:value-type="float">
            <text:p>62.90</text:p>
          </table:table-cell>
          <table:table-cell table:number-columns-repeated="16379"/>
        </table:table-row>
        <table:table-row table:style-name="ro1">
          <table:table-cell table:formula="of:=VLOOKUP([Rate_definitions_1.A24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4]" office:value-type="string" office:string-value="International Standard (5kg)" calcext:value-type="string">
            <text:p>International Standard (5kg)</text:p>
          </table:table-cell>
          <table:table-cell table:formula="of:=IF([Rate_definitions_1.C24]=0;0;[Rate_definitions_1.C24]+0.001)" office:value-type="float" office:value="4.501" calcext:value-type="float">
            <text:p>4.501</text:p>
          </table:table-cell>
          <table:table-cell table:formula="of:=[Rate_definitions_1.D24]+0.001" office:value-type="float" office:value="5.001" calcext:value-type="float">
            <text:p>5.001</text:p>
          </table:table-cell>
          <table:table-cell table:formula="of:=[Rate_definitions_1.L24]" office:value-type="float" office:value="67.5" calcext:value-type="float">
            <text:p>67.50</text:p>
          </table:table-cell>
          <table:table-cell table:number-columns-repeated="16379"/>
        </table:table-row>
        <table:table-row table:style-name="ro1">
          <table:table-cell table:formula="of:=VLOOKUP([Rate_definitions_1.A25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5]" office:value-type="string" office:string-value="International Express" calcext:value-type="string">
            <text:p>International Express</text:p>
          </table:table-cell>
          <table:table-cell table:formula="of:=IF([Rate_definitions_1.C25]=0;0;[Rate_definitions_1.C25]+0.001)" office:value-type="float" office:value="0" calcext:value-type="float">
            <text:p>0</text:p>
          </table:table-cell>
          <table:table-cell table:formula="of:=[Rate_definitions_1.D25]+0.001" office:value-type="float" office:value="0.251" calcext:value-type="float">
            <text:p>0.251</text:p>
          </table:table-cell>
          <table:table-cell table:formula="of:=[Rate_definitions_1.L25]" office:value-type="float" office:value="33.3" calcext:value-type="float">
            <text:p>33.30</text:p>
          </table:table-cell>
          <table:table-cell table:number-columns-repeated="16379"/>
        </table:table-row>
        <table:table-row table:style-name="ro1">
          <table:table-cell table:formula="of:=VLOOKUP([Rate_definitions_1.A26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6]" office:value-type="string" office:string-value="International Express (500g)" calcext:value-type="string">
            <text:p>International Express (500g)</text:p>
          </table:table-cell>
          <table:table-cell table:formula="of:=IF([Rate_definitions_1.C26]=0;0;[Rate_definitions_1.C26]+0.001)" office:value-type="float" office:value="0.251" calcext:value-type="float">
            <text:p>0.251</text:p>
          </table:table-cell>
          <table:table-cell table:formula="of:=[Rate_definitions_1.D26]+0.001" office:value-type="float" office:value="0.501" calcext:value-type="float">
            <text:p>0.501</text:p>
          </table:table-cell>
          <table:table-cell table:formula="of:=[Rate_definitions_1.L26]" office:value-type="float" office:value="36.65" calcext:value-type="float">
            <text:p>36.65</text:p>
          </table:table-cell>
          <table:table-cell table:number-columns-repeated="16379"/>
        </table:table-row>
        <table:table-row table:style-name="ro1">
          <table:table-cell table:formula="of:=VLOOKUP([Rate_definitions_1.A27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7]" office:value-type="string" office:string-value="International Express (1kg)" calcext:value-type="string">
            <text:p>International Express (1kg)</text:p>
          </table:table-cell>
          <table:table-cell table:formula="of:=IF([Rate_definitions_1.C27]=0;0;[Rate_definitions_1.C27]+0.001)" office:value-type="float" office:value="0.501" calcext:value-type="float">
            <text:p>0.501</text:p>
          </table:table-cell>
          <table:table-cell table:formula="of:=[Rate_definitions_1.D27]+0.001" office:value-type="float" office:value="1.001" calcext:value-type="float">
            <text:p>1.001</text:p>
          </table:table-cell>
          <table:table-cell table:formula="of:=[Rate_definitions_1.L27]" office:value-type="float" office:value="43.4" calcext:value-type="float">
            <text:p>43.40</text:p>
          </table:table-cell>
          <table:table-cell table:number-columns-repeated="16379"/>
        </table:table-row>
        <table:table-row table:style-name="ro1">
          <table:table-cell table:formula="of:=VLOOKUP([Rate_definitions_1.A28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8]" office:value-type="string" office:string-value="International Express (1.5kg)" calcext:value-type="string">
            <text:p>International Express (1.5kg)</text:p>
          </table:table-cell>
          <table:table-cell table:formula="of:=IF([Rate_definitions_1.C28]=0;0;[Rate_definitions_1.C28]+0.001)" office:value-type="float" office:value="1.001" calcext:value-type="float">
            <text:p>1.001</text:p>
          </table:table-cell>
          <table:table-cell table:formula="of:=[Rate_definitions_1.D28]+0.001" office:value-type="float" office:value="1.501" calcext:value-type="float">
            <text:p>1.501</text:p>
          </table:table-cell>
          <table:table-cell table:formula="of:=[Rate_definitions_1.L28]" office:value-type="float" office:value="50.15" calcext:value-type="float">
            <text:p>50.15</text:p>
          </table:table-cell>
          <table:table-cell table:number-columns-repeated="16379"/>
        </table:table-row>
        <table:table-row table:style-name="ro1">
          <table:table-cell table:formula="of:=VLOOKUP([Rate_definitions_1.A29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29]" office:value-type="string" office:string-value="International Express (2kg)" calcext:value-type="string">
            <text:p>International Express (2kg)</text:p>
          </table:table-cell>
          <table:table-cell table:formula="of:=IF([Rate_definitions_1.C29]=0;0;[Rate_definitions_1.C29]+0.001)" office:value-type="float" office:value="1.501" calcext:value-type="float">
            <text:p>1.501</text:p>
          </table:table-cell>
          <table:table-cell table:formula="of:=[Rate_definitions_1.D29]+0.001" office:value-type="float" office:value="2.001" calcext:value-type="float">
            <text:p>2.001</text:p>
          </table:table-cell>
          <table:table-cell table:formula="of:=[Rate_definitions_1.L29]" office:value-type="float" office:value="56.9" calcext:value-type="float">
            <text:p>56.90</text:p>
          </table:table-cell>
          <table:table-cell table:number-columns-repeated="16379"/>
        </table:table-row>
        <table:table-row table:style-name="ro1">
          <table:table-cell table:formula="of:=VLOOKUP([Rate_definitions_1.A30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30]" office:value-type="string" office:string-value="International Express (2.5kg)" calcext:value-type="string">
            <text:p>International Express (2.5kg)</text:p>
          </table:table-cell>
          <table:table-cell table:formula="of:=IF([Rate_definitions_1.C30]=0;0;[Rate_definitions_1.C30]+0.001)" office:value-type="float" office:value="2.001" calcext:value-type="float">
            <text:p>2.001</text:p>
          </table:table-cell>
          <table:table-cell table:formula="of:=[Rate_definitions_1.D30]+0.001" office:value-type="float" office:value="2.501" calcext:value-type="float">
            <text:p>2.501</text:p>
          </table:table-cell>
          <table:table-cell table:formula="of:=[Rate_definitions_1.L30]" office:value-type="float" office:value="61.5" calcext:value-type="float">
            <text:p>61.50</text:p>
          </table:table-cell>
          <table:table-cell table:number-columns-repeated="16379"/>
        </table:table-row>
        <table:table-row table:style-name="ro1">
          <table:table-cell table:formula="of:=VLOOKUP([Rate_definitions_1.A31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31]" office:value-type="string" office:string-value="International Express (3kg)" calcext:value-type="string">
            <text:p>International Express (3kg)</text:p>
          </table:table-cell>
          <table:table-cell table:formula="of:=IF([Rate_definitions_1.C31]=0;0;[Rate_definitions_1.C31]+0.001)" office:value-type="float" office:value="2.501" calcext:value-type="float">
            <text:p>2.501</text:p>
          </table:table-cell>
          <table:table-cell table:formula="of:=[Rate_definitions_1.D31]+0.001" office:value-type="float" office:value="3.001" calcext:value-type="float">
            <text:p>3.001</text:p>
          </table:table-cell>
          <table:table-cell table:formula="of:=[Rate_definitions_1.L31]" office:value-type="float" office:value="66.1" calcext:value-type="float">
            <text:p>66.10</text:p>
          </table:table-cell>
          <table:table-cell table:number-columns-repeated="16379"/>
        </table:table-row>
        <table:table-row table:style-name="ro1">
          <table:table-cell table:formula="of:=VLOOKUP([Rate_definitions_1.A32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32]" office:value-type="string" office:string-value="International Express (3.5kg)" calcext:value-type="string">
            <text:p>International Express (3.5kg)</text:p>
          </table:table-cell>
          <table:table-cell table:formula="of:=IF([Rate_definitions_1.C32]=0;0;[Rate_definitions_1.C32]+0.001)" office:value-type="float" office:value="3.001" calcext:value-type="float">
            <text:p>3.001</text:p>
          </table:table-cell>
          <table:table-cell table:formula="of:=[Rate_definitions_1.D32]+0.001" office:value-type="float" office:value="3.501" calcext:value-type="float">
            <text:p>3.501</text:p>
          </table:table-cell>
          <table:table-cell table:formula="of:=[Rate_definitions_1.L32]" office:value-type="float" office:value="70.7" calcext:value-type="float">
            <text:p>70.70</text:p>
          </table:table-cell>
          <table:table-cell table:number-columns-repeated="16379"/>
        </table:table-row>
        <table:table-row table:style-name="ro1">
          <table:table-cell table:formula="of:=VLOOKUP([Rate_definitions_1.A33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33]" office:value-type="string" office:string-value="International Express (4kg)" calcext:value-type="string">
            <text:p>International Express (4kg)</text:p>
          </table:table-cell>
          <table:table-cell table:formula="of:=IF([Rate_definitions_1.C33]=0;0;[Rate_definitions_1.C33]+0.001)" office:value-type="float" office:value="3.501" calcext:value-type="float">
            <text:p>3.501</text:p>
          </table:table-cell>
          <table:table-cell table:formula="of:=[Rate_definitions_1.D33]+0.001" office:value-type="float" office:value="4.001" calcext:value-type="float">
            <text:p>4.001</text:p>
          </table:table-cell>
          <table:table-cell table:formula="of:=[Rate_definitions_1.L33]" office:value-type="float" office:value="75.3" calcext:value-type="float">
            <text:p>75.30</text:p>
          </table:table-cell>
          <table:table-cell table:number-columns-repeated="16379"/>
        </table:table-row>
        <table:table-row table:style-name="ro1">
          <table:table-cell table:formula="of:=VLOOKUP([Rate_definitions_1.A34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34]" office:value-type="string" office:string-value="International Express (4.5kg)" calcext:value-type="string">
            <text:p>International Express (4.5kg)</text:p>
          </table:table-cell>
          <table:table-cell table:formula="of:=IF([Rate_definitions_1.C34]=0;0;[Rate_definitions_1.C34]+0.001)" office:value-type="float" office:value="4.001" calcext:value-type="float">
            <text:p>4.001</text:p>
          </table:table-cell>
          <table:table-cell table:formula="of:=[Rate_definitions_1.D34]+0.001" office:value-type="float" office:value="4.501" calcext:value-type="float">
            <text:p>4.501</text:p>
          </table:table-cell>
          <table:table-cell table:formula="of:=[Rate_definitions_1.L34]" office:value-type="float" office:value="79.9" calcext:value-type="float">
            <text:p>79.90</text:p>
          </table:table-cell>
          <table:table-cell table:number-columns-repeated="16379"/>
        </table:table-row>
        <table:table-row table:style-name="ro1">
          <table:table-cell table:formula="of:=VLOOKUP([Rate_definitions_1.A35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1.G35]" office:value-type="string" office:string-value="International Express (5kg)" calcext:value-type="string">
            <text:p>International Express (5kg)</text:p>
          </table:table-cell>
          <table:table-cell table:formula="of:=IF([Rate_definitions_1.C35]=0;0;[Rate_definitions_1.C35]+0.001)" office:value-type="float" office:value="4.501" calcext:value-type="float">
            <text:p>4.501</text:p>
          </table:table-cell>
          <table:table-cell table:formula="of:=[Rate_definitions_1.D35]+0.001" office:value-type="float" office:value="5.001" calcext:value-type="float">
            <text:p>5.001</text:p>
          </table:table-cell>
          <table:table-cell table:formula="of:=[Rate_definitions_1.L35]" office:value-type="float" office:value="84.5" calcext:value-type="float">
            <text:p>84.50</text:p>
          </table:table-cell>
          <table:table-cell table:number-columns-repeated="16379"/>
        </table:table-row>
        <table:table-row table:style-name="ro1">
          <table:table-cell table:formula="of:=VLOOKUP([Rate_definitions_1.A36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36]" office:value-type="string" office:string-value="International Standard" calcext:value-type="string">
            <text:p>International Standard</text:p>
          </table:table-cell>
          <table:table-cell table:formula="of:=IF([Rate_definitions_1.C36]=0;0;[Rate_definitions_1.C36]+0.001)" office:value-type="float" office:value="0" calcext:value-type="float">
            <text:p>0</text:p>
          </table:table-cell>
          <table:table-cell table:formula="of:=[Rate_definitions_1.D36]+0.001" office:value-type="float" office:value="0.251" calcext:value-type="float">
            <text:p>0.251</text:p>
          </table:table-cell>
          <table:table-cell table:formula="of:=[Rate_definitions_1.L36]" office:value-type="float" office:value="19.95" calcext:value-type="float">
            <text:p>19.95</text:p>
          </table:table-cell>
          <table:table-cell table:number-columns-repeated="16379"/>
        </table:table-row>
        <table:table-row table:style-name="ro1">
          <table:table-cell table:formula="of:=VLOOKUP([Rate_definitions_1.A37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37]" office:value-type="string" office:string-value="International Standard (500g)" calcext:value-type="string">
            <text:p>International Standard (500g)</text:p>
          </table:table-cell>
          <table:table-cell table:formula="of:=IF([Rate_definitions_1.C37]=0;0;[Rate_definitions_1.C37]+0.001)" office:value-type="float" office:value="0.251" calcext:value-type="float">
            <text:p>0.251</text:p>
          </table:table-cell>
          <table:table-cell table:formula="of:=[Rate_definitions_1.D37]+0.001" office:value-type="float" office:value="0.501" calcext:value-type="float">
            <text:p>0.501</text:p>
          </table:table-cell>
          <table:table-cell table:formula="of:=[Rate_definitions_1.L37]" office:value-type="float" office:value="26" calcext:value-type="float">
            <text:p>26.00</text:p>
          </table:table-cell>
          <table:table-cell table:number-columns-repeated="16379"/>
        </table:table-row>
        <table:table-row table:style-name="ro1">
          <table:table-cell table:formula="of:=VLOOKUP([Rate_definitions_1.A38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38]" office:value-type="string" office:string-value="International Standard (1kg)" calcext:value-type="string">
            <text:p>International Standard (1kg)</text:p>
          </table:table-cell>
          <table:table-cell table:formula="of:=IF([Rate_definitions_1.C38]=0;0;[Rate_definitions_1.C38]+0.001)" office:value-type="float" office:value="0.501" calcext:value-type="float">
            <text:p>0.501</text:p>
          </table:table-cell>
          <table:table-cell table:formula="of:=[Rate_definitions_1.D38]+0.001" office:value-type="float" office:value="1.001" calcext:value-type="float">
            <text:p>1.001</text:p>
          </table:table-cell>
          <table:table-cell table:formula="of:=[Rate_definitions_1.L38]" office:value-type="float" office:value="38.15" calcext:value-type="float">
            <text:p>38.15</text:p>
          </table:table-cell>
          <table:table-cell table:number-columns-repeated="16379"/>
        </table:table-row>
        <table:table-row table:style-name="ro1">
          <table:table-cell table:formula="of:=VLOOKUP([Rate_definitions_1.A39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39]" office:value-type="string" office:string-value="International Standard (1.5kg)" calcext:value-type="string">
            <text:p>International Standard (1.5kg)</text:p>
          </table:table-cell>
          <table:table-cell table:formula="of:=IF([Rate_definitions_1.C39]=0;0;[Rate_definitions_1.C39]+0.001)" office:value-type="float" office:value="1.001" calcext:value-type="float">
            <text:p>1.001</text:p>
          </table:table-cell>
          <table:table-cell table:formula="of:=[Rate_definitions_1.D39]+0.001" office:value-type="float" office:value="1.501" calcext:value-type="float">
            <text:p>1.501</text:p>
          </table:table-cell>
          <table:table-cell table:formula="of:=[Rate_definitions_1.L39]" office:value-type="float" office:value="50.3" calcext:value-type="float">
            <text:p>50.30</text:p>
          </table:table-cell>
          <table:table-cell table:number-columns-repeated="16379"/>
        </table:table-row>
        <table:table-row table:style-name="ro1">
          <table:table-cell table:formula="of:=VLOOKUP([Rate_definitions_1.A40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0]" office:value-type="string" office:string-value="International Standard (2kg)" calcext:value-type="string">
            <text:p>International Standard (2kg)</text:p>
          </table:table-cell>
          <table:table-cell table:formula="of:=IF([Rate_definitions_1.C40]=0;0;[Rate_definitions_1.C40]+0.001)" office:value-type="float" office:value="1.501" calcext:value-type="float">
            <text:p>1.501</text:p>
          </table:table-cell>
          <table:table-cell table:formula="of:=[Rate_definitions_1.D40]+0.001" office:value-type="float" office:value="2.001" calcext:value-type="float">
            <text:p>2.001</text:p>
          </table:table-cell>
          <table:table-cell table:formula="of:=[Rate_definitions_1.L40]" office:value-type="float" office:value="62.45" calcext:value-type="float">
            <text:p>62.45</text:p>
          </table:table-cell>
          <table:table-cell table:number-columns-repeated="16379"/>
        </table:table-row>
        <table:table-row table:style-name="ro1">
          <table:table-cell table:formula="of:=VLOOKUP([Rate_definitions_1.A41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1]" office:value-type="string" office:string-value="International Standard (2.5kg)" calcext:value-type="string">
            <text:p>International Standard (2.5kg)</text:p>
          </table:table-cell>
          <table:table-cell table:formula="of:=IF([Rate_definitions_1.C41]=0;0;[Rate_definitions_1.C41]+0.001)" office:value-type="float" office:value="2.001" calcext:value-type="float">
            <text:p>2.001</text:p>
          </table:table-cell>
          <table:table-cell table:formula="of:=[Rate_definitions_1.D41]+0.001" office:value-type="float" office:value="2.501" calcext:value-type="float">
            <text:p>2.501</text:p>
          </table:table-cell>
          <table:table-cell table:formula="of:=[Rate_definitions_1.L41]" office:value-type="float" office:value="69" calcext:value-type="float">
            <text:p>69.00</text:p>
          </table:table-cell>
          <table:table-cell table:number-columns-repeated="16379"/>
        </table:table-row>
        <table:table-row table:style-name="ro1">
          <table:table-cell table:formula="of:=VLOOKUP([Rate_definitions_1.A42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2]" office:value-type="string" office:string-value="International Standard (3kg)" calcext:value-type="string">
            <text:p>International Standard (3kg)</text:p>
          </table:table-cell>
          <table:table-cell table:formula="of:=IF([Rate_definitions_1.C42]=0;0;[Rate_definitions_1.C42]+0.001)" office:value-type="float" office:value="2.501" calcext:value-type="float">
            <text:p>2.501</text:p>
          </table:table-cell>
          <table:table-cell table:formula="of:=[Rate_definitions_1.D42]+0.001" office:value-type="float" office:value="3.001" calcext:value-type="float">
            <text:p>3.001</text:p>
          </table:table-cell>
          <table:table-cell table:formula="of:=[Rate_definitions_1.L42]" office:value-type="float" office:value="75.55" calcext:value-type="float">
            <text:p>75.55</text:p>
          </table:table-cell>
          <table:table-cell table:number-columns-repeated="16379"/>
        </table:table-row>
        <table:table-row table:style-name="ro1">
          <table:table-cell table:formula="of:=VLOOKUP([Rate_definitions_1.A43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3]" office:value-type="string" office:string-value="International Standard (3.5kg)" calcext:value-type="string">
            <text:p>International Standard (3.5kg)</text:p>
          </table:table-cell>
          <table:table-cell table:formula="of:=IF([Rate_definitions_1.C43]=0;0;[Rate_definitions_1.C43]+0.001)" office:value-type="float" office:value="3.001" calcext:value-type="float">
            <text:p>3.001</text:p>
          </table:table-cell>
          <table:table-cell table:formula="of:=[Rate_definitions_1.D43]+0.001" office:value-type="float" office:value="3.501" calcext:value-type="float">
            <text:p>3.501</text:p>
          </table:table-cell>
          <table:table-cell table:formula="of:=[Rate_definitions_1.L43]" office:value-type="float" office:value="82.1" calcext:value-type="float">
            <text:p>82.10</text:p>
          </table:table-cell>
          <table:table-cell table:number-columns-repeated="16379"/>
        </table:table-row>
        <table:table-row table:style-name="ro1">
          <table:table-cell table:formula="of:=VLOOKUP([Rate_definitions_1.A44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4]" office:value-type="string" office:string-value="International Standard (4kg)" calcext:value-type="string">
            <text:p>International Standard (4kg)</text:p>
          </table:table-cell>
          <table:table-cell table:formula="of:=IF([Rate_definitions_1.C44]=0;0;[Rate_definitions_1.C44]+0.001)" office:value-type="float" office:value="3.501" calcext:value-type="float">
            <text:p>3.501</text:p>
          </table:table-cell>
          <table:table-cell table:formula="of:=[Rate_definitions_1.D44]+0.001" office:value-type="float" office:value="4.001" calcext:value-type="float">
            <text:p>4.001</text:p>
          </table:table-cell>
          <table:table-cell table:formula="of:=[Rate_definitions_1.L44]" office:value-type="float" office:value="88.65" calcext:value-type="float">
            <text:p>88.65</text:p>
          </table:table-cell>
          <table:table-cell table:number-columns-repeated="16379"/>
        </table:table-row>
        <table:table-row table:style-name="ro1">
          <table:table-cell table:formula="of:=VLOOKUP([Rate_definitions_1.A45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5]" office:value-type="string" office:string-value="International Standard (4.5kg)" calcext:value-type="string">
            <text:p>International Standard (4.5kg)</text:p>
          </table:table-cell>
          <table:table-cell table:formula="of:=IF([Rate_definitions_1.C45]=0;0;[Rate_definitions_1.C45]+0.001)" office:value-type="float" office:value="4.001" calcext:value-type="float">
            <text:p>4.001</text:p>
          </table:table-cell>
          <table:table-cell table:formula="of:=[Rate_definitions_1.D45]+0.001" office:value-type="float" office:value="4.501" calcext:value-type="float">
            <text:p>4.501</text:p>
          </table:table-cell>
          <table:table-cell table:formula="of:=[Rate_definitions_1.L45]" office:value-type="float" office:value="95.2" calcext:value-type="float">
            <text:p>95.20</text:p>
          </table:table-cell>
          <table:table-cell table:number-columns-repeated="16379"/>
        </table:table-row>
        <table:table-row table:style-name="ro1">
          <table:table-cell table:formula="of:=VLOOKUP([Rate_definitions_1.A46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6]" office:value-type="string" office:string-value="International Standard (5kg)" calcext:value-type="string">
            <text:p>International Standard (5kg)</text:p>
          </table:table-cell>
          <table:table-cell table:formula="of:=IF([Rate_definitions_1.C46]=0;0;[Rate_definitions_1.C46]+0.001)" office:value-type="float" office:value="4.501" calcext:value-type="float">
            <text:p>4.501</text:p>
          </table:table-cell>
          <table:table-cell table:formula="of:=[Rate_definitions_1.D46]+0.001" office:value-type="float" office:value="5.001" calcext:value-type="float">
            <text:p>5.001</text:p>
          </table:table-cell>
          <table:table-cell table:formula="of:=[Rate_definitions_1.L46]" office:value-type="float" office:value="101.75" calcext:value-type="float">
            <text:p>101.75</text:p>
          </table:table-cell>
          <table:table-cell table:number-columns-repeated="16379"/>
        </table:table-row>
        <table:table-row table:style-name="ro1">
          <table:table-cell table:formula="of:=VLOOKUP([Rate_definitions_1.A47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7]" office:value-type="string" office:string-value="International Express" calcext:value-type="string">
            <text:p>International Express</text:p>
          </table:table-cell>
          <table:table-cell table:formula="of:=IF([Rate_definitions_1.C47]=0;0;[Rate_definitions_1.C47]+0.001)" office:value-type="float" office:value="0" calcext:value-type="float">
            <text:p>0</text:p>
          </table:table-cell>
          <table:table-cell table:formula="of:=[Rate_definitions_1.D47]+0.001" office:value-type="float" office:value="0.251" calcext:value-type="float">
            <text:p>0.251</text:p>
          </table:table-cell>
          <table:table-cell table:formula="of:=[Rate_definitions_1.L47]" office:value-type="float" office:value="36.95" calcext:value-type="float">
            <text:p>36.95</text:p>
          </table:table-cell>
          <table:table-cell table:number-columns-repeated="16379"/>
        </table:table-row>
        <table:table-row table:style-name="ro1">
          <table:table-cell table:formula="of:=VLOOKUP([Rate_definitions_1.A48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8]" office:value-type="string" office:string-value="International Express (500g)" calcext:value-type="string">
            <text:p>International Express (500g)</text:p>
          </table:table-cell>
          <table:table-cell table:formula="of:=IF([Rate_definitions_1.C48]=0;0;[Rate_definitions_1.C48]+0.001)" office:value-type="float" office:value="0.251" calcext:value-type="float">
            <text:p>0.251</text:p>
          </table:table-cell>
          <table:table-cell table:formula="of:=[Rate_definitions_1.D48]+0.001" office:value-type="float" office:value="0.501" calcext:value-type="float">
            <text:p>0.501</text:p>
          </table:table-cell>
          <table:table-cell table:formula="of:=[Rate_definitions_1.L48]" office:value-type="float" office:value="43" calcext:value-type="float">
            <text:p>43.00</text:p>
          </table:table-cell>
          <table:table-cell table:number-columns-repeated="16379"/>
        </table:table-row>
        <table:table-row table:style-name="ro1">
          <table:table-cell table:formula="of:=VLOOKUP([Rate_definitions_1.A49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49]" office:value-type="string" office:string-value="International Express (1kg)" calcext:value-type="string">
            <text:p>International Express (1kg)</text:p>
          </table:table-cell>
          <table:table-cell table:formula="of:=IF([Rate_definitions_1.C49]=0;0;[Rate_definitions_1.C49]+0.001)" office:value-type="float" office:value="0.501" calcext:value-type="float">
            <text:p>0.501</text:p>
          </table:table-cell>
          <table:table-cell table:formula="of:=[Rate_definitions_1.D49]+0.001" office:value-type="float" office:value="1.001" calcext:value-type="float">
            <text:p>1.001</text:p>
          </table:table-cell>
          <table:table-cell table:formula="of:=[Rate_definitions_1.L49]" office:value-type="float" office:value="55.15" calcext:value-type="float">
            <text:p>55.15</text:p>
          </table:table-cell>
          <table:table-cell table:number-columns-repeated="16379"/>
        </table:table-row>
        <table:table-row table:style-name="ro1">
          <table:table-cell table:formula="of:=VLOOKUP([Rate_definitions_1.A50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0]" office:value-type="string" office:string-value="International Express (1.5kg)" calcext:value-type="string">
            <text:p>International Express (1.5kg)</text:p>
          </table:table-cell>
          <table:table-cell table:formula="of:=IF([Rate_definitions_1.C50]=0;0;[Rate_definitions_1.C50]+0.001)" office:value-type="float" office:value="1.001" calcext:value-type="float">
            <text:p>1.001</text:p>
          </table:table-cell>
          <table:table-cell table:formula="of:=[Rate_definitions_1.D50]+0.001" office:value-type="float" office:value="1.501" calcext:value-type="float">
            <text:p>1.501</text:p>
          </table:table-cell>
          <table:table-cell table:formula="of:=[Rate_definitions_1.L50]" office:value-type="float" office:value="67.3" calcext:value-type="float">
            <text:p>67.30</text:p>
          </table:table-cell>
          <table:table-cell table:number-columns-repeated="16379"/>
        </table:table-row>
        <table:table-row table:style-name="ro1">
          <table:table-cell table:formula="of:=VLOOKUP([Rate_definitions_1.A51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1]" office:value-type="string" office:string-value="International Express (2kg)" calcext:value-type="string">
            <text:p>International Express (2kg)</text:p>
          </table:table-cell>
          <table:table-cell table:formula="of:=IF([Rate_definitions_1.C51]=0;0;[Rate_definitions_1.C51]+0.001)" office:value-type="float" office:value="1.501" calcext:value-type="float">
            <text:p>1.501</text:p>
          </table:table-cell>
          <table:table-cell table:formula="of:=[Rate_definitions_1.D51]+0.001" office:value-type="float" office:value="2.001" calcext:value-type="float">
            <text:p>2.001</text:p>
          </table:table-cell>
          <table:table-cell table:formula="of:=[Rate_definitions_1.L51]" office:value-type="float" office:value="79.45" calcext:value-type="float">
            <text:p>79.45</text:p>
          </table:table-cell>
          <table:table-cell table:number-columns-repeated="16379"/>
        </table:table-row>
        <table:table-row table:style-name="ro1">
          <table:table-cell table:formula="of:=VLOOKUP([Rate_definitions_1.A52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2]" office:value-type="string" office:string-value="International Express (2.5kg)" calcext:value-type="string">
            <text:p>International Express (2.5kg)</text:p>
          </table:table-cell>
          <table:table-cell table:formula="of:=IF([Rate_definitions_1.C52]=0;0;[Rate_definitions_1.C52]+0.001)" office:value-type="float" office:value="2.001" calcext:value-type="float">
            <text:p>2.001</text:p>
          </table:table-cell>
          <table:table-cell table:formula="of:=[Rate_definitions_1.D52]+0.001" office:value-type="float" office:value="2.501" calcext:value-type="float">
            <text:p>2.501</text:p>
          </table:table-cell>
          <table:table-cell table:formula="of:=[Rate_definitions_1.L52]" office:value-type="float" office:value="86" calcext:value-type="float">
            <text:p>86.00</text:p>
          </table:table-cell>
          <table:table-cell table:number-columns-repeated="16379"/>
        </table:table-row>
        <table:table-row table:style-name="ro1">
          <table:table-cell table:formula="of:=VLOOKUP([Rate_definitions_1.A53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3]" office:value-type="string" office:string-value="International Express (3kg)" calcext:value-type="string">
            <text:p>International Express (3kg)</text:p>
          </table:table-cell>
          <table:table-cell table:formula="of:=IF([Rate_definitions_1.C53]=0;0;[Rate_definitions_1.C53]+0.001)" office:value-type="float" office:value="2.501" calcext:value-type="float">
            <text:p>2.501</text:p>
          </table:table-cell>
          <table:table-cell table:formula="of:=[Rate_definitions_1.D53]+0.001" office:value-type="float" office:value="3.001" calcext:value-type="float">
            <text:p>3.001</text:p>
          </table:table-cell>
          <table:table-cell table:formula="of:=[Rate_definitions_1.L53]" office:value-type="float" office:value="92.55" calcext:value-type="float">
            <text:p>92.55</text:p>
          </table:table-cell>
          <table:table-cell table:number-columns-repeated="16379"/>
        </table:table-row>
        <table:table-row table:style-name="ro1">
          <table:table-cell table:formula="of:=VLOOKUP([Rate_definitions_1.A54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4]" office:value-type="string" office:string-value="International Express (3.5kg)" calcext:value-type="string">
            <text:p>International Express (3.5kg)</text:p>
          </table:table-cell>
          <table:table-cell table:formula="of:=IF([Rate_definitions_1.C54]=0;0;[Rate_definitions_1.C54]+0.001)" office:value-type="float" office:value="3.001" calcext:value-type="float">
            <text:p>3.001</text:p>
          </table:table-cell>
          <table:table-cell table:formula="of:=[Rate_definitions_1.D54]+0.001" office:value-type="float" office:value="3.501" calcext:value-type="float">
            <text:p>3.501</text:p>
          </table:table-cell>
          <table:table-cell table:formula="of:=[Rate_definitions_1.L54]" office:value-type="float" office:value="99.1" calcext:value-type="float">
            <text:p>99.10</text:p>
          </table:table-cell>
          <table:table-cell table:number-columns-repeated="16379"/>
        </table:table-row>
        <table:table-row table:style-name="ro1">
          <table:table-cell table:formula="of:=VLOOKUP([Rate_definitions_1.A55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5]" office:value-type="string" office:string-value="International Express (4kg)" calcext:value-type="string">
            <text:p>International Express (4kg)</text:p>
          </table:table-cell>
          <table:table-cell table:formula="of:=IF([Rate_definitions_1.C55]=0;0;[Rate_definitions_1.C55]+0.001)" office:value-type="float" office:value="3.501" calcext:value-type="float">
            <text:p>3.501</text:p>
          </table:table-cell>
          <table:table-cell table:formula="of:=[Rate_definitions_1.D55]+0.001" office:value-type="float" office:value="4.001" calcext:value-type="float">
            <text:p>4.001</text:p>
          </table:table-cell>
          <table:table-cell table:formula="of:=[Rate_definitions_1.L55]" office:value-type="float" office:value="105.65" calcext:value-type="float">
            <text:p>105.65</text:p>
          </table:table-cell>
          <table:table-cell table:number-columns-repeated="16379"/>
        </table:table-row>
        <table:table-row table:style-name="ro1">
          <table:table-cell table:formula="of:=VLOOKUP([Rate_definitions_1.A56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6]" office:value-type="string" office:string-value="International Express (4.5kg)" calcext:value-type="string">
            <text:p>International Express (4.5kg)</text:p>
          </table:table-cell>
          <table:table-cell table:formula="of:=IF([Rate_definitions_1.C56]=0;0;[Rate_definitions_1.C56]+0.001)" office:value-type="float" office:value="4.001" calcext:value-type="float">
            <text:p>4.001</text:p>
          </table:table-cell>
          <table:table-cell table:formula="of:=[Rate_definitions_1.D56]+0.001" office:value-type="float" office:value="4.501" calcext:value-type="float">
            <text:p>4.501</text:p>
          </table:table-cell>
          <table:table-cell table:formula="of:=[Rate_definitions_1.L56]" office:value-type="float" office:value="112.2" calcext:value-type="float">
            <text:p>112.20</text:p>
          </table:table-cell>
          <table:table-cell table:number-columns-repeated="16379"/>
        </table:table-row>
        <table:table-row table:style-name="ro1">
          <table:table-cell table:formula="of:=VLOOKUP([Rate_definitions_1.A57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1.G57]" office:value-type="string" office:string-value="International Express (5kg)" calcext:value-type="string">
            <text:p>International Express (5kg)</text:p>
          </table:table-cell>
          <table:table-cell table:formula="of:=IF([Rate_definitions_1.C57]=0;0;[Rate_definitions_1.C57]+0.001)" office:value-type="float" office:value="4.501" calcext:value-type="float">
            <text:p>4.501</text:p>
          </table:table-cell>
          <table:table-cell table:formula="of:=[Rate_definitions_1.D57]+0.001" office:value-type="float" office:value="5.001" calcext:value-type="float">
            <text:p>5.001</text:p>
          </table:table-cell>
          <table:table-cell table:formula="of:=[Rate_definitions_1.L57]" office:value-type="float" office:value="118.75" calcext:value-type="float">
            <text:p>118.75</text:p>
          </table:table-cell>
          <table:table-cell table:number-columns-repeated="16379"/>
        </table:table-row>
        <table:table-row table:style-name="ro1">
          <table:table-cell table:formula="of:=VLOOKUP([Rate_definitions_1.A58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58]" office:value-type="string" office:string-value="International Standard" calcext:value-type="string">
            <text:p>International Standard</text:p>
          </table:table-cell>
          <table:table-cell table:formula="of:=IF([Rate_definitions_1.C58]=0;0;[Rate_definitions_1.C58]+0.001)" office:value-type="float" office:value="0" calcext:value-type="float">
            <text:p>0</text:p>
          </table:table-cell>
          <table:table-cell table:formula="of:=[Rate_definitions_1.D58]+0.001" office:value-type="float" office:value="0.251" calcext:value-type="float">
            <text:p>0.251</text:p>
          </table:table-cell>
          <table:table-cell table:formula="of:=[Rate_definitions_1.L58]"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1">
          <table:table-cell table:formula="of:=VLOOKUP([Rate_definitions_1.A59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59]" office:value-type="string" office:string-value="International Standard (500g)" calcext:value-type="string">
            <text:p>International Standard (500g)</text:p>
          </table:table-cell>
          <table:table-cell table:formula="of:=IF([Rate_definitions_1.C59]=0;0;[Rate_definitions_1.C59]+0.001)" office:value-type="float" office:value="0.251" calcext:value-type="float">
            <text:p>0.251</text:p>
          </table:table-cell>
          <table:table-cell table:formula="of:=[Rate_definitions_1.D59]+0.001" office:value-type="float" office:value="0.501" calcext:value-type="float">
            <text:p>0.501</text:p>
          </table:table-cell>
          <table:table-cell table:formula="of:=[Rate_definitions_1.L59]" office:value-type="float" office:value="29" calcext:value-type="float">
            <text:p>29.00</text:p>
          </table:table-cell>
          <table:table-cell table:number-columns-repeated="16379"/>
        </table:table-row>
        <table:table-row table:style-name="ro1">
          <table:table-cell table:formula="of:=VLOOKUP([Rate_definitions_1.A60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0]" office:value-type="string" office:string-value="International Standard (1kg)" calcext:value-type="string">
            <text:p>International Standard (1kg)</text:p>
          </table:table-cell>
          <table:table-cell table:formula="of:=IF([Rate_definitions_1.C60]=0;0;[Rate_definitions_1.C60]+0.001)" office:value-type="float" office:value="0.501" calcext:value-type="float">
            <text:p>0.501</text:p>
          </table:table-cell>
          <table:table-cell table:formula="of:=[Rate_definitions_1.D60]+0.001" office:value-type="float" office:value="1.001" calcext:value-type="float">
            <text:p>1.001</text:p>
          </table:table-cell>
          <table:table-cell table:formula="of:=[Rate_definitions_1.L60]" office:value-type="float" office:value="42.2" calcext:value-type="float">
            <text:p>42.20</text:p>
          </table:table-cell>
          <table:table-cell table:number-columns-repeated="16379"/>
        </table:table-row>
        <table:table-row table:style-name="ro1">
          <table:table-cell table:formula="of:=VLOOKUP([Rate_definitions_1.A61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1]" office:value-type="string" office:string-value="International Standard (1.5kg)" calcext:value-type="string">
            <text:p>International Standard (1.5kg)</text:p>
          </table:table-cell>
          <table:table-cell table:formula="of:=IF([Rate_definitions_1.C61]=0;0;[Rate_definitions_1.C61]+0.001)" office:value-type="float" office:value="1.001" calcext:value-type="float">
            <text:p>1.001</text:p>
          </table:table-cell>
          <table:table-cell table:formula="of:=[Rate_definitions_1.D61]+0.001" office:value-type="float" office:value="1.501" calcext:value-type="float">
            <text:p>1.501</text:p>
          </table:table-cell>
          <table:table-cell table:formula="of:=[Rate_definitions_1.L61]" office:value-type="float" office:value="55.55" calcext:value-type="float">
            <text:p>55.55</text:p>
          </table:table-cell>
          <table:table-cell table:number-columns-repeated="16379"/>
        </table:table-row>
        <table:table-row table:style-name="ro1">
          <table:table-cell table:formula="of:=VLOOKUP([Rate_definitions_1.A62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2]" office:value-type="string" office:string-value="International Standard (2kg)" calcext:value-type="string">
            <text:p>International Standard (2kg)</text:p>
          </table:table-cell>
          <table:table-cell table:formula="of:=IF([Rate_definitions_1.C62]=0;0;[Rate_definitions_1.C62]+0.001)" office:value-type="float" office:value="1.501" calcext:value-type="float">
            <text:p>1.501</text:p>
          </table:table-cell>
          <table:table-cell table:formula="of:=[Rate_definitions_1.D62]+0.001" office:value-type="float" office:value="2.001" calcext:value-type="float">
            <text:p>2.001</text:p>
          </table:table-cell>
          <table:table-cell table:formula="of:=[Rate_definitions_1.L62]" office:value-type="float" office:value="68.85" calcext:value-type="float">
            <text:p>68.85</text:p>
          </table:table-cell>
          <table:table-cell table:number-columns-repeated="16379"/>
        </table:table-row>
        <table:table-row table:style-name="ro1">
          <table:table-cell table:formula="of:=VLOOKUP([Rate_definitions_1.A63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3]" office:value-type="string" office:string-value="International Standard (2.5kg)" calcext:value-type="string">
            <text:p>International Standard (2.5kg)</text:p>
          </table:table-cell>
          <table:table-cell table:formula="of:=IF([Rate_definitions_1.C63]=0;0;[Rate_definitions_1.C63]+0.001)" office:value-type="float" office:value="2.001" calcext:value-type="float">
            <text:p>2.001</text:p>
          </table:table-cell>
          <table:table-cell table:formula="of:=[Rate_definitions_1.D63]+0.001" office:value-type="float" office:value="2.501" calcext:value-type="float">
            <text:p>2.501</text:p>
          </table:table-cell>
          <table:table-cell table:formula="of:=[Rate_definitions_1.L63]" office:value-type="float" office:value="76.6" calcext:value-type="float">
            <text:p>76.60</text:p>
          </table:table-cell>
          <table:table-cell table:number-columns-repeated="16379"/>
        </table:table-row>
        <table:table-row table:style-name="ro1">
          <table:table-cell table:formula="of:=VLOOKUP([Rate_definitions_1.A64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4]" office:value-type="string" office:string-value="International Standard (3kg)" calcext:value-type="string">
            <text:p>International Standard (3kg)</text:p>
          </table:table-cell>
          <table:table-cell table:formula="of:=IF([Rate_definitions_1.C64]=0;0;[Rate_definitions_1.C64]+0.001)" office:value-type="float" office:value="2.501" calcext:value-type="float">
            <text:p>2.501</text:p>
          </table:table-cell>
          <table:table-cell table:formula="of:=[Rate_definitions_1.D64]+0.001" office:value-type="float" office:value="3.001" calcext:value-type="float">
            <text:p>3.001</text:p>
          </table:table-cell>
          <table:table-cell table:formula="of:=[Rate_definitions_1.L64]" office:value-type="float" office:value="84.35" calcext:value-type="float">
            <text:p>84.35</text:p>
          </table:table-cell>
          <table:table-cell table:number-columns-repeated="16379"/>
        </table:table-row>
        <table:table-row table:style-name="ro1">
          <table:table-cell table:formula="of:=VLOOKUP([Rate_definitions_1.A65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5]" office:value-type="string" office:string-value="International Standard (3.5kg)" calcext:value-type="string">
            <text:p>International Standard (3.5kg)</text:p>
          </table:table-cell>
          <table:table-cell table:formula="of:=IF([Rate_definitions_1.C65]=0;0;[Rate_definitions_1.C65]+0.001)" office:value-type="float" office:value="3.001" calcext:value-type="float">
            <text:p>3.001</text:p>
          </table:table-cell>
          <table:table-cell table:formula="of:=[Rate_definitions_1.D65]+0.001" office:value-type="float" office:value="3.501" calcext:value-type="float">
            <text:p>3.501</text:p>
          </table:table-cell>
          <table:table-cell table:formula="of:=[Rate_definitions_1.L65]" office:value-type="float" office:value="92.1" calcext:value-type="float">
            <text:p>92.10</text:p>
          </table:table-cell>
          <table:table-cell table:number-columns-repeated="16379"/>
        </table:table-row>
        <table:table-row table:style-name="ro1">
          <table:table-cell table:formula="of:=VLOOKUP([Rate_definitions_1.A66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6]" office:value-type="string" office:string-value="International Standard (4kg)" calcext:value-type="string">
            <text:p>International Standard (4kg)</text:p>
          </table:table-cell>
          <table:table-cell table:formula="of:=IF([Rate_definitions_1.C66]=0;0;[Rate_definitions_1.C66]+0.001)" office:value-type="float" office:value="3.501" calcext:value-type="float">
            <text:p>3.501</text:p>
          </table:table-cell>
          <table:table-cell table:formula="of:=[Rate_definitions_1.D66]+0.001" office:value-type="float" office:value="4.001" calcext:value-type="float">
            <text:p>4.001</text:p>
          </table:table-cell>
          <table:table-cell table:formula="of:=[Rate_definitions_1.L66]" office:value-type="float" office:value="99.85" calcext:value-type="float">
            <text:p>99.85</text:p>
          </table:table-cell>
          <table:table-cell table:number-columns-repeated="16379"/>
        </table:table-row>
        <table:table-row table:style-name="ro1">
          <table:table-cell table:formula="of:=VLOOKUP([Rate_definitions_1.A67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7]" office:value-type="string" office:string-value="International Standard (4.5kg)" calcext:value-type="string">
            <text:p>International Standard (4.5kg)</text:p>
          </table:table-cell>
          <table:table-cell table:formula="of:=IF([Rate_definitions_1.C67]=0;0;[Rate_definitions_1.C67]+0.001)" office:value-type="float" office:value="4.001" calcext:value-type="float">
            <text:p>4.001</text:p>
          </table:table-cell>
          <table:table-cell table:formula="of:=[Rate_definitions_1.D67]+0.001" office:value-type="float" office:value="4.501" calcext:value-type="float">
            <text:p>4.501</text:p>
          </table:table-cell>
          <table:table-cell table:formula="of:=[Rate_definitions_1.L67]" office:value-type="float" office:value="107.6" calcext:value-type="float">
            <text:p>107.60</text:p>
          </table:table-cell>
          <table:table-cell table:number-columns-repeated="16379"/>
        </table:table-row>
        <table:table-row table:style-name="ro1">
          <table:table-cell table:formula="of:=VLOOKUP([Rate_definitions_1.A68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8]" office:value-type="string" office:string-value="International Standard (5kg)" calcext:value-type="string">
            <text:p>International Standard (5kg)</text:p>
          </table:table-cell>
          <table:table-cell table:formula="of:=IF([Rate_definitions_1.C68]=0;0;[Rate_definitions_1.C68]+0.001)" office:value-type="float" office:value="4.501" calcext:value-type="float">
            <text:p>4.501</text:p>
          </table:table-cell>
          <table:table-cell table:formula="of:=[Rate_definitions_1.D68]+0.001" office:value-type="float" office:value="5.001" calcext:value-type="float">
            <text:p>5.001</text:p>
          </table:table-cell>
          <table:table-cell table:formula="of:=[Rate_definitions_1.L68]" office:value-type="float" office:value="115.35" calcext:value-type="float">
            <text:p>115.35</text:p>
          </table:table-cell>
          <table:table-cell table:number-columns-repeated="16379"/>
        </table:table-row>
        <table:table-row table:style-name="ro1">
          <table:table-cell table:formula="of:=VLOOKUP([Rate_definitions_1.A69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69]" office:value-type="string" office:string-value="International Express" calcext:value-type="string">
            <text:p>International Express</text:p>
          </table:table-cell>
          <table:table-cell table:formula="of:=IF([Rate_definitions_1.C69]=0;0;[Rate_definitions_1.C69]+0.001)" office:value-type="float" office:value="0" calcext:value-type="float">
            <text:p>0</text:p>
          </table:table-cell>
          <table:table-cell table:formula="of:=[Rate_definitions_1.D69]+0.001" office:value-type="float" office:value="0.251" calcext:value-type="float">
            <text:p>0.251</text:p>
          </table:table-cell>
          <table:table-cell table:formula="of:=[Rate_definitions_1.L69]" office:value-type="float" office:value="39.3" calcext:value-type="float">
            <text:p>39.30</text:p>
          </table:table-cell>
          <table:table-cell table:number-columns-repeated="16379"/>
        </table:table-row>
        <table:table-row table:style-name="ro1">
          <table:table-cell table:formula="of:=VLOOKUP([Rate_definitions_1.A70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0]" office:value-type="string" office:string-value="International Express (500g)" calcext:value-type="string">
            <text:p>International Express (500g)</text:p>
          </table:table-cell>
          <table:table-cell table:formula="of:=IF([Rate_definitions_1.C70]=0;0;[Rate_definitions_1.C70]+0.001)" office:value-type="float" office:value="0.251" calcext:value-type="float">
            <text:p>0.251</text:p>
          </table:table-cell>
          <table:table-cell table:formula="of:=[Rate_definitions_1.D70]+0.001" office:value-type="float" office:value="0.501" calcext:value-type="float">
            <text:p>0.501</text:p>
          </table:table-cell>
          <table:table-cell table:formula="of:=[Rate_definitions_1.L70]" office:value-type="float" office:value="46" calcext:value-type="float">
            <text:p>46.00</text:p>
          </table:table-cell>
          <table:table-cell table:number-columns-repeated="16379"/>
        </table:table-row>
        <table:table-row table:style-name="ro1">
          <table:table-cell table:formula="of:=VLOOKUP([Rate_definitions_1.A71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1]" office:value-type="string" office:string-value="International Express (1kg)" calcext:value-type="string">
            <text:p>International Express (1kg)</text:p>
          </table:table-cell>
          <table:table-cell table:formula="of:=IF([Rate_definitions_1.C71]=0;0;[Rate_definitions_1.C71]+0.001)" office:value-type="float" office:value="0.501" calcext:value-type="float">
            <text:p>0.501</text:p>
          </table:table-cell>
          <table:table-cell table:formula="of:=[Rate_definitions_1.D71]+0.001" office:value-type="float" office:value="1.001" calcext:value-type="float">
            <text:p>1.001</text:p>
          </table:table-cell>
          <table:table-cell table:formula="of:=[Rate_definitions_1.L71]" office:value-type="float" office:value="59.2" calcext:value-type="float">
            <text:p>59.20</text:p>
          </table:table-cell>
          <table:table-cell table:number-columns-repeated="16379"/>
        </table:table-row>
        <table:table-row table:style-name="ro1">
          <table:table-cell table:formula="of:=VLOOKUP([Rate_definitions_1.A72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2]" office:value-type="string" office:string-value="International Express (1.5kg)" calcext:value-type="string">
            <text:p>International Express (1.5kg)</text:p>
          </table:table-cell>
          <table:table-cell table:formula="of:=IF([Rate_definitions_1.C72]=0;0;[Rate_definitions_1.C72]+0.001)" office:value-type="float" office:value="1.001" calcext:value-type="float">
            <text:p>1.001</text:p>
          </table:table-cell>
          <table:table-cell table:formula="of:=[Rate_definitions_1.D72]+0.001" office:value-type="float" office:value="1.501" calcext:value-type="float">
            <text:p>1.501</text:p>
          </table:table-cell>
          <table:table-cell table:formula="of:=[Rate_definitions_1.L72]" office:value-type="float" office:value="72.55" calcext:value-type="float">
            <text:p>72.55</text:p>
          </table:table-cell>
          <table:table-cell table:number-columns-repeated="16379"/>
        </table:table-row>
        <table:table-row table:style-name="ro1">
          <table:table-cell table:formula="of:=VLOOKUP([Rate_definitions_1.A73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3]" office:value-type="string" office:string-value="International Express (2kg)" calcext:value-type="string">
            <text:p>International Express (2kg)</text:p>
          </table:table-cell>
          <table:table-cell table:formula="of:=IF([Rate_definitions_1.C73]=0;0;[Rate_definitions_1.C73]+0.001)" office:value-type="float" office:value="1.501" calcext:value-type="float">
            <text:p>1.501</text:p>
          </table:table-cell>
          <table:table-cell table:formula="of:=[Rate_definitions_1.D73]+0.001" office:value-type="float" office:value="2.001" calcext:value-type="float">
            <text:p>2.001</text:p>
          </table:table-cell>
          <table:table-cell table:formula="of:=[Rate_definitions_1.L73]" office:value-type="float" office:value="85.85" calcext:value-type="float">
            <text:p>85.85</text:p>
          </table:table-cell>
          <table:table-cell table:number-columns-repeated="16379"/>
        </table:table-row>
        <table:table-row table:style-name="ro1">
          <table:table-cell table:formula="of:=VLOOKUP([Rate_definitions_1.A74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4]" office:value-type="string" office:string-value="International Express (2.5kg)" calcext:value-type="string">
            <text:p>International Express (2.5kg)</text:p>
          </table:table-cell>
          <table:table-cell table:formula="of:=IF([Rate_definitions_1.C74]=0;0;[Rate_definitions_1.C74]+0.001)" office:value-type="float" office:value="2.001" calcext:value-type="float">
            <text:p>2.001</text:p>
          </table:table-cell>
          <table:table-cell table:formula="of:=[Rate_definitions_1.D74]+0.001" office:value-type="float" office:value="2.501" calcext:value-type="float">
            <text:p>2.501</text:p>
          </table:table-cell>
          <table:table-cell table:formula="of:=[Rate_definitions_1.L74]" office:value-type="float" office:value="93.6" calcext:value-type="float">
            <text:p>93.60</text:p>
          </table:table-cell>
          <table:table-cell table:number-columns-repeated="16379"/>
        </table:table-row>
        <table:table-row table:style-name="ro1">
          <table:table-cell table:formula="of:=VLOOKUP([Rate_definitions_1.A75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5]" office:value-type="string" office:string-value="International Express (3kg)" calcext:value-type="string">
            <text:p>International Express (3kg)</text:p>
          </table:table-cell>
          <table:table-cell table:formula="of:=IF([Rate_definitions_1.C75]=0;0;[Rate_definitions_1.C75]+0.001)" office:value-type="float" office:value="2.501" calcext:value-type="float">
            <text:p>2.501</text:p>
          </table:table-cell>
          <table:table-cell table:formula="of:=[Rate_definitions_1.D75]+0.001" office:value-type="float" office:value="3.001" calcext:value-type="float">
            <text:p>3.001</text:p>
          </table:table-cell>
          <table:table-cell table:formula="of:=[Rate_definitions_1.L75]" office:value-type="float" office:value="101.35" calcext:value-type="float">
            <text:p>101.35</text:p>
          </table:table-cell>
          <table:table-cell table:number-columns-repeated="16379"/>
        </table:table-row>
        <table:table-row table:style-name="ro1">
          <table:table-cell table:formula="of:=VLOOKUP([Rate_definitions_1.A76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6]" office:value-type="string" office:string-value="International Express (3.5kg)" calcext:value-type="string">
            <text:p>International Express (3.5kg)</text:p>
          </table:table-cell>
          <table:table-cell table:formula="of:=IF([Rate_definitions_1.C76]=0;0;[Rate_definitions_1.C76]+0.001)" office:value-type="float" office:value="3.001" calcext:value-type="float">
            <text:p>3.001</text:p>
          </table:table-cell>
          <table:table-cell table:formula="of:=[Rate_definitions_1.D76]+0.001" office:value-type="float" office:value="3.501" calcext:value-type="float">
            <text:p>3.501</text:p>
          </table:table-cell>
          <table:table-cell table:formula="of:=[Rate_definitions_1.L76]" office:value-type="float" office:value="109.1" calcext:value-type="float">
            <text:p>109.10</text:p>
          </table:table-cell>
          <table:table-cell table:number-columns-repeated="16379"/>
        </table:table-row>
        <table:table-row table:style-name="ro1">
          <table:table-cell table:formula="of:=VLOOKUP([Rate_definitions_1.A77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7]" office:value-type="string" office:string-value="International Express (4kg)" calcext:value-type="string">
            <text:p>International Express (4kg)</text:p>
          </table:table-cell>
          <table:table-cell table:formula="of:=IF([Rate_definitions_1.C77]=0;0;[Rate_definitions_1.C77]+0.001)" office:value-type="float" office:value="3.501" calcext:value-type="float">
            <text:p>3.501</text:p>
          </table:table-cell>
          <table:table-cell table:formula="of:=[Rate_definitions_1.D77]+0.001" office:value-type="float" office:value="4.001" calcext:value-type="float">
            <text:p>4.001</text:p>
          </table:table-cell>
          <table:table-cell table:formula="of:=[Rate_definitions_1.L77]" office:value-type="float" office:value="116.85" calcext:value-type="float">
            <text:p>116.85</text:p>
          </table:table-cell>
          <table:table-cell table:number-columns-repeated="16379"/>
        </table:table-row>
        <table:table-row table:style-name="ro1">
          <table:table-cell table:formula="of:=VLOOKUP([Rate_definitions_1.A78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8]" office:value-type="string" office:string-value="International Express (4.5kg)" calcext:value-type="string">
            <text:p>International Express (4.5kg)</text:p>
          </table:table-cell>
          <table:table-cell table:formula="of:=IF([Rate_definitions_1.C78]=0;0;[Rate_definitions_1.C78]+0.001)" office:value-type="float" office:value="4.001" calcext:value-type="float">
            <text:p>4.001</text:p>
          </table:table-cell>
          <table:table-cell table:formula="of:=[Rate_definitions_1.D78]+0.001" office:value-type="float" office:value="4.501" calcext:value-type="float">
            <text:p>4.501</text:p>
          </table:table-cell>
          <table:table-cell table:formula="of:=[Rate_definitions_1.L78]" office:value-type="float" office:value="124.6" calcext:value-type="float">
            <text:p>124.60</text:p>
          </table:table-cell>
          <table:table-cell table:number-columns-repeated="16379"/>
        </table:table-row>
        <table:table-row table:style-name="ro1">
          <table:table-cell table:formula="of:=VLOOKUP([Rate_definitions_1.A79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1.G79]" office:value-type="string" office:string-value="International Express (5kg)" calcext:value-type="string">
            <text:p>International Express (5kg)</text:p>
          </table:table-cell>
          <table:table-cell table:formula="of:=IF([Rate_definitions_1.C79]=0;0;[Rate_definitions_1.C79]+0.001)" office:value-type="float" office:value="4.501" calcext:value-type="float">
            <text:p>4.501</text:p>
          </table:table-cell>
          <table:table-cell table:formula="of:=[Rate_definitions_1.D79]+0.001" office:value-type="float" office:value="5.001" calcext:value-type="float">
            <text:p>5.001</text:p>
          </table:table-cell>
          <table:table-cell table:formula="of:=[Rate_definitions_1.L79]" office:value-type="float" office:value="132.35" calcext:value-type="float">
            <text:p>132.35</text:p>
          </table:table-cell>
          <table:table-cell table:number-columns-repeated="16379"/>
        </table:table-row>
        <table:table-row table:style-name="ro1">
          <table:table-cell table:formula="of:=VLOOKUP([Rate_definitions_1.A80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0]" office:value-type="string" office:string-value="International Standard" calcext:value-type="string">
            <text:p>International Standard</text:p>
          </table:table-cell>
          <table:table-cell table:formula="of:=IF([Rate_definitions_1.C80]=0;0;[Rate_definitions_1.C80]+0.001)" office:value-type="float" office:value="0" calcext:value-type="float">
            <text:p>0</text:p>
          </table:table-cell>
          <table:table-cell table:formula="of:=[Rate_definitions_1.D80]+0.001" office:value-type="float" office:value="0.251" calcext:value-type="float">
            <text:p>0.251</text:p>
          </table:table-cell>
          <table:table-cell table:formula="of:=[Rate_definitions_1.L80]" office:value-type="float" office:value="27.5" calcext:value-type="float">
            <text:p>27.50</text:p>
          </table:table-cell>
          <table:table-cell table:number-columns-repeated="16379"/>
        </table:table-row>
        <table:table-row table:style-name="ro1">
          <table:table-cell table:formula="of:=VLOOKUP([Rate_definitions_1.A81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1]" office:value-type="string" office:string-value="International Standard (500g)" calcext:value-type="string">
            <text:p>International Standard (500g)</text:p>
          </table:table-cell>
          <table:table-cell table:formula="of:=IF([Rate_definitions_1.C81]=0;0;[Rate_definitions_1.C81]+0.001)" office:value-type="float" office:value="0.251" calcext:value-type="float">
            <text:p>0.251</text:p>
          </table:table-cell>
          <table:table-cell table:formula="of:=[Rate_definitions_1.D81]+0.001" office:value-type="float" office:value="0.501" calcext:value-type="float">
            <text:p>0.501</text:p>
          </table:table-cell>
          <table:table-cell table:formula="of:=[Rate_definitions_1.L81]" office:value-type="float" office:value="34.4" calcext:value-type="float">
            <text:p>34.40</text:p>
          </table:table-cell>
          <table:table-cell table:number-columns-repeated="16379"/>
        </table:table-row>
        <table:table-row table:style-name="ro1">
          <table:table-cell table:formula="of:=VLOOKUP([Rate_definitions_1.A82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2]" office:value-type="string" office:string-value="International Standard (1kg)" calcext:value-type="string">
            <text:p>International Standard (1kg)</text:p>
          </table:table-cell>
          <table:table-cell table:formula="of:=IF([Rate_definitions_1.C82]=0;0;[Rate_definitions_1.C82]+0.001)" office:value-type="float" office:value="0.501" calcext:value-type="float">
            <text:p>0.501</text:p>
          </table:table-cell>
          <table:table-cell table:formula="of:=[Rate_definitions_1.D82]+0.001" office:value-type="float" office:value="1.001" calcext:value-type="float">
            <text:p>1.001</text:p>
          </table:table-cell>
          <table:table-cell table:formula="of:=[Rate_definitions_1.L82]" office:value-type="float" office:value="48.3" calcext:value-type="float">
            <text:p>48.30</text:p>
          </table:table-cell>
          <table:table-cell table:number-columns-repeated="16379"/>
        </table:table-row>
        <table:table-row table:style-name="ro1">
          <table:table-cell table:formula="of:=VLOOKUP([Rate_definitions_1.A83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3]" office:value-type="string" office:string-value="International Standard (1.5kg)" calcext:value-type="string">
            <text:p>International Standard (1.5kg)</text:p>
          </table:table-cell>
          <table:table-cell table:formula="of:=IF([Rate_definitions_1.C83]=0;0;[Rate_definitions_1.C83]+0.001)" office:value-type="float" office:value="1.001" calcext:value-type="float">
            <text:p>1.001</text:p>
          </table:table-cell>
          <table:table-cell table:formula="of:=[Rate_definitions_1.D83]+0.001" office:value-type="float" office:value="1.501" calcext:value-type="float">
            <text:p>1.501</text:p>
          </table:table-cell>
          <table:table-cell table:formula="of:=[Rate_definitions_1.L83]" office:value-type="float" office:value="62.15" calcext:value-type="float">
            <text:p>62.15</text:p>
          </table:table-cell>
          <table:table-cell table:number-columns-repeated="16379"/>
        </table:table-row>
        <table:table-row table:style-name="ro1">
          <table:table-cell table:formula="of:=VLOOKUP([Rate_definitions_1.A84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4]" office:value-type="string" office:string-value="International Standard (2kg)" calcext:value-type="string">
            <text:p>International Standard (2kg)</text:p>
          </table:table-cell>
          <table:table-cell table:formula="of:=IF([Rate_definitions_1.C84]=0;0;[Rate_definitions_1.C84]+0.001)" office:value-type="float" office:value="1.501" calcext:value-type="float">
            <text:p>1.501</text:p>
          </table:table-cell>
          <table:table-cell table:formula="of:=[Rate_definitions_1.D84]+0.001" office:value-type="float" office:value="2.001" calcext:value-type="float">
            <text:p>2.001</text:p>
          </table:table-cell>
          <table:table-cell table:formula="of:=[Rate_definitions_1.L84]" office:value-type="float" office:value="76" calcext:value-type="float">
            <text:p>76.00</text:p>
          </table:table-cell>
          <table:table-cell table:number-columns-repeated="16379"/>
        </table:table-row>
        <table:table-row table:style-name="ro1">
          <table:table-cell table:formula="of:=VLOOKUP([Rate_definitions_1.A85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5]" office:value-type="string" office:string-value="International Standard (2.5kg)" calcext:value-type="string">
            <text:p>International Standard (2.5kg)</text:p>
          </table:table-cell>
          <table:table-cell table:formula="of:=IF([Rate_definitions_1.C85]=0;0;[Rate_definitions_1.C85]+0.001)" office:value-type="float" office:value="2.001" calcext:value-type="float">
            <text:p>2.001</text:p>
          </table:table-cell>
          <table:table-cell table:formula="of:=[Rate_definitions_1.D85]+0.001" office:value-type="float" office:value="2.501" calcext:value-type="float">
            <text:p>2.501</text:p>
          </table:table-cell>
          <table:table-cell table:formula="of:=[Rate_definitions_1.L85]" office:value-type="float" office:value="84.65" calcext:value-type="float">
            <text:p>84.65</text:p>
          </table:table-cell>
          <table:table-cell table:number-columns-repeated="16379"/>
        </table:table-row>
        <table:table-row table:style-name="ro1">
          <table:table-cell table:formula="of:=VLOOKUP([Rate_definitions_1.A86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6]" office:value-type="string" office:string-value="International Standard (3kg)" calcext:value-type="string">
            <text:p>International Standard (3kg)</text:p>
          </table:table-cell>
          <table:table-cell table:formula="of:=IF([Rate_definitions_1.C86]=0;0;[Rate_definitions_1.C86]+0.001)" office:value-type="float" office:value="2.501" calcext:value-type="float">
            <text:p>2.501</text:p>
          </table:table-cell>
          <table:table-cell table:formula="of:=[Rate_definitions_1.D86]+0.001" office:value-type="float" office:value="3.001" calcext:value-type="float">
            <text:p>3.001</text:p>
          </table:table-cell>
          <table:table-cell table:formula="of:=[Rate_definitions_1.L86]" office:value-type="float" office:value="93.3" calcext:value-type="float">
            <text:p>93.30</text:p>
          </table:table-cell>
          <table:table-cell table:number-columns-repeated="16379"/>
        </table:table-row>
        <table:table-row table:style-name="ro1">
          <table:table-cell table:formula="of:=VLOOKUP([Rate_definitions_1.A87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7]" office:value-type="string" office:string-value="International Standard (3.5kg)" calcext:value-type="string">
            <text:p>International Standard (3.5kg)</text:p>
          </table:table-cell>
          <table:table-cell table:formula="of:=IF([Rate_definitions_1.C87]=0;0;[Rate_definitions_1.C87]+0.001)" office:value-type="float" office:value="3.001" calcext:value-type="float">
            <text:p>3.001</text:p>
          </table:table-cell>
          <table:table-cell table:formula="of:=[Rate_definitions_1.D87]+0.001" office:value-type="float" office:value="3.501" calcext:value-type="float">
            <text:p>3.501</text:p>
          </table:table-cell>
          <table:table-cell table:formula="of:=[Rate_definitions_1.L87]" office:value-type="float" office:value="101.95" calcext:value-type="float">
            <text:p>101.95</text:p>
          </table:table-cell>
          <table:table-cell table:number-columns-repeated="16379"/>
        </table:table-row>
        <table:table-row table:style-name="ro1">
          <table:table-cell table:formula="of:=VLOOKUP([Rate_definitions_1.A88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8]" office:value-type="string" office:string-value="International Standard (4kg)" calcext:value-type="string">
            <text:p>International Standard (4kg)</text:p>
          </table:table-cell>
          <table:table-cell table:formula="of:=IF([Rate_definitions_1.C88]=0;0;[Rate_definitions_1.C88]+0.001)" office:value-type="float" office:value="3.501" calcext:value-type="float">
            <text:p>3.501</text:p>
          </table:table-cell>
          <table:table-cell table:formula="of:=[Rate_definitions_1.D88]+0.001" office:value-type="float" office:value="4.001" calcext:value-type="float">
            <text:p>4.001</text:p>
          </table:table-cell>
          <table:table-cell table:formula="of:=[Rate_definitions_1.L88]" office:value-type="float" office:value="110.6" calcext:value-type="float">
            <text:p>110.60</text:p>
          </table:table-cell>
          <table:table-cell table:number-columns-repeated="16379"/>
        </table:table-row>
        <table:table-row table:style-name="ro1">
          <table:table-cell table:formula="of:=VLOOKUP([Rate_definitions_1.A89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89]" office:value-type="string" office:string-value="International Standard (4.5kg)" calcext:value-type="string">
            <text:p>International Standard (4.5kg)</text:p>
          </table:table-cell>
          <table:table-cell table:formula="of:=IF([Rate_definitions_1.C89]=0;0;[Rate_definitions_1.C89]+0.001)" office:value-type="float" office:value="4.001" calcext:value-type="float">
            <text:p>4.001</text:p>
          </table:table-cell>
          <table:table-cell table:formula="of:=[Rate_definitions_1.D89]+0.001" office:value-type="float" office:value="4.501" calcext:value-type="float">
            <text:p>4.501</text:p>
          </table:table-cell>
          <table:table-cell table:formula="of:=[Rate_definitions_1.L89]" office:value-type="float" office:value="119.25" calcext:value-type="float">
            <text:p>119.25</text:p>
          </table:table-cell>
          <table:table-cell table:number-columns-repeated="16379"/>
        </table:table-row>
        <table:table-row table:style-name="ro1">
          <table:table-cell table:formula="of:=VLOOKUP([Rate_definitions_1.A90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0]" office:value-type="string" office:string-value="International Standard (5kg)" calcext:value-type="string">
            <text:p>International Standard (5kg)</text:p>
          </table:table-cell>
          <table:table-cell table:formula="of:=IF([Rate_definitions_1.C90]=0;0;[Rate_definitions_1.C90]+0.001)" office:value-type="float" office:value="4.501" calcext:value-type="float">
            <text:p>4.501</text:p>
          </table:table-cell>
          <table:table-cell table:formula="of:=[Rate_definitions_1.D90]+0.001" office:value-type="float" office:value="5.001" calcext:value-type="float">
            <text:p>5.001</text:p>
          </table:table-cell>
          <table:table-cell table:formula="of:=[Rate_definitions_1.L90]" office:value-type="float" office:value="127.9" calcext:value-type="float">
            <text:p>127.90</text:p>
          </table:table-cell>
          <table:table-cell table:number-columns-repeated="16379"/>
        </table:table-row>
        <table:table-row table:style-name="ro1">
          <table:table-cell table:formula="of:=VLOOKUP([Rate_definitions_1.A91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1]" office:value-type="string" office:string-value="International Express" calcext:value-type="string">
            <text:p>International Express</text:p>
          </table:table-cell>
          <table:table-cell table:formula="of:=IF([Rate_definitions_1.C91]=0;0;[Rate_definitions_1.C91]+0.001)" office:value-type="float" office:value="0" calcext:value-type="float">
            <text:p>0</text:p>
          </table:table-cell>
          <table:table-cell table:formula="of:=[Rate_definitions_1.D91]+0.001" office:value-type="float" office:value="0.251" calcext:value-type="float">
            <text:p>0.251</text:p>
          </table:table-cell>
          <table:table-cell table:formula="of:=[Rate_definitions_1.L91]" office:value-type="float" office:value="44.5" calcext:value-type="float">
            <text:p>44.50</text:p>
          </table:table-cell>
          <table:table-cell table:number-columns-repeated="16379"/>
        </table:table-row>
        <table:table-row table:style-name="ro1">
          <table:table-cell table:formula="of:=VLOOKUP([Rate_definitions_1.A92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2]" office:value-type="string" office:string-value="International Express (500g)" calcext:value-type="string">
            <text:p>International Express (500g)</text:p>
          </table:table-cell>
          <table:table-cell table:formula="of:=IF([Rate_definitions_1.C92]=0;0;[Rate_definitions_1.C92]+0.001)" office:value-type="float" office:value="0.251" calcext:value-type="float">
            <text:p>0.251</text:p>
          </table:table-cell>
          <table:table-cell table:formula="of:=[Rate_definitions_1.D92]+0.001" office:value-type="float" office:value="0.501" calcext:value-type="float">
            <text:p>0.501</text:p>
          </table:table-cell>
          <table:table-cell table:formula="of:=[Rate_definitions_1.L92]" office:value-type="float" office:value="51.4" calcext:value-type="float">
            <text:p>51.40</text:p>
          </table:table-cell>
          <table:table-cell table:number-columns-repeated="16379"/>
        </table:table-row>
        <table:table-row table:style-name="ro1">
          <table:table-cell table:formula="of:=VLOOKUP([Rate_definitions_1.A93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3]" office:value-type="string" office:string-value="International Express (1kg)" calcext:value-type="string">
            <text:p>International Express (1kg)</text:p>
          </table:table-cell>
          <table:table-cell table:formula="of:=IF([Rate_definitions_1.C93]=0;0;[Rate_definitions_1.C93]+0.001)" office:value-type="float" office:value="0.501" calcext:value-type="float">
            <text:p>0.501</text:p>
          </table:table-cell>
          <table:table-cell table:formula="of:=[Rate_definitions_1.D93]+0.001" office:value-type="float" office:value="1.001" calcext:value-type="float">
            <text:p>1.001</text:p>
          </table:table-cell>
          <table:table-cell table:formula="of:=[Rate_definitions_1.L93]" office:value-type="float" office:value="65.3" calcext:value-type="float">
            <text:p>65.30</text:p>
          </table:table-cell>
          <table:table-cell table:number-columns-repeated="16379"/>
        </table:table-row>
        <table:table-row table:style-name="ro1">
          <table:table-cell table:formula="of:=VLOOKUP([Rate_definitions_1.A94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4]" office:value-type="string" office:string-value="International Express (1.5kg)" calcext:value-type="string">
            <text:p>International Express (1.5kg)</text:p>
          </table:table-cell>
          <table:table-cell table:formula="of:=IF([Rate_definitions_1.C94]=0;0;[Rate_definitions_1.C94]+0.001)" office:value-type="float" office:value="1.001" calcext:value-type="float">
            <text:p>1.001</text:p>
          </table:table-cell>
          <table:table-cell table:formula="of:=[Rate_definitions_1.D94]+0.001" office:value-type="float" office:value="1.501" calcext:value-type="float">
            <text:p>1.501</text:p>
          </table:table-cell>
          <table:table-cell table:formula="of:=[Rate_definitions_1.L94]" office:value-type="float" office:value="79.15" calcext:value-type="float">
            <text:p>79.15</text:p>
          </table:table-cell>
          <table:table-cell table:number-columns-repeated="16379"/>
        </table:table-row>
        <table:table-row table:style-name="ro1">
          <table:table-cell table:formula="of:=VLOOKUP([Rate_definitions_1.A95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5]" office:value-type="string" office:string-value="International Express (2kg)" calcext:value-type="string">
            <text:p>International Express (2kg)</text:p>
          </table:table-cell>
          <table:table-cell table:formula="of:=IF([Rate_definitions_1.C95]=0;0;[Rate_definitions_1.C95]+0.001)" office:value-type="float" office:value="1.501" calcext:value-type="float">
            <text:p>1.501</text:p>
          </table:table-cell>
          <table:table-cell table:formula="of:=[Rate_definitions_1.D95]+0.001" office:value-type="float" office:value="2.001" calcext:value-type="float">
            <text:p>2.001</text:p>
          </table:table-cell>
          <table:table-cell table:formula="of:=[Rate_definitions_1.L95]" office:value-type="float" office:value="93" calcext:value-type="float">
            <text:p>93.00</text:p>
          </table:table-cell>
          <table:table-cell table:number-columns-repeated="16379"/>
        </table:table-row>
        <table:table-row table:style-name="ro1">
          <table:table-cell table:formula="of:=VLOOKUP([Rate_definitions_1.A96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6]" office:value-type="string" office:string-value="International Express (2.5kg)" calcext:value-type="string">
            <text:p>International Express (2.5kg)</text:p>
          </table:table-cell>
          <table:table-cell table:formula="of:=IF([Rate_definitions_1.C96]=0;0;[Rate_definitions_1.C96]+0.001)" office:value-type="float" office:value="2.001" calcext:value-type="float">
            <text:p>2.001</text:p>
          </table:table-cell>
          <table:table-cell table:formula="of:=[Rate_definitions_1.D96]+0.001" office:value-type="float" office:value="2.501" calcext:value-type="float">
            <text:p>2.501</text:p>
          </table:table-cell>
          <table:table-cell table:formula="of:=[Rate_definitions_1.L96]" office:value-type="float" office:value="101.65" calcext:value-type="float">
            <text:p>101.65</text:p>
          </table:table-cell>
          <table:table-cell table:number-columns-repeated="16379"/>
        </table:table-row>
        <table:table-row table:style-name="ro1">
          <table:table-cell table:formula="of:=VLOOKUP([Rate_definitions_1.A97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7]" office:value-type="string" office:string-value="International Express (3kg)" calcext:value-type="string">
            <text:p>International Express (3kg)</text:p>
          </table:table-cell>
          <table:table-cell table:formula="of:=IF([Rate_definitions_1.C97]=0;0;[Rate_definitions_1.C97]+0.001)" office:value-type="float" office:value="2.501" calcext:value-type="float">
            <text:p>2.501</text:p>
          </table:table-cell>
          <table:table-cell table:formula="of:=[Rate_definitions_1.D97]+0.001" office:value-type="float" office:value="3.001" calcext:value-type="float">
            <text:p>3.001</text:p>
          </table:table-cell>
          <table:table-cell table:formula="of:=[Rate_definitions_1.L97]" office:value-type="float" office:value="110.3" calcext:value-type="float">
            <text:p>110.30</text:p>
          </table:table-cell>
          <table:table-cell table:number-columns-repeated="16379"/>
        </table:table-row>
        <table:table-row table:style-name="ro1">
          <table:table-cell table:formula="of:=VLOOKUP([Rate_definitions_1.A98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8]" office:value-type="string" office:string-value="International Express (3.5kg)" calcext:value-type="string">
            <text:p>International Express (3.5kg)</text:p>
          </table:table-cell>
          <table:table-cell table:formula="of:=IF([Rate_definitions_1.C98]=0;0;[Rate_definitions_1.C98]+0.001)" office:value-type="float" office:value="3.001" calcext:value-type="float">
            <text:p>3.001</text:p>
          </table:table-cell>
          <table:table-cell table:formula="of:=[Rate_definitions_1.D98]+0.001" office:value-type="float" office:value="3.501" calcext:value-type="float">
            <text:p>3.501</text:p>
          </table:table-cell>
          <table:table-cell table:formula="of:=[Rate_definitions_1.L98]" office:value-type="float" office:value="118.95" calcext:value-type="float">
            <text:p>118.95</text:p>
          </table:table-cell>
          <table:table-cell table:number-columns-repeated="16379"/>
        </table:table-row>
        <table:table-row table:style-name="ro1">
          <table:table-cell table:formula="of:=VLOOKUP([Rate_definitions_1.A99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99]" office:value-type="string" office:string-value="International Express (4kg)" calcext:value-type="string">
            <text:p>International Express (4kg)</text:p>
          </table:table-cell>
          <table:table-cell table:formula="of:=IF([Rate_definitions_1.C99]=0;0;[Rate_definitions_1.C99]+0.001)" office:value-type="float" office:value="3.501" calcext:value-type="float">
            <text:p>3.501</text:p>
          </table:table-cell>
          <table:table-cell table:formula="of:=[Rate_definitions_1.D99]+0.001" office:value-type="float" office:value="4.001" calcext:value-type="float">
            <text:p>4.001</text:p>
          </table:table-cell>
          <table:table-cell table:formula="of:=[Rate_definitions_1.L99]" office:value-type="float" office:value="127.6" calcext:value-type="float">
            <text:p>127.60</text:p>
          </table:table-cell>
          <table:table-cell table:number-columns-repeated="16379"/>
        </table:table-row>
        <table:table-row table:style-name="ro1">
          <table:table-cell table:formula="of:=VLOOKUP([Rate_definitions_1.A100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100]" office:value-type="string" office:string-value="International Express (4.5kg)" calcext:value-type="string">
            <text:p>International Express (4.5kg)</text:p>
          </table:table-cell>
          <table:table-cell table:formula="of:=IF([Rate_definitions_1.C100]=0;0;[Rate_definitions_1.C100]+0.001)" office:value-type="float" office:value="4.001" calcext:value-type="float">
            <text:p>4.001</text:p>
          </table:table-cell>
          <table:table-cell table:formula="of:=[Rate_definitions_1.D100]+0.001" office:value-type="float" office:value="4.501" calcext:value-type="float">
            <text:p>4.501</text:p>
          </table:table-cell>
          <table:table-cell table:formula="of:=[Rate_definitions_1.L100]" office:value-type="float" office:value="136.25" calcext:value-type="float">
            <text:p>136.25</text:p>
          </table:table-cell>
          <table:table-cell table:number-columns-repeated="16379"/>
        </table:table-row>
        <table:table-row table:style-name="ro1">
          <table:table-cell table:formula="of:=VLOOKUP([Rate_definitions_1.A101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1.G101]" office:value-type="string" office:string-value="International Express (5kg)" calcext:value-type="string">
            <text:p>International Express (5kg)</text:p>
          </table:table-cell>
          <table:table-cell table:formula="of:=IF([Rate_definitions_1.C101]=0;0;[Rate_definitions_1.C101]+0.001)" office:value-type="float" office:value="4.501" calcext:value-type="float">
            <text:p>4.501</text:p>
          </table:table-cell>
          <table:table-cell table:formula="of:=[Rate_definitions_1.D101]+0.001" office:value-type="float" office:value="5.001" calcext:value-type="float">
            <text:p>5.001</text:p>
          </table:table-cell>
          <table:table-cell table:formula="of:=[Rate_definitions_1.L101]" office:value-type="float" office:value="144.9" calcext:value-type="float">
            <text:p>144.90</text:p>
          </table:table-cell>
          <table:table-cell table:number-columns-repeated="16379"/>
        </table:table-row>
        <table:table-row table:style-name="ro1">
          <table:table-cell table:formula="of:=VLOOKUP([Rate_definitions_1.A102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2]" office:value-type="string" office:string-value="International Standard" calcext:value-type="string">
            <text:p>International Standard</text:p>
          </table:table-cell>
          <table:table-cell table:formula="of:=IF([Rate_definitions_1.C102]=0;0;[Rate_definitions_1.C102]+0.001)" office:value-type="float" office:value="0" calcext:value-type="float">
            <text:p>0</text:p>
          </table:table-cell>
          <table:table-cell table:formula="of:=[Rate_definitions_1.D102]+0.001" office:value-type="float" office:value="0.251" calcext:value-type="float">
            <text:p>0.251</text:p>
          </table:table-cell>
          <table:table-cell table:formula="of:=[Rate_definitions_1.L102]" office:value-type="float" office:value="33.35" calcext:value-type="float">
            <text:p>33.35</text:p>
          </table:table-cell>
          <table:table-cell table:number-columns-repeated="16379"/>
        </table:table-row>
        <table:table-row table:style-name="ro1">
          <table:table-cell table:formula="of:=VLOOKUP([Rate_definitions_1.A103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3]" office:value-type="string" office:string-value="International Standard (500g)" calcext:value-type="string">
            <text:p>International Standard (500g)</text:p>
          </table:table-cell>
          <table:table-cell table:formula="of:=IF([Rate_definitions_1.C103]=0;0;[Rate_definitions_1.C103]+0.001)" office:value-type="float" office:value="0.251" calcext:value-type="float">
            <text:p>0.251</text:p>
          </table:table-cell>
          <table:table-cell table:formula="of:=[Rate_definitions_1.D103]+0.001" office:value-type="float" office:value="0.501" calcext:value-type="float">
            <text:p>0.501</text:p>
          </table:table-cell>
          <table:table-cell table:formula="of:=[Rate_definitions_1.L103]" office:value-type="float" office:value="42.4" calcext:value-type="float">
            <text:p>42.40</text:p>
          </table:table-cell>
          <table:table-cell table:number-columns-repeated="16379"/>
        </table:table-row>
        <table:table-row table:style-name="ro1">
          <table:table-cell table:formula="of:=VLOOKUP([Rate_definitions_1.A104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4]" office:value-type="string" office:string-value="International Standard (1kg)" calcext:value-type="string">
            <text:p>International Standard (1kg)</text:p>
          </table:table-cell>
          <table:table-cell table:formula="of:=IF([Rate_definitions_1.C104]=0;0;[Rate_definitions_1.C104]+0.001)" office:value-type="float" office:value="0.501" calcext:value-type="float">
            <text:p>0.501</text:p>
          </table:table-cell>
          <table:table-cell table:formula="of:=[Rate_definitions_1.D104]+0.001" office:value-type="float" office:value="1.001" calcext:value-type="float">
            <text:p>1.001</text:p>
          </table:table-cell>
          <table:table-cell table:formula="of:=[Rate_definitions_1.L104]" office:value-type="float" office:value="60.5" calcext:value-type="float">
            <text:p>60.50</text:p>
          </table:table-cell>
          <table:table-cell table:number-columns-repeated="16379"/>
        </table:table-row>
        <table:table-row table:style-name="ro1">
          <table:table-cell table:formula="of:=VLOOKUP([Rate_definitions_1.A105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5]" office:value-type="string" office:string-value="International Standard (1.5kg)" calcext:value-type="string">
            <text:p>International Standard (1.5kg)</text:p>
          </table:table-cell>
          <table:table-cell table:formula="of:=IF([Rate_definitions_1.C105]=0;0;[Rate_definitions_1.C105]+0.001)" office:value-type="float" office:value="1.001" calcext:value-type="float">
            <text:p>1.001</text:p>
          </table:table-cell>
          <table:table-cell table:formula="of:=[Rate_definitions_1.D105]+0.001" office:value-type="float" office:value="1.501" calcext:value-type="float">
            <text:p>1.501</text:p>
          </table:table-cell>
          <table:table-cell table:formula="of:=[Rate_definitions_1.L105]" office:value-type="float" office:value="78.55" calcext:value-type="float">
            <text:p>78.55</text:p>
          </table:table-cell>
          <table:table-cell table:number-columns-repeated="16379"/>
        </table:table-row>
        <table:table-row table:style-name="ro1">
          <table:table-cell table:formula="of:=VLOOKUP([Rate_definitions_1.A106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6]" office:value-type="string" office:string-value="International Standard (2kg)" calcext:value-type="string">
            <text:p>International Standard (2kg)</text:p>
          </table:table-cell>
          <table:table-cell table:formula="of:=IF([Rate_definitions_1.C106]=0;0;[Rate_definitions_1.C106]+0.001)" office:value-type="float" office:value="1.501" calcext:value-type="float">
            <text:p>1.501</text:p>
          </table:table-cell>
          <table:table-cell table:formula="of:=[Rate_definitions_1.D106]+0.001" office:value-type="float" office:value="2.001" calcext:value-type="float">
            <text:p>2.001</text:p>
          </table:table-cell>
          <table:table-cell table:formula="of:=[Rate_definitions_1.L106]" office:value-type="float" office:value="96.65" calcext:value-type="float">
            <text:p>96.65</text:p>
          </table:table-cell>
          <table:table-cell table:number-columns-repeated="16379"/>
        </table:table-row>
        <table:table-row table:style-name="ro1">
          <table:table-cell table:formula="of:=VLOOKUP([Rate_definitions_1.A107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7]" office:value-type="string" office:string-value="International Standard (2.5kg)" calcext:value-type="string">
            <text:p>International Standard (2.5kg)</text:p>
          </table:table-cell>
          <table:table-cell table:formula="of:=IF([Rate_definitions_1.C107]=0;0;[Rate_definitions_1.C107]+0.001)" office:value-type="float" office:value="2.001" calcext:value-type="float">
            <text:p>2.001</text:p>
          </table:table-cell>
          <table:table-cell table:formula="of:=[Rate_definitions_1.D107]+0.001" office:value-type="float" office:value="2.501" calcext:value-type="float">
            <text:p>2.501</text:p>
          </table:table-cell>
          <table:table-cell table:formula="of:=[Rate_definitions_1.L107]" office:value-type="float" office:value="108.3" calcext:value-type="float">
            <text:p>108.30</text:p>
          </table:table-cell>
          <table:table-cell table:number-columns-repeated="16379"/>
        </table:table-row>
        <table:table-row table:style-name="ro1">
          <table:table-cell table:formula="of:=VLOOKUP([Rate_definitions_1.A108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8]" office:value-type="string" office:string-value="International Standard (3kg)" calcext:value-type="string">
            <text:p>International Standard (3kg)</text:p>
          </table:table-cell>
          <table:table-cell table:formula="of:=IF([Rate_definitions_1.C108]=0;0;[Rate_definitions_1.C108]+0.001)" office:value-type="float" office:value="2.501" calcext:value-type="float">
            <text:p>2.501</text:p>
          </table:table-cell>
          <table:table-cell table:formula="of:=[Rate_definitions_1.D108]+0.001" office:value-type="float" office:value="3.001" calcext:value-type="float">
            <text:p>3.001</text:p>
          </table:table-cell>
          <table:table-cell table:formula="of:=[Rate_definitions_1.L108]" office:value-type="float" office:value="119.95" calcext:value-type="float">
            <text:p>119.95</text:p>
          </table:table-cell>
          <table:table-cell table:number-columns-repeated="16379"/>
        </table:table-row>
        <table:table-row table:style-name="ro1">
          <table:table-cell table:formula="of:=VLOOKUP([Rate_definitions_1.A109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09]" office:value-type="string" office:string-value="International Standard (3.5kg)" calcext:value-type="string">
            <text:p>International Standard (3.5kg)</text:p>
          </table:table-cell>
          <table:table-cell table:formula="of:=IF([Rate_definitions_1.C109]=0;0;[Rate_definitions_1.C109]+0.001)" office:value-type="float" office:value="3.001" calcext:value-type="float">
            <text:p>3.001</text:p>
          </table:table-cell>
          <table:table-cell table:formula="of:=[Rate_definitions_1.D109]+0.001" office:value-type="float" office:value="3.501" calcext:value-type="float">
            <text:p>3.501</text:p>
          </table:table-cell>
          <table:table-cell table:formula="of:=[Rate_definitions_1.L109]" office:value-type="float" office:value="131.6" calcext:value-type="float">
            <text:p>131.60</text:p>
          </table:table-cell>
          <table:table-cell table:number-columns-repeated="16379"/>
        </table:table-row>
        <table:table-row table:style-name="ro1">
          <table:table-cell table:formula="of:=VLOOKUP([Rate_definitions_1.A110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0]" office:value-type="string" office:string-value="International Standard (4kg)" calcext:value-type="string">
            <text:p>International Standard (4kg)</text:p>
          </table:table-cell>
          <table:table-cell table:formula="of:=IF([Rate_definitions_1.C110]=0;0;[Rate_definitions_1.C110]+0.001)" office:value-type="float" office:value="3.501" calcext:value-type="float">
            <text:p>3.501</text:p>
          </table:table-cell>
          <table:table-cell table:formula="of:=[Rate_definitions_1.D110]+0.001" office:value-type="float" office:value="4.001" calcext:value-type="float">
            <text:p>4.001</text:p>
          </table:table-cell>
          <table:table-cell table:formula="of:=[Rate_definitions_1.L110]" office:value-type="float" office:value="143.25" calcext:value-type="float">
            <text:p>143.25</text:p>
          </table:table-cell>
          <table:table-cell table:number-columns-repeated="16379"/>
        </table:table-row>
        <table:table-row table:style-name="ro1">
          <table:table-cell table:formula="of:=VLOOKUP([Rate_definitions_1.A111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1]" office:value-type="string" office:string-value="International Standard (4.5kg)" calcext:value-type="string">
            <text:p>International Standard (4.5kg)</text:p>
          </table:table-cell>
          <table:table-cell table:formula="of:=IF([Rate_definitions_1.C111]=0;0;[Rate_definitions_1.C111]+0.001)" office:value-type="float" office:value="4.001" calcext:value-type="float">
            <text:p>4.001</text:p>
          </table:table-cell>
          <table:table-cell table:formula="of:=[Rate_definitions_1.D111]+0.001" office:value-type="float" office:value="4.501" calcext:value-type="float">
            <text:p>4.501</text:p>
          </table:table-cell>
          <table:table-cell table:formula="of:=[Rate_definitions_1.L111]" office:value-type="float" office:value="154.9" calcext:value-type="float">
            <text:p>154.90</text:p>
          </table:table-cell>
          <table:table-cell table:number-columns-repeated="16379"/>
        </table:table-row>
        <table:table-row table:style-name="ro1">
          <table:table-cell table:formula="of:=VLOOKUP([Rate_definitions_1.A112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2]" office:value-type="string" office:string-value="International Standard (5kg)" calcext:value-type="string">
            <text:p>International Standard (5kg)</text:p>
          </table:table-cell>
          <table:table-cell table:formula="of:=IF([Rate_definitions_1.C112]=0;0;[Rate_definitions_1.C112]+0.001)" office:value-type="float" office:value="4.501" calcext:value-type="float">
            <text:p>4.501</text:p>
          </table:table-cell>
          <table:table-cell table:formula="of:=[Rate_definitions_1.D112]+0.001" office:value-type="float" office:value="5.001" calcext:value-type="float">
            <text:p>5.001</text:p>
          </table:table-cell>
          <table:table-cell table:formula="of:=[Rate_definitions_1.L112]" office:value-type="float" office:value="166.55" calcext:value-type="float">
            <text:p>166.55</text:p>
          </table:table-cell>
          <table:table-cell table:number-columns-repeated="16379"/>
        </table:table-row>
        <table:table-row table:style-name="ro1">
          <table:table-cell table:formula="of:=VLOOKUP([Rate_definitions_1.A113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3]" office:value-type="string" office:string-value="International Express" calcext:value-type="string">
            <text:p>International Express</text:p>
          </table:table-cell>
          <table:table-cell table:formula="of:=IF([Rate_definitions_1.C113]=0;0;[Rate_definitions_1.C113]+0.001)" office:value-type="float" office:value="0" calcext:value-type="float">
            <text:p>0</text:p>
          </table:table-cell>
          <table:table-cell table:formula="of:=[Rate_definitions_1.D113]+0.001" office:value-type="float" office:value="0.251" calcext:value-type="float">
            <text:p>0.251</text:p>
          </table:table-cell>
          <table:table-cell table:formula="of:=[Rate_definitions_1.L113]" office:value-type="float" office:value="50.35" calcext:value-type="float">
            <text:p>50.35</text:p>
          </table:table-cell>
          <table:table-cell table:number-columns-repeated="16379"/>
        </table:table-row>
        <table:table-row table:style-name="ro1">
          <table:table-cell table:formula="of:=VLOOKUP([Rate_definitions_1.A114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4]" office:value-type="string" office:string-value="International Express (500g)" calcext:value-type="string">
            <text:p>International Express (500g)</text:p>
          </table:table-cell>
          <table:table-cell table:formula="of:=IF([Rate_definitions_1.C114]=0;0;[Rate_definitions_1.C114]+0.001)" office:value-type="float" office:value="0.251" calcext:value-type="float">
            <text:p>0.251</text:p>
          </table:table-cell>
          <table:table-cell table:formula="of:=[Rate_definitions_1.D114]+0.001" office:value-type="float" office:value="0.501" calcext:value-type="float">
            <text:p>0.501</text:p>
          </table:table-cell>
          <table:table-cell table:formula="of:=[Rate_definitions_1.L114]" office:value-type="float" office:value="59.4" calcext:value-type="float">
            <text:p>59.40</text:p>
          </table:table-cell>
          <table:table-cell table:number-columns-repeated="16379"/>
        </table:table-row>
        <table:table-row table:style-name="ro1">
          <table:table-cell table:formula="of:=VLOOKUP([Rate_definitions_1.A115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5]" office:value-type="string" office:string-value="International Express (1kg)" calcext:value-type="string">
            <text:p>International Express (1kg)</text:p>
          </table:table-cell>
          <table:table-cell table:formula="of:=IF([Rate_definitions_1.C115]=0;0;[Rate_definitions_1.C115]+0.001)" office:value-type="float" office:value="0.501" calcext:value-type="float">
            <text:p>0.501</text:p>
          </table:table-cell>
          <table:table-cell table:formula="of:=[Rate_definitions_1.D115]+0.001" office:value-type="float" office:value="1.001" calcext:value-type="float">
            <text:p>1.001</text:p>
          </table:table-cell>
          <table:table-cell table:formula="of:=[Rate_definitions_1.L115]" office:value-type="float" office:value="77.5" calcext:value-type="float">
            <text:p>77.50</text:p>
          </table:table-cell>
          <table:table-cell table:number-columns-repeated="16379"/>
        </table:table-row>
        <table:table-row table:style-name="ro1">
          <table:table-cell table:formula="of:=VLOOKUP([Rate_definitions_1.A116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6]" office:value-type="string" office:string-value="International Express (1.5kg)" calcext:value-type="string">
            <text:p>International Express (1.5kg)</text:p>
          </table:table-cell>
          <table:table-cell table:formula="of:=IF([Rate_definitions_1.C116]=0;0;[Rate_definitions_1.C116]+0.001)" office:value-type="float" office:value="1.001" calcext:value-type="float">
            <text:p>1.001</text:p>
          </table:table-cell>
          <table:table-cell table:formula="of:=[Rate_definitions_1.D116]+0.001" office:value-type="float" office:value="1.501" calcext:value-type="float">
            <text:p>1.501</text:p>
          </table:table-cell>
          <table:table-cell table:formula="of:=[Rate_definitions_1.L116]" office:value-type="float" office:value="95.55" calcext:value-type="float">
            <text:p>95.55</text:p>
          </table:table-cell>
          <table:table-cell table:number-columns-repeated="16379"/>
        </table:table-row>
        <table:table-row table:style-name="ro1">
          <table:table-cell table:formula="of:=VLOOKUP([Rate_definitions_1.A117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7]" office:value-type="string" office:string-value="International Express (2kg)" calcext:value-type="string">
            <text:p>International Express (2kg)</text:p>
          </table:table-cell>
          <table:table-cell table:formula="of:=IF([Rate_definitions_1.C117]=0;0;[Rate_definitions_1.C117]+0.001)" office:value-type="float" office:value="1.501" calcext:value-type="float">
            <text:p>1.501</text:p>
          </table:table-cell>
          <table:table-cell table:formula="of:=[Rate_definitions_1.D117]+0.001" office:value-type="float" office:value="2.001" calcext:value-type="float">
            <text:p>2.001</text:p>
          </table:table-cell>
          <table:table-cell table:formula="of:=[Rate_definitions_1.L117]" office:value-type="float" office:value="113.65" calcext:value-type="float">
            <text:p>113.65</text:p>
          </table:table-cell>
          <table:table-cell table:number-columns-repeated="16379"/>
        </table:table-row>
        <table:table-row table:style-name="ro1">
          <table:table-cell table:formula="of:=VLOOKUP([Rate_definitions_1.A118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8]" office:value-type="string" office:string-value="International Express (2.5kg)" calcext:value-type="string">
            <text:p>International Express (2.5kg)</text:p>
          </table:table-cell>
          <table:table-cell table:formula="of:=IF([Rate_definitions_1.C118]=0;0;[Rate_definitions_1.C118]+0.001)" office:value-type="float" office:value="2.001" calcext:value-type="float">
            <text:p>2.001</text:p>
          </table:table-cell>
          <table:table-cell table:formula="of:=[Rate_definitions_1.D118]+0.001" office:value-type="float" office:value="2.501" calcext:value-type="float">
            <text:p>2.501</text:p>
          </table:table-cell>
          <table:table-cell table:formula="of:=[Rate_definitions_1.L118]" office:value-type="float" office:value="125.3" calcext:value-type="float">
            <text:p>125.30</text:p>
          </table:table-cell>
          <table:table-cell table:number-columns-repeated="16379"/>
        </table:table-row>
        <table:table-row table:style-name="ro1">
          <table:table-cell table:formula="of:=VLOOKUP([Rate_definitions_1.A119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19]" office:value-type="string" office:string-value="International Express (3kg)" calcext:value-type="string">
            <text:p>International Express (3kg)</text:p>
          </table:table-cell>
          <table:table-cell table:formula="of:=IF([Rate_definitions_1.C119]=0;0;[Rate_definitions_1.C119]+0.001)" office:value-type="float" office:value="2.501" calcext:value-type="float">
            <text:p>2.501</text:p>
          </table:table-cell>
          <table:table-cell table:formula="of:=[Rate_definitions_1.D119]+0.001" office:value-type="float" office:value="3.001" calcext:value-type="float">
            <text:p>3.001</text:p>
          </table:table-cell>
          <table:table-cell table:formula="of:=[Rate_definitions_1.L119]" office:value-type="float" office:value="136.95" calcext:value-type="float">
            <text:p>136.95</text:p>
          </table:table-cell>
          <table:table-cell table:number-columns-repeated="16379"/>
        </table:table-row>
        <table:table-row table:style-name="ro1">
          <table:table-cell table:formula="of:=VLOOKUP([Rate_definitions_1.A120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20]" office:value-type="string" office:string-value="International Express (3.5kg)" calcext:value-type="string">
            <text:p>International Express (3.5kg)</text:p>
          </table:table-cell>
          <table:table-cell table:formula="of:=IF([Rate_definitions_1.C120]=0;0;[Rate_definitions_1.C120]+0.001)" office:value-type="float" office:value="3.001" calcext:value-type="float">
            <text:p>3.001</text:p>
          </table:table-cell>
          <table:table-cell table:formula="of:=[Rate_definitions_1.D120]+0.001" office:value-type="float" office:value="3.501" calcext:value-type="float">
            <text:p>3.501</text:p>
          </table:table-cell>
          <table:table-cell table:formula="of:=[Rate_definitions_1.L120]" office:value-type="float" office:value="148.6" calcext:value-type="float">
            <text:p>148.60</text:p>
          </table:table-cell>
          <table:table-cell table:number-columns-repeated="16379"/>
        </table:table-row>
        <table:table-row table:style-name="ro1">
          <table:table-cell table:formula="of:=VLOOKUP([Rate_definitions_1.A121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21]" office:value-type="string" office:string-value="International Express (4kg)" calcext:value-type="string">
            <text:p>International Express (4kg)</text:p>
          </table:table-cell>
          <table:table-cell table:formula="of:=IF([Rate_definitions_1.C121]=0;0;[Rate_definitions_1.C121]+0.001)" office:value-type="float" office:value="3.501" calcext:value-type="float">
            <text:p>3.501</text:p>
          </table:table-cell>
          <table:table-cell table:formula="of:=[Rate_definitions_1.D121]+0.001" office:value-type="float" office:value="4.001" calcext:value-type="float">
            <text:p>4.001</text:p>
          </table:table-cell>
          <table:table-cell table:formula="of:=[Rate_definitions_1.L121]" office:value-type="float" office:value="160.25" calcext:value-type="float">
            <text:p>160.25</text:p>
          </table:table-cell>
          <table:table-cell table:number-columns-repeated="16379"/>
        </table:table-row>
        <table:table-row table:style-name="ro1">
          <table:table-cell table:formula="of:=VLOOKUP([Rate_definitions_1.A122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22]" office:value-type="string" office:string-value="International Express (4.5kg)" calcext:value-type="string">
            <text:p>International Express (4.5kg)</text:p>
          </table:table-cell>
          <table:table-cell table:formula="of:=IF([Rate_definitions_1.C122]=0;0;[Rate_definitions_1.C122]+0.001)" office:value-type="float" office:value="4.001" calcext:value-type="float">
            <text:p>4.001</text:p>
          </table:table-cell>
          <table:table-cell table:formula="of:=[Rate_definitions_1.D122]+0.001" office:value-type="float" office:value="4.501" calcext:value-type="float">
            <text:p>4.501</text:p>
          </table:table-cell>
          <table:table-cell table:formula="of:=[Rate_definitions_1.L122]" office:value-type="float" office:value="171.9" calcext:value-type="float">
            <text:p>171.90</text:p>
          </table:table-cell>
          <table:table-cell table:number-columns-repeated="16379"/>
        </table:table-row>
        <table:table-row table:style-name="ro1">
          <table:table-cell table:formula="of:=VLOOKUP([Rate_definitions_1.A123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1.G123]" office:value-type="string" office:string-value="International Express (5kg)" calcext:value-type="string">
            <text:p>International Express (5kg)</text:p>
          </table:table-cell>
          <table:table-cell table:formula="of:=IF([Rate_definitions_1.C123]=0;0;[Rate_definitions_1.C123]+0.001)" office:value-type="float" office:value="4.501" calcext:value-type="float">
            <text:p>4.501</text:p>
          </table:table-cell>
          <table:table-cell table:formula="of:=[Rate_definitions_1.D123]+0.001" office:value-type="float" office:value="5.001" calcext:value-type="float">
            <text:p>5.001</text:p>
          </table:table-cell>
          <table:table-cell table:formula="of:=[Rate_definitions_1.L123]" office:value-type="float" office:value="183.55" calcext:value-type="float">
            <text:p>183.55</text:p>
          </table:table-cell>
          <table:table-cell table:number-columns-repeated="16379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ate_definitions_2" table:style-name="ta2">
        <table:table-column table:style-name="co1" table:number-columns-repeated="5" table:default-cell-style-name="ce13"/>
        <table:table-column table:style-name="co2" table:default-cell-style-name="ce13"/>
        <table:table-column table:style-name="co18" table:default-cell-style-name="ce13"/>
        <table:table-column table:style-name="co1" table:number-columns-repeated="57" table:default-cell-style-name="ce13"/>
        <table:table-column table:style-name="co2" table:number-columns-repeated="16320" table:default-cell-style-name="ce13"/>
        <table:table-row table:style-name="ro1">
          <table:table-cell table:style-name="ce2" office:value-type="string" calcext:value-type="string">
            <text:p>Example 2: <text:s/>Express, up to 5 kg, with insurance, with varying discount</text:p>
          </table:table-cell>
          <table:table-cell table:style-name="ce3" table:number-columns-repeated="11"/>
          <table:table-cell table:number-columns-repeated="16372"/>
        </table:table-row>
        <table:table-row table:style-name="ro1">
          <table:table-cell/>
          <table:table-cell table:style-name="ce3" table:number-columns-repeated="11"/>
          <table:table-cell table:number-columns-repeated="1637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4];[Rate_data.$A$24:.$A$34];0)+IF([.B4]=&quot;Express&quot;;16;0)" office:value-type="float" office:value="17" calcext:value-type="float">
            <text:p>17</text:p>
          </table:table-cell>
          <table:table-cell table:formula="of:=MATCH([.A4];[Rate_data.$B$23:.$K$23];0)" office:value-type="float" office:value="1" calcext:value-type="float">
            <text:p>1</text:p>
          </table:table-cell>
          <table:table-cell table:style-name="ce8" table:formula="of:=IF([.E4]=&quot;Yes&quot;;([.D4]*[Rate_data.$C$8]-100)/100*IF([.A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];[.I4])" office:value-type="float" office:value="13.2" calcext:value-type="float">
            <text:p>13.20</text:p>
          </table:table-cell>
          <table:table-cell table:style-name="ce8" table:formula="of:=ROUND(([.J4]+[.K4])*(1-[.F4]);2)" office:value-type="float" office:value="9.24" calcext:value-type="float">
            <text:p>9.24</text:p>
          </table:table-cell>
          <table:table-cell table:number-columns-repeated="16372"/>
        </table:table-row>
        <table:table-row table:style-name="ro1">
          <table:table-cell table:formula="of:=[.A4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4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5];[Rate_data.$A$24:.$A$34];0)+IF([.B5]=&quot;Express&quot;;16;0)" office:value-type="float" office:value="18" calcext:value-type="float">
            <text:p>18</text:p>
          </table:table-cell>
          <table:table-cell table:formula="of:=MATCH([.A5];[Rate_data.$B$23:.$K$23];0)" office:value-type="float" office:value="1" calcext:value-type="float">
            <text:p>1</text:p>
          </table:table-cell>
          <table:table-cell table:style-name="ce8" table:formula="of:=IF([.E5]=&quot;Yes&quot;;([.D5]*[Rate_data.$C$8]-100)/100*IF([.A5]=&quot;Domestic&quot;;[Rate_data.$C$17];[Rate_data.$C$18]);0)" office:value-type="float" office:value="2.5" calcext:value-type="float">
            <text:p>2.50</text:p>
          </table:table-cell>
          <table:table-cell table:style-name="ce8" table:formula="of:=OFFSET([Rate_data.$A$23];[.H5];[.I5])" office:value-type="float" office:value="14.65" calcext:value-type="float">
            <text:p>14.65</text:p>
          </table:table-cell>
          <table:table-cell table:style-name="ce8" table:formula="of:=ROUND(([.J5]+[.K5])*(1-[.F5]);2)" office:value-type="float" office:value="12.01" calcext:value-type="float">
            <text:p>12.01</text:p>
          </table:table-cell>
          <table:table-cell table:number-columns-repeated="16372"/>
        </table:table-row>
        <table:table-row table:style-name="ro1">
          <table:table-cell table:formula="of:=[.A5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6];[Rate_data.$A$24:.$A$34];0)+IF([.B6]=&quot;Express&quot;;16;0)" office:value-type="float" office:value="19" calcext:value-type="float">
            <text:p>19</text:p>
          </table:table-cell>
          <table:table-cell table:formula="of:=MATCH([.A6];[Rate_data.$B$23:.$K$23];0)" office:value-type="float" office:value="1" calcext:value-type="float">
            <text:p>1</text:p>
          </table:table-cell>
          <table:table-cell table:style-name="ce8" table:formula="of:=IF([.E6]=&quot;Yes&quot;;([.D6]*[Rate_data.$C$8]-100)/100*IF([.A6]=&quot;Domestic&quot;;[Rate_data.$C$17];[Rate_data.$C$18]);0)" office:value-type="float" office:value="7.5" calcext:value-type="float">
            <text:p>7.50</text:p>
          </table:table-cell>
          <table:table-cell table:style-name="ce8" table:formula="of:=OFFSET([Rate_data.$A$23];[.H6];[.I6])" office:value-type="float" office:value="19.25" calcext:value-type="float">
            <text:p>19.25</text:p>
          </table:table-cell>
          <table:table-cell table:style-name="ce8" table:formula="of:=ROUND(([.J6]+[.K6])*(1-[.F6]);2)" office:value-type="float" office:value="18.73" calcext:value-type="float">
            <text:p>18.73</text:p>
          </table:table-cell>
          <table:table-cell table:number-columns-repeated="16372"/>
        </table:table-row>
        <table:table-row table:style-name="ro1">
          <table:table-cell table:formula="of:=[.A6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6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7];[Rate_data.$A$24:.$A$34];0)+IF([.B7]=&quot;Express&quot;;16;0)" office:value-type="float" office:value="20" calcext:value-type="float">
            <text:p>20</text:p>
          </table:table-cell>
          <table:table-cell table:formula="of:=MATCH([.A7];[Rate_data.$B$23:.$K$23];0)" office:value-type="float" office:value="1" calcext:value-type="float">
            <text:p>1</text:p>
          </table:table-cell>
          <table:table-cell table:style-name="ce8" table:formula="of:=IF([.E7]=&quot;Yes&quot;;([.D7]*[Rate_data.$C$8]-100)/100*IF([.A7]=&quot;Domestic&quot;;[Rate_data.$C$17];[Rate_data.$C$18]);0)" office:value-type="float" office:value="12.5" calcext:value-type="float">
            <text:p>12.50</text:p>
          </table:table-cell>
          <table:table-cell table:style-name="ce8" table:formula="of:=OFFSET([Rate_data.$A$23];[.H7];[.I7])" office:value-type="float" office:value="23.8" calcext:value-type="float">
            <text:p>23.80</text:p>
          </table:table-cell>
          <table:table-cell table:style-name="ce8" table:formula="of:=ROUND(([.J7]+[.K7])*(1-[.F7]);2)" office:value-type="float" office:value="25.41" calcext:value-type="float">
            <text:p>25.41</text:p>
          </table:table-cell>
          <table:table-cell table:number-columns-repeated="16372"/>
        </table:table-row>
        <table:table-row table:style-name="ro1">
          <table:table-cell table:formula="of:=[.A7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7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8];[Rate_data.$A$24:.$A$34];0)+IF([.B8]=&quot;Express&quot;;16;0)" office:value-type="float" office:value="21" calcext:value-type="float">
            <text:p>21</text:p>
          </table:table-cell>
          <table:table-cell table:formula="of:=MATCH([.A8];[Rate_data.$B$23:.$K$23];0)" office:value-type="float" office:value="1" calcext:value-type="float">
            <text:p>1</text:p>
          </table:table-cell>
          <table:table-cell table:style-name="ce8" table:formula="of:=IF([.E8]=&quot;Yes&quot;;([.D8]*[Rate_data.$C$8]-100)/100*IF([.A8]=&quot;Domestic&quot;;[Rate_data.$C$17];[Rate_data.$C$18]);0)" office:value-type="float" office:value="17.5" calcext:value-type="float">
            <text:p>17.50</text:p>
          </table:table-cell>
          <table:table-cell table:style-name="ce8" table:formula="of:=OFFSET([Rate_data.$A$23];[.H8];[.I8])" office:value-type="float" office:value="23.8" calcext:value-type="float">
            <text:p>23.80</text:p>
          </table:table-cell>
          <table:table-cell table:style-name="ce8" table:formula="of:=ROUND(([.J8]+[.K8])*(1-[.F8]);2)" office:value-type="float" office:value="28.91" calcext:value-type="float">
            <text:p>28.91</text:p>
          </table:table-cell>
          <table:table-cell table:number-columns-repeated="16372"/>
        </table:table-row>
        <table:table-row table:style-name="ro1">
          <table:table-cell table:formula="of:=[.A8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8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9];[Rate_data.$A$24:.$A$34];0)+IF([.B9]=&quot;Express&quot;;16;0)" office:value-type="float" office:value="22" calcext:value-type="float">
            <text:p>22</text:p>
          </table:table-cell>
          <table:table-cell table:formula="of:=MATCH([.A9];[Rate_data.$B$23:.$K$23];0)" office:value-type="float" office:value="1" calcext:value-type="float">
            <text:p>1</text:p>
          </table:table-cell>
          <table:table-cell table:style-name="ce8" table:formula="of:=IF([.E9]=&quot;Yes&quot;;([.D9]*[Rate_data.$C$8]-100)/100*IF([.A9]=&quot;Domestic&quot;;[Rate_data.$C$17];[Rate_data.$C$18]);0)" office:value-type="float" office:value="22.5" calcext:value-type="float">
            <text:p>22.50</text:p>
          </table:table-cell>
          <table:table-cell table:style-name="ce8" table:formula="of:=OFFSET([Rate_data.$A$23];[.H9];[.I9])" office:value-type="float" office:value="23.8" calcext:value-type="float">
            <text:p>23.80</text:p>
          </table:table-cell>
          <table:table-cell table:style-name="ce8" table:formula="of:=ROUND(([.J9]+[.K9])*(1-[.F9]);2)" office:value-type="float" office:value="32.41" calcext:value-type="float">
            <text:p>32.41</text:p>
          </table:table-cell>
          <table:table-cell table:number-columns-repeated="16372"/>
        </table:table-row>
        <table:table-row table:style-name="ro1">
          <table:table-cell table:formula="of:=[.A9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9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0];[Rate_data.$A$24:.$A$34];0)+IF([.B10]=&quot;Express&quot;;16;0)" office:value-type="float" office:value="23" calcext:value-type="float">
            <text:p>23</text:p>
          </table:table-cell>
          <table:table-cell table:formula="of:=MATCH([.A10];[Rate_data.$B$23:.$K$23];0)" office:value-type="float" office:value="1" calcext:value-type="float">
            <text:p>1</text:p>
          </table:table-cell>
          <table:table-cell table:style-name="ce8" table:formula="of:=IF([.E10]=&quot;Yes&quot;;([.D10]*[Rate_data.$C$8]-100)/100*IF([.A10]=&quot;Domestic&quot;;[Rate_data.$C$17];[Rate_data.$C$18]);0)" office:value-type="float" office:value="27.5" calcext:value-type="float">
            <text:p>27.50</text:p>
          </table:table-cell>
          <table:table-cell table:style-name="ce8" table:formula="of:=OFFSET([Rate_data.$A$23];[.H10];[.I10])" office:value-type="float" office:value="23.8" calcext:value-type="float">
            <text:p>23.80</text:p>
          </table:table-cell>
          <table:table-cell table:style-name="ce8" table:formula="of:=ROUND(([.J10]+[.K10])*(1-[.F10]);2)" office:value-type="float" office:value="35.91" calcext:value-type="float">
            <text:p>35.91</text:p>
          </table:table-cell>
          <table:table-cell table:number-columns-repeated="16372"/>
        </table:table-row>
        <table:table-row table:style-name="ro1">
          <table:table-cell table:formula="of:=[.A10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0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1];[Rate_data.$A$24:.$A$34];0)+IF([.B11]=&quot;Express&quot;;16;0)" office:value-type="float" office:value="24" calcext:value-type="float">
            <text:p>24</text:p>
          </table:table-cell>
          <table:table-cell table:formula="of:=MATCH([.A11];[Rate_data.$B$23:.$K$23];0)" office:value-type="float" office:value="1" calcext:value-type="float">
            <text:p>1</text:p>
          </table:table-cell>
          <table:table-cell table:style-name="ce8" table:formula="of:=IF([.E11]=&quot;Yes&quot;;([.D11]*[Rate_data.$C$8]-100)/100*IF([.A11]=&quot;Domestic&quot;;[Rate_data.$C$17];[Rate_data.$C$18]);0)" office:value-type="float" office:value="32.5" calcext:value-type="float">
            <text:p>32.50</text:p>
          </table:table-cell>
          <table:table-cell table:style-name="ce8" table:formula="of:=OFFSET([Rate_data.$A$23];[.H11];[.I11])" office:value-type="float" office:value="31.8" calcext:value-type="float">
            <text:p>31.80</text:p>
          </table:table-cell>
          <table:table-cell table:style-name="ce8" table:formula="of:=ROUND(([.J11]+[.K11])*(1-[.F11]);2)" office:value-type="float" office:value="45.01" calcext:value-type="float">
            <text:p>45.01</text:p>
          </table:table-cell>
          <table:table-cell table:number-columns-repeated="16372"/>
        </table:table-row>
        <table:table-row table:style-name="ro1">
          <table:table-cell table:formula="of:=[.A11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1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2];[Rate_data.$A$24:.$A$34];0)+IF([.B12]=&quot;Express&quot;;16;0)" office:value-type="float" office:value="25" calcext:value-type="float">
            <text:p>25</text:p>
          </table:table-cell>
          <table:table-cell table:formula="of:=MATCH([.A12];[Rate_data.$B$23:.$K$23];0)" office:value-type="float" office:value="1" calcext:value-type="float">
            <text:p>1</text:p>
          </table:table-cell>
          <table:table-cell table:style-name="ce8" table:formula="of:=IF([.E12]=&quot;Yes&quot;;([.D12]*[Rate_data.$C$8]-100)/100*IF([.A12]=&quot;Domestic&quot;;[Rate_data.$C$17];[Rate_data.$C$18]);0)" office:value-type="float" office:value="37.5" calcext:value-type="float">
            <text:p>37.50</text:p>
          </table:table-cell>
          <table:table-cell table:style-name="ce8" table:formula="of:=OFFSET([Rate_data.$A$23];[.H12];[.I12])" office:value-type="float" office:value="31.8" calcext:value-type="float">
            <text:p>31.80</text:p>
          </table:table-cell>
          <table:table-cell table:style-name="ce8" table:formula="of:=ROUND(([.J12]+[.K12])*(1-[.F12]);2)" office:value-type="float" office:value="48.51" calcext:value-type="float">
            <text:p>48.51</text:p>
          </table:table-cell>
          <table:table-cell table:number-columns-repeated="16372"/>
        </table:table-row>
        <table:table-row table:style-name="ro1">
          <table:table-cell table:formula="of:=[.A12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2]" office:value-type="float" office:value="4" calcext:value-type="float">
            <text:p>4</text:p>
          </table:table-cell>
          <table:table-cell table:formula="of:=[.D12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3];[Rate_data.$A$24:.$A$34];0)+IF([.B13]=&quot;Express&quot;;16;0)" office:value-type="float" office:value="26" calcext:value-type="float">
            <text:p>26</text:p>
          </table:table-cell>
          <table:table-cell table:formula="of:=MATCH([.A13];[Rate_data.$B$23:.$K$23];0)" office:value-type="float" office:value="1" calcext:value-type="float">
            <text:p>1</text:p>
          </table:table-cell>
          <table:table-cell table:style-name="ce8" table:formula="of:=IF([.E13]=&quot;Yes&quot;;([.D13]*[Rate_data.$C$8]-100)/100*IF([.A13]=&quot;Domestic&quot;;[Rate_data.$C$17];[Rate_data.$C$18]);0)" office:value-type="float" office:value="42.5" calcext:value-type="float">
            <text:p>42.50</text:p>
          </table:table-cell>
          <table:table-cell table:style-name="ce8" table:formula="of:=OFFSET([Rate_data.$A$23];[.H13];[.I13])" office:value-type="float" office:value="31.8" calcext:value-type="float">
            <text:p>31.80</text:p>
          </table:table-cell>
          <table:table-cell table:style-name="ce8" table:formula="of:=ROUND(([.J13]+[.K13])*(1-[.F13]);2)" office:value-type="float" office:value="52.01" calcext:value-type="float">
            <text:p>52.01</text:p>
          </table:table-cell>
          <table:table-cell table:number-columns-repeated="16372"/>
        </table:table-row>
        <table:table-row table:style-name="ro1">
          <table:table-cell table:formula="of:=[.A13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3]" office:value-type="float" office:value="4.5" calcext:value-type="float">
            <text:p>4.5</text:p>
          </table:table-cell>
          <table:table-cell table:formula="of:=[.D13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4];[Rate_data.$A$24:.$A$34];0)+IF([.B14]=&quot;Express&quot;;16;0)" office:value-type="float" office:value="27" calcext:value-type="float">
            <text:p>27</text:p>
          </table:table-cell>
          <table:table-cell table:formula="of:=MATCH([.A14];[Rate_data.$B$23:.$K$23];0)" office:value-type="float" office:value="1" calcext:value-type="float">
            <text:p>1</text:p>
          </table:table-cell>
          <table:table-cell table:style-name="ce8" table:formula="of:=IF([.E14]=&quot;Yes&quot;;([.D14]*[Rate_data.$C$8]-100)/100*IF([.A14]=&quot;Domestic&quot;;[Rate_data.$C$17];[Rate_data.$C$18]);0)" office:value-type="float" office:value="47.5" calcext:value-type="float">
            <text:p>47.50</text:p>
          </table:table-cell>
          <table:table-cell table:style-name="ce8" table:formula="of:=OFFSET([Rate_data.$A$23];[.H14];[.I14])" office:value-type="float" office:value="31.8" calcext:value-type="float">
            <text:p>31.80</text:p>
          </table:table-cell>
          <table:table-cell table:style-name="ce8" table:formula="of:=ROUND(([.J14]+[.K14])*(1-[.F14]);2)" office:value-type="float" office:value="55.51" calcext:value-type="float">
            <text:p>55.5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5];[Rate_data.$A$24:.$A$34];0)+IF([.B15]=&quot;Express&quot;;16;0)" office:value-type="float" office:value="17" calcext:value-type="float">
            <text:p>17</text:p>
          </table:table-cell>
          <table:table-cell table:formula="of:=MATCH([.A15];[Rate_data.$B$23:.$K$23];0)" office:value-type="float" office:value="2" calcext:value-type="float">
            <text:p>2</text:p>
          </table:table-cell>
          <table:table-cell table:style-name="ce8" table:formula="of:=IF([.E15]=&quot;Yes&quot;;([.D15]*[Rate_data.$C$8]-100)/100*IF([.A1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5];[.I15])" office:value-type="float" office:value="33.3" calcext:value-type="float">
            <text:p>33.30</text:p>
          </table:table-cell>
          <table:table-cell table:style-name="ce8" table:formula="of:=ROUND(([.J15]+[.K15])*(1-[.F15]);2)" office:value-type="float" office:value="19.98" calcext:value-type="float">
            <text:p>19.98</text:p>
          </table:table-cell>
          <table:table-cell table:number-columns-repeated="16372"/>
        </table:table-row>
        <table:table-row table:style-name="ro1">
          <table:table-cell table:formula="of:=[.A15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5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6];[Rate_data.$A$24:.$A$34];0)+IF([.B16]=&quot;Express&quot;;16;0)" office:value-type="float" office:value="18" calcext:value-type="float">
            <text:p>18</text:p>
          </table:table-cell>
          <table:table-cell table:formula="of:=MATCH([.A16];[Rate_data.$B$23:.$K$23];0)" office:value-type="float" office:value="2" calcext:value-type="float">
            <text:p>2</text:p>
          </table:table-cell>
          <table:table-cell table:style-name="ce8" table:formula="of:=IF([.E16]=&quot;Yes&quot;;([.D16]*[Rate_data.$C$8]-100)/100*IF([.A16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16];[.I16])" office:value-type="float" office:value="36.65" calcext:value-type="float">
            <text:p>36.65</text:p>
          </table:table-cell>
          <table:table-cell table:style-name="ce8" table:formula="of:=ROUND(([.J16]+[.K16])*(1-[.F16]);2)" office:value-type="float" office:value="24.39" calcext:value-type="float">
            <text:p>24.39</text:p>
          </table:table-cell>
          <table:table-cell table:number-columns-repeated="16372"/>
        </table:table-row>
        <table:table-row table:style-name="ro1">
          <table:table-cell table:formula="of:=[.A16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6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7];[Rate_data.$A$24:.$A$34];0)+IF([.B17]=&quot;Express&quot;;16;0)" office:value-type="float" office:value="19" calcext:value-type="float">
            <text:p>19</text:p>
          </table:table-cell>
          <table:table-cell table:formula="of:=MATCH([.A17];[Rate_data.$B$23:.$K$23];0)" office:value-type="float" office:value="2" calcext:value-type="float">
            <text:p>2</text:p>
          </table:table-cell>
          <table:table-cell table:style-name="ce8" table:formula="of:=IF([.E17]=&quot;Yes&quot;;([.D17]*[Rate_data.$C$8]-100)/100*IF([.A17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17];[.I17])" office:value-type="float" office:value="43.4" calcext:value-type="float">
            <text:p>43.40</text:p>
          </table:table-cell>
          <table:table-cell table:style-name="ce8" table:formula="of:=ROUND(([.J17]+[.K17])*(1-[.F17]);2)" office:value-type="float" office:value="33.24" calcext:value-type="float">
            <text:p>33.24</text:p>
          </table:table-cell>
          <table:table-cell table:number-columns-repeated="16372"/>
        </table:table-row>
        <table:table-row table:style-name="ro1">
          <table:table-cell table:formula="of:=[.A17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7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8];[Rate_data.$A$24:.$A$34];0)+IF([.B18]=&quot;Express&quot;;16;0)" office:value-type="float" office:value="20" calcext:value-type="float">
            <text:p>20</text:p>
          </table:table-cell>
          <table:table-cell table:formula="of:=MATCH([.A18];[Rate_data.$B$23:.$K$23];0)" office:value-type="float" office:value="2" calcext:value-type="float">
            <text:p>2</text:p>
          </table:table-cell>
          <table:table-cell table:style-name="ce8" table:formula="of:=IF([.E18]=&quot;Yes&quot;;([.D18]*[Rate_data.$C$8]-100)/100*IF([.A18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18];[.I18])" office:value-type="float" office:value="50.15" calcext:value-type="float">
            <text:p>50.15</text:p>
          </table:table-cell>
          <table:table-cell table:style-name="ce8" table:formula="of:=ROUND(([.J18]+[.K18])*(1-[.F18]);2)" office:value-type="float" office:value="42.09" calcext:value-type="float">
            <text:p>42.09</text:p>
          </table:table-cell>
          <table:table-cell table:number-columns-repeated="16372"/>
        </table:table-row>
        <table:table-row table:style-name="ro1">
          <table:table-cell table:formula="of:=[.A18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8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9];[Rate_data.$A$24:.$A$34];0)+IF([.B19]=&quot;Express&quot;;16;0)" office:value-type="float" office:value="21" calcext:value-type="float">
            <text:p>21</text:p>
          </table:table-cell>
          <table:table-cell table:formula="of:=MATCH([.A19];[Rate_data.$B$23:.$K$23];0)" office:value-type="float" office:value="2" calcext:value-type="float">
            <text:p>2</text:p>
          </table:table-cell>
          <table:table-cell table:style-name="ce8" table:formula="of:=IF([.E19]=&quot;Yes&quot;;([.D19]*[Rate_data.$C$8]-100)/100*IF([.A19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19];[.I19])" office:value-type="float" office:value="56.9" calcext:value-type="float">
            <text:p>56.90</text:p>
          </table:table-cell>
          <table:table-cell table:style-name="ce8" table:formula="of:=ROUND(([.J19]+[.K19])*(1-[.F19]);2)" office:value-type="float" office:value="50.94" calcext:value-type="float">
            <text:p>50.94</text:p>
          </table:table-cell>
          <table:table-cell table:number-columns-repeated="16372"/>
        </table:table-row>
        <table:table-row table:style-name="ro1">
          <table:table-cell table:formula="of:=[.A19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9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0];[Rate_data.$A$24:.$A$34];0)+IF([.B20]=&quot;Express&quot;;16;0)" office:value-type="float" office:value="22" calcext:value-type="float">
            <text:p>22</text:p>
          </table:table-cell>
          <table:table-cell table:formula="of:=MATCH([.A20];[Rate_data.$B$23:.$K$23];0)" office:value-type="float" office:value="2" calcext:value-type="float">
            <text:p>2</text:p>
          </table:table-cell>
          <table:table-cell table:style-name="ce8" table:formula="of:=IF([.E20]=&quot;Yes&quot;;([.D20]*[Rate_data.$C$8]-100)/100*IF([.A20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20];[.I20])" office:value-type="float" office:value="61.5" calcext:value-type="float">
            <text:p>61.50</text:p>
          </table:table-cell>
          <table:table-cell table:style-name="ce8" table:formula="of:=ROUND(([.J20]+[.K20])*(1-[.F20]);2)" office:value-type="float" office:value="58.5" calcext:value-type="float">
            <text:p>58.50</text:p>
          </table:table-cell>
          <table:table-cell table:number-columns-repeated="16372"/>
        </table:table-row>
        <table:table-row table:style-name="ro1">
          <table:table-cell table:formula="of:=[.A20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0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1];[Rate_data.$A$24:.$A$34];0)+IF([.B21]=&quot;Express&quot;;16;0)" office:value-type="float" office:value="23" calcext:value-type="float">
            <text:p>23</text:p>
          </table:table-cell>
          <table:table-cell table:formula="of:=MATCH([.A21];[Rate_data.$B$23:.$K$23];0)" office:value-type="float" office:value="2" calcext:value-type="float">
            <text:p>2</text:p>
          </table:table-cell>
          <table:table-cell table:style-name="ce8" table:formula="of:=IF([.E21]=&quot;Yes&quot;;([.D21]*[Rate_data.$C$8]-100)/100*IF([.A21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21];[.I21])" office:value-type="float" office:value="66.1" calcext:value-type="float">
            <text:p>66.10</text:p>
          </table:table-cell>
          <table:table-cell table:style-name="ce8" table:formula="of:=ROUND(([.J21]+[.K21])*(1-[.F21]);2)" office:value-type="float" office:value="66.06" calcext:value-type="float">
            <text:p>66.06</text:p>
          </table:table-cell>
          <table:table-cell table:number-columns-repeated="16372"/>
        </table:table-row>
        <table:table-row table:style-name="ro1">
          <table:table-cell table:formula="of:=[.A21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1]" office:value-type="float" office:value="3" calcext:value-type="float">
            <text:p>3</text:p>
          </table:table-cell>
          <table:table-cell table:formula="of:=[.D21]+0.5"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2];[Rate_data.$A$24:.$A$34];0)+IF([.B22]=&quot;Express&quot;;16;0)" office:value-type="float" office:value="24" calcext:value-type="float">
            <text:p>24</text:p>
          </table:table-cell>
          <table:table-cell table:formula="of:=MATCH([.A22];[Rate_data.$B$23:.$K$23];0)" office:value-type="float" office:value="2" calcext:value-type="float">
            <text:p>2</text:p>
          </table:table-cell>
          <table:table-cell table:style-name="ce8" table:formula="of:=IF([.E22]=&quot;Yes&quot;;([.D22]*[Rate_data.$C$8]-100)/100*IF([.A22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22];[.I22])" office:value-type="float" office:value="70.7" calcext:value-type="float">
            <text:p>70.70</text:p>
          </table:table-cell>
          <table:table-cell table:style-name="ce8" table:formula="of:=ROUND(([.J22]+[.K22])*(1-[.F22]);2)" office:value-type="float" office:value="73.62" calcext:value-type="float">
            <text:p>73.62</text:p>
          </table:table-cell>
          <table:table-cell table:number-columns-repeated="16372"/>
        </table:table-row>
        <table:table-row table:style-name="ro1">
          <table:table-cell table:formula="of:=[.A22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2]" office:value-type="float" office:value="3.5" calcext:value-type="float">
            <text:p>3.5</text:p>
          </table:table-cell>
          <table:table-cell table:formula="of:=[.D22]+0.5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3];[Rate_data.$A$24:.$A$34];0)+IF([.B23]=&quot;Express&quot;;16;0)" office:value-type="float" office:value="25" calcext:value-type="float">
            <text:p>25</text:p>
          </table:table-cell>
          <table:table-cell table:formula="of:=MATCH([.A23];[Rate_data.$B$23:.$K$23];0)" office:value-type="float" office:value="2" calcext:value-type="float">
            <text:p>2</text:p>
          </table:table-cell>
          <table:table-cell table:style-name="ce8" table:formula="of:=IF([.E23]=&quot;Yes&quot;;([.D23]*[Rate_data.$C$8]-100)/100*IF([.A23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23];[.I23])" office:value-type="float" office:value="75.3" calcext:value-type="float">
            <text:p>75.30</text:p>
          </table:table-cell>
          <table:table-cell table:style-name="ce8" table:formula="of:=ROUND(([.J23]+[.K23])*(1-[.F23]);2)" office:value-type="float" office:value="81.18" calcext:value-type="float">
            <text:p>81.18</text:p>
          </table:table-cell>
          <table:table-cell table:number-columns-repeated="16372"/>
        </table:table-row>
        <table:table-row table:style-name="ro1">
          <table:table-cell table:formula="of:=[.A23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3]" office:value-type="float" office:value="4" calcext:value-type="float">
            <text:p>4</text:p>
          </table:table-cell>
          <table:table-cell table:formula="of:=[.D23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4];[Rate_data.$A$24:.$A$34];0)+IF([.B24]=&quot;Express&quot;;16;0)" office:value-type="float" office:value="26" calcext:value-type="float">
            <text:p>26</text:p>
          </table:table-cell>
          <table:table-cell table:formula="of:=MATCH([.A24];[Rate_data.$B$23:.$K$23];0)" office:value-type="float" office:value="2" calcext:value-type="float">
            <text:p>2</text:p>
          </table:table-cell>
          <table:table-cell table:style-name="ce8" table:formula="of:=IF([.E24]=&quot;Yes&quot;;([.D24]*[Rate_data.$C$8]-100)/100*IF([.A24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24];[.I24])" office:value-type="float" office:value="79.9" calcext:value-type="float">
            <text:p>79.90</text:p>
          </table:table-cell>
          <table:table-cell table:style-name="ce8" table:formula="of:=ROUND(([.J24]+[.K24])*(1-[.F24]);2)" office:value-type="float" office:value="88.74" calcext:value-type="float">
            <text:p>88.74</text:p>
          </table:table-cell>
          <table:table-cell table:number-columns-repeated="16372"/>
        </table:table-row>
        <table:table-row table:style-name="ro1">
          <table:table-cell table:formula="of:=[.A24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4]" office:value-type="float" office:value="4.5" calcext:value-type="float">
            <text:p>4.5</text:p>
          </table:table-cell>
          <table:table-cell table:formula="of:=[.D24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5];[Rate_data.$A$24:.$A$34];0)+IF([.B25]=&quot;Express&quot;;16;0)" office:value-type="float" office:value="27" calcext:value-type="float">
            <text:p>27</text:p>
          </table:table-cell>
          <table:table-cell table:formula="of:=MATCH([.A25];[Rate_data.$B$23:.$K$23];0)" office:value-type="float" office:value="2" calcext:value-type="float">
            <text:p>2</text:p>
          </table:table-cell>
          <table:table-cell table:style-name="ce8" table:formula="of:=IF([.E25]=&quot;Yes&quot;;([.D25]*[Rate_data.$C$8]-100)/100*IF([.A25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25];[.I25])" office:value-type="float" office:value="84.5" calcext:value-type="float">
            <text:p>84.50</text:p>
          </table:table-cell>
          <table:table-cell table:style-name="ce8" table:formula="of:=ROUND(([.J25]+[.K25])*(1-[.F25]);2)" office:value-type="float" office:value="96.3" calcext:value-type="float">
            <text:p>96.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6];[Rate_data.$A$24:.$A$34];0)+IF([.B26]=&quot;Express&quot;;16;0)" office:value-type="float" office:value="17" calcext:value-type="float">
            <text:p>17</text:p>
          </table:table-cell>
          <table:table-cell table:formula="of:=MATCH([.A26];[Rate_data.$B$23:.$K$23];0)" office:value-type="float" office:value="3" calcext:value-type="float">
            <text:p>3</text:p>
          </table:table-cell>
          <table:table-cell table:style-name="ce8" table:formula="of:=IF([.E26]=&quot;Yes&quot;;([.D26]*[Rate_data.$C$8]-100)/100*IF([.A2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6];[.I26])" office:value-type="float" office:value="36.95" calcext:value-type="float">
            <text:p>36.95</text:p>
          </table:table-cell>
          <table:table-cell table:style-name="ce8" table:formula="of:=ROUND(([.J26]+[.K26])*(1-[.F26]);2)" office:value-type="float" office:value="22.17" calcext:value-type="float">
            <text:p>22.17</text:p>
          </table:table-cell>
          <table:table-cell table:number-columns-repeated="16372"/>
        </table:table-row>
        <table:table-row table:style-name="ro1">
          <table:table-cell table:formula="of:=[.A26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7];[Rate_data.$A$24:.$A$34];0)+IF([.B27]=&quot;Express&quot;;16;0)" office:value-type="float" office:value="18" calcext:value-type="float">
            <text:p>18</text:p>
          </table:table-cell>
          <table:table-cell table:formula="of:=MATCH([.A27];[Rate_data.$B$23:.$K$23];0)" office:value-type="float" office:value="3" calcext:value-type="float">
            <text:p>3</text:p>
          </table:table-cell>
          <table:table-cell table:style-name="ce8" table:formula="of:=IF([.E27]=&quot;Yes&quot;;([.D27]*[Rate_data.$C$8]-100)/100*IF([.A27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27];[.I27])" office:value-type="float" office:value="43" calcext:value-type="float">
            <text:p>43.00</text:p>
          </table:table-cell>
          <table:table-cell table:style-name="ce8" table:formula="of:=ROUND(([.J27]+[.K27])*(1-[.F27]);2)" office:value-type="float" office:value="28.2" calcext:value-type="float">
            <text:p>28.20</text:p>
          </table:table-cell>
          <table:table-cell table:number-columns-repeated="16372"/>
        </table:table-row>
        <table:table-row table:style-name="ro1">
          <table:table-cell table:formula="of:=[.A27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8];[Rate_data.$A$24:.$A$34];0)+IF([.B28]=&quot;Express&quot;;16;0)" office:value-type="float" office:value="19" calcext:value-type="float">
            <text:p>19</text:p>
          </table:table-cell>
          <table:table-cell table:formula="of:=MATCH([.A28];[Rate_data.$B$23:.$K$23];0)" office:value-type="float" office:value="3" calcext:value-type="float">
            <text:p>3</text:p>
          </table:table-cell>
          <table:table-cell table:style-name="ce8" table:formula="of:=IF([.E28]=&quot;Yes&quot;;([.D28]*[Rate_data.$C$8]-100)/100*IF([.A28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28];[.I28])" office:value-type="float" office:value="55.15" calcext:value-type="float">
            <text:p>55.15</text:p>
          </table:table-cell>
          <table:table-cell table:style-name="ce8" table:formula="of:=ROUND(([.J28]+[.K28])*(1-[.F28]);2)" office:value-type="float" office:value="40.29" calcext:value-type="float">
            <text:p>40.29</text:p>
          </table:table-cell>
          <table:table-cell table:number-columns-repeated="16372"/>
        </table:table-row>
        <table:table-row table:style-name="ro1">
          <table:table-cell table:formula="of:=[.A28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8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9];[Rate_data.$A$24:.$A$34];0)+IF([.B29]=&quot;Express&quot;;16;0)" office:value-type="float" office:value="20" calcext:value-type="float">
            <text:p>20</text:p>
          </table:table-cell>
          <table:table-cell table:formula="of:=MATCH([.A29];[Rate_data.$B$23:.$K$23];0)" office:value-type="float" office:value="3" calcext:value-type="float">
            <text:p>3</text:p>
          </table:table-cell>
          <table:table-cell table:style-name="ce8" table:formula="of:=IF([.E29]=&quot;Yes&quot;;([.D29]*[Rate_data.$C$8]-100)/100*IF([.A29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29];[.I29])" office:value-type="float" office:value="67.3" calcext:value-type="float">
            <text:p>67.30</text:p>
          </table:table-cell>
          <table:table-cell table:style-name="ce8" table:formula="of:=ROUND(([.J29]+[.K29])*(1-[.F29]);2)" office:value-type="float" office:value="52.38" calcext:value-type="float">
            <text:p>52.38</text:p>
          </table:table-cell>
          <table:table-cell table:number-columns-repeated="16372"/>
        </table:table-row>
        <table:table-row table:style-name="ro1">
          <table:table-cell table:formula="of:=[.A29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9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0];[Rate_data.$A$24:.$A$34];0)+IF([.B30]=&quot;Express&quot;;16;0)" office:value-type="float" office:value="21" calcext:value-type="float">
            <text:p>21</text:p>
          </table:table-cell>
          <table:table-cell table:formula="of:=MATCH([.A30];[Rate_data.$B$23:.$K$23];0)" office:value-type="float" office:value="3" calcext:value-type="float">
            <text:p>3</text:p>
          </table:table-cell>
          <table:table-cell table:style-name="ce8" table:formula="of:=IF([.E30]=&quot;Yes&quot;;([.D30]*[Rate_data.$C$8]-100)/100*IF([.A30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30];[.I30])" office:value-type="float" office:value="79.45" calcext:value-type="float">
            <text:p>79.45</text:p>
          </table:table-cell>
          <table:table-cell table:style-name="ce8" table:formula="of:=ROUND(([.J30]+[.K30])*(1-[.F30]);2)" office:value-type="float" office:value="64.47" calcext:value-type="float">
            <text:p>64.47</text:p>
          </table:table-cell>
          <table:table-cell table:number-columns-repeated="16372"/>
        </table:table-row>
        <table:table-row table:style-name="ro1">
          <table:table-cell table:formula="of:=[.A30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0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1];[Rate_data.$A$24:.$A$34];0)+IF([.B31]=&quot;Express&quot;;16;0)" office:value-type="float" office:value="22" calcext:value-type="float">
            <text:p>22</text:p>
          </table:table-cell>
          <table:table-cell table:formula="of:=MATCH([.A31];[Rate_data.$B$23:.$K$23];0)" office:value-type="float" office:value="3" calcext:value-type="float">
            <text:p>3</text:p>
          </table:table-cell>
          <table:table-cell table:style-name="ce8" table:formula="of:=IF([.E31]=&quot;Yes&quot;;([.D31]*[Rate_data.$C$8]-100)/100*IF([.A31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31];[.I31])" office:value-type="float" office:value="86" calcext:value-type="float">
            <text:p>86.00</text:p>
          </table:table-cell>
          <table:table-cell table:style-name="ce8" table:formula="of:=ROUND(([.J31]+[.K31])*(1-[.F31]);2)" office:value-type="float" office:value="73.2" calcext:value-type="float">
            <text:p>73.20</text:p>
          </table:table-cell>
          <table:table-cell table:number-columns-repeated="16372"/>
        </table:table-row>
        <table:table-row table:style-name="ro1">
          <table:table-cell table:formula="of:=[.A31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1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2];[Rate_data.$A$24:.$A$34];0)+IF([.B32]=&quot;Express&quot;;16;0)" office:value-type="float" office:value="23" calcext:value-type="float">
            <text:p>23</text:p>
          </table:table-cell>
          <table:table-cell table:formula="of:=MATCH([.A32];[Rate_data.$B$23:.$K$23];0)" office:value-type="float" office:value="3" calcext:value-type="float">
            <text:p>3</text:p>
          </table:table-cell>
          <table:table-cell table:style-name="ce8" table:formula="of:=IF([.E32]=&quot;Yes&quot;;([.D32]*[Rate_data.$C$8]-100)/100*IF([.A32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32];[.I32])" office:value-type="float" office:value="92.55" calcext:value-type="float">
            <text:p>92.55</text:p>
          </table:table-cell>
          <table:table-cell table:style-name="ce8" table:formula="of:=ROUND(([.J32]+[.K32])*(1-[.F32]);2)" office:value-type="float" office:value="81.93" calcext:value-type="float">
            <text:p>81.93</text:p>
          </table:table-cell>
          <table:table-cell table:number-columns-repeated="16372"/>
        </table:table-row>
        <table:table-row table:style-name="ro1">
          <table:table-cell table:formula="of:=[.A32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2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3];[Rate_data.$A$24:.$A$34];0)+IF([.B33]=&quot;Express&quot;;16;0)" office:value-type="float" office:value="24" calcext:value-type="float">
            <text:p>24</text:p>
          </table:table-cell>
          <table:table-cell table:formula="of:=MATCH([.A33];[Rate_data.$B$23:.$K$23];0)" office:value-type="float" office:value="3" calcext:value-type="float">
            <text:p>3</text:p>
          </table:table-cell>
          <table:table-cell table:style-name="ce8" table:formula="of:=IF([.E33]=&quot;Yes&quot;;([.D33]*[Rate_data.$C$8]-100)/100*IF([.A33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33];[.I33])" office:value-type="float" office:value="99.1" calcext:value-type="float">
            <text:p>99.10</text:p>
          </table:table-cell>
          <table:table-cell table:style-name="ce8" table:formula="of:=ROUND(([.J33]+[.K33])*(1-[.F33]);2)" office:value-type="float" office:value="90.66" calcext:value-type="float">
            <text:p>90.66</text:p>
          </table:table-cell>
          <table:table-cell table:number-columns-repeated="16372"/>
        </table:table-row>
        <table:table-row table:style-name="ro1">
          <table:table-cell table:formula="of:=[.A33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3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4];[Rate_data.$A$24:.$A$34];0)+IF([.B34]=&quot;Express&quot;;16;0)" office:value-type="float" office:value="25" calcext:value-type="float">
            <text:p>25</text:p>
          </table:table-cell>
          <table:table-cell table:formula="of:=MATCH([.A34];[Rate_data.$B$23:.$K$23];0)" office:value-type="float" office:value="3" calcext:value-type="float">
            <text:p>3</text:p>
          </table:table-cell>
          <table:table-cell table:style-name="ce8" table:formula="of:=IF([.E34]=&quot;Yes&quot;;([.D34]*[Rate_data.$C$8]-100)/100*IF([.A34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34];[.I34])" office:value-type="float" office:value="105.65" calcext:value-type="float">
            <text:p>105.65</text:p>
          </table:table-cell>
          <table:table-cell table:style-name="ce8" table:formula="of:=ROUND(([.J34]+[.K34])*(1-[.F34]);2)" office:value-type="float" office:value="99.39" calcext:value-type="float">
            <text:p>99.39</text:p>
          </table:table-cell>
          <table:table-cell table:number-columns-repeated="16372"/>
        </table:table-row>
        <table:table-row table:style-name="ro1">
          <table:table-cell table:formula="of:=[.A34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4]" office:value-type="float" office:value="4" calcext:value-type="float">
            <text:p>4</text:p>
          </table:table-cell>
          <table:table-cell table:formula="of:=[.D34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5];[Rate_data.$A$24:.$A$34];0)+IF([.B35]=&quot;Express&quot;;16;0)" office:value-type="float" office:value="26" calcext:value-type="float">
            <text:p>26</text:p>
          </table:table-cell>
          <table:table-cell table:formula="of:=MATCH([.A35];[Rate_data.$B$23:.$K$23];0)" office:value-type="float" office:value="3" calcext:value-type="float">
            <text:p>3</text:p>
          </table:table-cell>
          <table:table-cell table:style-name="ce8" table:formula="of:=IF([.E35]=&quot;Yes&quot;;([.D35]*[Rate_data.$C$8]-100)/100*IF([.A35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35];[.I35])" office:value-type="float" office:value="112.2" calcext:value-type="float">
            <text:p>112.20</text:p>
          </table:table-cell>
          <table:table-cell table:style-name="ce8" table:formula="of:=ROUND(([.J35]+[.K35])*(1-[.F35]);2)" office:value-type="float" office:value="108.12" calcext:value-type="float">
            <text:p>108.12</text:p>
          </table:table-cell>
          <table:table-cell table:number-columns-repeated="16372"/>
        </table:table-row>
        <table:table-row table:style-name="ro1">
          <table:table-cell table:formula="of:=[.A35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5]" office:value-type="float" office:value="4.5" calcext:value-type="float">
            <text:p>4.5</text:p>
          </table:table-cell>
          <table:table-cell table:formula="of:=[.D35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6];[Rate_data.$A$24:.$A$34];0)+IF([.B36]=&quot;Express&quot;;16;0)" office:value-type="float" office:value="27" calcext:value-type="float">
            <text:p>27</text:p>
          </table:table-cell>
          <table:table-cell table:formula="of:=MATCH([.A36];[Rate_data.$B$23:.$K$23];0)" office:value-type="float" office:value="3" calcext:value-type="float">
            <text:p>3</text:p>
          </table:table-cell>
          <table:table-cell table:style-name="ce8" table:formula="of:=IF([.E36]=&quot;Yes&quot;;([.D36]*[Rate_data.$C$8]-100)/100*IF([.A36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36];[.I36])" office:value-type="float" office:value="118.75" calcext:value-type="float">
            <text:p>118.75</text:p>
          </table:table-cell>
          <table:table-cell table:style-name="ce8" table:formula="of:=ROUND(([.J36]+[.K36])*(1-[.F36]);2)" office:value-type="float" office:value="116.85" calcext:value-type="float">
            <text:p>116.8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7];[Rate_data.$A$24:.$A$34];0)+IF([.B37]=&quot;Express&quot;;16;0)" office:value-type="float" office:value="17" calcext:value-type="float">
            <text:p>17</text:p>
          </table:table-cell>
          <table:table-cell table:formula="of:=MATCH([.A37];[Rate_data.$B$23:.$K$23];0)" office:value-type="float" office:value="4" calcext:value-type="float">
            <text:p>4</text:p>
          </table:table-cell>
          <table:table-cell table:style-name="ce8" table:formula="of:=IF([.E37]=&quot;Yes&quot;;([.D37]*[Rate_data.$C$8]-100)/100*IF([.A3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7];[.I37])" office:value-type="float" office:value="39.3" calcext:value-type="float">
            <text:p>39.30</text:p>
          </table:table-cell>
          <table:table-cell table:style-name="ce8" table:formula="of:=ROUND(([.J37]+[.K37])*(1-[.F37]);2)" office:value-type="float" office:value="23.58" calcext:value-type="float">
            <text:p>23.58</text:p>
          </table:table-cell>
          <table:table-cell table:number-columns-repeated="16372"/>
        </table:table-row>
        <table:table-row table:style-name="ro1">
          <table:table-cell table:formula="of:=[.A37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37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8];[Rate_data.$A$24:.$A$34];0)+IF([.B38]=&quot;Express&quot;;16;0)" office:value-type="float" office:value="18" calcext:value-type="float">
            <text:p>18</text:p>
          </table:table-cell>
          <table:table-cell table:formula="of:=MATCH([.A38];[Rate_data.$B$23:.$K$23];0)" office:value-type="float" office:value="4" calcext:value-type="float">
            <text:p>4</text:p>
          </table:table-cell>
          <table:table-cell table:style-name="ce8" table:formula="of:=IF([.E38]=&quot;Yes&quot;;([.D38]*[Rate_data.$C$8]-100)/100*IF([.A38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38];[.I38])" office:value-type="float" office:value="46" calcext:value-type="float">
            <text:p>46.00</text:p>
          </table:table-cell>
          <table:table-cell table:style-name="ce8" table:formula="of:=ROUND(([.J38]+[.K38])*(1-[.F38]);2)" office:value-type="float" office:value="30" calcext:value-type="float">
            <text:p>30.00</text:p>
          </table:table-cell>
          <table:table-cell table:number-columns-repeated="16372"/>
        </table:table-row>
        <table:table-row table:style-name="ro1">
          <table:table-cell table:formula="of:=[.A38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38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9];[Rate_data.$A$24:.$A$34];0)+IF([.B39]=&quot;Express&quot;;16;0)" office:value-type="float" office:value="19" calcext:value-type="float">
            <text:p>19</text:p>
          </table:table-cell>
          <table:table-cell table:formula="of:=MATCH([.A39];[Rate_data.$B$23:.$K$23];0)" office:value-type="float" office:value="4" calcext:value-type="float">
            <text:p>4</text:p>
          </table:table-cell>
          <table:table-cell table:style-name="ce8" table:formula="of:=IF([.E39]=&quot;Yes&quot;;([.D39]*[Rate_data.$C$8]-100)/100*IF([.A39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39];[.I39])" office:value-type="float" office:value="59.2" calcext:value-type="float">
            <text:p>59.20</text:p>
          </table:table-cell>
          <table:table-cell table:style-name="ce8" table:formula="of:=ROUND(([.J39]+[.K39])*(1-[.F39]);2)" office:value-type="float" office:value="42.72" calcext:value-type="float">
            <text:p>42.72</text:p>
          </table:table-cell>
          <table:table-cell table:number-columns-repeated="16372"/>
        </table:table-row>
        <table:table-row table:style-name="ro1">
          <table:table-cell table:formula="of:=[.A39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39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0];[Rate_data.$A$24:.$A$34];0)+IF([.B40]=&quot;Express&quot;;16;0)" office:value-type="float" office:value="20" calcext:value-type="float">
            <text:p>20</text:p>
          </table:table-cell>
          <table:table-cell table:formula="of:=MATCH([.A40];[Rate_data.$B$23:.$K$23];0)" office:value-type="float" office:value="4" calcext:value-type="float">
            <text:p>4</text:p>
          </table:table-cell>
          <table:table-cell table:style-name="ce8" table:formula="of:=IF([.E40]=&quot;Yes&quot;;([.D40]*[Rate_data.$C$8]-100)/100*IF([.A40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40];[.I40])" office:value-type="float" office:value="72.55" calcext:value-type="float">
            <text:p>72.55</text:p>
          </table:table-cell>
          <table:table-cell table:style-name="ce8" table:formula="of:=ROUND(([.J40]+[.K40])*(1-[.F40]);2)" office:value-type="float" office:value="55.53" calcext:value-type="float">
            <text:p>55.53</text:p>
          </table:table-cell>
          <table:table-cell table:number-columns-repeated="16372"/>
        </table:table-row>
        <table:table-row table:style-name="ro1">
          <table:table-cell table:formula="of:=[.A40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0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1];[Rate_data.$A$24:.$A$34];0)+IF([.B41]=&quot;Express&quot;;16;0)" office:value-type="float" office:value="21" calcext:value-type="float">
            <text:p>21</text:p>
          </table:table-cell>
          <table:table-cell table:formula="of:=MATCH([.A41];[Rate_data.$B$23:.$K$23];0)" office:value-type="float" office:value="4" calcext:value-type="float">
            <text:p>4</text:p>
          </table:table-cell>
          <table:table-cell table:style-name="ce8" table:formula="of:=IF([.E41]=&quot;Yes&quot;;([.D41]*[Rate_data.$C$8]-100)/100*IF([.A41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41];[.I41])" office:value-type="float" office:value="85.85" calcext:value-type="float">
            <text:p>85.85</text:p>
          </table:table-cell>
          <table:table-cell table:style-name="ce8" table:formula="of:=ROUND(([.J41]+[.K41])*(1-[.F41]);2)" office:value-type="float" office:value="68.31" calcext:value-type="float">
            <text:p>68.31</text:p>
          </table:table-cell>
          <table:table-cell table:number-columns-repeated="16372"/>
        </table:table-row>
        <table:table-row table:style-name="ro1">
          <table:table-cell table:formula="of:=[.A41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1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2];[Rate_data.$A$24:.$A$34];0)+IF([.B42]=&quot;Express&quot;;16;0)" office:value-type="float" office:value="22" calcext:value-type="float">
            <text:p>22</text:p>
          </table:table-cell>
          <table:table-cell table:formula="of:=MATCH([.A42];[Rate_data.$B$23:.$K$23];0)" office:value-type="float" office:value="4" calcext:value-type="float">
            <text:p>4</text:p>
          </table:table-cell>
          <table:table-cell table:style-name="ce8" table:formula="of:=IF([.E42]=&quot;Yes&quot;;([.D42]*[Rate_data.$C$8]-100)/100*IF([.A42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42];[.I42])" office:value-type="float" office:value="93.6" calcext:value-type="float">
            <text:p>93.60</text:p>
          </table:table-cell>
          <table:table-cell table:style-name="ce8" table:formula="of:=ROUND(([.J42]+[.K42])*(1-[.F42]);2)" office:value-type="float" office:value="77.76" calcext:value-type="float">
            <text:p>77.76</text:p>
          </table:table-cell>
          <table:table-cell table:number-columns-repeated="16372"/>
        </table:table-row>
        <table:table-row table:style-name="ro1">
          <table:table-cell table:formula="of:=[.A42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2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3];[Rate_data.$A$24:.$A$34];0)+IF([.B43]=&quot;Express&quot;;16;0)" office:value-type="float" office:value="23" calcext:value-type="float">
            <text:p>23</text:p>
          </table:table-cell>
          <table:table-cell table:formula="of:=MATCH([.A43];[Rate_data.$B$23:.$K$23];0)" office:value-type="float" office:value="4" calcext:value-type="float">
            <text:p>4</text:p>
          </table:table-cell>
          <table:table-cell table:style-name="ce8" table:formula="of:=IF([.E43]=&quot;Yes&quot;;([.D43]*[Rate_data.$C$8]-100)/100*IF([.A43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43];[.I43])" office:value-type="float" office:value="101.35" calcext:value-type="float">
            <text:p>101.35</text:p>
          </table:table-cell>
          <table:table-cell table:style-name="ce8" table:formula="of:=ROUND(([.J43]+[.K43])*(1-[.F43]);2)" office:value-type="float" office:value="87.21" calcext:value-type="float">
            <text:p>87.21</text:p>
          </table:table-cell>
          <table:table-cell table:number-columns-repeated="16372"/>
        </table:table-row>
        <table:table-row table:style-name="ro1">
          <table:table-cell table:formula="of:=[.A43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3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4];[Rate_data.$A$24:.$A$34];0)+IF([.B44]=&quot;Express&quot;;16;0)" office:value-type="float" office:value="24" calcext:value-type="float">
            <text:p>24</text:p>
          </table:table-cell>
          <table:table-cell table:formula="of:=MATCH([.A44];[Rate_data.$B$23:.$K$23];0)" office:value-type="float" office:value="4" calcext:value-type="float">
            <text:p>4</text:p>
          </table:table-cell>
          <table:table-cell table:style-name="ce8" table:formula="of:=IF([.E44]=&quot;Yes&quot;;([.D44]*[Rate_data.$C$8]-100)/100*IF([.A44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44];[.I44])" office:value-type="float" office:value="109.1" calcext:value-type="float">
            <text:p>109.10</text:p>
          </table:table-cell>
          <table:table-cell table:style-name="ce8" table:formula="of:=ROUND(([.J44]+[.K44])*(1-[.F44]);2)" office:value-type="float" office:value="96.66" calcext:value-type="float">
            <text:p>96.66</text:p>
          </table:table-cell>
          <table:table-cell table:number-columns-repeated="16372"/>
        </table:table-row>
        <table:table-row table:style-name="ro1">
          <table:table-cell table:formula="of:=[.A44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4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5];[Rate_data.$A$24:.$A$34];0)+IF([.B45]=&quot;Express&quot;;16;0)" office:value-type="float" office:value="25" calcext:value-type="float">
            <text:p>25</text:p>
          </table:table-cell>
          <table:table-cell table:formula="of:=MATCH([.A45];[Rate_data.$B$23:.$K$23];0)" office:value-type="float" office:value="4" calcext:value-type="float">
            <text:p>4</text:p>
          </table:table-cell>
          <table:table-cell table:style-name="ce8" table:formula="of:=IF([.E45]=&quot;Yes&quot;;([.D45]*[Rate_data.$C$8]-100)/100*IF([.A45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45];[.I45])" office:value-type="float" office:value="116.85" calcext:value-type="float">
            <text:p>116.85</text:p>
          </table:table-cell>
          <table:table-cell table:style-name="ce8" table:formula="of:=ROUND(([.J45]+[.K45])*(1-[.F45]);2)" office:value-type="float" office:value="106.11" calcext:value-type="float">
            <text:p>106.11</text:p>
          </table:table-cell>
          <table:table-cell table:number-columns-repeated="16372"/>
        </table:table-row>
        <table:table-row table:style-name="ro1">
          <table:table-cell table:formula="of:=[.A45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5]" office:value-type="float" office:value="4" calcext:value-type="float">
            <text:p>4</text:p>
          </table:table-cell>
          <table:table-cell table:formula="of:=[.D45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6];[Rate_data.$A$24:.$A$34];0)+IF([.B46]=&quot;Express&quot;;16;0)" office:value-type="float" office:value="26" calcext:value-type="float">
            <text:p>26</text:p>
          </table:table-cell>
          <table:table-cell table:formula="of:=MATCH([.A46];[Rate_data.$B$23:.$K$23];0)" office:value-type="float" office:value="4" calcext:value-type="float">
            <text:p>4</text:p>
          </table:table-cell>
          <table:table-cell table:style-name="ce8" table:formula="of:=IF([.E46]=&quot;Yes&quot;;([.D46]*[Rate_data.$C$8]-100)/100*IF([.A46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46];[.I46])" office:value-type="float" office:value="124.6" calcext:value-type="float">
            <text:p>124.60</text:p>
          </table:table-cell>
          <table:table-cell table:style-name="ce8" table:formula="of:=ROUND(([.J46]+[.K46])*(1-[.F46]);2)" office:value-type="float" office:value="115.56" calcext:value-type="float">
            <text:p>115.56</text:p>
          </table:table-cell>
          <table:table-cell table:number-columns-repeated="16372"/>
        </table:table-row>
        <table:table-row table:style-name="ro1">
          <table:table-cell table:formula="of:=[.A46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6]" office:value-type="float" office:value="4.5" calcext:value-type="float">
            <text:p>4.5</text:p>
          </table:table-cell>
          <table:table-cell table:formula="of:=[.D46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7];[Rate_data.$A$24:.$A$34];0)+IF([.B47]=&quot;Express&quot;;16;0)" office:value-type="float" office:value="27" calcext:value-type="float">
            <text:p>27</text:p>
          </table:table-cell>
          <table:table-cell table:formula="of:=MATCH([.A47];[Rate_data.$B$23:.$K$23];0)" office:value-type="float" office:value="4" calcext:value-type="float">
            <text:p>4</text:p>
          </table:table-cell>
          <table:table-cell table:style-name="ce8" table:formula="of:=IF([.E47]=&quot;Yes&quot;;([.D47]*[Rate_data.$C$8]-100)/100*IF([.A47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47];[.I47])" office:value-type="float" office:value="132.35" calcext:value-type="float">
            <text:p>132.35</text:p>
          </table:table-cell>
          <table:table-cell table:style-name="ce8" table:formula="of:=ROUND(([.J47]+[.K47])*(1-[.F47]);2)" office:value-type="float" office:value="125.01" calcext:value-type="float">
            <text:p>125.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8];[Rate_data.$A$24:.$A$34];0)+IF([.B48]=&quot;Express&quot;;16;0)" office:value-type="float" office:value="17" calcext:value-type="float">
            <text:p>17</text:p>
          </table:table-cell>
          <table:table-cell table:formula="of:=MATCH([.A48];[Rate_data.$B$23:.$K$23];0)" office:value-type="float" office:value="5" calcext:value-type="float">
            <text:p>5</text:p>
          </table:table-cell>
          <table:table-cell table:style-name="ce8" table:formula="of:=IF([.E48]=&quot;Yes&quot;;([.D48]*[Rate_data.$C$8]-100)/100*IF([.A4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8];[.I48])" office:value-type="float" office:value="44.5" calcext:value-type="float">
            <text:p>44.50</text:p>
          </table:table-cell>
          <table:table-cell table:style-name="ce8" table:formula="of:=ROUND(([.J48]+[.K48])*(1-[.F48]);2)" office:value-type="float" office:value="26.7" calcext:value-type="float">
            <text:p>26.70</text:p>
          </table:table-cell>
          <table:table-cell table:number-columns-repeated="16372"/>
        </table:table-row>
        <table:table-row table:style-name="ro1">
          <table:table-cell table:formula="of:=[.A48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48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9];[Rate_data.$A$24:.$A$34];0)+IF([.B49]=&quot;Express&quot;;16;0)" office:value-type="float" office:value="18" calcext:value-type="float">
            <text:p>18</text:p>
          </table:table-cell>
          <table:table-cell table:formula="of:=MATCH([.A49];[Rate_data.$B$23:.$K$23];0)" office:value-type="float" office:value="5" calcext:value-type="float">
            <text:p>5</text:p>
          </table:table-cell>
          <table:table-cell table:style-name="ce8" table:formula="of:=IF([.E49]=&quot;Yes&quot;;([.D49]*[Rate_data.$C$8]-100)/100*IF([.A49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49];[.I49])" office:value-type="float" office:value="51.4" calcext:value-type="float">
            <text:p>51.40</text:p>
          </table:table-cell>
          <table:table-cell table:style-name="ce8" table:formula="of:=ROUND(([.J49]+[.K49])*(1-[.F49]);2)" office:value-type="float" office:value="33.24" calcext:value-type="float">
            <text:p>33.24</text:p>
          </table:table-cell>
          <table:table-cell table:number-columns-repeated="16372"/>
        </table:table-row>
        <table:table-row table:style-name="ro1">
          <table:table-cell table:formula="of:=[.A49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49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0];[Rate_data.$A$24:.$A$34];0)+IF([.B50]=&quot;Express&quot;;16;0)" office:value-type="float" office:value="19" calcext:value-type="float">
            <text:p>19</text:p>
          </table:table-cell>
          <table:table-cell table:formula="of:=MATCH([.A50];[Rate_data.$B$23:.$K$23];0)" office:value-type="float" office:value="5" calcext:value-type="float">
            <text:p>5</text:p>
          </table:table-cell>
          <table:table-cell table:style-name="ce8" table:formula="of:=IF([.E50]=&quot;Yes&quot;;([.D50]*[Rate_data.$C$8]-100)/100*IF([.A50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50];[.I50])" office:value-type="float" office:value="65.3" calcext:value-type="float">
            <text:p>65.30</text:p>
          </table:table-cell>
          <table:table-cell table:style-name="ce8" table:formula="of:=ROUND(([.J50]+[.K50])*(1-[.F50]);2)" office:value-type="float" office:value="46.38" calcext:value-type="float">
            <text:p>46.38</text:p>
          </table:table-cell>
          <table:table-cell table:number-columns-repeated="16372"/>
        </table:table-row>
        <table:table-row table:style-name="ro1">
          <table:table-cell table:formula="of:=[.A50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0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1];[Rate_data.$A$24:.$A$34];0)+IF([.B51]=&quot;Express&quot;;16;0)" office:value-type="float" office:value="20" calcext:value-type="float">
            <text:p>20</text:p>
          </table:table-cell>
          <table:table-cell table:formula="of:=MATCH([.A51];[Rate_data.$B$23:.$K$23];0)" office:value-type="float" office:value="5" calcext:value-type="float">
            <text:p>5</text:p>
          </table:table-cell>
          <table:table-cell table:style-name="ce8" table:formula="of:=IF([.E51]=&quot;Yes&quot;;([.D51]*[Rate_data.$C$8]-100)/100*IF([.A51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51];[.I51])" office:value-type="float" office:value="79.15" calcext:value-type="float">
            <text:p>79.15</text:p>
          </table:table-cell>
          <table:table-cell table:style-name="ce8" table:formula="of:=ROUND(([.J51]+[.K51])*(1-[.F51]);2)" office:value-type="float" office:value="59.49" calcext:value-type="float">
            <text:p>59.49</text:p>
          </table:table-cell>
          <table:table-cell table:number-columns-repeated="16372"/>
        </table:table-row>
        <table:table-row table:style-name="ro1">
          <table:table-cell table:formula="of:=[.A51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1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2];[Rate_data.$A$24:.$A$34];0)+IF([.B52]=&quot;Express&quot;;16;0)" office:value-type="float" office:value="21" calcext:value-type="float">
            <text:p>21</text:p>
          </table:table-cell>
          <table:table-cell table:formula="of:=MATCH([.A52];[Rate_data.$B$23:.$K$23];0)" office:value-type="float" office:value="5" calcext:value-type="float">
            <text:p>5</text:p>
          </table:table-cell>
          <table:table-cell table:style-name="ce8" table:formula="of:=IF([.E52]=&quot;Yes&quot;;([.D52]*[Rate_data.$C$8]-100)/100*IF([.A52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52];[.I52])" office:value-type="float" office:value="93" calcext:value-type="float">
            <text:p>93.00</text:p>
          </table:table-cell>
          <table:table-cell table:style-name="ce8" table:formula="of:=ROUND(([.J52]+[.K52])*(1-[.F52]);2)" office:value-type="float" office:value="72.6" calcext:value-type="float">
            <text:p>72.60</text:p>
          </table:table-cell>
          <table:table-cell table:number-columns-repeated="16372"/>
        </table:table-row>
        <table:table-row table:style-name="ro1">
          <table:table-cell table:formula="of:=[.A52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2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3];[Rate_data.$A$24:.$A$34];0)+IF([.B53]=&quot;Express&quot;;16;0)" office:value-type="float" office:value="22" calcext:value-type="float">
            <text:p>22</text:p>
          </table:table-cell>
          <table:table-cell table:formula="of:=MATCH([.A53];[Rate_data.$B$23:.$K$23];0)" office:value-type="float" office:value="5" calcext:value-type="float">
            <text:p>5</text:p>
          </table:table-cell>
          <table:table-cell table:style-name="ce8" table:formula="of:=IF([.E53]=&quot;Yes&quot;;([.D53]*[Rate_data.$C$8]-100)/100*IF([.A53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53];[.I53])" office:value-type="float" office:value="101.65" calcext:value-type="float">
            <text:p>101.65</text:p>
          </table:table-cell>
          <table:table-cell table:style-name="ce8" table:formula="of:=ROUND(([.J53]+[.K53])*(1-[.F53]);2)" office:value-type="float" office:value="82.59" calcext:value-type="float">
            <text:p>82.59</text:p>
          </table:table-cell>
          <table:table-cell table:number-columns-repeated="16372"/>
        </table:table-row>
        <table:table-row table:style-name="ro1">
          <table:table-cell table:formula="of:=[.A53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3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4];[Rate_data.$A$24:.$A$34];0)+IF([.B54]=&quot;Express&quot;;16;0)" office:value-type="float" office:value="23" calcext:value-type="float">
            <text:p>23</text:p>
          </table:table-cell>
          <table:table-cell table:formula="of:=MATCH([.A54];[Rate_data.$B$23:.$K$23];0)" office:value-type="float" office:value="5" calcext:value-type="float">
            <text:p>5</text:p>
          </table:table-cell>
          <table:table-cell table:style-name="ce8" table:formula="of:=IF([.E54]=&quot;Yes&quot;;([.D54]*[Rate_data.$C$8]-100)/100*IF([.A54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54];[.I54])" office:value-type="float" office:value="110.3" calcext:value-type="float">
            <text:p>110.30</text:p>
          </table:table-cell>
          <table:table-cell table:style-name="ce8" table:formula="of:=ROUND(([.J54]+[.K54])*(1-[.F54]);2)" office:value-type="float" office:value="92.58" calcext:value-type="float">
            <text:p>92.58</text:p>
          </table:table-cell>
          <table:table-cell table:number-columns-repeated="16372"/>
        </table:table-row>
        <table:table-row table:style-name="ro1">
          <table:table-cell table:formula="of:=[.A54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4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5];[Rate_data.$A$24:.$A$34];0)+IF([.B55]=&quot;Express&quot;;16;0)" office:value-type="float" office:value="24" calcext:value-type="float">
            <text:p>24</text:p>
          </table:table-cell>
          <table:table-cell table:formula="of:=MATCH([.A55];[Rate_data.$B$23:.$K$23];0)" office:value-type="float" office:value="5" calcext:value-type="float">
            <text:p>5</text:p>
          </table:table-cell>
          <table:table-cell table:style-name="ce8" table:formula="of:=IF([.E55]=&quot;Yes&quot;;([.D55]*[Rate_data.$C$8]-100)/100*IF([.A55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55];[.I55])" office:value-type="float" office:value="118.95" calcext:value-type="float">
            <text:p>118.95</text:p>
          </table:table-cell>
          <table:table-cell table:style-name="ce8" table:formula="of:=ROUND(([.J55]+[.K55])*(1-[.F55]);2)" office:value-type="float" office:value="102.57" calcext:value-type="float">
            <text:p>102.57</text:p>
          </table:table-cell>
          <table:table-cell table:number-columns-repeated="16372"/>
        </table:table-row>
        <table:table-row table:style-name="ro1">
          <table:table-cell table:formula="of:=[.A55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5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6];[Rate_data.$A$24:.$A$34];0)+IF([.B56]=&quot;Express&quot;;16;0)" office:value-type="float" office:value="25" calcext:value-type="float">
            <text:p>25</text:p>
          </table:table-cell>
          <table:table-cell table:formula="of:=MATCH([.A56];[Rate_data.$B$23:.$K$23];0)" office:value-type="float" office:value="5" calcext:value-type="float">
            <text:p>5</text:p>
          </table:table-cell>
          <table:table-cell table:style-name="ce8" table:formula="of:=IF([.E56]=&quot;Yes&quot;;([.D56]*[Rate_data.$C$8]-100)/100*IF([.A56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56];[.I56])" office:value-type="float" office:value="127.6" calcext:value-type="float">
            <text:p>127.60</text:p>
          </table:table-cell>
          <table:table-cell table:style-name="ce8" table:formula="of:=ROUND(([.J56]+[.K56])*(1-[.F56]);2)" office:value-type="float" office:value="112.56" calcext:value-type="float">
            <text:p>112.56</text:p>
          </table:table-cell>
          <table:table-cell table:number-columns-repeated="16372"/>
        </table:table-row>
        <table:table-row table:style-name="ro1">
          <table:table-cell table:formula="of:=[.A56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6]" office:value-type="float" office:value="4" calcext:value-type="float">
            <text:p>4</text:p>
          </table:table-cell>
          <table:table-cell table:formula="of:=[.D56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7];[Rate_data.$A$24:.$A$34];0)+IF([.B57]=&quot;Express&quot;;16;0)" office:value-type="float" office:value="26" calcext:value-type="float">
            <text:p>26</text:p>
          </table:table-cell>
          <table:table-cell table:formula="of:=MATCH([.A57];[Rate_data.$B$23:.$K$23];0)" office:value-type="float" office:value="5" calcext:value-type="float">
            <text:p>5</text:p>
          </table:table-cell>
          <table:table-cell table:style-name="ce8" table:formula="of:=IF([.E57]=&quot;Yes&quot;;([.D57]*[Rate_data.$C$8]-100)/100*IF([.A57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57];[.I57])" office:value-type="float" office:value="136.25" calcext:value-type="float">
            <text:p>136.25</text:p>
          </table:table-cell>
          <table:table-cell table:style-name="ce8" table:formula="of:=ROUND(([.J57]+[.K57])*(1-[.F57]);2)" office:value-type="float" office:value="122.55" calcext:value-type="float">
            <text:p>122.55</text:p>
          </table:table-cell>
          <table:table-cell table:number-columns-repeated="16372"/>
        </table:table-row>
        <table:table-row table:style-name="ro1">
          <table:table-cell table:formula="of:=[.A57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7]" office:value-type="float" office:value="4.5" calcext:value-type="float">
            <text:p>4.5</text:p>
          </table:table-cell>
          <table:table-cell table:formula="of:=[.D57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8];[Rate_data.$A$24:.$A$34];0)+IF([.B58]=&quot;Express&quot;;16;0)" office:value-type="float" office:value="27" calcext:value-type="float">
            <text:p>27</text:p>
          </table:table-cell>
          <table:table-cell table:formula="of:=MATCH([.A58];[Rate_data.$B$23:.$K$23];0)" office:value-type="float" office:value="5" calcext:value-type="float">
            <text:p>5</text:p>
          </table:table-cell>
          <table:table-cell table:style-name="ce8" table:formula="of:=IF([.E58]=&quot;Yes&quot;;([.D58]*[Rate_data.$C$8]-100)/100*IF([.A58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58];[.I58])" office:value-type="float" office:value="144.9" calcext:value-type="float">
            <text:p>144.90</text:p>
          </table:table-cell>
          <table:table-cell table:style-name="ce8" table:formula="of:=ROUND(([.J58]+[.K58])*(1-[.F58]);2)" office:value-type="float" office:value="132.54" calcext:value-type="float">
            <text:p>132.54</text:p>
          </table:table-cell>
          <table:table-cell table:number-columns-repeated="16372"/>
        </table:table-row>
        <table:table-row table:style-name="ro1">
          <table:table-cell table:formula="of:=[.A56]" office:value-type="string" office:string-value="Zone 4" calcext:value-type="string">
            <text:p>Zone 4</text:p>
          </table:table-cell>
          <table:table-cell office:value-type="string" calcext:value-type="string">
            <text:p>Own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NA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Own shipping, purchaser will arrange (EXW)</text:p>
          </table:table-cell>
          <table:table-cell table:formula="of:=MATCH([.D59];[Rate_data.$A$24:.$A$34];0)+IF([.B59]=&quot;Express&quot;;16;0)" office:value-type="string" office:string-value="" calcext:value-type="error">
            <text:p>#N/A</text:p>
          </table:table-cell>
          <table:table-cell table:formula="of:=MATCH([.A59];[Rate_data.$B$23:.$K$23];0)" office:value-type="float" office:value="5" calcext:value-type="float">
            <text:p>5</text:p>
          </table:table-cell>
          <table:table-cell table:style-name="ce8" table:formula="of:=IF([.E59]=&quot;Yes&quot;;([.D59]*[Rate_data.$C$8]-100)/100*IF([.A59]=&quot;Domestic&quot;;[Rate_data.$C$17];[Rate_data.$C$18]);0)" office:value-type="float" office:value="0" calcext:value-type="float">
            <text:p>0.00</text:p>
          </table:table-cell>
          <table:table-cell table:style-name="ce8" table:formula="of:=IFNA(OFFSET([Rate_data.$A$23];[.H59];[.I59]);0)" office:value-type="float" office:value="0" calcext:value-type="float">
            <text:p>0.00</text:p>
          </table:table-cell>
          <table:table-cell table:style-name="ce8" table:formula="of:=ROUND(([.J59]+[.K59])*(1-[.F59]);2)" office:value-type="float" office:value="0" calcext:value-type="float">
            <text:p>0.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0];[Rate_data.$A$24:.$A$34];0)+IF([.B60]=&quot;Express&quot;;16;0)" office:value-type="float" office:value="17" calcext:value-type="float">
            <text:p>17</text:p>
          </table:table-cell>
          <table:table-cell table:formula="of:=MATCH([.A60];[Rate_data.$B$23:.$K$23];0)" office:value-type="float" office:value="6" calcext:value-type="float">
            <text:p>6</text:p>
          </table:table-cell>
          <table:table-cell table:style-name="ce8" table:formula="of:=IF([.E60]=&quot;Yes&quot;;([.D60]*[Rate_data.$C$8]-100)/100*IF([.A6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0];[.I60])" office:value-type="float" office:value="50.35" calcext:value-type="float">
            <text:p>50.35</text:p>
          </table:table-cell>
          <table:table-cell table:style-name="ce8" table:formula="of:=ROUND(([.J60]+[.K60])*(1-[.F60]);2)" office:value-type="float" office:value="30.21" calcext:value-type="float">
            <text:p>30.21</text:p>
          </table:table-cell>
          <table:table-cell table:number-columns-repeated="16372"/>
        </table:table-row>
        <table:table-row table:style-name="ro1">
          <table:table-cell table:formula="of:=[.A60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0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1];[Rate_data.$A$24:.$A$34];0)+IF([.B61]=&quot;Express&quot;;16;0)" office:value-type="float" office:value="18" calcext:value-type="float">
            <text:p>18</text:p>
          </table:table-cell>
          <table:table-cell table:formula="of:=MATCH([.A61];[Rate_data.$B$23:.$K$23];0)" office:value-type="float" office:value="6" calcext:value-type="float">
            <text:p>6</text:p>
          </table:table-cell>
          <table:table-cell table:style-name="ce8" table:formula="of:=IF([.E61]=&quot;Yes&quot;;([.D61]*[Rate_data.$C$8]-100)/100*IF([.A61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61];[.I61])" office:value-type="float" office:value="59.4" calcext:value-type="float">
            <text:p>59.40</text:p>
          </table:table-cell>
          <table:table-cell table:style-name="ce8" table:formula="of:=ROUND(([.J61]+[.K61])*(1-[.F61]);2)" office:value-type="float" office:value="38.04" calcext:value-type="float">
            <text:p>38.04</text:p>
          </table:table-cell>
          <table:table-cell table:number-columns-repeated="16372"/>
        </table:table-row>
        <table:table-row table:style-name="ro1">
          <table:table-cell table:formula="of:=[.A61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2];[Rate_data.$A$24:.$A$34];0)+IF([.B62]=&quot;Express&quot;;16;0)" office:value-type="float" office:value="19" calcext:value-type="float">
            <text:p>19</text:p>
          </table:table-cell>
          <table:table-cell table:formula="of:=MATCH([.A62];[Rate_data.$B$23:.$K$23];0)" office:value-type="float" office:value="6" calcext:value-type="float">
            <text:p>6</text:p>
          </table:table-cell>
          <table:table-cell table:style-name="ce8" table:formula="of:=IF([.E62]=&quot;Yes&quot;;([.D62]*[Rate_data.$C$8]-100)/100*IF([.A62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62];[.I62])" office:value-type="float" office:value="77.5" calcext:value-type="float">
            <text:p>77.50</text:p>
          </table:table-cell>
          <table:table-cell table:style-name="ce8" table:formula="of:=ROUND(([.J62]+[.K62])*(1-[.F62]);2)" office:value-type="float" office:value="53.7" calcext:value-type="float">
            <text:p>53.70</text:p>
          </table:table-cell>
          <table:table-cell table:number-columns-repeated="16372"/>
        </table:table-row>
        <table:table-row table:style-name="ro1">
          <table:table-cell table:formula="of:=[.A62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2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3];[Rate_data.$A$24:.$A$34];0)+IF([.B63]=&quot;Express&quot;;16;0)" office:value-type="float" office:value="20" calcext:value-type="float">
            <text:p>20</text:p>
          </table:table-cell>
          <table:table-cell table:formula="of:=MATCH([.A63];[Rate_data.$B$23:.$K$23];0)" office:value-type="float" office:value="6" calcext:value-type="float">
            <text:p>6</text:p>
          </table:table-cell>
          <table:table-cell table:style-name="ce8" table:formula="of:=IF([.E63]=&quot;Yes&quot;;([.D63]*[Rate_data.$C$8]-100)/100*IF([.A63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63];[.I63])" office:value-type="float" office:value="95.55" calcext:value-type="float">
            <text:p>95.55</text:p>
          </table:table-cell>
          <table:table-cell table:style-name="ce8" table:formula="of:=ROUND(([.J63]+[.K63])*(1-[.F63]);2)" office:value-type="float" office:value="69.33" calcext:value-type="float">
            <text:p>69.33</text:p>
          </table:table-cell>
          <table:table-cell table:number-columns-repeated="16372"/>
        </table:table-row>
        <table:table-row table:style-name="ro1">
          <table:table-cell table:formula="of:=[.A63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3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4];[Rate_data.$A$24:.$A$34];0)+IF([.B64]=&quot;Express&quot;;16;0)" office:value-type="float" office:value="21" calcext:value-type="float">
            <text:p>21</text:p>
          </table:table-cell>
          <table:table-cell table:formula="of:=MATCH([.A64];[Rate_data.$B$23:.$K$23];0)" office:value-type="float" office:value="6" calcext:value-type="float">
            <text:p>6</text:p>
          </table:table-cell>
          <table:table-cell table:style-name="ce8" table:formula="of:=IF([.E64]=&quot;Yes&quot;;([.D64]*[Rate_data.$C$8]-100)/100*IF([.A64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64];[.I64])" office:value-type="float" office:value="113.65" calcext:value-type="float">
            <text:p>113.65</text:p>
          </table:table-cell>
          <table:table-cell table:style-name="ce8" table:formula="of:=ROUND(([.J64]+[.K64])*(1-[.F64]);2)" office:value-type="float" office:value="84.99" calcext:value-type="float">
            <text:p>84.99</text:p>
          </table:table-cell>
          <table:table-cell table:number-columns-repeated="16372"/>
        </table:table-row>
        <table:table-row table:style-name="ro1">
          <table:table-cell table:formula="of:=[.A64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4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5];[Rate_data.$A$24:.$A$34];0)+IF([.B65]=&quot;Express&quot;;16;0)" office:value-type="float" office:value="22" calcext:value-type="float">
            <text:p>22</text:p>
          </table:table-cell>
          <table:table-cell table:formula="of:=MATCH([.A65];[Rate_data.$B$23:.$K$23];0)" office:value-type="float" office:value="6" calcext:value-type="float">
            <text:p>6</text:p>
          </table:table-cell>
          <table:table-cell table:style-name="ce8" table:formula="of:=IF([.E65]=&quot;Yes&quot;;([.D65]*[Rate_data.$C$8]-100)/100*IF([.A65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65];[.I65])" office:value-type="float" office:value="125.3" calcext:value-type="float">
            <text:p>125.30</text:p>
          </table:table-cell>
          <table:table-cell table:style-name="ce8" table:formula="of:=ROUND(([.J65]+[.K65])*(1-[.F65]);2)" office:value-type="float" office:value="96.78" calcext:value-type="float">
            <text:p>96.78</text:p>
          </table:table-cell>
          <table:table-cell table:number-columns-repeated="16372"/>
        </table:table-row>
        <table:table-row table:style-name="ro1">
          <table:table-cell table:formula="of:=[.A65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5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6];[Rate_data.$A$24:.$A$34];0)+IF([.B66]=&quot;Express&quot;;16;0)" office:value-type="float" office:value="23" calcext:value-type="float">
            <text:p>23</text:p>
          </table:table-cell>
          <table:table-cell table:formula="of:=MATCH([.A66];[Rate_data.$B$23:.$K$23];0)" office:value-type="float" office:value="6" calcext:value-type="float">
            <text:p>6</text:p>
          </table:table-cell>
          <table:table-cell table:style-name="ce8" table:formula="of:=IF([.E66]=&quot;Yes&quot;;([.D66]*[Rate_data.$C$8]-100)/100*IF([.A66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66];[.I66])" office:value-type="float" office:value="136.95" calcext:value-type="float">
            <text:p>136.95</text:p>
          </table:table-cell>
          <table:table-cell table:style-name="ce8" table:formula="of:=ROUND(([.J66]+[.K66])*(1-[.F66]);2)" office:value-type="float" office:value="108.57" calcext:value-type="float">
            <text:p>108.57</text:p>
          </table:table-cell>
          <table:table-cell table:number-columns-repeated="16372"/>
        </table:table-row>
        <table:table-row table:style-name="ro1">
          <table:table-cell table:formula="of:=[.A66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6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7];[Rate_data.$A$24:.$A$34];0)+IF([.B67]=&quot;Express&quot;;16;0)" office:value-type="float" office:value="24" calcext:value-type="float">
            <text:p>24</text:p>
          </table:table-cell>
          <table:table-cell table:formula="of:=MATCH([.A67];[Rate_data.$B$23:.$K$23];0)" office:value-type="float" office:value="6" calcext:value-type="float">
            <text:p>6</text:p>
          </table:table-cell>
          <table:table-cell table:style-name="ce8" table:formula="of:=IF([.E67]=&quot;Yes&quot;;([.D67]*[Rate_data.$C$8]-100)/100*IF([.A67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67];[.I67])" office:value-type="float" office:value="148.6" calcext:value-type="float">
            <text:p>148.60</text:p>
          </table:table-cell>
          <table:table-cell table:style-name="ce8" table:formula="of:=ROUND(([.J67]+[.K67])*(1-[.F67]);2)" office:value-type="float" office:value="120.36" calcext:value-type="float">
            <text:p>120.36</text:p>
          </table:table-cell>
          <table:table-cell table:number-columns-repeated="16372"/>
        </table:table-row>
        <table:table-row table:style-name="ro1">
          <table:table-cell table:formula="of:=[.A67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7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8];[Rate_data.$A$24:.$A$34];0)+IF([.B68]=&quot;Express&quot;;16;0)" office:value-type="float" office:value="25" calcext:value-type="float">
            <text:p>25</text:p>
          </table:table-cell>
          <table:table-cell table:formula="of:=MATCH([.A68];[Rate_data.$B$23:.$K$23];0)" office:value-type="float" office:value="6" calcext:value-type="float">
            <text:p>6</text:p>
          </table:table-cell>
          <table:table-cell table:style-name="ce8" table:formula="of:=IF([.E68]=&quot;Yes&quot;;([.D68]*[Rate_data.$C$8]-100)/100*IF([.A68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68];[.I68])" office:value-type="float" office:value="160.25" calcext:value-type="float">
            <text:p>160.25</text:p>
          </table:table-cell>
          <table:table-cell table:style-name="ce8" table:formula="of:=ROUND(([.J68]+[.K68])*(1-[.F68]);2)" office:value-type="float" office:value="132.15" calcext:value-type="float">
            <text:p>132.15</text:p>
          </table:table-cell>
          <table:table-cell table:number-columns-repeated="16372"/>
        </table:table-row>
        <table:table-row table:style-name="ro1">
          <table:table-cell table:formula="of:=[.A68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8]" office:value-type="float" office:value="4" calcext:value-type="float">
            <text:p>4</text:p>
          </table:table-cell>
          <table:table-cell table:formula="of:=[.D68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9];[Rate_data.$A$24:.$A$34];0)+IF([.B69]=&quot;Express&quot;;16;0)" office:value-type="float" office:value="26" calcext:value-type="float">
            <text:p>26</text:p>
          </table:table-cell>
          <table:table-cell table:formula="of:=MATCH([.A69];[Rate_data.$B$23:.$K$23];0)" office:value-type="float" office:value="6" calcext:value-type="float">
            <text:p>6</text:p>
          </table:table-cell>
          <table:table-cell table:style-name="ce8" table:formula="of:=IF([.E69]=&quot;Yes&quot;;([.D69]*[Rate_data.$C$8]-100)/100*IF([.A69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69];[.I69])" office:value-type="float" office:value="171.9" calcext:value-type="float">
            <text:p>171.90</text:p>
          </table:table-cell>
          <table:table-cell table:style-name="ce8" table:formula="of:=ROUND(([.J69]+[.K69])*(1-[.F69]);2)" office:value-type="float" office:value="143.94" calcext:value-type="float">
            <text:p>143.94</text:p>
          </table:table-cell>
          <table:table-cell table:number-columns-repeated="16372"/>
        </table:table-row>
        <table:table-row table:style-name="ro1">
          <table:table-cell table:formula="of:=[.A69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69]" office:value-type="float" office:value="4.5" calcext:value-type="float">
            <text:p>4.5</text:p>
          </table:table-cell>
          <table:table-cell table:formula="of:=[.D69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0];[Rate_data.$A$24:.$A$34];0)+IF([.B70]=&quot;Express&quot;;16;0)" office:value-type="float" office:value="27" calcext:value-type="float">
            <text:p>27</text:p>
          </table:table-cell>
          <table:table-cell table:formula="of:=MATCH([.A70];[Rate_data.$B$23:.$K$23];0)" office:value-type="float" office:value="6" calcext:value-type="float">
            <text:p>6</text:p>
          </table:table-cell>
          <table:table-cell table:style-name="ce8" table:formula="of:=IF([.E70]=&quot;Yes&quot;;([.D70]*[Rate_data.$C$8]-100)/100*IF([.A70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70];[.I70])" office:value-type="float" office:value="183.55" calcext:value-type="float">
            <text:p>183.55</text:p>
          </table:table-cell>
          <table:table-cell table:style-name="ce8" table:formula="of:=ROUND(([.J70]+[.K70])*(1-[.F70]);2)" office:value-type="float" office:value="155.73" calcext:value-type="float">
            <text:p>155.73</text:p>
          </table:table-cell>
          <table:table-cell table:number-columns-repeated="16372"/>
        </table:table-row>
        <table:table-row table:style-name="ro1" table:number-rows-repeated="24">
          <table:table-cell table:number-columns-repeated="5"/>
          <table:table-cell table:style-name="ce10"/>
          <table:table-cell table:number-columns-repeated="3"/>
          <table:table-cell table:style-name="ce8" table:number-columns-repeated="3"/>
          <table:table-cell table:number-columns-repeated="16372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one_rates_2" table:style-name="ta2">
        <table:table-column table:style-name="co14" table:default-cell-style-name="ce13"/>
        <table:table-column table:style-name="co19" table:default-cell-style-name="ce13"/>
        <table:table-column table:style-name="co16" table:default-cell-style-name="ce13"/>
        <table:table-column table:style-name="co1" table:default-cell-style-name="ce13"/>
        <table:table-column table:style-name="co17" table:default-cell-style-name="ce12"/>
        <table:table-column table:style-name="co1" table:number-columns-repeated="59" table:default-cell-style-name="ce13"/>
        <table:table-column table:style-name="co2" table:number-columns-repeated="16320" table:default-cell-style-name="ce13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1" office:value-type="string" calcext:value-type="string">
            <text:p>rateAud</text:p>
          </table:table-cell>
          <table:table-cell table:number-columns-repeated="16379"/>
        </table:table-row>
        <table:table-row table:style-name="ro1">
          <table:table-cell table:formula="of:=VLOOKUP([Rate_definitions_2.A4];[Zone_lookup.$A$3:.$B$12];2;FALSE())" office:value-type="string" office:string-value="Domestic" calcext:value-type="string">
            <text:p>Domestic</text:p>
          </table:table-cell>
          <table:table-cell table:formula="of:=[Rate_definitions_2.G4]" office:value-type="string" office:string-value="Wholesale Insured Express" calcext:value-type="string">
            <text:p>Wholesale Insured Express</text:p>
          </table:table-cell>
          <table:table-cell table:formula="of:=IF([Rate_definitions_2.C4]=0;0;[Rate_definitions_2.C4]+0.001)" office:value-type="float" office:value="0" calcext:value-type="float">
            <text:p>0</text:p>
          </table:table-cell>
          <table:table-cell table:formula="of:=[Rate_definitions_2.D4]+0.001" office:value-type="float" office:value="0.251" calcext:value-type="float">
            <text:p>0.251</text:p>
          </table:table-cell>
          <table:table-cell table:formula="of:=[Rate_definitions_2.L4]" office:value-type="float" office:value="9.24" calcext:value-type="float">
            <text:p>9.24</text:p>
          </table:table-cell>
          <table:table-cell table:number-columns-repeated="16379"/>
        </table:table-row>
        <table:table-row table:style-name="ro1">
          <table:table-cell table:formula="of:=VLOOKUP([Rate_definitions_2.A5];[Zone_lookup.$A$3:.$B$12];2;FALSE())" office:value-type="string" office:string-value="Domestic" calcext:value-type="string">
            <text:p>Domestic</text:p>
          </table:table-cell>
          <table:table-cell table:formula="of:=[Rate_definitions_2.G5]" office:value-type="string" office:string-value="Wholesale Insured Express" calcext:value-type="string">
            <text:p>Wholesale Insured Express</text:p>
          </table:table-cell>
          <table:table-cell table:formula="of:=IF([Rate_definitions_2.C5]=0;0;[Rate_definitions_2.C5]+0.001)" office:value-type="float" office:value="0.251" calcext:value-type="float">
            <text:p>0.251</text:p>
          </table:table-cell>
          <table:table-cell table:formula="of:=[Rate_definitions_2.D5]+0.001" office:value-type="float" office:value="0.501" calcext:value-type="float">
            <text:p>0.501</text:p>
          </table:table-cell>
          <table:table-cell table:formula="of:=[Rate_definitions_2.L5]" office:value-type="float" office:value="12.01" calcext:value-type="float">
            <text:p>12.01</text:p>
          </table:table-cell>
          <table:table-cell table:number-columns-repeated="16379"/>
        </table:table-row>
        <table:table-row table:style-name="ro1">
          <table:table-cell table:formula="of:=VLOOKUP([Rate_definitions_2.A6];[Zone_lookup.$A$3:.$B$12];2;FALSE())" office:value-type="string" office:string-value="Domestic" calcext:value-type="string">
            <text:p>Domestic</text:p>
          </table:table-cell>
          <table:table-cell table:formula="of:=[Rate_definitions_2.G6]" office:value-type="string" office:string-value="Wholesale Insured Express" calcext:value-type="string">
            <text:p>Wholesale Insured Express</text:p>
          </table:table-cell>
          <table:table-cell table:formula="of:=IF([Rate_definitions_2.C6]=0;0;[Rate_definitions_2.C6]+0.001)" office:value-type="float" office:value="0.501" calcext:value-type="float">
            <text:p>0.501</text:p>
          </table:table-cell>
          <table:table-cell table:formula="of:=[Rate_definitions_2.D6]+0.001" office:value-type="float" office:value="1.001" calcext:value-type="float">
            <text:p>1.001</text:p>
          </table:table-cell>
          <table:table-cell table:formula="of:=[Rate_definitions_2.L6]" office:value-type="float" office:value="18.73" calcext:value-type="float">
            <text:p>18.73</text:p>
          </table:table-cell>
          <table:table-cell table:number-columns-repeated="16379"/>
        </table:table-row>
        <table:table-row table:style-name="ro1">
          <table:table-cell table:formula="of:=VLOOKUP([Rate_definitions_2.A7];[Zone_lookup.$A$3:.$B$12];2;FALSE())" office:value-type="string" office:string-value="Domestic" calcext:value-type="string">
            <text:p>Domestic</text:p>
          </table:table-cell>
          <table:table-cell table:formula="of:=[Rate_definitions_2.G7]" office:value-type="string" office:string-value="Wholesale Insured Express" calcext:value-type="string">
            <text:p>Wholesale Insured Express</text:p>
          </table:table-cell>
          <table:table-cell table:formula="of:=IF([Rate_definitions_2.C7]=0;0;[Rate_definitions_2.C7]+0.001)" office:value-type="float" office:value="1.001" calcext:value-type="float">
            <text:p>1.001</text:p>
          </table:table-cell>
          <table:table-cell table:formula="of:=[Rate_definitions_2.D7]+0.001" office:value-type="float" office:value="1.501" calcext:value-type="float">
            <text:p>1.501</text:p>
          </table:table-cell>
          <table:table-cell table:formula="of:=[Rate_definitions_2.L7]" office:value-type="float" office:value="25.41" calcext:value-type="float">
            <text:p>25.41</text:p>
          </table:table-cell>
          <table:table-cell table:number-columns-repeated="16379"/>
        </table:table-row>
        <table:table-row table:style-name="ro1">
          <table:table-cell table:formula="of:=VLOOKUP([Rate_definitions_2.A8];[Zone_lookup.$A$3:.$B$12];2;FALSE())" office:value-type="string" office:string-value="Domestic" calcext:value-type="string">
            <text:p>Domestic</text:p>
          </table:table-cell>
          <table:table-cell table:formula="of:=[Rate_definitions_2.G8]" office:value-type="string" office:string-value="Wholesale Insured Express" calcext:value-type="string">
            <text:p>Wholesale Insured Express</text:p>
          </table:table-cell>
          <table:table-cell table:formula="of:=IF([Rate_definitions_2.C8]=0;0;[Rate_definitions_2.C8]+0.001)" office:value-type="float" office:value="1.501" calcext:value-type="float">
            <text:p>1.501</text:p>
          </table:table-cell>
          <table:table-cell table:formula="of:=[Rate_definitions_2.D8]+0.001" office:value-type="float" office:value="2.001" calcext:value-type="float">
            <text:p>2.001</text:p>
          </table:table-cell>
          <table:table-cell table:formula="of:=[Rate_definitions_2.L8]" office:value-type="float" office:value="28.91" calcext:value-type="float">
            <text:p>28.91</text:p>
          </table:table-cell>
          <table:table-cell table:number-columns-repeated="16379"/>
        </table:table-row>
        <table:table-row table:style-name="ro1">
          <table:table-cell table:formula="of:=VLOOKUP([Rate_definitions_2.A9];[Zone_lookup.$A$3:.$B$12];2;FALSE())" office:value-type="string" office:string-value="Domestic" calcext:value-type="string">
            <text:p>Domestic</text:p>
          </table:table-cell>
          <table:table-cell table:formula="of:=[Rate_definitions_2.G9]" office:value-type="string" office:string-value="Wholesale Insured Express" calcext:value-type="string">
            <text:p>Wholesale Insured Express</text:p>
          </table:table-cell>
          <table:table-cell table:formula="of:=IF([Rate_definitions_2.C9]=0;0;[Rate_definitions_2.C9]+0.001)" office:value-type="float" office:value="2.001" calcext:value-type="float">
            <text:p>2.001</text:p>
          </table:table-cell>
          <table:table-cell table:formula="of:=[Rate_definitions_2.D9]+0.001" office:value-type="float" office:value="2.501" calcext:value-type="float">
            <text:p>2.501</text:p>
          </table:table-cell>
          <table:table-cell table:formula="of:=[Rate_definitions_2.L9]" office:value-type="float" office:value="32.41" calcext:value-type="float">
            <text:p>32.41</text:p>
          </table:table-cell>
          <table:table-cell table:number-columns-repeated="16379"/>
        </table:table-row>
        <table:table-row table:style-name="ro1">
          <table:table-cell table:formula="of:=VLOOKUP([Rate_definitions_2.A10];[Zone_lookup.$A$3:.$B$12];2;FALSE())" office:value-type="string" office:string-value="Domestic" calcext:value-type="string">
            <text:p>Domestic</text:p>
          </table:table-cell>
          <table:table-cell table:formula="of:=[Rate_definitions_2.G10]" office:value-type="string" office:string-value="Wholesale Insured Express" calcext:value-type="string">
            <text:p>Wholesale Insured Express</text:p>
          </table:table-cell>
          <table:table-cell table:formula="of:=IF([Rate_definitions_2.C10]=0;0;[Rate_definitions_2.C10]+0.001)" office:value-type="float" office:value="2.501" calcext:value-type="float">
            <text:p>2.501</text:p>
          </table:table-cell>
          <table:table-cell table:formula="of:=[Rate_definitions_2.D10]+0.001" office:value-type="float" office:value="3.001" calcext:value-type="float">
            <text:p>3.001</text:p>
          </table:table-cell>
          <table:table-cell table:formula="of:=[Rate_definitions_2.L10]" office:value-type="float" office:value="35.91" calcext:value-type="float">
            <text:p>35.91</text:p>
          </table:table-cell>
          <table:table-cell table:number-columns-repeated="16379"/>
        </table:table-row>
        <table:table-row table:style-name="ro1">
          <table:table-cell table:formula="of:=VLOOKUP([Rate_definitions_2.A11];[Zone_lookup.$A$3:.$B$12];2;FALSE())" office:value-type="string" office:string-value="Domestic" calcext:value-type="string">
            <text:p>Domestic</text:p>
          </table:table-cell>
          <table:table-cell table:formula="of:=[Rate_definitions_2.G11]" office:value-type="string" office:string-value="Wholesale Insured Express" calcext:value-type="string">
            <text:p>Wholesale Insured Express</text:p>
          </table:table-cell>
          <table:table-cell table:formula="of:=IF([Rate_definitions_2.C11]=0;0;[Rate_definitions_2.C11]+0.001)" office:value-type="float" office:value="3.001" calcext:value-type="float">
            <text:p>3.001</text:p>
          </table:table-cell>
          <table:table-cell table:formula="of:=[Rate_definitions_2.D11]+0.001" office:value-type="float" office:value="3.501" calcext:value-type="float">
            <text:p>3.501</text:p>
          </table:table-cell>
          <table:table-cell table:formula="of:=[Rate_definitions_2.L11]" office:value-type="float" office:value="45.01" calcext:value-type="float">
            <text:p>45.01</text:p>
          </table:table-cell>
          <table:table-cell table:number-columns-repeated="16379"/>
        </table:table-row>
        <table:table-row table:style-name="ro1">
          <table:table-cell table:formula="of:=VLOOKUP([Rate_definitions_2.A12];[Zone_lookup.$A$3:.$B$12];2;FALSE())" office:value-type="string" office:string-value="Domestic" calcext:value-type="string">
            <text:p>Domestic</text:p>
          </table:table-cell>
          <table:table-cell table:formula="of:=[Rate_definitions_2.G12]" office:value-type="string" office:string-value="Wholesale Insured Express" calcext:value-type="string">
            <text:p>Wholesale Insured Express</text:p>
          </table:table-cell>
          <table:table-cell table:formula="of:=IF([Rate_definitions_2.C12]=0;0;[Rate_definitions_2.C12]+0.001)" office:value-type="float" office:value="3.501" calcext:value-type="float">
            <text:p>3.501</text:p>
          </table:table-cell>
          <table:table-cell table:formula="of:=[Rate_definitions_2.D12]+0.001" office:value-type="float" office:value="4.001" calcext:value-type="float">
            <text:p>4.001</text:p>
          </table:table-cell>
          <table:table-cell table:formula="of:=[Rate_definitions_2.L12]" office:value-type="float" office:value="48.51" calcext:value-type="float">
            <text:p>48.51</text:p>
          </table:table-cell>
          <table:table-cell table:number-columns-repeated="16379"/>
        </table:table-row>
        <table:table-row table:style-name="ro1">
          <table:table-cell table:formula="of:=VLOOKUP([Rate_definitions_2.A13];[Zone_lookup.$A$3:.$B$12];2;FALSE())" office:value-type="string" office:string-value="Domestic" calcext:value-type="string">
            <text:p>Domestic</text:p>
          </table:table-cell>
          <table:table-cell table:formula="of:=[Rate_definitions_2.G13]" office:value-type="string" office:string-value="Wholesale Insured Express" calcext:value-type="string">
            <text:p>Wholesale Insured Express</text:p>
          </table:table-cell>
          <table:table-cell table:formula="of:=IF([Rate_definitions_2.C13]=0;0;[Rate_definitions_2.C13]+0.001)" office:value-type="float" office:value="4.001" calcext:value-type="float">
            <text:p>4.001</text:p>
          </table:table-cell>
          <table:table-cell table:formula="of:=[Rate_definitions_2.D13]+0.001" office:value-type="float" office:value="4.501" calcext:value-type="float">
            <text:p>4.501</text:p>
          </table:table-cell>
          <table:table-cell table:formula="of:=[Rate_definitions_2.L13]" office:value-type="float" office:value="52.01" calcext:value-type="float">
            <text:p>52.01</text:p>
          </table:table-cell>
          <table:table-cell table:number-columns-repeated="16379"/>
        </table:table-row>
        <table:table-row table:style-name="ro1">
          <table:table-cell table:formula="of:=VLOOKUP([Rate_definitions_2.A14];[Zone_lookup.$A$3:.$B$12];2;FALSE())" office:value-type="string" office:string-value="Domestic" calcext:value-type="string">
            <text:p>Domestic</text:p>
          </table:table-cell>
          <table:table-cell table:formula="of:=[Rate_definitions_2.G14]" office:value-type="string" office:string-value="Wholesale Insured Express" calcext:value-type="string">
            <text:p>Wholesale Insured Express</text:p>
          </table:table-cell>
          <table:table-cell table:formula="of:=IF([Rate_definitions_2.C14]=0;0;[Rate_definitions_2.C14]+0.001)" office:value-type="float" office:value="4.501" calcext:value-type="float">
            <text:p>4.501</text:p>
          </table:table-cell>
          <table:table-cell table:formula="of:=[Rate_definitions_2.D14]+0.001" office:value-type="float" office:value="5.001" calcext:value-type="float">
            <text:p>5.001</text:p>
          </table:table-cell>
          <table:table-cell table:formula="of:=[Rate_definitions_2.L14]" office:value-type="float" office:value="55.51" calcext:value-type="float">
            <text:p>55.51</text:p>
          </table:table-cell>
          <table:table-cell table:number-columns-repeated="16379"/>
        </table:table-row>
        <table:table-row table:style-name="ro1">
          <table:table-cell table:formula="of:=VLOOKUP([Rate_definitions_2.A15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1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5]=0;0;[Rate_definitions_2.C15]+0.001)" office:value-type="float" office:value="0" calcext:value-type="float">
            <text:p>0</text:p>
          </table:table-cell>
          <table:table-cell table:formula="of:=[Rate_definitions_2.D15]+0.001" office:value-type="float" office:value="0.251" calcext:value-type="float">
            <text:p>0.251</text:p>
          </table:table-cell>
          <table:table-cell table:formula="of:=[Rate_definitions_2.L15]" office:value-type="float" office:value="19.98" calcext:value-type="float">
            <text:p>19.98</text:p>
          </table:table-cell>
          <table:table-cell table:number-columns-repeated="16379"/>
        </table:table-row>
        <table:table-row table:style-name="ro1">
          <table:table-cell table:formula="of:=VLOOKUP([Rate_definitions_2.A16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1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6]=0;0;[Rate_definitions_2.C16]+0.001)" office:value-type="float" office:value="0.251" calcext:value-type="float">
            <text:p>0.251</text:p>
          </table:table-cell>
          <table:table-cell table:formula="of:=[Rate_definitions_2.D16]+0.001" office:value-type="float" office:value="0.501" calcext:value-type="float">
            <text:p>0.501</text:p>
          </table:table-cell>
          <table:table-cell table:formula="of:=[Rate_definitions_2.L16]" office:value-type="float" office:value="24.39" calcext:value-type="float">
            <text:p>24.39</text:p>
          </table:table-cell>
          <table:table-cell table:number-columns-repeated="16379"/>
        </table:table-row>
        <table:table-row table:style-name="ro1">
          <table:table-cell table:formula="of:=VLOOKUP([Rate_definitions_2.A17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1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7]=0;0;[Rate_definitions_2.C17]+0.001)" office:value-type="float" office:value="0.501" calcext:value-type="float">
            <text:p>0.501</text:p>
          </table:table-cell>
          <table:table-cell table:formula="of:=[Rate_definitions_2.D17]+0.001" office:value-type="float" office:value="1.001" calcext:value-type="float">
            <text:p>1.001</text:p>
          </table:table-cell>
          <table:table-cell table:formula="of:=[Rate_definitions_2.L17]" office:value-type="float" office:value="33.24" calcext:value-type="float">
            <text:p>33.24</text:p>
          </table:table-cell>
          <table:table-cell table:number-columns-repeated="16379"/>
        </table:table-row>
        <table:table-row table:style-name="ro1">
          <table:table-cell table:formula="of:=VLOOKUP([Rate_definitions_2.A18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1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8]=0;0;[Rate_definitions_2.C18]+0.001)" office:value-type="float" office:value="1.001" calcext:value-type="float">
            <text:p>1.001</text:p>
          </table:table-cell>
          <table:table-cell table:formula="of:=[Rate_definitions_2.D18]+0.001" office:value-type="float" office:value="1.501" calcext:value-type="float">
            <text:p>1.501</text:p>
          </table:table-cell>
          <table:table-cell table:formula="of:=[Rate_definitions_2.L18]" office:value-type="float" office:value="42.09" calcext:value-type="float">
            <text:p>42.09</text:p>
          </table:table-cell>
          <table:table-cell table:number-columns-repeated="16379"/>
        </table:table-row>
        <table:table-row table:style-name="ro1">
          <table:table-cell table:formula="of:=VLOOKUP([Rate_definitions_2.A19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1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9]=0;0;[Rate_definitions_2.C19]+0.001)" office:value-type="float" office:value="1.501" calcext:value-type="float">
            <text:p>1.501</text:p>
          </table:table-cell>
          <table:table-cell table:formula="of:=[Rate_definitions_2.D19]+0.001" office:value-type="float" office:value="2.001" calcext:value-type="float">
            <text:p>2.001</text:p>
          </table:table-cell>
          <table:table-cell table:formula="of:=[Rate_definitions_2.L19]" office:value-type="float" office:value="50.94" calcext:value-type="float">
            <text:p>50.94</text:p>
          </table:table-cell>
          <table:table-cell table:number-columns-repeated="16379"/>
        </table:table-row>
        <table:table-row table:style-name="ro1">
          <table:table-cell table:formula="of:=VLOOKUP([Rate_definitions_2.A20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2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0]=0;0;[Rate_definitions_2.C20]+0.001)" office:value-type="float" office:value="2.001" calcext:value-type="float">
            <text:p>2.001</text:p>
          </table:table-cell>
          <table:table-cell table:formula="of:=[Rate_definitions_2.D20]+0.001" office:value-type="float" office:value="2.501" calcext:value-type="float">
            <text:p>2.501</text:p>
          </table:table-cell>
          <table:table-cell table:formula="of:=[Rate_definitions_2.L20]" office:value-type="float" office:value="58.5" calcext:value-type="float">
            <text:p>58.50</text:p>
          </table:table-cell>
          <table:table-cell table:number-columns-repeated="16379"/>
        </table:table-row>
        <table:table-row table:style-name="ro1">
          <table:table-cell table:formula="of:=VLOOKUP([Rate_definitions_2.A21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2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1]=0;0;[Rate_definitions_2.C21]+0.001)" office:value-type="float" office:value="2.501" calcext:value-type="float">
            <text:p>2.501</text:p>
          </table:table-cell>
          <table:table-cell table:formula="of:=[Rate_definitions_2.D21]+0.001" office:value-type="float" office:value="3.001" calcext:value-type="float">
            <text:p>3.001</text:p>
          </table:table-cell>
          <table:table-cell table:formula="of:=[Rate_definitions_2.L21]" office:value-type="float" office:value="66.06" calcext:value-type="float">
            <text:p>66.06</text:p>
          </table:table-cell>
          <table:table-cell table:number-columns-repeated="16379"/>
        </table:table-row>
        <table:table-row table:style-name="ro1">
          <table:table-cell table:formula="of:=VLOOKUP([Rate_definitions_2.A22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2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2]=0;0;[Rate_definitions_2.C22]+0.001)" office:value-type="float" office:value="3.001" calcext:value-type="float">
            <text:p>3.001</text:p>
          </table:table-cell>
          <table:table-cell table:formula="of:=[Rate_definitions_2.D22]+0.001" office:value-type="float" office:value="3.501" calcext:value-type="float">
            <text:p>3.501</text:p>
          </table:table-cell>
          <table:table-cell table:formula="of:=[Rate_definitions_2.L22]" office:value-type="float" office:value="73.62" calcext:value-type="float">
            <text:p>73.62</text:p>
          </table:table-cell>
          <table:table-cell table:number-columns-repeated="16379"/>
        </table:table-row>
        <table:table-row table:style-name="ro1">
          <table:table-cell table:formula="of:=VLOOKUP([Rate_definitions_2.A23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2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3]=0;0;[Rate_definitions_2.C23]+0.001)" office:value-type="float" office:value="3.501" calcext:value-type="float">
            <text:p>3.501</text:p>
          </table:table-cell>
          <table:table-cell table:formula="of:=[Rate_definitions_2.D23]+0.001" office:value-type="float" office:value="4.001" calcext:value-type="float">
            <text:p>4.001</text:p>
          </table:table-cell>
          <table:table-cell table:formula="of:=[Rate_definitions_2.L23]" office:value-type="float" office:value="81.18" calcext:value-type="float">
            <text:p>81.18</text:p>
          </table:table-cell>
          <table:table-cell table:number-columns-repeated="16379"/>
        </table:table-row>
        <table:table-row table:style-name="ro1">
          <table:table-cell table:formula="of:=VLOOKUP([Rate_definitions_2.A24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2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4]=0;0;[Rate_definitions_2.C24]+0.001)" office:value-type="float" office:value="4.001" calcext:value-type="float">
            <text:p>4.001</text:p>
          </table:table-cell>
          <table:table-cell table:formula="of:=[Rate_definitions_2.D24]+0.001" office:value-type="float" office:value="4.501" calcext:value-type="float">
            <text:p>4.501</text:p>
          </table:table-cell>
          <table:table-cell table:formula="of:=[Rate_definitions_2.L24]" office:value-type="float" office:value="88.74" calcext:value-type="float">
            <text:p>88.74</text:p>
          </table:table-cell>
          <table:table-cell table:number-columns-repeated="16379"/>
        </table:table-row>
        <table:table-row table:style-name="ro1">
          <table:table-cell table:formula="of:=VLOOKUP([Rate_definitions_2.A25];[Zone_lookup.$A$3:.$B$12];2;FALSE())" office:value-type="string" office:string-value="Zone 1: New Zealand" calcext:value-type="string">
            <text:p>Zone 1: New Zealand</text:p>
          </table:table-cell>
          <table:table-cell table:formula="of:=[Rate_definitions_2.G2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5]=0;0;[Rate_definitions_2.C25]+0.001)" office:value-type="float" office:value="4.501" calcext:value-type="float">
            <text:p>4.501</text:p>
          </table:table-cell>
          <table:table-cell table:formula="of:=[Rate_definitions_2.D25]+0.001" office:value-type="float" office:value="5.001" calcext:value-type="float">
            <text:p>5.001</text:p>
          </table:table-cell>
          <table:table-cell table:formula="of:=[Rate_definitions_2.L25]" office:value-type="float" office:value="96.3" calcext:value-type="float">
            <text:p>96.30</text:p>
          </table:table-cell>
          <table:table-cell table:number-columns-repeated="16379"/>
        </table:table-row>
        <table:table-row table:style-name="ro1">
          <table:table-cell table:formula="of:=VLOOKUP([Rate_definitions_2.A26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2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6]=0;0;[Rate_definitions_2.C26]+0.001)" office:value-type="float" office:value="0" calcext:value-type="float">
            <text:p>0</text:p>
          </table:table-cell>
          <table:table-cell table:formula="of:=[Rate_definitions_2.D26]+0.001" office:value-type="float" office:value="0.251" calcext:value-type="float">
            <text:p>0.251</text:p>
          </table:table-cell>
          <table:table-cell table:formula="of:=[Rate_definitions_2.L26]" office:value-type="float" office:value="22.17" calcext:value-type="float">
            <text:p>22.17</text:p>
          </table:table-cell>
          <table:table-cell table:number-columns-repeated="16379"/>
        </table:table-row>
        <table:table-row table:style-name="ro1">
          <table:table-cell table:formula="of:=VLOOKUP([Rate_definitions_2.A27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2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7]=0;0;[Rate_definitions_2.C27]+0.001)" office:value-type="float" office:value="0.251" calcext:value-type="float">
            <text:p>0.251</text:p>
          </table:table-cell>
          <table:table-cell table:formula="of:=[Rate_definitions_2.D27]+0.001" office:value-type="float" office:value="0.501" calcext:value-type="float">
            <text:p>0.501</text:p>
          </table:table-cell>
          <table:table-cell table:formula="of:=[Rate_definitions_2.L27]" office:value-type="float" office:value="28.2" calcext:value-type="float">
            <text:p>28.20</text:p>
          </table:table-cell>
          <table:table-cell table:number-columns-repeated="16379"/>
        </table:table-row>
        <table:table-row table:style-name="ro1">
          <table:table-cell table:formula="of:=VLOOKUP([Rate_definitions_2.A28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2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8]=0;0;[Rate_definitions_2.C28]+0.001)" office:value-type="float" office:value="0.501" calcext:value-type="float">
            <text:p>0.501</text:p>
          </table:table-cell>
          <table:table-cell table:formula="of:=[Rate_definitions_2.D28]+0.001" office:value-type="float" office:value="1.001" calcext:value-type="float">
            <text:p>1.001</text:p>
          </table:table-cell>
          <table:table-cell table:formula="of:=[Rate_definitions_2.L28]" office:value-type="float" office:value="40.29" calcext:value-type="float">
            <text:p>40.29</text:p>
          </table:table-cell>
          <table:table-cell table:number-columns-repeated="16379"/>
        </table:table-row>
        <table:table-row table:style-name="ro1">
          <table:table-cell table:formula="of:=VLOOKUP([Rate_definitions_2.A29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2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9]=0;0;[Rate_definitions_2.C29]+0.001)" office:value-type="float" office:value="1.001" calcext:value-type="float">
            <text:p>1.001</text:p>
          </table:table-cell>
          <table:table-cell table:formula="of:=[Rate_definitions_2.D29]+0.001" office:value-type="float" office:value="1.501" calcext:value-type="float">
            <text:p>1.501</text:p>
          </table:table-cell>
          <table:table-cell table:formula="of:=[Rate_definitions_2.L29]" office:value-type="float" office:value="52.38" calcext:value-type="float">
            <text:p>52.38</text:p>
          </table:table-cell>
          <table:table-cell table:number-columns-repeated="16379"/>
        </table:table-row>
        <table:table-row table:style-name="ro1">
          <table:table-cell table:formula="of:=VLOOKUP([Rate_definitions_2.A30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3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0]=0;0;[Rate_definitions_2.C30]+0.001)" office:value-type="float" office:value="1.501" calcext:value-type="float">
            <text:p>1.501</text:p>
          </table:table-cell>
          <table:table-cell table:formula="of:=[Rate_definitions_2.D30]+0.001" office:value-type="float" office:value="2.001" calcext:value-type="float">
            <text:p>2.001</text:p>
          </table:table-cell>
          <table:table-cell table:formula="of:=[Rate_definitions_2.L30]" office:value-type="float" office:value="64.47" calcext:value-type="float">
            <text:p>64.47</text:p>
          </table:table-cell>
          <table:table-cell table:number-columns-repeated="16379"/>
        </table:table-row>
        <table:table-row table:style-name="ro1">
          <table:table-cell table:formula="of:=VLOOKUP([Rate_definitions_2.A31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3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1]=0;0;[Rate_definitions_2.C31]+0.001)" office:value-type="float" office:value="2.001" calcext:value-type="float">
            <text:p>2.001</text:p>
          </table:table-cell>
          <table:table-cell table:formula="of:=[Rate_definitions_2.D31]+0.001" office:value-type="float" office:value="2.501" calcext:value-type="float">
            <text:p>2.501</text:p>
          </table:table-cell>
          <table:table-cell table:formula="of:=[Rate_definitions_2.L31]" office:value-type="float" office:value="73.2" calcext:value-type="float">
            <text:p>73.20</text:p>
          </table:table-cell>
          <table:table-cell table:number-columns-repeated="16379"/>
        </table:table-row>
        <table:table-row table:style-name="ro1">
          <table:table-cell table:formula="of:=VLOOKUP([Rate_definitions_2.A32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3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2]=0;0;[Rate_definitions_2.C32]+0.001)" office:value-type="float" office:value="2.501" calcext:value-type="float">
            <text:p>2.501</text:p>
          </table:table-cell>
          <table:table-cell table:formula="of:=[Rate_definitions_2.D32]+0.001" office:value-type="float" office:value="3.001" calcext:value-type="float">
            <text:p>3.001</text:p>
          </table:table-cell>
          <table:table-cell table:formula="of:=[Rate_definitions_2.L32]" office:value-type="float" office:value="81.93" calcext:value-type="float">
            <text:p>81.93</text:p>
          </table:table-cell>
          <table:table-cell table:number-columns-repeated="16379"/>
        </table:table-row>
        <table:table-row table:style-name="ro1">
          <table:table-cell table:formula="of:=VLOOKUP([Rate_definitions_2.A33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3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3]=0;0;[Rate_definitions_2.C33]+0.001)" office:value-type="float" office:value="3.001" calcext:value-type="float">
            <text:p>3.001</text:p>
          </table:table-cell>
          <table:table-cell table:formula="of:=[Rate_definitions_2.D33]+0.001" office:value-type="float" office:value="3.501" calcext:value-type="float">
            <text:p>3.501</text:p>
          </table:table-cell>
          <table:table-cell table:formula="of:=[Rate_definitions_2.L33]" office:value-type="float" office:value="90.66" calcext:value-type="float">
            <text:p>90.66</text:p>
          </table:table-cell>
          <table:table-cell table:number-columns-repeated="16379"/>
        </table:table-row>
        <table:table-row table:style-name="ro1">
          <table:table-cell table:formula="of:=VLOOKUP([Rate_definitions_2.A34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3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4]=0;0;[Rate_definitions_2.C34]+0.001)" office:value-type="float" office:value="3.501" calcext:value-type="float">
            <text:p>3.501</text:p>
          </table:table-cell>
          <table:table-cell table:formula="of:=[Rate_definitions_2.D34]+0.001" office:value-type="float" office:value="4.001" calcext:value-type="float">
            <text:p>4.001</text:p>
          </table:table-cell>
          <table:table-cell table:formula="of:=[Rate_definitions_2.L34]" office:value-type="float" office:value="99.39" calcext:value-type="float">
            <text:p>99.39</text:p>
          </table:table-cell>
          <table:table-cell table:number-columns-repeated="16379"/>
        </table:table-row>
        <table:table-row table:style-name="ro1">
          <table:table-cell table:formula="of:=VLOOKUP([Rate_definitions_2.A35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3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5]=0;0;[Rate_definitions_2.C35]+0.001)" office:value-type="float" office:value="4.001" calcext:value-type="float">
            <text:p>4.001</text:p>
          </table:table-cell>
          <table:table-cell table:formula="of:=[Rate_definitions_2.D35]+0.001" office:value-type="float" office:value="4.501" calcext:value-type="float">
            <text:p>4.501</text:p>
          </table:table-cell>
          <table:table-cell table:formula="of:=[Rate_definitions_2.L35]" office:value-type="float" office:value="108.12" calcext:value-type="float">
            <text:p>108.12</text:p>
          </table:table-cell>
          <table:table-cell table:number-columns-repeated="16379"/>
        </table:table-row>
        <table:table-row table:style-name="ro1">
          <table:table-cell table:formula="of:=VLOOKUP([Rate_definitions_2.A36];[Zone_lookup.$A$3:.$B$12];2;FALSE())" office:value-type="string" office:string-value="Zone 2: Asia Pacific" calcext:value-type="string">
            <text:p>Zone 2: Asia Pacific</text:p>
          </table:table-cell>
          <table:table-cell table:formula="of:=[Rate_definitions_2.G3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6]=0;0;[Rate_definitions_2.C36]+0.001)" office:value-type="float" office:value="4.501" calcext:value-type="float">
            <text:p>4.501</text:p>
          </table:table-cell>
          <table:table-cell table:formula="of:=[Rate_definitions_2.D36]+0.001" office:value-type="float" office:value="5.001" calcext:value-type="float">
            <text:p>5.001</text:p>
          </table:table-cell>
          <table:table-cell table:formula="of:=[Rate_definitions_2.L36]" office:value-type="float" office:value="116.85" calcext:value-type="float">
            <text:p>116.85</text:p>
          </table:table-cell>
          <table:table-cell table:number-columns-repeated="16379"/>
        </table:table-row>
        <table:table-row table:style-name="ro1">
          <table:table-cell table:formula="of:=VLOOKUP([Rate_definitions_2.A37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3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7]=0;0;[Rate_definitions_2.C37]+0.001)" office:value-type="float" office:value="0" calcext:value-type="float">
            <text:p>0</text:p>
          </table:table-cell>
          <table:table-cell table:formula="of:=[Rate_definitions_2.D37]+0.001" office:value-type="float" office:value="0.251" calcext:value-type="float">
            <text:p>0.251</text:p>
          </table:table-cell>
          <table:table-cell table:formula="of:=[Rate_definitions_2.L37]" office:value-type="float" office:value="23.58" calcext:value-type="float">
            <text:p>23.58</text:p>
          </table:table-cell>
          <table:table-cell table:number-columns-repeated="16379"/>
        </table:table-row>
        <table:table-row table:style-name="ro1">
          <table:table-cell table:formula="of:=VLOOKUP([Rate_definitions_2.A38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3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8]=0;0;[Rate_definitions_2.C38]+0.001)" office:value-type="float" office:value="0.251" calcext:value-type="float">
            <text:p>0.251</text:p>
          </table:table-cell>
          <table:table-cell table:formula="of:=[Rate_definitions_2.D38]+0.001" office:value-type="float" office:value="0.501" calcext:value-type="float">
            <text:p>0.501</text:p>
          </table:table-cell>
          <table:table-cell table:formula="of:=[Rate_definitions_2.L38]" office:value-type="float" office:value="30" calcext:value-type="float">
            <text:p>30.00</text:p>
          </table:table-cell>
          <table:table-cell table:number-columns-repeated="16379"/>
        </table:table-row>
        <table:table-row table:style-name="ro1">
          <table:table-cell table:formula="of:=VLOOKUP([Rate_definitions_2.A39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3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9]=0;0;[Rate_definitions_2.C39]+0.001)" office:value-type="float" office:value="0.501" calcext:value-type="float">
            <text:p>0.501</text:p>
          </table:table-cell>
          <table:table-cell table:formula="of:=[Rate_definitions_2.D39]+0.001" office:value-type="float" office:value="1.001" calcext:value-type="float">
            <text:p>1.001</text:p>
          </table:table-cell>
          <table:table-cell table:formula="of:=[Rate_definitions_2.L39]" office:value-type="float" office:value="42.72" calcext:value-type="float">
            <text:p>42.72</text:p>
          </table:table-cell>
          <table:table-cell table:number-columns-repeated="16379"/>
        </table:table-row>
        <table:table-row table:style-name="ro1">
          <table:table-cell table:formula="of:=VLOOKUP([Rate_definitions_2.A40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0]=0;0;[Rate_definitions_2.C40]+0.001)" office:value-type="float" office:value="1.001" calcext:value-type="float">
            <text:p>1.001</text:p>
          </table:table-cell>
          <table:table-cell table:formula="of:=[Rate_definitions_2.D40]+0.001" office:value-type="float" office:value="1.501" calcext:value-type="float">
            <text:p>1.501</text:p>
          </table:table-cell>
          <table:table-cell table:formula="of:=[Rate_definitions_2.L40]" office:value-type="float" office:value="55.53" calcext:value-type="float">
            <text:p>55.53</text:p>
          </table:table-cell>
          <table:table-cell table:number-columns-repeated="16379"/>
        </table:table-row>
        <table:table-row table:style-name="ro1">
          <table:table-cell table:formula="of:=VLOOKUP([Rate_definitions_2.A41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1]=0;0;[Rate_definitions_2.C41]+0.001)" office:value-type="float" office:value="1.501" calcext:value-type="float">
            <text:p>1.501</text:p>
          </table:table-cell>
          <table:table-cell table:formula="of:=[Rate_definitions_2.D41]+0.001" office:value-type="float" office:value="2.001" calcext:value-type="float">
            <text:p>2.001</text:p>
          </table:table-cell>
          <table:table-cell table:formula="of:=[Rate_definitions_2.L41]" office:value-type="float" office:value="68.31" calcext:value-type="float">
            <text:p>68.31</text:p>
          </table:table-cell>
          <table:table-cell table:number-columns-repeated="16379"/>
        </table:table-row>
        <table:table-row table:style-name="ro1">
          <table:table-cell table:formula="of:=VLOOKUP([Rate_definitions_2.A42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2]=0;0;[Rate_definitions_2.C42]+0.001)" office:value-type="float" office:value="2.001" calcext:value-type="float">
            <text:p>2.001</text:p>
          </table:table-cell>
          <table:table-cell table:formula="of:=[Rate_definitions_2.D42]+0.001" office:value-type="float" office:value="2.501" calcext:value-type="float">
            <text:p>2.501</text:p>
          </table:table-cell>
          <table:table-cell table:formula="of:=[Rate_definitions_2.L42]" office:value-type="float" office:value="77.76" calcext:value-type="float">
            <text:p>77.76</text:p>
          </table:table-cell>
          <table:table-cell table:number-columns-repeated="16379"/>
        </table:table-row>
        <table:table-row table:style-name="ro1">
          <table:table-cell table:formula="of:=VLOOKUP([Rate_definitions_2.A43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3]=0;0;[Rate_definitions_2.C43]+0.001)" office:value-type="float" office:value="2.501" calcext:value-type="float">
            <text:p>2.501</text:p>
          </table:table-cell>
          <table:table-cell table:formula="of:=[Rate_definitions_2.D43]+0.001" office:value-type="float" office:value="3.001" calcext:value-type="float">
            <text:p>3.001</text:p>
          </table:table-cell>
          <table:table-cell table:formula="of:=[Rate_definitions_2.L43]" office:value-type="float" office:value="87.21" calcext:value-type="float">
            <text:p>87.21</text:p>
          </table:table-cell>
          <table:table-cell table:number-columns-repeated="16379"/>
        </table:table-row>
        <table:table-row table:style-name="ro1">
          <table:table-cell table:formula="of:=VLOOKUP([Rate_definitions_2.A44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4]=0;0;[Rate_definitions_2.C44]+0.001)" office:value-type="float" office:value="3.001" calcext:value-type="float">
            <text:p>3.001</text:p>
          </table:table-cell>
          <table:table-cell table:formula="of:=[Rate_definitions_2.D44]+0.001" office:value-type="float" office:value="3.501" calcext:value-type="float">
            <text:p>3.501</text:p>
          </table:table-cell>
          <table:table-cell table:formula="of:=[Rate_definitions_2.L44]" office:value-type="float" office:value="96.66" calcext:value-type="float">
            <text:p>96.66</text:p>
          </table:table-cell>
          <table:table-cell table:number-columns-repeated="16379"/>
        </table:table-row>
        <table:table-row table:style-name="ro1">
          <table:table-cell table:formula="of:=VLOOKUP([Rate_definitions_2.A45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5]=0;0;[Rate_definitions_2.C45]+0.001)" office:value-type="float" office:value="3.501" calcext:value-type="float">
            <text:p>3.501</text:p>
          </table:table-cell>
          <table:table-cell table:formula="of:=[Rate_definitions_2.D45]+0.001" office:value-type="float" office:value="4.001" calcext:value-type="float">
            <text:p>4.001</text:p>
          </table:table-cell>
          <table:table-cell table:formula="of:=[Rate_definitions_2.L45]" office:value-type="float" office:value="106.11" calcext:value-type="float">
            <text:p>106.11</text:p>
          </table:table-cell>
          <table:table-cell table:number-columns-repeated="16379"/>
        </table:table-row>
        <table:table-row table:style-name="ro1">
          <table:table-cell table:formula="of:=VLOOKUP([Rate_definitions_2.A46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6]=0;0;[Rate_definitions_2.C46]+0.001)" office:value-type="float" office:value="4.001" calcext:value-type="float">
            <text:p>4.001</text:p>
          </table:table-cell>
          <table:table-cell table:formula="of:=[Rate_definitions_2.D46]+0.001" office:value-type="float" office:value="4.501" calcext:value-type="float">
            <text:p>4.501</text:p>
          </table:table-cell>
          <table:table-cell table:formula="of:=[Rate_definitions_2.L46]" office:value-type="float" office:value="115.56" calcext:value-type="float">
            <text:p>115.56</text:p>
          </table:table-cell>
          <table:table-cell table:number-columns-repeated="16379"/>
        </table:table-row>
        <table:table-row table:style-name="ro1">
          <table:table-cell table:formula="of:=VLOOKUP([Rate_definitions_2.A47];[Zone_lookup.$A$3:.$B$12];2;FALSE())" office:value-type="string" office:string-value="Zone 3: US &amp; Canada" calcext:value-type="string">
            <text:p>Zone 3: US &amp; Canada</text:p>
          </table:table-cell>
          <table:table-cell table:formula="of:=[Rate_definitions_2.G4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7]=0;0;[Rate_definitions_2.C47]+0.001)" office:value-type="float" office:value="4.501" calcext:value-type="float">
            <text:p>4.501</text:p>
          </table:table-cell>
          <table:table-cell table:formula="of:=[Rate_definitions_2.D47]+0.001" office:value-type="float" office:value="5.001" calcext:value-type="float">
            <text:p>5.001</text:p>
          </table:table-cell>
          <table:table-cell table:formula="of:=[Rate_definitions_2.L47]" office:value-type="float" office:value="125.01" calcext:value-type="float">
            <text:p>125.01</text:p>
          </table:table-cell>
          <table:table-cell table:number-columns-repeated="16379"/>
        </table:table-row>
        <table:table-row table:style-name="ro1">
          <table:table-cell table:formula="of:=VLOOKUP([Rate_definitions_2.A48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4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8]=0;0;[Rate_definitions_2.C48]+0.001)" office:value-type="float" office:value="0" calcext:value-type="float">
            <text:p>0</text:p>
          </table:table-cell>
          <table:table-cell table:formula="of:=[Rate_definitions_2.D48]+0.001" office:value-type="float" office:value="0.251" calcext:value-type="float">
            <text:p>0.251</text:p>
          </table:table-cell>
          <table:table-cell table:formula="of:=[Rate_definitions_2.L48]" office:value-type="float" office:value="26.7" calcext:value-type="float">
            <text:p>26.70</text:p>
          </table:table-cell>
          <table:table-cell table:number-columns-repeated="16379"/>
        </table:table-row>
        <table:table-row table:style-name="ro1">
          <table:table-cell table:formula="of:=VLOOKUP([Rate_definitions_2.A49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4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9]=0;0;[Rate_definitions_2.C49]+0.001)" office:value-type="float" office:value="0.251" calcext:value-type="float">
            <text:p>0.251</text:p>
          </table:table-cell>
          <table:table-cell table:formula="of:=[Rate_definitions_2.D49]+0.001" office:value-type="float" office:value="0.501" calcext:value-type="float">
            <text:p>0.501</text:p>
          </table:table-cell>
          <table:table-cell table:formula="of:=[Rate_definitions_2.L49]" office:value-type="float" office:value="33.24" calcext:value-type="float">
            <text:p>33.24</text:p>
          </table:table-cell>
          <table:table-cell table:number-columns-repeated="16379"/>
        </table:table-row>
        <table:table-row table:style-name="ro1">
          <table:table-cell table:formula="of:=VLOOKUP([Rate_definitions_2.A50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0]=0;0;[Rate_definitions_2.C50]+0.001)" office:value-type="float" office:value="0.501" calcext:value-type="float">
            <text:p>0.501</text:p>
          </table:table-cell>
          <table:table-cell table:formula="of:=[Rate_definitions_2.D50]+0.001" office:value-type="float" office:value="1.001" calcext:value-type="float">
            <text:p>1.001</text:p>
          </table:table-cell>
          <table:table-cell table:formula="of:=[Rate_definitions_2.L50]" office:value-type="float" office:value="46.38" calcext:value-type="float">
            <text:p>46.38</text:p>
          </table:table-cell>
          <table:table-cell table:number-columns-repeated="16379"/>
        </table:table-row>
        <table:table-row table:style-name="ro1">
          <table:table-cell table:formula="of:=VLOOKUP([Rate_definitions_2.A51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1]=0;0;[Rate_definitions_2.C51]+0.001)" office:value-type="float" office:value="1.001" calcext:value-type="float">
            <text:p>1.001</text:p>
          </table:table-cell>
          <table:table-cell table:formula="of:=[Rate_definitions_2.D51]+0.001" office:value-type="float" office:value="1.501" calcext:value-type="float">
            <text:p>1.501</text:p>
          </table:table-cell>
          <table:table-cell table:formula="of:=[Rate_definitions_2.L51]" office:value-type="float" office:value="59.49" calcext:value-type="float">
            <text:p>59.49</text:p>
          </table:table-cell>
          <table:table-cell table:number-columns-repeated="16379"/>
        </table:table-row>
        <table:table-row table:style-name="ro1">
          <table:table-cell table:formula="of:=VLOOKUP([Rate_definitions_2.A52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2]=0;0;[Rate_definitions_2.C52]+0.001)" office:value-type="float" office:value="1.501" calcext:value-type="float">
            <text:p>1.501</text:p>
          </table:table-cell>
          <table:table-cell table:formula="of:=[Rate_definitions_2.D52]+0.001" office:value-type="float" office:value="2.001" calcext:value-type="float">
            <text:p>2.001</text:p>
          </table:table-cell>
          <table:table-cell table:formula="of:=[Rate_definitions_2.L52]" office:value-type="float" office:value="72.6" calcext:value-type="float">
            <text:p>72.60</text:p>
          </table:table-cell>
          <table:table-cell table:number-columns-repeated="16379"/>
        </table:table-row>
        <table:table-row table:style-name="ro1">
          <table:table-cell table:formula="of:=VLOOKUP([Rate_definitions_2.A53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3]=0;0;[Rate_definitions_2.C53]+0.001)" office:value-type="float" office:value="2.001" calcext:value-type="float">
            <text:p>2.001</text:p>
          </table:table-cell>
          <table:table-cell table:formula="of:=[Rate_definitions_2.D53]+0.001" office:value-type="float" office:value="2.501" calcext:value-type="float">
            <text:p>2.501</text:p>
          </table:table-cell>
          <table:table-cell table:formula="of:=[Rate_definitions_2.L53]" office:value-type="float" office:value="82.59" calcext:value-type="float">
            <text:p>82.59</text:p>
          </table:table-cell>
          <table:table-cell table:number-columns-repeated="16379"/>
        </table:table-row>
        <table:table-row table:style-name="ro1">
          <table:table-cell table:formula="of:=VLOOKUP([Rate_definitions_2.A54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4]=0;0;[Rate_definitions_2.C54]+0.001)" office:value-type="float" office:value="2.501" calcext:value-type="float">
            <text:p>2.501</text:p>
          </table:table-cell>
          <table:table-cell table:formula="of:=[Rate_definitions_2.D54]+0.001" office:value-type="float" office:value="3.001" calcext:value-type="float">
            <text:p>3.001</text:p>
          </table:table-cell>
          <table:table-cell table:formula="of:=[Rate_definitions_2.L54]" office:value-type="float" office:value="92.58" calcext:value-type="float">
            <text:p>92.58</text:p>
          </table:table-cell>
          <table:table-cell table:number-columns-repeated="16379"/>
        </table:table-row>
        <table:table-row table:style-name="ro1">
          <table:table-cell table:formula="of:=VLOOKUP([Rate_definitions_2.A55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5]=0;0;[Rate_definitions_2.C55]+0.001)" office:value-type="float" office:value="3.001" calcext:value-type="float">
            <text:p>3.001</text:p>
          </table:table-cell>
          <table:table-cell table:formula="of:=[Rate_definitions_2.D55]+0.001" office:value-type="float" office:value="3.501" calcext:value-type="float">
            <text:p>3.501</text:p>
          </table:table-cell>
          <table:table-cell table:formula="of:=[Rate_definitions_2.L55]" office:value-type="float" office:value="102.57" calcext:value-type="float">
            <text:p>102.57</text:p>
          </table:table-cell>
          <table:table-cell table:number-columns-repeated="16379"/>
        </table:table-row>
        <table:table-row table:style-name="ro1">
          <table:table-cell table:formula="of:=VLOOKUP([Rate_definitions_2.A56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6]=0;0;[Rate_definitions_2.C56]+0.001)" office:value-type="float" office:value="3.501" calcext:value-type="float">
            <text:p>3.501</text:p>
          </table:table-cell>
          <table:table-cell table:formula="of:=[Rate_definitions_2.D56]+0.001" office:value-type="float" office:value="4.001" calcext:value-type="float">
            <text:p>4.001</text:p>
          </table:table-cell>
          <table:table-cell table:formula="of:=[Rate_definitions_2.L56]" office:value-type="float" office:value="112.56" calcext:value-type="float">
            <text:p>112.56</text:p>
          </table:table-cell>
          <table:table-cell table:number-columns-repeated="16379"/>
        </table:table-row>
        <table:table-row table:style-name="ro1">
          <table:table-cell table:formula="of:=VLOOKUP([Rate_definitions_2.A57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7]=0;0;[Rate_definitions_2.C57]+0.001)" office:value-type="float" office:value="4.001" calcext:value-type="float">
            <text:p>4.001</text:p>
          </table:table-cell>
          <table:table-cell table:formula="of:=[Rate_definitions_2.D57]+0.001" office:value-type="float" office:value="4.501" calcext:value-type="float">
            <text:p>4.501</text:p>
          </table:table-cell>
          <table:table-cell table:formula="of:=[Rate_definitions_2.L57]" office:value-type="float" office:value="122.55" calcext:value-type="float">
            <text:p>122.55</text:p>
          </table:table-cell>
          <table:table-cell table:number-columns-repeated="16379"/>
        </table:table-row>
        <table:table-row table:style-name="ro1">
          <table:table-cell table:formula="of:=VLOOKUP([Rate_definitions_2.A58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8]=0;0;[Rate_definitions_2.C58]+0.001)" office:value-type="float" office:value="4.501" calcext:value-type="float">
            <text:p>4.501</text:p>
          </table:table-cell>
          <table:table-cell table:formula="of:=[Rate_definitions_2.D58]+0.001" office:value-type="float" office:value="5.001" calcext:value-type="float">
            <text:p>5.001</text:p>
          </table:table-cell>
          <table:table-cell table:formula="of:=[Rate_definitions_2.L58]" office:value-type="float" office:value="132.54" calcext:value-type="float">
            <text:p>132.54</text:p>
          </table:table-cell>
          <table:table-cell table:number-columns-repeated="16379"/>
        </table:table-row>
        <table:table-row table:style-name="ro2">
          <table:table-cell table:formula="of:=VLOOKUP([Rate_definitions_2.A59];[Zone_lookup.$A$3:.$B$12];2;FALSE())" office:value-type="string" office:string-value="Zone 4: UK &amp; Europe" calcext:value-type="string">
            <text:p>Zone 4: UK &amp; Europe</text:p>
          </table:table-cell>
          <table:table-cell table:formula="of:=[Rate_definitions_2.G59]" office:value-type="string" office:string-value="Own shipping, purchaser will arrange (EXW)" calcext:value-type="string">
            <text:p>Own shipping, purchaser will arrange (EXW)</text:p>
          </table:table-cell>
          <table:table-cell table:formula="of:=IF([Rate_definitions_2.C59]=0;0;[Rate_definitions_2.C59]+0.001)" office:value-type="float" office:value="0" calcext:value-type="float">
            <text:p>0</text:p>
          </table:table-cell>
          <table:table-cell table:formula="of:=[Rate_definitions_2.D59]+0.001" office:value-type="float" office:value="0" calcext:value-type="float">
            <text:p>0</text:p>
          </table:table-cell>
          <table:table-cell table:formula="of:=[Rate_definitions_2.L59]" office:value-type="float" office:value="0" calcext:value-type="float">
            <text:p>0.00</text:p>
          </table:table-cell>
          <table:table-cell table:number-columns-repeated="16379"/>
        </table:table-row>
        <table:table-row table:style-name="ro2">
          <table:table-cell table:formula="of:=VLOOKUP([Rate_definitions_2.A60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0]=0;0;[Rate_definitions_2.C60]+0.001)" office:value-type="float" office:value="0" calcext:value-type="float">
            <text:p>0</text:p>
          </table:table-cell>
          <table:table-cell table:formula="of:=[Rate_definitions_2.D60]+0.001" office:value-type="float" office:value="0.251" calcext:value-type="float">
            <text:p>0.251</text:p>
          </table:table-cell>
          <table:table-cell table:formula="of:=[Rate_definitions_2.L60]" office:value-type="float" office:value="30.21" calcext:value-type="float">
            <text:p>30.21</text:p>
          </table:table-cell>
          <table:table-cell table:number-columns-repeated="16379"/>
        </table:table-row>
        <table:table-row table:style-name="ro2">
          <table:table-cell table:formula="of:=VLOOKUP([Rate_definitions_2.A61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1]=0;0;[Rate_definitions_2.C61]+0.001)" office:value-type="float" office:value="0.251" calcext:value-type="float">
            <text:p>0.251</text:p>
          </table:table-cell>
          <table:table-cell table:formula="of:=[Rate_definitions_2.D61]+0.001" office:value-type="float" office:value="0.501" calcext:value-type="float">
            <text:p>0.501</text:p>
          </table:table-cell>
          <table:table-cell table:formula="of:=[Rate_definitions_2.L61]" office:value-type="float" office:value="38.04" calcext:value-type="float">
            <text:p>38.04</text:p>
          </table:table-cell>
          <table:table-cell table:number-columns-repeated="16379"/>
        </table:table-row>
        <table:table-row table:style-name="ro2">
          <table:table-cell table:formula="of:=VLOOKUP([Rate_definitions_2.A62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2]=0;0;[Rate_definitions_2.C62]+0.001)" office:value-type="float" office:value="0.501" calcext:value-type="float">
            <text:p>0.501</text:p>
          </table:table-cell>
          <table:table-cell table:formula="of:=[Rate_definitions_2.D62]+0.001" office:value-type="float" office:value="1.001" calcext:value-type="float">
            <text:p>1.001</text:p>
          </table:table-cell>
          <table:table-cell table:formula="of:=[Rate_definitions_2.L62]" office:value-type="float" office:value="53.7" calcext:value-type="float">
            <text:p>53.70</text:p>
          </table:table-cell>
          <table:table-cell table:number-columns-repeated="16379"/>
        </table:table-row>
        <table:table-row table:style-name="ro2">
          <table:table-cell table:formula="of:=VLOOKUP([Rate_definitions_2.A63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3]=0;0;[Rate_definitions_2.C63]+0.001)" office:value-type="float" office:value="1.001" calcext:value-type="float">
            <text:p>1.001</text:p>
          </table:table-cell>
          <table:table-cell table:formula="of:=[Rate_definitions_2.D63]+0.001" office:value-type="float" office:value="1.501" calcext:value-type="float">
            <text:p>1.501</text:p>
          </table:table-cell>
          <table:table-cell table:formula="of:=[Rate_definitions_2.L63]" office:value-type="float" office:value="69.33" calcext:value-type="float">
            <text:p>69.33</text:p>
          </table:table-cell>
          <table:table-cell table:number-columns-repeated="16379"/>
        </table:table-row>
        <table:table-row table:style-name="ro2">
          <table:table-cell table:formula="of:=VLOOKUP([Rate_definitions_2.A64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4]=0;0;[Rate_definitions_2.C64]+0.001)" office:value-type="float" office:value="1.501" calcext:value-type="float">
            <text:p>1.501</text:p>
          </table:table-cell>
          <table:table-cell table:formula="of:=[Rate_definitions_2.D64]+0.001" office:value-type="float" office:value="2.001" calcext:value-type="float">
            <text:p>2.001</text:p>
          </table:table-cell>
          <table:table-cell table:formula="of:=[Rate_definitions_2.L64]" office:value-type="float" office:value="84.99" calcext:value-type="float">
            <text:p>84.99</text:p>
          </table:table-cell>
          <table:table-cell table:number-columns-repeated="16379"/>
        </table:table-row>
        <table:table-row table:style-name="ro2">
          <table:table-cell table:formula="of:=VLOOKUP([Rate_definitions_2.A65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5]=0;0;[Rate_definitions_2.C65]+0.001)" office:value-type="float" office:value="2.001" calcext:value-type="float">
            <text:p>2.001</text:p>
          </table:table-cell>
          <table:table-cell table:formula="of:=[Rate_definitions_2.D65]+0.001" office:value-type="float" office:value="2.501" calcext:value-type="float">
            <text:p>2.501</text:p>
          </table:table-cell>
          <table:table-cell table:formula="of:=[Rate_definitions_2.L65]" office:value-type="float" office:value="96.78" calcext:value-type="float">
            <text:p>96.78</text:p>
          </table:table-cell>
          <table:table-cell table:number-columns-repeated="16379"/>
        </table:table-row>
        <table:table-row table:style-name="ro2">
          <table:table-cell table:formula="of:=VLOOKUP([Rate_definitions_2.A66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6]=0;0;[Rate_definitions_2.C66]+0.001)" office:value-type="float" office:value="2.501" calcext:value-type="float">
            <text:p>2.501</text:p>
          </table:table-cell>
          <table:table-cell table:formula="of:=[Rate_definitions_2.D66]+0.001" office:value-type="float" office:value="3.001" calcext:value-type="float">
            <text:p>3.001</text:p>
          </table:table-cell>
          <table:table-cell table:formula="of:=[Rate_definitions_2.L66]" office:value-type="float" office:value="108.57" calcext:value-type="float">
            <text:p>108.57</text:p>
          </table:table-cell>
          <table:table-cell table:number-columns-repeated="16379"/>
        </table:table-row>
        <table:table-row table:style-name="ro2">
          <table:table-cell table:formula="of:=VLOOKUP([Rate_definitions_2.A67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7]=0;0;[Rate_definitions_2.C67]+0.001)" office:value-type="float" office:value="3.001" calcext:value-type="float">
            <text:p>3.001</text:p>
          </table:table-cell>
          <table:table-cell table:formula="of:=[Rate_definitions_2.D67]+0.001" office:value-type="float" office:value="3.501" calcext:value-type="float">
            <text:p>3.501</text:p>
          </table:table-cell>
          <table:table-cell table:formula="of:=[Rate_definitions_2.L67]" office:value-type="float" office:value="120.36" calcext:value-type="float">
            <text:p>120.36</text:p>
          </table:table-cell>
          <table:table-cell table:number-columns-repeated="16379"/>
        </table:table-row>
        <table:table-row table:style-name="ro2">
          <table:table-cell table:formula="of:=VLOOKUP([Rate_definitions_2.A68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8]=0;0;[Rate_definitions_2.C68]+0.001)" office:value-type="float" office:value="3.501" calcext:value-type="float">
            <text:p>3.501</text:p>
          </table:table-cell>
          <table:table-cell table:formula="of:=[Rate_definitions_2.D68]+0.001" office:value-type="float" office:value="4.001" calcext:value-type="float">
            <text:p>4.001</text:p>
          </table:table-cell>
          <table:table-cell table:formula="of:=[Rate_definitions_2.L68]" office:value-type="float" office:value="132.15" calcext:value-type="float">
            <text:p>132.15</text:p>
          </table:table-cell>
          <table:table-cell table:number-columns-repeated="16379"/>
        </table:table-row>
        <table:table-row table:style-name="ro2">
          <table:table-cell table:formula="of:=VLOOKUP([Rate_definitions_2.A69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6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9]=0;0;[Rate_definitions_2.C69]+0.001)" office:value-type="float" office:value="4.001" calcext:value-type="float">
            <text:p>4.001</text:p>
          </table:table-cell>
          <table:table-cell table:formula="of:=[Rate_definitions_2.D69]+0.001" office:value-type="float" office:value="4.501" calcext:value-type="float">
            <text:p>4.501</text:p>
          </table:table-cell>
          <table:table-cell table:formula="of:=[Rate_definitions_2.L69]" office:value-type="float" office:value="143.94" calcext:value-type="float">
            <text:p>143.94</text:p>
          </table:table-cell>
          <table:table-cell table:number-columns-repeated="16379"/>
        </table:table-row>
        <table:table-row table:style-name="ro2">
          <table:table-cell table:formula="of:=VLOOKUP([Rate_definitions_2.A70];[Zone_lookup.$A$3:.$B$12];2;FALSE())" office:value-type="string" office:string-value="Zone 5: Rest of the World" calcext:value-type="string">
            <text:p>Zone 5: Rest of the World</text:p>
          </table:table-cell>
          <table:table-cell table:formula="of:=[Rate_definitions_2.G7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0]=0;0;[Rate_definitions_2.C70]+0.001)" office:value-type="float" office:value="4.501" calcext:value-type="float">
            <text:p>4.501</text:p>
          </table:table-cell>
          <table:table-cell table:formula="of:=[Rate_definitions_2.D70]+0.001" office:value-type="float" office:value="5.001" calcext:value-type="float">
            <text:p>5.001</text:p>
          </table:table-cell>
          <table:table-cell table:formula="of:=[Rate_definitions_2.L70]" office:value-type="float" office:value="155.73" calcext:value-type="float">
            <text:p>155.73</text:p>
          </table:table-cell>
          <table:table-cell table:number-columns-repeated="16379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2" table:target-range-address="Domestic_zones.A1:Domestic_zones.E1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854cm" fo:margin-left="0cm" fo:margin-right="0cm" fo:margin-bottom="0cm"/>
      </style:header-style>
      <style:footer-style>
        <style:header-footer-properties fo:min-height="0.854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854cm" fo:margin-left="0cm" fo:margin-right="0cm" fo:margin-bottom="0cm"/>
      </style:header-style>
      <style:footer-style>
        <style:header-footer-properties fo:min-height="0.854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3" style:page-layout-name="Mpm5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1-01-31T07:32:58Z</meta:creation-date>
    <dc:date>2025-07-02T20:52:28.390086600</dc:date>
    <meta:editing-cycles>55</meta:editing-cycles>
    <meta:editing-duration>PT4H20M3S</meta:editing-duration>
    <meta:document-statistic meta:table-count="9" meta:cell-count="9677" meta:object-count="0"/>
  </office:meta>
</office:document-meta>
</file>